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Bold" style:font-family-generic="swiss" style:font-pitch="variable"/>
    <style:font-face style:name="Lucida Sans" svg:font-family="'Lucida Sans'" style:font-family-generic="swiss"/>
    <style:font-face style:name="Lucida Sans1" svg:font-family="'Lucida Sans'" style:font-family-generic="system" style:font-pitch="variable"/>
    <style:font-face style:name="微軟正黑體" svg:font-family="微軟正黑體" style:font-family-generic="swiss" style:font-pitch="variable"/>
    <style:font-face style:name="微軟正黑體1" svg:font-family="微軟正黑體" style:font-adornments="Bold" style:font-family-generic="swiss" style:font-pitch="variable"/>
    <style:font-face style:name="微軟正黑體2" svg:font-family="微軟正黑體" style:font-adornments="Regular" style:font-family-generic="swiss" style:font-pitch="variable"/>
    <style:font-face style:name="新細明體" svg:font-family="新細明體" style:font-family-generic="system" style:font-pitch="variable"/>
    <style:font-face style:name="標楷體" svg:font-family="標楷體"/>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68f5f"/>
    </style:style>
    <style:style style:name="P3" style:family="paragraph" style:parent-style-name="Standard">
      <style:paragraph-properties fo:text-indent="0cm" style:auto-text-indent="false"/>
    </style:style>
    <style:style style:name="P4" style:family="paragraph" style:parent-style-name="Footer">
      <style:text-properties fo:font-weight="bold" style:font-weight-asian="bold" style:font-weight-complex="bold"/>
    </style:style>
    <style:style style:name="P5" style:family="paragraph" style:parent-style-name="Footer" style:master-page-name="">
      <style:paragraph-properties fo:margin-top="0.499cm" fo:margin-bottom="0cm" style:contextual-spacing="false" fo:line-height="150%" fo:text-align="justify" style:justify-single-word="false" style:page-number="auto"/>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Footer" style:master-page-name="">
      <style:paragraph-properties fo:margin-top="0.499cm" fo:margin-bottom="0cm" style:contextual-spacing="false" fo:line-height="150%" fo:text-align="justify" style:justify-single-word="false" style:page-number="auto"/>
    </style:style>
    <style:style style:name="P11" style:family="paragraph" style:parent-style-name="Heading_20_3">
      <style:paragraph-properties fo:break-before="page"/>
    </style:style>
    <style:style style:name="P12" style:family="paragraph" style:parent-style-name="Heading_20_3">
      <style:text-properties officeooo:paragraph-rsid="005c563a"/>
    </style:style>
    <style:style style:name="P13" style:family="paragraph" style:parent-style-name="Standard">
      <style:text-properties officeooo:paragraph-rsid="006bf76c"/>
    </style:style>
    <style:style style:name="P14" style:family="paragraph" style:parent-style-name="Standard">
      <style:text-properties officeooo:paragraph-rsid="0060c0ba"/>
    </style:style>
    <style:style style:name="P15" style:family="paragraph" style:parent-style-name="Standard">
      <style:text-properties officeooo:paragraph-rsid="0074b8d1"/>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Footer" style:master-page-name="">
      <style:paragraph-properties fo:margin-top="0.499cm" fo:margin-bottom="0cm" style:contextual-spacing="false" fo:line-height="150%" fo:text-align="justify" style:justify-single-word="false" style:page-number="auto"/>
    </style:style>
    <style:style style:name="P20" style:family="paragraph" style:parent-style-name="Footer" style:master-page-name="">
      <style:paragraph-properties fo:margin-top="0.499cm" fo:margin-bottom="0cm" style:contextual-spacing="false" fo:line-height="150%" fo:text-align="justify" style:justify-single-word="false" style:page-number="auto"/>
    </style:style>
    <style:style style:name="P21" style:family="paragraph" style:parent-style-name="Footer" style:master-page-name="">
      <style:paragraph-properties fo:margin-top="0.499cm" fo:margin-bottom="0cm" style:contextual-spacing="false" fo:line-height="150%" fo:text-align="justify" style:justify-single-word="false" style:page-number="auto"/>
    </style:style>
    <style:style style:name="P22" style:family="paragraph" style:parent-style-name="Footer" style:master-page-name="">
      <style:paragraph-properties fo:margin-top="0.499cm" fo:margin-bottom="0cm" style:contextual-spacing="false" fo:line-height="150%" fo:text-align="justify" style:justify-single-word="false" style:page-number="auto"/>
    </style:style>
    <style:style style:name="P23" style:family="paragraph" style:parent-style-name="Footer" style:master-page-name="">
      <style:paragraph-properties fo:margin-top="0.499cm" fo:margin-bottom="0cm" style:contextual-spacing="false" fo:line-height="150%" fo:text-align="justify" style:justify-single-word="false" style:page-number="auto"/>
    </style:style>
    <style:style style:name="P24" style:family="paragraph" style:parent-style-name="Footer" style:master-page-name="">
      <style:paragraph-properties fo:margin-top="0.499cm" fo:margin-bottom="0cm" style:contextual-spacing="false" fo:line-height="150%" fo:text-align="justify" style:justify-single-word="false" style:page-number="auto"/>
    </style:style>
    <style:style style:name="P25" style:family="paragraph" style:parent-style-name="Footer" style:master-page-name="">
      <style:paragraph-properties fo:margin-top="0.499cm" fo:margin-bottom="0cm" style:contextual-spacing="false" fo:line-height="150%" fo:text-align="justify" style:justify-single-word="false" style:page-number="auto"/>
    </style:style>
    <style:style style:name="P26" style:family="paragraph" style:parent-style-name="Footer" style:master-page-name="">
      <style:paragraph-properties fo:margin-top="0.499cm" fo:margin-bottom="0cm" style:contextual-spacing="false" fo:line-height="150%" fo:text-align="justify" style:justify-single-word="false" style:page-number="auto"/>
    </style:style>
    <style:style style:name="P27" style:family="paragraph" style:parent-style-name="Footer" style:master-page-name="">
      <style:paragraph-properties fo:margin-top="0.499cm" fo:margin-bottom="0cm" style:contextual-spacing="false" fo:line-height="150%" fo:text-align="justify" style:justify-single-word="false" style:page-number="auto"/>
    </style:style>
    <style:style style:name="P28" style:family="paragraph" style:parent-style-name="Footer" style:master-page-name="">
      <style:paragraph-properties fo:margin-top="0.499cm" fo:margin-bottom="0cm" style:contextual-spacing="false" fo:line-height="150%" fo:text-align="justify" style:justify-single-word="false" style:page-number="auto"/>
    </style:style>
    <style:style style:name="P29" style:family="paragraph" style:parent-style-name="Footer">
      <style:text-properties fo:font-weight="bold" style:font-weight-asian="bold" style:font-weight-complex="bold"/>
    </style:style>
    <style:style style:name="P30" style:family="paragraph" style:parent-style-name="Footer">
      <style:text-properties fo:font-weight="bold" officeooo:rsid="008eeed8" officeooo:paragraph-rsid="008eeed8" style:font-weight-asian="bold" style:font-weight-complex="bold"/>
    </style:style>
    <style:style style:name="P31" style:family="paragraph" style:parent-style-name="Heading_20_1">
      <style:paragraph-properties fo:break-before="page"/>
      <style:text-properties officeooo:rsid="00559cc7" officeooo:paragraph-rsid="00559cc7"/>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paragraph-rsid="005c563a"/>
    </style:style>
    <style:style style:name="P35" style:family="paragraph" style:parent-style-name="Heading_20_2">
      <style:paragraph-properties fo:text-indent="0cm" style:auto-text-indent="false" fo:break-before="page"/>
      <style:text-properties officeooo:paragraph-rsid="006bf76c"/>
    </style:style>
    <style:style style:name="P36" style:family="paragraph" style:parent-style-name="Heading_20_3">
      <style:paragraph-properties fo:break-before="page"/>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officeooo:paragraph-rsid="008bc92a"/>
    </style:style>
    <style:style style:name="T1" style:family="text">
      <style:text-properties style:font-name-asian="新細明體" style:language-asian="zh" style:country-asian="TW"/>
    </style:style>
    <style:style style:name="T2" style:family="text">
      <style:text-properties style:text-position="super 58%" fo:font-weight="bold" style:font-weight-asian="bold" style:font-weight-complex="bold"/>
    </style:style>
    <style:style style:name="T3" style:family="text">
      <style:text-properties style:text-position="super 58%" fo:font-size="14pt" fo:letter-spacing="0.007cm" fo:font-weight="bold" style:font-name-asian="微軟正黑體2" style:font-size-asian="14pt" style:font-weight-asian="bold" style:font-weight-complex="bold"/>
    </style:style>
    <style:style style:name="T4" style:family="text">
      <style:text-properties fo:font-weight="bold" style:font-weight-asian="bold" style:font-weight-complex="bold"/>
    </style:style>
    <style:style style:name="T5" style:family="text">
      <style:text-properties fo:color="#4874cb" loext:opacity="100%" fo:font-weight="bold" style:font-weight-asian="bold" style:font-weight-complex="bold"/>
    </style:style>
    <style:style style:name="T6" style:family="text">
      <style:text-properties fo:font-size="14pt" fo:letter-spacing="0.007cm" style:font-name-asian="微軟正黑體2" style:font-size-asian="14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目錄</text:p>
          </text:index-title>
          <text:p text:style-name="P16"><text:a xlink:type="simple" xlink:href="#__RefHeading___Toc772_2501770305" text:style-name="Index_20_Link" text:visited-style-name="Index_20_Link">新慧眼觀世界<text:tab/>6</text:a></text:p>
          <text:p text:style-name="P17"><text:a xlink:type="simple" xlink:href="#__RefHeading___Toc50061_694793923" text:style-name="Index_20_Link" text:visited-style-name="Index_20_Link">第一篇　宇宙的本質<text:tab/>6</text:a></text:p>
          <text:p text:style-name="P17"><text:a xlink:type="simple" xlink:href="#__RefHeading___Toc50063_694793923" text:style-name="Index_20_Link" text:visited-style-name="Index_20_Link">第二篇　宇宙現象<text:tab/>9</text:a></text:p>
          <text:p text:style-name="P17"><text:a xlink:type="simple" xlink:href="#__RefHeading___Toc50065_694793923" text:style-name="Index_20_Link" text:visited-style-name="Index_20_Link">第三篇　宇宙的運作體系<text:tab/>12</text:a></text:p>
          <text:p text:style-name="P17"><text:a xlink:type="simple" xlink:href="#__RefHeading___Toc50067_694793923" text:style-name="Index_20_Link" text:visited-style-name="Index_20_Link">第四篇　生命的定義<text:tab/>16</text:a></text:p>
          <text:p text:style-name="P17"><text:a xlink:type="simple" xlink:href="#__RefHeading___Toc50069_694793923" text:style-name="Index_20_Link" text:visited-style-name="Index_20_Link">第五篇　生命的由來<text:tab/>19</text:a></text:p>
          <text:p text:style-name="P17"><text:a xlink:type="simple" xlink:href="#__RefHeading___Toc50071_694793923" text:style-name="Index_20_Link" text:visited-style-name="Index_20_Link">第六篇　生命的輪回<text:tab/>22</text:a></text:p>
          <text:p text:style-name="P17"><text:a xlink:type="simple" xlink:href="#__RefHeading___Toc50073_694793923" text:style-name="Index_20_Link" text:visited-style-name="Index_20_Link">第七篇　世界的創建<text:tab/>26</text:a></text:p>
          <text:p text:style-name="P17"><text:a xlink:type="simple" xlink:href="#__RefHeading___Toc50075_694793923" text:style-name="Index_20_Link" text:visited-style-name="Index_20_Link">第八篇　人類世界的發展<text:tab/>29</text:a></text:p>
          <text:p text:style-name="P17"><text:a xlink:type="simple" xlink:href="#__RefHeading___Toc50077_694793923" text:style-name="Index_20_Link" text:visited-style-name="Index_20_Link">第九篇　人類的職責與使命<text:tab/>32</text:a></text:p>
          <text:p text:style-name="P17"><text:a xlink:type="simple" xlink:href="#__RefHeading___Toc50079_694793923" text:style-name="Index_20_Link" text:visited-style-name="Index_20_Link">第十篇　我們的家族<text:tab/>35</text:a></text:p>
          <text:p text:style-name="P17"><text:a xlink:type="simple" xlink:href="#__RefHeading___Toc50081_694793923" text:style-name="Index_20_Link" text:visited-style-name="Index_20_Link">第十一篇　生存宗要<text:tab/>38</text:a></text:p>
          <text:p text:style-name="P17"><text:a xlink:type="simple" xlink:href="#__RefHeading___Toc50083_694793923" text:style-name="Index_20_Link" text:visited-style-name="Index_20_Link">第十二篇　心靈<text:tab/>41</text:a></text:p>
          <text:p text:style-name="P17"><text:a xlink:type="simple" xlink:href="#__RefHeading___Toc50085_694793923" text:style-name="Index_20_Link" text:visited-style-name="Index_20_Link">第十三篇　道德品質<text:tab/>44</text:a></text:p>
          <text:p text:style-name="P16"><text:a xlink:type="simple" xlink:href="#__RefHeading___Toc774_2501770305" text:style-name="Index_20_Link" text:visited-style-name="Index_20_Link">慧眼觀世界<text:tab/>48</text:a></text:p>
          <text:p text:style-name="P17"><text:a xlink:type="simple" xlink:href="#__RefHeading___Toc776_2501770305" text:style-name="Index_20_Link" text:visited-style-name="Index_20_Link"><text:soft-page-break/>內容簡介<text:tab/>48</text:a></text:p>
          <text:p text:style-name="P17"><text:a xlink:type="simple" xlink:href="#__RefHeading___Toc778_2501770305" text:style-name="Index_20_Link" text:visited-style-name="Index_20_Link">前言<text:tab/>49</text:a></text:p>
          <text:p text:style-name="P17"><text:a xlink:type="simple" xlink:href="#__RefHeading___Toc780_2501770305" text:style-name="Index_20_Link" text:visited-style-name="Index_20_Link">第一章<text:tab/>52</text:a></text:p>
          <text:p text:style-name="P18"><text:a xlink:type="simple" xlink:href="#__RefHeading___Toc782_2501770305" text:style-name="Index_20_Link" text:visited-style-name="Index_20_Link">第一節　宇宙的本質<text:tab/>52</text:a></text:p>
          <text:p text:style-name="P18"><text:a xlink:type="simple" xlink:href="#__RefHeading___Toc784_2501770305" text:style-name="Index_20_Link" text:visited-style-name="Index_20_Link">第二節　宇宙景象<text:tab/>59</text:a></text:p>
          <text:p text:style-name="P18"><text:a xlink:type="simple" xlink:href="#__RefHeading___Toc786_2501770305" text:style-name="Index_20_Link" text:visited-style-name="Index_20_Link">第三節　宇宙的運作體系<text:tab/>63</text:a></text:p>
          <text:p text:style-name="P17"><text:a xlink:type="simple" xlink:href="#__RefHeading___Toc788_2501770305" text:style-name="Index_20_Link" text:visited-style-name="Index_20_Link">第二章<text:tab/>68</text:a></text:p>
          <text:p text:style-name="P18"><text:a xlink:type="simple" xlink:href="#__RefHeading___Toc790_2501770305" text:style-name="Index_20_Link" text:visited-style-name="Index_20_Link">第一節　生命的定義<text:tab/>68</text:a></text:p>
          <text:p text:style-name="P18"><text:a xlink:type="simple" xlink:href="#__RefHeading___Toc2883_1422838631" text:style-name="Index_20_Link" text:visited-style-name="Index_20_Link">第二節　生命的創造和繁衍<text:tab/>75</text:a></text:p>
          <text:p text:style-name="P18"><text:a xlink:type="simple" xlink:href="#__RefHeading___Toc2885_1422838631" text:style-name="Index_20_Link" text:visited-style-name="Index_20_Link">第三節　生命的輪回<text:tab/>83</text:a></text:p>
          <text:p text:style-name="P17"><text:a xlink:type="simple" xlink:href="#__RefHeading___Toc2887_1422838631" text:style-name="Index_20_Link" text:visited-style-name="Index_20_Link">第三章<text:tab/>91</text:a></text:p>
          <text:p text:style-name="P18"><text:a xlink:type="simple" xlink:href="#__RefHeading___Toc2889_1422838631" text:style-name="Index_20_Link" text:visited-style-name="Index_20_Link">第一節　世界的創建<text:tab/>91</text:a></text:p>
          <text:p text:style-name="P18"><text:a xlink:type="simple" xlink:href="#__RefHeading___Toc2891_1422838631" text:style-name="Index_20_Link" text:visited-style-name="Index_20_Link">第二節　人類世界的發展<text:tab/>102</text:a></text:p>
          <text:p text:style-name="P18"><text:a xlink:type="simple" xlink:href="#__RefHeading___Toc2893_1422838631" text:style-name="Index_20_Link" text:visited-style-name="Index_20_Link">第三節　人類的職責與義務<text:tab/>106</text:a></text:p>
          <text:p text:style-name="P17"><text:a xlink:type="simple" xlink:href="#__RefHeading___Toc2895_1422838631" text:style-name="Index_20_Link" text:visited-style-name="Index_20_Link">第四章<text:tab/>110</text:a></text:p>
          <text:p text:style-name="P18"><text:a xlink:type="simple" xlink:href="#__RefHeading___Toc2897_1422838631" text:style-name="Index_20_Link" text:visited-style-name="Index_20_Link">第一節　我們的家族<text:tab/>110</text:a></text:p>
          <text:p text:style-name="P18"><text:a xlink:type="simple" xlink:href="#__RefHeading___Toc2899_1422838631" text:style-name="Index_20_Link" text:visited-style-name="Index_20_Link"><text:soft-page-break/>第二節　陰性生命的生活方式<text:tab/>119</text:a></text:p>
          <text:p text:style-name="P18"><text:a xlink:type="simple" xlink:href="#__RefHeading___Toc2901_1422838631" text:style-name="Index_20_Link" text:visited-style-name="Index_20_Link">第三節　生存宗要<text:tab/>130</text:a></text:p>
          <text:p text:style-name="P17"><text:a xlink:type="simple" xlink:href="#__RefHeading___Toc2903_1422838631" text:style-name="Index_20_Link" text:visited-style-name="Index_20_Link">第五章<text:tab/>138</text:a></text:p>
          <text:p text:style-name="P18"><text:a xlink:type="simple" xlink:href="#__RefHeading___Toc2905_1422838631" text:style-name="Index_20_Link" text:visited-style-name="Index_20_Link">第一節　銀河系三大邪惡世界<text:tab/>138</text:a></text:p>
          <text:p text:style-name="P18"><text:a xlink:type="simple" xlink:href="#__RefHeading___Toc2907_1422838631" text:style-name="Index_20_Link" text:visited-style-name="Index_20_Link">第二節　正邪之戰<text:tab/>148</text:a></text:p>
          <text:p text:style-name="P18"><text:a xlink:type="simple" xlink:href="#__RefHeading___Toc2909_1422838631" text:style-name="Index_20_Link" text:visited-style-name="Index_20_Link">第三節　宇宙訊息的傳輸<text:tab/>159</text:a></text:p>
          <text:p text:style-name="P17"><text:a xlink:type="simple" xlink:href="#__RefHeading___Toc2911_1422838631" text:style-name="Index_20_Link" text:visited-style-name="Index_20_Link">第六章<text:tab/>165</text:a></text:p>
          <text:p text:style-name="P18"><text:a xlink:type="simple" xlink:href="#__RefHeading___Toc2913_1422838631" text:style-name="Index_20_Link" text:visited-style-name="Index_20_Link">第一節　生命核心系統和心<text:tab/>165</text:a></text:p>
          <text:p text:style-name="P18"><text:a xlink:type="simple" xlink:href="#__RefHeading___Toc2915_1422838631" text:style-name="Index_20_Link" text:visited-style-name="Index_20_Link">第二節　掌控自己的心<text:tab/>171</text:a></text:p>
          <text:p text:style-name="P18"><text:a xlink:type="simple" xlink:href="#__RefHeading___Toc2917_1422838631" text:style-name="Index_20_Link" text:visited-style-name="Index_20_Link">第三節　心靈的視窗<text:tab/>177</text:a></text:p>
          <text:p text:style-name="P17"><text:a xlink:type="simple" xlink:href="#__RefHeading___Toc2919_1422838631" text:style-name="Index_20_Link" text:visited-style-name="Index_20_Link">第七章<text:tab/>180</text:a></text:p>
          <text:p text:style-name="P18"><text:a xlink:type="simple" xlink:href="#__RefHeading___Toc2921_1422838631" text:style-name="Index_20_Link" text:visited-style-name="Index_20_Link">第一節　道德品質<text:tab/>180</text:a></text:p>
          <text:p text:style-name="P18"><text:a xlink:type="simple" xlink:href="#__RefHeading___Toc2923_1422838631" text:style-name="Index_20_Link" text:visited-style-name="Index_20_Link">第二節　愛的意義<text:tab/>185</text:a></text:p>
          <text:p text:style-name="P18"><text:a xlink:type="simple" xlink:href="#__RefHeading___Toc2925_1422838631" text:style-name="Index_20_Link" text:visited-style-name="Index_20_Link">第三節　奉獻<text:tab/>191</text:a></text:p>
          <text:p text:style-name="P17"><text:a xlink:type="simple" xlink:href="#__RefHeading___Toc2927_1422838631" text:style-name="Index_20_Link" text:visited-style-name="Index_20_Link">第八章<text:tab/>195</text:a></text:p>
          <text:p text:style-name="P18"><text:a xlink:type="simple" xlink:href="#__RefHeading___Toc2929_1422838631" text:style-name="Index_20_Link" text:visited-style-name="Index_20_Link">第一節　人與人之間的關係<text:tab/>195</text:a></text:p>
          <text:p text:style-name="P18"><text:a xlink:type="simple" xlink:href="#__RefHeading___Toc2931_1422838631" text:style-name="Index_20_Link" text:visited-style-name="Index_20_Link"><text:soft-page-break/>第二節　平等的理念<text:tab/>199</text:a></text:p>
          <text:p text:style-name="P18"><text:a xlink:type="simple" xlink:href="#__RefHeading___Toc2933_1422838631" text:style-name="Index_20_Link" text:visited-style-name="Index_20_Link">第三節　帶動和躍進<text:tab/>203</text:a></text:p>
          <text:p text:style-name="P17"><text:a xlink:type="simple" xlink:href="#__RefHeading___Toc2935_1422838631" text:style-name="Index_20_Link" text:visited-style-name="Index_20_Link">第九章<text:tab/>208</text:a></text:p>
          <text:p text:style-name="P18"><text:a xlink:type="simple" xlink:href="#__RefHeading___Toc2937_1422838631" text:style-name="Index_20_Link" text:visited-style-name="Index_20_Link">第一節　人類生命蘊含的內在能力<text:tab/>208</text:a></text:p>
          <text:p text:style-name="P18"><text:a xlink:type="simple" xlink:href="#__RefHeading___Toc2939_1422838631" text:style-name="Index_20_Link" text:visited-style-name="Index_20_Link">第二節　生命的創造力<text:tab/>217</text:a></text:p>
          <text:p text:style-name="P18"><text:a xlink:type="simple" xlink:href="#__RefHeading___Toc2941_1422838631" text:style-name="Index_20_Link" text:visited-style-name="Index_20_Link">第三節　生命的進化<text:tab/>220</text:a></text:p>
          <text:p text:style-name="P17"><text:a xlink:type="simple" xlink:href="#__RefHeading___Toc2943_1422838631" text:style-name="Index_20_Link" text:visited-style-name="Index_20_Link">第十章<text:tab/>226</text:a></text:p>
          <text:p text:style-name="P18"><text:a xlink:type="simple" xlink:href="#__RefHeading___Toc2945_1422838631" text:style-name="Index_20_Link" text:visited-style-name="Index_20_Link">第一節　行為展現<text:tab/>226</text:a></text:p>
          <text:p text:style-name="P18"><text:a xlink:type="simple" xlink:href="#__RefHeading___Toc2947_1422838631" text:style-name="Index_20_Link" text:visited-style-name="Index_20_Link">第二節　情感與笑容<text:tab/>231</text:a></text:p>
          <text:p text:style-name="P18"><text:a xlink:type="simple" xlink:href="#__RefHeading___Toc2949_1422838631" text:style-name="Index_20_Link" text:visited-style-name="Index_20_Link">第三節　個人風采<text:tab/>234</text:a></text:p>
          <text:p text:style-name="P17"><text:a xlink:type="simple" xlink:href="#__RefHeading___Toc2951_1422838631" text:style-name="Index_20_Link" text:visited-style-name="Index_20_Link">第十一章<text:tab/>237</text:a></text:p>
          <text:p text:style-name="P18"><text:a xlink:type="simple" xlink:href="#__RefHeading___Toc2953_1422838631" text:style-name="Index_20_Link" text:visited-style-name="Index_20_Link">第一節　人類的意識形態<text:tab/>237</text:a></text:p>
          <text:p text:style-name="P18"><text:a xlink:type="simple" xlink:href="#__RefHeading___Toc2955_1422838631" text:style-name="Index_20_Link" text:visited-style-name="Index_20_Link">第二節　命運的形成<text:tab/>240</text:a></text:p>
          <text:p text:style-name="P17"><text:a xlink:type="simple" xlink:href="#__RefHeading___Toc2957_1422838631" text:style-name="Index_20_Link" text:visited-style-name="Index_20_Link">第十二章<text:tab/>255</text:a></text:p>
          <text:p text:style-name="P18"><text:a xlink:type="simple" xlink:href="#__RefHeading___Toc2959_1422838631" text:style-name="Index_20_Link" text:visited-style-name="Index_20_Link">第一節　事物的運動<text:tab/>255</text:a></text:p>
          <text:p text:style-name="P18"><text:a xlink:type="simple" xlink:href="#__RefHeading___Toc2961_1422838631" text:style-name="Index_20_Link" text:visited-style-name="Index_20_Link">第二節　事物的變化<text:tab/>258</text:a></text:p>
          <text:p text:style-name="P18"><text:a xlink:type="simple" xlink:href="#__RefHeading___Toc2963_1422838631" text:style-name="Index_20_Link" text:visited-style-name="Index_20_Link"><text:soft-page-break/>第三節　以靜制動<text:tab/>261</text:a></text:p>
          <text:p text:style-name="P17"><text:a xlink:type="simple" xlink:href="#__RefHeading___Toc2965_1422838631" text:style-name="Index_20_Link" text:visited-style-name="Index_20_Link">第十三章<text:tab/>265</text:a></text:p>
          <text:p text:style-name="P18"><text:a xlink:type="simple" xlink:href="#__RefHeading___Toc2967_1422838631" text:style-name="Index_20_Link" text:visited-style-name="Index_20_Link">第一節　災難的產生<text:tab/>265</text:a></text:p>
          <text:p text:style-name="P18"><text:a xlink:type="simple" xlink:href="#__RefHeading___Toc2969_1422838631" text:style-name="Index_20_Link" text:visited-style-name="Index_20_Link">第二節　交換與替代<text:tab/>278</text:a></text:p>
          <text:p text:style-name="P18"><text:a xlink:type="simple" xlink:href="#__RefHeading___Toc2971_1422838631" text:style-name="Index_20_Link" text:visited-style-name="Index_20_Link">第三節　流動的作用<text:tab/>282</text:a></text:p>
          <text:p text:style-name="P17"><text:a xlink:type="simple" xlink:href="#__RefHeading___Toc2973_1422838631" text:style-name="Index_20_Link" text:visited-style-name="Index_20_Link">第十四章<text:tab/>287</text:a></text:p>
          <text:p text:style-name="P18"><text:a xlink:type="simple" xlink:href="#__RefHeading___Toc2975_1422838631" text:style-name="Index_20_Link" text:visited-style-name="Index_20_Link">第一節　和諧<text:tab/>287</text:a></text:p>
          <text:p text:style-name="P18"><text:a xlink:type="simple" xlink:href="#__RefHeading___Toc2977_1422838631" text:style-name="Index_20_Link" text:visited-style-name="Index_20_Link">第二節　生命的圓滿<text:tab/>291</text:a></text:p>
          <text:p text:style-name="P18"><text:a xlink:type="simple" xlink:href="#__RefHeading___Toc2979_1422838631" text:style-name="Index_20_Link" text:visited-style-name="Index_20_Link">第三節　生命之光<text:tab/>294</text:a></text:p>
          <text:p text:style-name="P17"><text:a xlink:type="simple" xlink:href="#__RefHeading___Toc2981_1422838631" text:style-name="Index_20_Link" text:visited-style-name="Index_20_Link">第十五章<text:tab/>298</text:a></text:p>
          <text:p text:style-name="P18"><text:a xlink:type="simple" xlink:href="#__RefHeading___Toc2983_1422838631" text:style-name="Index_20_Link" text:visited-style-name="Index_20_Link">第一節　宇宙大揚升<text:tab/>298</text:a></text:p>
          <text:p text:style-name="P18"><text:a xlink:type="simple" xlink:href="#__RefHeading___Toc2985_1422838631" text:style-name="Index_20_Link" text:visited-style-name="Index_20_Link">第二節　宇宙新時代<text:tab/>306</text:a></text:p>
          <text:p text:style-name="P17"><text:a xlink:type="simple" xlink:href="#__RefHeading___Toc2987_1422838631" text:style-name="Index_20_Link" text:visited-style-name="Index_20_Link">後記<text:tab/>310</text:a></text:p>
        </text:index-body>
      </text:table-of-content>
      <text:p text:style-name="P3"/>
      <text:h text:style-name="P31" text:outline-level="1"><text:bookmark-start text:name="__RefHeading___Toc772_2501770305"/>新慧眼觀世界<text:bookmark-end text:name="__RefHeading___Toc772_2501770305"/></text:h>
      <text:h text:style-name="Heading_20_2" text:outline-level="2"><text:bookmark-start text:name="__RefHeading___Toc50061_694793923"/>第一篇　宇宙的本質<text:bookmark-end text:name="__RefHeading___Toc50061_694793923"/></text:h>
      <text:p text:style-name="P2">在漫長的歲月中，宇宙自身也在不斷地演變與進化。其實“宇宙”只是地球人自行定義的一個詞彙，不同的生命階層對宇宙也會有不同的定義。而對於生存在低維空間的親人來說，過高的知識與真相並不適合你們學習。因為這樣的知識超出了你們的認知範疇，會讓你們產生很多困惑與局限。這樣不但不利於你們成長，反而會讓你們平添許多禁錮。我們試著把這些知識以你們能夠理解的方式來表達，並盡可能嘗試用你們的認知體系來表述這些概念。當你們對外在的環境有了一定的了解，就會認清自身定位，就會把握生命方向，從而讓自身不斷地覺醒與成長。</text:p>
      <text:p text:style-name="P2">浩瀚的空間無邊無際。在這樣的空間中，存在著許多原始關係，就是這些原始關係組合成了我們所理解的空間。至於這一空間是怎樣形成的，我們也沒有能力做出闡述。我們只知道在自然規則的作用下，按照一定的方式，自發形成了我們所認知的這個浩瀚空間。而維繫這一空間存在的各種關係又在空間中互相作用，互相制約。這種種條件產生了對外的影響力。久而久之，這些影響力的集合就會發生變化，就會在某一特定時期、特定區域形成特定的作用力場。</text:p>
      <text:p text:style-name="P2">隨著時間的推移，某一特定區域的作用力場逐步演化出可以自行朝著特定方向進化的能力。這一區域有其自身獨特的特點，而這一區域最終也演化出了類似於意識的現象。至於其它區域有著怎樣的現象與規則，則已遠遠超出了我們的想象。</text:p>
      <text:p text:style-name="Standard"><text:soft-page-break/>當<text:span text:style-name="T4">類意識</text:span><text:span text:style-name="T2">①</text:span>能力出現的時候，會讓這一整體區域作出方向性的發展，進而經過漫長的進程才實現了能夠提供生存條件的種種因素。這就是我們所理解的宇宙的由來。簡而言之，<text:span text:style-name="T4">宇宙的本質就是一個綜合能力區域</text:span>。在浩瀚的空間當中，存在著各種不同的能力區域，而我們所說的宇宙只是其中之一而已。這就是這個宇宙的本來面目，其中蘊含的所有因素都是由最初的條件互相關聯、結合作用，進而產生的。換句話說，我們所認知的宇宙，任何一種存在都關乎於整體，都是在整體的基礎上孕育出的一種因素。宇宙中不存在獨立的因素，所有的存在都與整體息息相關，都是按照這一特定空間內的基礎規則演變而來。所以無論是多麼微小或者強大的存在都是這一特定空間的一部分，都與整體有著不可分割的聯繫。</text:p>
      <text:p text:style-name="Standard">在漫長的宇宙進程中，類意識的存在會讓自身向著更高級更多元的方向發展，從而逐步凝結成意識個體，再經過漫長的進程才會演化出宇宙高級存在。而被我們定義的生命則是宇宙發展到一定高度之後才被宇宙高級存在所創造。可以說，生命涵蓋的是非常末端的宇宙現象，它必須依附於宇宙空間才能生存。其實生命個體與龐大的宇宙，都是整體不可分割的關係。一個再渺小的生命出現在這個宇宙中，也是宇宙整體進步演化的結果，也是從宇宙最初形態到目前整體進化過程的寫照。所以無論是我們認為的高級生命體還是低級生命體，它們都是宇宙這一時代的產物，都秉承著大宇宙的各種規律，也都與宇宙中各個環節緊密關聯。</text:p>
      <text:p text:style-name="Standard">綜上，我們可以把宇宙的本質簡單地理解為一種不斷發展與進步的綜合作用力場。之所以稱為不斷發展與進步，是因為這一綜合作用力場自身處在時時刻刻的進程中，處在向既定方向不斷演化中。生命的出現就是宇宙各個環節綜合演化的結果。在這樣的前提下，作為宇宙綜合因素的結晶，作為擁<text:soft-page-break/>有自主意識的個體，我們應該清楚自己與宇宙的關係，清楚怎樣的方式才是自己正確的生存方式。而作為一個渺小的生命，如果能在宇宙的進程中體現自身價值，發揮自身作用，那是多麼神聖的事情！其實也只有與大宇宙的進程相協調，才能讓生命真正與大環境融為一體，從而實現自身的進步、超越。到那個時候，我們也將獲得更大的能力與智慧去體驗宇宙的奧秘與精彩。</text:p>
      <text:p text:style-name="Footer_20_right"><text:span text:style-name="T1">2023</text:span>年<text:span text:style-name="T1">8</text:span>月<text:span text:style-name="T1">28</text:span>日</text:p>
      <text:p text:style-name="P4">【注釋】</text:p>
      <text:p text:style-name="Footer">①類意識</text:p>
      <text:p text:style-name="Standard">“類意識”顧名思義，就是類似於意識的意思。宇宙之初，連宇宙高級存在都沒有出現。在一些宇宙基本條件的作用下，局部區域演化出類似於意識的這種存在，再經過漫長的演化形成意識個體，而後才出現宇宙高級存在。而生命又是非常末端的存在，是由宇宙高級存在創造的。所以類意識，其實還不能稱為意識，它只是形成意識的一種趨勢，也是形成宇宙高級存在之初的狀態。</text:p>
      <text:h text:style-name="P33" text:outline-level="2"><text:bookmark-start text:name="__RefHeading___Toc50063_694793923"/>第二篇　宇宙現象<text:bookmark-end text:name="__RefHeading___Toc50063_694793923"/></text:h>
      <text:p text:style-name="P2">我們生存的環境由各種因素交織而成，這些因素我們可以把它定義為框架。當然，在我們所生存的宇宙空間，其底層框架是固定的，這也為其中的複雜變化提供了基礎。因為無論怎樣變化，都不可能脫離其規律。這也是宇宙最基本的原則由繁入簡。這樣的道理想必與大家所了解的宇宙不同。你們認為隨著能力的提升，科技的發展，就會得到更多的知識與訊息，但是我要告訴你們，這個世界真正的發展方向是簡單化而不是複雜化。</text:p>
      <text:p text:style-name="Standard">在低維世界，你們所能接觸與面對的都是非常低級末端的因素，而這些因素也會顯得非常龐雜。但是隨著生命能力，生命層級的提升，特別是當越過一個層面之後，你們會發現，其實宇宙的展現會越來越簡單。這就好比一棵大樹，越追尋其主幹，它就越顯得簡單，而越往末端發展，它就越顯得龐雜。所以當一個生命提升了層次，它也會變得更簡單。這一點希望你們好好領悟！也只有突破了種種現象而尋找到其中的規律，你們才能做到由繁入簡。把這樣的道理應用於我們自身也一樣，當你們腦海中出現的事物越來越少，越來越簡單的時候，也就標誌著你們的提升。</text:p>
      <text:p text:style-name="Standard">宇宙的現象看起來龐雜，但只要能抓住規律，就能掌握要點。當一個生命的能力不斷向上突破，特別是突破到一定層面，它所面對的就不應該稱為宇宙現象，而是其規律。也只有抓住了規律，掌握了宗旨，生命才能去調動、駕馭或者掌控各種元素。</text:p>
      <text:p text:style-name="Standard">就著這樣的真相，我希望你們能夠悟到一些道理，就是怎樣讓自己得到提升，怎樣讓生命得到突破。其實非常重要的一點就是化繁為簡，在繁雜的<text:soft-page-break/>現象中總結規律，抓住命脈，並且按照這樣的規律去生存。我們不應該被龐雜的現象所障礙，或者被自己的知見所困惑、所阻礙。這才是有智慧的人。</text:p>
      <text:p text:style-name="Standard">展現在不同層次生命眼中的宇宙現象不會差別很大，但是能夠領悟其內在宗旨與規律的生命就能掌握主動。而越低級的生命越會被外在的展現所蒙蔽，越會被自己的知見所干擾，從而無法讓自己融入大宇宙中。其實用自己的心去感悟，這是要點。如果你們真的能夠靜下心來，去感悟，去體會，從而從千變萬化的展現中去追尋根源，那你們就能找到真正的規律。然而，在地球世界的發展進程中，我們也以不同的形式，不同的角度傳達了很多知識與規律，但真正能受益的有幾人？真正能突破知見的又有幾人？如今，我們把所有的真相告訴你們，也是希望你們能夠突破自己的認知局限，真正用自己的這顆心去領悟與感受，從而讓生命走向智慧的道路，而不是被外界所控制。</text:p>
      <text:p text:style-name="Standard">宇宙的現象每時每刻都在向生命揭示著它的奧秘，每時每刻都在以直觀的展現呼喚著生命。可是越低級的生命越關注於自身的需求，它們不會用心去觀察與感受宇宙在展現什麼，在告訴我們什麼。這就是不同層級生命的區別！越高級的生命越會融入到大宇宙中，越會讓自己的生命符合宇宙規律。也只有這樣的生命，才能越發深入地尋其根源，才能越來越有能力去掌控一些基本條件。</text:p>
      <text:p text:style-name="Standard">今天向你們傳達這些內容，也是希望你們能夠得到啟迪，能夠放下個人知見，從而讓自己有一天也能成為一個有智慧的人，也能接受各種現象的呼喚。其實只要你們放下私心私欲，用純任自然的狀態去聆聽，去感受，相信你們一定會有所收獲。</text:p>
      <text:p text:style-name="Footer_20_right"><text:soft-page-break/><text:span text:style-name="T1">2023</text:span>年<text:span text:style-name="T1">8</text:span>月<text:span text:style-name="T1">29</text:span>日</text:p>
      <text:h text:style-name="P33" text:outline-level="2"><text:bookmark-start text:name="__RefHeading___Toc50065_694793923"/>第三篇　宇宙的運作體系<text:bookmark-end text:name="__RefHeading___Toc50065_694793923"/></text:h>
      <text:p text:style-name="Standard">其實像這樣的內容我們是無法做出準確傳達的。因為這樣的題目過於龐大，涉及的內容也是方方面面。我們給予地球親人學習的知識都是有針對性的，都是根據目前的實際做出篩選的，所以希望有緣學習到這些知識的親人不要束縛自己。你們一定要明白學習知識的目的—是為了讓自己覺醒，為了讓自己的生命層次得到提升，而不是一味的追求更深奧的知識。</text:p>
      <text:p text:style-name="Standard">在這篇指導中，我會傳達一些對你們有幫助的內容，你們也可以理解為是宇宙的運作體系。但是這些傳達只是一個大的框架，你們只做初步了解即可，而無需過多深挖這些內容。因為好高騖遠，去做不切實際的事—沒有意義。</text:p>
      <text:p text:style-name="Standard">我們的宇宙是按其能量級別與功能來劃分不同區域的。這里面包含了不同功效，不同呈現的能量類別。大體可以分為九個類別，每一個類別又有若干能量級別。而生命生存的區域則在宇宙的外圍區域，屬於種類繁雜，能量級別較低且波動較大的區域。這也是我們工作、生活的區域。這一區域的生命有著強大的工作能力。可以說我們用自己的雙手開創出了一片新天地，在相對低級與動蕩的環境中不斷發揮著自身的作用。在這樣的區域中，我們是非常勤勞的生命群體，我們把生命的全部奉獻給了這龐大的宇宙家族。我們無私奉獻，熱情上進，無時無刻不在用愛傳遞著生命的光芒。我們的生命中有著非常高級別的品質，這讓我們體會到了高程度的幸福與喜悅。雖說我們這一層面會面對很多艱難的工作，面對宇宙能量場的劇烈波動，但是我們用自己的生命捍衛了榮譽，用自己的雙手創造了輝煌，也用自己的智慧不斷提升著這一宇宙層面的級別。</text:p>
      <text:p text:style-name="Standard"><text:soft-page-break/>作為大宇宙家族中的一員，我們無比榮幸與驕傲。因為宇宙向前發展的進程有你我提供的一份力量。無論何時何地，我們都不會忘記自己的使命，都不會讓自己沉浸在已獲得的成就上。我們奮發向上，不斷突破，不斷創造，為更高級別的相應區域貢獻著力量。這一份感情在每一位家族成員中蕩漾。作為愛的生命，我們無比幸福，每時每刻都在散發著愛的光芒，奉獻著自己的力量。這就是我們這一層面生命的特點與特質。如果在你們心中也同樣燃起了這樣的情愫，那麼你們就能真正體會到作為高智慧生命中的一員是多麼的神聖。我不希望看到你們高貴的生命被禁錮在私心私欲里，不希望看到你們高貴的靈魂沉浸在無邊無際的顛倒與黑暗中。我希望看到家族的全體成員都能覺醒與提升，從而在浩瀚的宇宙中創造價值，貢獻力量，以體驗生命的偉大。</text:p>
      <text:p text:style-name="Standard">接下來我再介紹一下比我們更高級別的宇宙層面。其實每一個宇宙層面都有自己特定的工作。比我們更高級別的宇宙層面擁有更強大的能力，它們承擔著更重要的環節，也為整體大宇宙的提升貢獻著更大的力量。可以說，在浩瀚的大宇宙空間，每一個層面的生命都與整體形成了緊密的聯繫。無論我們在哪一個層面，都是大宇宙不可分割的一部分。我們接受著更高級別，更高層面生命的幫助與給予，同時我們也創造出宇宙所需條件返還給更高的環節。就這樣環環相扣，使宇宙中的聚能個體網絡緊密聯繫，來為其它環節提供動力來源。</text:p>
      <text:p text:style-name="Standard">我們可以簡單地把具有一定能力與自主意識的生命體歸納為聚能個體的範圍。比如我們的生命體就可以歸納為聚能個體的範圍。其實我們的生存起到了一個非常重要的作用，就是穩固環境中<text:span text:style-name="T4">游離態基礎因素</text:span><text:span text:style-name="T2">①</text:span>的作用，從而讓它們逐步凝聚，朝著特定方向進化，並最終達到能夠被利用的程度。當然，<text:soft-page-break/>宇宙中除了我們這一存在形式，還有許多存在形式都在擔當各自的工作與職責，在為宇宙整體的向上發展提供必要條件。所以我們的生命是非常偉大的，我們的存在也是非常神聖的！一個渺小的生命能為大宇宙的整體環節提供作用，這是何等的殊榮！而作為高智慧生命的一員，我們就應該讓自己的生命履行真正的職責，這才是我們應該做的事情。</text:p>
      <text:p text:style-name="Standard">至於其它環節與其它形式的存在，如今我們還沒有辦法做出傳達。希望親人們不要被這些內容所束縛。你們要做的就是了解自身生命的可貴，然後去承擔高智慧生命的職責，讓自己煥發出生命的光彩。</text:p>
      <text:p text:style-name="Standard">這就是這篇文章要傳達的內容。</text:p>
      <text:p text:style-name="Footer_20_right"><text:span text:style-name="T1">2023</text:span>年<text:span text:style-name="T1">8</text:span>月<text:span text:style-name="T1">31</text:span>日</text:p>
      <text:p text:style-name="P4">【注釋】</text:p>
      <text:p text:style-name="Footer">①游離態基礎因素</text:p>
      <text:p text:style-name="Standard">在各種規律、規則，各種最原始作用力的作用下，宇宙會逐漸凝結成一種介質，這種介質也可理解為宇宙大的背景。在這種大的背景之上，會自然向外散發一些原始訊息。我們把這種由宇宙大背景自然向外散發，不斷運動，不斷變化的原始訊息稱為游離態基礎因素。這也是宇宙最基礎介質的產物。</text:p>
      <text:p text:style-name="Standard">游離態基礎因素的存在，為宇宙中各種現象的產生提供了前提條件。比如各種能量、物質，各種作用的產生，宇宙中的一切進程，一切存在，都出自這種最基礎的游離態因素。它就像一種最原始的素材，搭建起宇宙的方方面面。而生命的出現起到了穩固游離態基礎因素的作用，因為生命與生俱來<text:soft-page-break/>就有引導、凝聚游離態基礎因素的能力。一個生命群體，甚至對這些游離態基礎因素的影響是巨大的。</text:p>
      <text:h text:style-name="P33" text:outline-level="2"><text:bookmark-start text:name="__RefHeading___Toc50067_694793923"/>第四篇　生命的定義<text:bookmark-end text:name="__RefHeading___Toc50067_694793923"/></text:h>
      <text:p text:style-name="Standard">其實就文章的題目，你們應該清楚，生命對於大宇宙來說是多麼的重要！因為無論是更高級別的存在，還是各級別的能量場，都需要生命提供的支持。</text:p>
      <text:p text:style-name="Standard">毋庸諱言，在宇宙的生態鏈中，生命只占微小的部分，也無論我們怎麼去擴大生命的定義，都不能逃避這一現實。其實就大宇宙而言，生命生存的空間非常有限，也只有在特定的區域才有生命的生存，而在其它更廣闊的領域都是純自然態的展現。所以生命對於宇宙的意義，也只能從這一有限的空間來界定。至於生命空間以外的情況，除了能夠推測出還有更高級的形式存在，我們也沒有能力作出說明。</text:p>
      <text:p text:style-name="Standard">這些內容可能會顛覆你們的認知。因為你們都有一個非常自大的意識，都認為自己的物種才是最高級的，自己的物種才是宇宙的主宰。這當然是無知的想法，也是不了解真相的結果。要知道這個宇宙的奧秘遠遠超出了我們的想象。</text:p>
      <text:p text:style-name="Standard">其實只有讓環境中的因素更全面地展現，才能產生出更多元的結果，而更多元的結果又會對已存在的因素產生牽扯，從而帶動整體的轉動。換句話說，不同形式的組合會產生出更加微妙的結果，而這一結果又會對整體的關係鏈產生帶動。也只有不斷為能量場提供更具突破性的力量，才能讓整體的作用力結果獲得帶動。這好比一個固有的關係鏈，要想重新獲得沖擊，就要打破原有關係，創建新的關係，並使之產生連鎖反應。而當這些新關係產生不同個性的力量對原有狀態進行刺激時，就會產生新的變化，帶來新的力量。這是一個循環。這些知識也揭示了一個全新的概念：宇宙自身要想向上發展，就必須時刻處於運動中。而這些運動的動力就來自已有因素互相產生的影響，<text:soft-page-break/>產生的作用力。這些知識很難理解，也遠遠超出了你們的認知。但是畢竟要談論生命的定義，不把這一層面說明，也沒有辦法引出生命的意義。</text:p>
      <text:p text:style-name="Standard">為什麼最初的宇宙會形成一個特定方向的類意識？這是因為在已有的條件中，新的組合變化方式是向著更純粹，更精微，更具潛力與溫度的方向發展。這種大的方向，沒有辦法用地球上的語言做出描述。但是我們可以理解，這種大的方向是能夠讓所有存在得到升華與溫暖的。這聽起來複雜，但你們可以用自己的感受去理解這種大方向的力量。那麼這種大方向到底具備怎樣的性質呢？就是當你們心中有愛，有幸福的那種狀態，就是大宇宙整體向上發展的那種特質。其實當你們全身心正能量，內心那種幸福與喜悅，那種濃濃的愛意，就是大宇宙最初設定的主旋律。如果我們不了解這些真相，還以為只是自身的一種感受。殊不知，這是大宇宙賦予我們的恩賜，是大宇宙讓我們直觀體驗到這種力量的存在。</text:p>
      <text:p text:style-name="Standard">生命生存在宇宙中，推動著宇宙向上發展，這是毋庸置疑的。但是生命更多的還是被宇宙賦予愛的能力，愛的體驗。我們不知道更高級別的生命是怎樣出現的，但是就我們這一層面的生命而言，我們應該感到無比榮幸。因為我們有能力去感受愛，感受溫暖，感受大宇宙給予我們的一切。當然，在體驗愛，感受愛的同時，我們自身也會向外界傳遞一份愛的能量。這種能量也會使環境中的能量場得到促進。但是與獲得無邊無際的賦予相比，我們的這點付出又算得了什麼。這就是真相！所以，如果非要給生命一個定義，那麼我們就把生命定義為愛的結晶。我們無比幸福，無比榮耀，我們能以自主意識的形式存在於宇宙中，從而去體驗各種各樣的境遇。我們要無比珍惜得到的這一切。</text:p>
      <text:p text:style-name="Standard"><text:soft-page-break/>當我們了解的越深入，明白的道理越多，我們就會讓自己真正與宇宙融為一體，就會讓自己的生命真正符合大宇宙的規律。我們應該有這樣的認識：無論是宇宙賦予我們怎樣的使命，我們都要用自己的這顆心去擁抱宇宙，去反饋宇宙，去反饋宇宙一份愛的力量。只有這樣，我們才能報答大宇宙的哺育之恩。</text:p>
      <text:p text:style-name="Standard">這篇文章向大家揭示了宇宙需要向上發展時所需的條件。雖然很難理解，但並不障礙我們自身對愛的體驗。我們只需要知道，當我們內心出現幸福與愛的時候，這種感受就是宇宙的主旋律。就是在這樣的幸福與溫暖中，宇宙中存在的各種元素與條件才能得到滋潤與促進，從而產生新的可能。這也正說明我們是愛的結晶，是濃縮了各種精華而產生的高貴個體。希望大家能夠認真面對自己的生命，回歸自己愛的本質，從而去愛自己，愛他人，愛身外的一切。</text:p>
      <text:p text:style-name="Footer_20_right"><text:span text:style-name="T1">2023</text:span>年<text:span text:style-name="T1">9</text:span>月<text:span text:style-name="T1">2</text:span>日</text:p>
      <text:h text:style-name="P33" text:outline-level="2"><text:bookmark-start text:name="__RefHeading___Toc50069_694793923"/>第五篇　生命的由來<text:bookmark-end text:name="__RefHeading___Toc50069_694793923"/></text:h>
      <text:p text:style-name="Standard">在我們的認知中，生命主宰著一個世界，也就決定著這個世界的發展。在一些宇宙區域，充斥著形形色色的生命群體。這些生命群體包羅萬象，各種各樣的生命形態數不勝數，完全是一個不同作用類別的種類集合。就著這一現象，我們可以作出思考，為什麼會有形態各異的生命出現？如果這是一種偶然現象，又為什麼會有這麼多種類、特點、形式完全不同的生命同期出現？</text:p>
      <text:p text:style-name="Standard">其實這樣的現象只有一個解釋：生命不是自然進化的產物，而是一種創造，是類宇宙高級存在智慧的結晶。</text:p>
      <text:p text:style-name="Standard">如今我們定義的生命只局限於自身的認知，我們也沒有能力見識到太過高級的生命。但是在我們的認知之外，一直都有更高能力的存在。我們可以把這樣的存在定義為類宇宙形態生命或類宇宙高級存在。因為它們的存在超出了生命的範疇，而生命這一概念也無法涵蓋它們真正的內涵。這樣的描述不只基於地球親人的認知，即便相對於我們高維空間也一樣。這些類宇宙形態生命、類宇宙高級存在，有些我們也沒有辦法看到它們，但是我們又能不時接觸到它們傳來的訊息。宇宙中生命這一概念本來就非常深奧，更何況類宇宙高級存在？我們從它們傳達的訊息中，能夠了解到生命空間的發展進程，也能夠了解到一部分生命的由來。</text:p>
      <text:p text:style-name="Standard">生命空間這一區域，具有非常獨特的特點。這樣的區域需要更加精純，更加活潑的作用力來加以穩固。而這一區域需要被規劃的基礎宇宙元素，又有著巨大的利用價值。如果任由這些宇宙元素自行發展，勢必存在時間太過<text:soft-page-break/>漫長，或者產生很大隱患等問題。所以生命空間這樣的區域需要一種特殊的作用力，來實現自身的催化與提升，而生命的創造正好彌補了這樣的空白。</text:p>
      <text:p text:style-name="Standard">可以說生命具有非常強大的能力，它們可以對外界產生一種感染力。這樣的感染力能夠實現對基礎宇宙元素的催化與帶動。也正是這樣的需求，類宇宙高級存在最初創造了一些不具備自主意識的生命來實現這一目標。你們可以把這一類生命理解為類植物。隨著時間的推移，宇宙科技的發展，逐步在這些生命當中加入簡單意識，進而再加大自主意識的強度。這就是不同種類生命的由來。</text:p>
      <text:p text:style-name="Standard">需要說明的是，當科技發展到一定階段，這些被創造的生命被賦予的自主意識級別越來越高。當條件允許的時候，宇宙高級存在就會提取自身個體的訊息加入到被創造的生命當中，而且這一程度也是隨著科技的進步越來越高。當被創造的生命其核心訊息<text:span text:style-name="T1">100%</text:span>來自宇宙高級存在的時候，也就標誌著一個極具影響力的生命群體高智慧生命群體出現。</text:p>
      <text:p text:style-name="Standard">可以說，生命是被宇宙高級存在創造的，但是高智慧生命卻是宇宙高級存在傳承的。高智慧生命繼承了宇宙高級存在的意志，是它們的拓展與延續。我們是它們的後代。可想而知，我們的生命是多麼的偉大而神聖！</text:p>
      <text:p text:style-name="Standard">如今的生命個體已經擁有非常強大的意識能力、感知能力以及更高級別的智慧，同時也擁有了高度的自由。這是宇宙空間發展的一個進程。可以說自主意識的程度代表了生命的發展進程，越後來被創造的生命越具有更高級別的自主意識。其實就自主意識來說，地球親人與高維空間的人類並無太大差別，或者說兩者具備同樣的自主意識。而生命個體的一些性能不同，也是生存空間不同與載體障礙所致。這樣的事實表明，你們也無需神化高維空間<text:soft-page-break/>的親人，因為他們也是從類似於地球這樣的歷練場逐步成長起來的。如今他們擁有了更高的智慧，擁有了把控自己內心的能力，這才逐步向更高層面發展。其實他們的今天就是你們的明天，你們任何一個人都要對自己有信心。因為你們本來就屬於高智慧生命，只不過現在還處於生命的初級階段，還在學習，還在歷練基礎能力，也因此你們接觸到的知識以及宇宙真相才非常有限。相信隨著不斷進步，不斷向高維空間發展，你們會越來越體現出自身的價值。而最終有一天，你們的成就會超越我們，家族的未來就掌握在你們手中，生命空間未來的發展方向也把握在你們手中。希望大家都要有這樣的信心，對宇宙有信心，對家族有信心，更要對自己有信心。相信你們一定能夠在大宇宙發展的進程中發揮自身作用，體現自身巨大的價值。</text:p>
      <text:p text:style-name="Standard">生命被創造是一個非常漫長的過程，這一過程經歷了什麼，經歷了多長時間，我們也有一些資料與數據，只不過這些資料與數據傳達給你們沒有太大的意義。因為這樣的歷程已經遠遠超出了你們的理解，而對這些知識的執著也會影響你們的成長。你們隸屬於高智慧生命的行列，而且是隸屬於新生代高智慧生命的行列。你們具有非常高級的自主能力，你們的發展空間無比廣闊。你們是繼承者，是更高級別存在意志與宇宙意願相結合的自主意識個體。所以你們的生命偉大且神聖！</text:p>
      <text:p text:style-name="Standard">在了解了生命這一概念後，我相信親人們都會對自己有一個全新的認知。其實只要你們不斷努力，宇宙就會提供給你們相應的平台以及工作崗位，就會讓你們盡情揮灑自己的才能。</text:p>
      <text:p text:style-name="Standard">這些才是你們需要了解的！</text:p>
      <text:p text:style-name="Footer_20_right"><text:span text:style-name="T1">2023</text:span>年<text:span text:style-name="T1">9</text:span>月<text:span text:style-name="T1">4</text:span>日</text:p>
      <text:h text:style-name="P33" text:outline-level="2"><text:bookmark-start text:name="__RefHeading___Toc50071_694793923"/>第六篇　生命的輪回<text:bookmark-end text:name="__RefHeading___Toc50071_694793923"/></text:h>
      <text:p text:style-name="Standard">“輪回”是地球人創造的一個詞彙，是指生命在地球世界由生到死，再由死到生，重新獲得歷練機會的過程。其實生命只有經過非常系統的安排，才會在某個世界獲得歷練機會。而我們家族基礎歷練場所也有很多，並不僅僅局限於地球。不過你們這樣定義也可以，因為生命不僅僅是一生一世短短的幾十年，生命的長度不能用地球世界的概念來理解。如果一個生命能夠合道生存，不斷讓自己得到提升，那它就可以長久地生存在宇宙中。宇宙相關部門也會安排生命到各個層次級別的世界歷練，安排生命到不同崗位，不同層面去完成使命，發揮作用。這是一個非常漫長的過程。當然，如果一個生命的能量頻率得不到提升，那它能夠選擇的歷練場所就非常有限。比如地球上的許多生命，甚至生生世世都沒有脫離地球的範圍。因為它們的能量頻率只適合這一低矮的環境，而不具備到其它世界生存的條件。</text:p>
      <text:p text:style-name="Standard">我可以這樣向大家傳達，地球這樣的世界是我們家族最底層的歷練場所。如今與地球相同的歷練場所還有一個，它們都只適合能量頻率較低的親人學習與歷練。而家族的其它歷練場所按照能量級別的不同分成若干個，只要親人們的能量頻率達到相應標準，具備到那個世界去歷練的條件，我們就會做出這樣的安排，就會讓親人們獲得更加豐富、全面的體驗與歷練。</text:p>
      <text:p text:style-name="Standard">“輪回”的概念並不複雜，只是許多知識被錯誤地傳導，從而讓地球世界的親人感到迷惑。為了讓親人們了解這些真相，今天我就借助這篇指導，向大家作出簡單傳達。</text:p>
      <text:p text:style-name="Standard">其實只要能夠學習到這些知識，能夠改變自我，從而達到思想認識上的突破，你們就能選擇更高一級的歷練場所。這一級別的歷練場所其能量場的<text:soft-page-break/>純淨度比地球世界高<text:span text:style-name="T1">5-10</text:span>倍，親人們載體的壽命也比地球世界高<text:span text:style-name="T1">5-10</text:span>倍。在這樣的場所，親人們能夠進一步了解生命真相以及相應的宇宙真相，並且能夠更加自由地發揮自己的特長，選擇自己的發展方向。在這樣的場所，親人們的生活環境比較輕鬆、自然，對幸福、快樂的體驗也是遠高於地球世界。這是我們家族比地球更高一個級別的歷練場所，也可以稱為第二級別歷練場所。當然，我們家族還有更多更高級別的歷練場所，就看親人們有沒有這樣的能力，能不能達到這樣的標準。你們學習了這些知識，激發了內心真實的感受，激發了轉變自我的決心，你們就具備到達第二級別歷練場所的條件。如果能夠繼續提升，你們就會獲得更好的條件，從而去到更高級別的歷練場所歷練、生存。</text:p>
      <text:p text:style-name="Standard">希望親人們放下固有的知見，回歸內心，一定要突破地球世界種種假象的束縛，從而讓自己真正突破自我，讓自己的心靈真正得到自由。如果親人們學習了這些知識，還繼續受環境的束縛與捆綁，還繼續讓己沉淪在這低矮的認知中，那將嚴重障礙自身的成長。其實當你們的載體報廢後，就是按照你們的能量級別來轉換成過渡形態的生命體。你們可以把這樣的生命體定義為靈魂或者陰性生命，但是你們要知道，這種生命形式只是一個過渡，是你們到新世界生存與歷練之前等待時的臨時措施。由於現在地球世界滯留的親人非常多，有許許多多的親人長期存活於這種形式而無法重新獲得歷練載體。這樣的人又沒有能力去到其它世界，從而導致地球世界許多亂象的產生。如果自身的頻率非常高，那麼獲得的過渡生命形式質量就會非常好，而且也會有更好的外在展現。這里的外在展現你們可以理解為生命光芒。當然也有許多親人在載體報廢的那一刻，根本沒有能力形成過渡生命形式，從而讓自己的核心系統直接處於休眠狀態。這是一種悲哀！雖然我們有相應的工作人員在幫助這些親人，試圖讓他們擁有最低級的生命形式，以期待新的歷練機會，<text:soft-page-break/>但無論如何都非常被動。其實生命形式不同就是載體的能量級別與類別不同，你們不要把這一現象想得多麼複雜。所謂高維空間也不過是那一層面的能量場非常純淨，而生命在那樣的環境會獲得更大的促進，會更好地發揮自己的能力與智慧。</text:p>
      <text:p text:style-name="Standard">其實無論到哪一層面去生存與歷練，都需要獲得相應的載體，這不是你們所理解的陰性與陽性那麼簡單。高級別的載體可以到低級別的世界去駐留，雖然會讓自己的載體受些影響，但是可以做到；而低級別的載體無論如何無法在高級別的世界生存。越低級的世界，其載體的質量越差，障礙越大，越笨重。你們可以參考自己的身體是什麼樣的狀態，就能直觀了解到低級世界載體的狀態。而當你們突破了這一層面，就會獲得非常大的改觀，並且有機會讓自己獲得更有價值的體驗。</text:p>
      <text:p text:style-name="Standard">向大家說明這一真相，就是為你們指明方向，讓你們擁有明確的目標與清晰的認知。如今你們達到了怎樣的程度，你們自己非常清楚。判斷的標準就是你們的內心能否體驗到快樂，能否用這些知識突破自己固有的思想。當你們轉變了認知，突破了思想認識上的束縛，你們的內心就會產生一種力量，就會讓你們體驗到前所未有的感覺。那是一種激動、幸福以及豁然開朗的感覺。只要能走出這一步，你們基本就算獲得了突破。再加上日後不斷努力，鞏固自身的成果，讓自己獲得進一步的成長，你們就能達到第二級別世界歷練的條件。這就是一個生命的輪回。</text:p>
      <text:p text:style-name="Standard">其它方面的知識現階段也沒有必要過多介紹，你們只需了解與自身相關層面的知識即可。希望你們了解了這些知識之後，能夠讓自己更好地把握方向，讓自己更早地實現突破，從而讓自己的生命生存的更有價值。</text:p>
      <text:p text:style-name="Footer_20_right"><text:soft-page-break/><text:span text:style-name="T1">2023</text:span>年<text:span text:style-name="T1">9</text:span>月<text:span text:style-name="T1">5</text:span>日</text:p>
      <text:h text:style-name="P33" text:outline-level="2"><text:bookmark-start text:name="__RefHeading___Toc50073_694793923"/>第七篇　世界的創建<text:bookmark-end text:name="__RefHeading___Toc50073_694793923"/></text:h>
      <text:p text:style-name="Standard">生命來到這個世界，就會對外在環境產生作用，同樣也會對其它生命產生作用。因為生命具備這樣的能力。如果生命不能對外在環境產生作用，就會失去存在的意義。</text:p>
      <text:p text:style-name="Standard">我們可以這樣理解，生命與外在環境形成了連結，這種連結讓生命與外在環境形成了互相影響的關係。也正是這種關係才讓生命對環境產生了影響。如果整個生命群體同時對環境產生影響，那這種影響是巨大的。生命可以改變環境，同時生命自身也得到了環境的補充。</text:p>
      <text:p text:style-name="Standard">可以說，只要有生命的地方，就一定會形成一個特定的場所。隨著這個場所的快速發展，就會對其它相鄰空間產生作用。因為有生命存在的地方，它的進程得到了催化，這樣就會對其它相鄰區域造成沖擊。這也會帶來一些不可控的結果。所以在生命出現之前，就要對相應的區域進行整合與規劃，從而讓生命與環境互動產生的力量達到有序可控。這一點非常重要。</text:p>
      <text:p text:style-name="Standard">因為在大宇宙整體發展過程中，都有其內在規律，而無論是怎樣的外在影響，都會對這些規律產生干擾，都會起到不良的作用。所以只有加強把控，才能讓各方正確有效地發展。</text:p>
      <text:p text:style-name="Standard">其實我們理解的世界，首先就是基於這樣一種規劃，然後才會出現可供生命發揮作用的區域。在這些區域中，生命群體不斷付諸行為，這樣就會與環境之間碰撞出強大的作用力。這些作用力不但可以促進相應區域的發展，又能讓生命自身得到進步。所以我們所說的世界就是提供給生命合理發揮作<text:soft-page-break/>用的宇宙空間。當然，在生命群體發揮作用時會涉及到方方面面的管理與安排，這些都基於生命群體智慧與能力的把控。</text:p>
      <text:p text:style-name="Standard">創建世界是科技含量非常高的工作，它完全超乎我們的想象。這需要非常高級的能力與智慧。我們可以這樣理解，對宇宙空間一定區域的規劃與調整是非常艱難的，它需要各種各樣的條件來滿足生命生存與發展的需要。就我們家族存在的這片區域，也是經歷了非常久遠的歷程，才具備了生命正常有序生存的條件。也只有具備了這樣的條件，宇宙高級部門才會批準我們在這一區域進行各種生命活動。</text:p>
      <text:p text:style-name="Standard">讓大家了解這樣的真相，就是讓大家明白，我們得以生存的世界，是經過無數人的艱苦付出，是經歷了無比漫長的進程才得到的。可以說，我們是站在了無數前輩的肩膀上才得以擁有這一立足之地。這一簡簡單單的立足之地，不知承載著多少親人的心血。正是無數生命的奉獻與傳承，才實現了我們今天的存在。為此我們要無比感恩，無比珍惜這外在的一切。</text:p>
      <text:p text:style-name="Standard">如今我們每時每刻都生活在大宇宙整體的運作體系中，而生命空間又是無數生命共同搭建的一個平台，一個港灣。我們所生存的地方不僅屬於一個世界，不僅是大自然提供的一個場所，而更是蘊含了無數親人的心血以及無比漫長的積累過程。生命的能力特性意味著我們的任何舉動都會對外界產生影響。如果我們以不合道的方式生存在這個世界上，這不僅不符合生命的意義，更是對前人的一種傷害。如今我們的存在也是一種傳承，無論是來自於生命的傳承，還是生存區域的傳承，都是一個緊密互聯的整體。所以我們的存在牽扯到的方面非常深遠，而不會像我們認為的那樣簡單。</text:p>
      <text:p text:style-name="Standard"><text:soft-page-break/>可以說，我們每時每刻都在共同編織世界發展的進程，都在對外界產生影響。所以無論何時何地，我們都要貢獻正向的力量，這不僅是對前人的尊重，更是對後人的負責。我們要意識到自身的存在就是歷史長河中的一環，我們不能脫離環境，脫離世界的關聯，或者把自己獨立於世界之外而任由自己的意願生存。這樣的狀態是非常無知的，也是非常自私的。</text:p>
      <text:p text:style-name="Standard">學習、了解了這麼多的知識與真相，我們應該清楚自身存在的意義，清楚自身的職責。我們要讓自己的生命融入到世界的發展與創建中，從而不斷完善自身生存的大環境。我們一定要有這樣的意識：世界的創建就在我們生存的每個當下。也只有符合宇宙規律的行為，才會為這個世界，這個共同生存的大環境貢獻積極的力量，才會讓世界朝著正確的方向發展。否則我們散發任何負面訊息，都會破壞世界的進程，都會讓無數生命共同創建的成果被腐蝕。這也會讓自己的生命成為這個世界的污點。這是多麼嚴重的後果！又是多麼可怕可悲的事情！</text:p>
      <text:p text:style-name="Footer_20_right"><text:span text:style-name="T1">2023</text:span>年<text:span text:style-name="T1">9</text:span>月<text:span text:style-name="T1">7</text:span>日</text:p>
      <text:h text:style-name="P33" text:outline-level="2"><text:bookmark-start text:name="__RefHeading___Toc50075_694793923"/>第八篇　人類世界的發展<text:bookmark-end text:name="__RefHeading___Toc50075_694793923"/></text:h>
      <text:p text:style-name="Standard">在當今的情形下，人類世界對生命空間的貢獻是巨大的。在不同時期，人類世界也面臨著不同的挑戰。當我們回顧這一歷程的時候，不禁為人類先驅們的努力感到震撼，為人類世界在宇宙中創造的輝煌感到讚嘆！</text:p>
      <text:p text:style-name="Standard">可以說，人類世界是一個獨特的發展區域。因為我們擁有非常強大的能力，但我們又生存與工作在相對低層的區域。人類就是憑借自身獨特的品質，在這些特殊區域不斷創造輝煌，從而為生命空間其它環節貢獻自己的力量。人類是以勤勞與智慧著稱的物種，我們的生命永遠奮斗在前進的道路上。我們不畏艱難，勇於挑戰，在面對各種困難與挑戰的時候，人類生命總是爆發出巨大的潛力。</text:p>
      <text:p text:style-name="Standard">人類生命是一個非常均衡的物種。我們的外在形象來自於宇宙更高層的核心種族之一，它們屬於更高級別的存在，它們是人類的先祖。如今我們能夠在各種資料中查閱到它們的訊息，也能夠在很多時候感知到它們的存在。其實人類的身體結搆與布局分配都來自於我們的先祖，而更重要的是我們繼承了先祖偉大的精神品性。可以說，人類世界正是秉承著這些偉大的品性，在相較於繁瑣的工作區域不斷創造輝煌，從而使得自身不斷贏得其它種群的尊重與讚嘆。這些都可以用史實來說話，都可以在資料中得到印證。</text:p>
      <text:p text:style-name="Standard">人類的出現體現了宇宙的意志。隨著宇宙不斷向縱深發展，需要一個更加無私無我，更能適應各種環境，且具備強大創造力的物種來承擔各領域的工作，以連接生命空間中的工作流程。是我們的先祖發揚了優秀品質，用自身的生命精華制造了第一批人類物種。這一人類物種在廣博的生命空間發揮<text:soft-page-break/>了巨大的作用。因為這一人類物種擁有靈活的身體以及強大的適應力，且在多崗位與複雜的環境中能很好地勝任自己的職責。</text:p>
      <text:p text:style-name="Standard">隨著時間的推移，人類物種自身數量不斷增加，種族不斷壯大，並且在多個領域取得了驕人的成績，逐漸發展成為新生代物種中的佼佼者。在這一過程中，生命空間發生了幾次比較大的危機，而每一次危機人類物種都沖在第一線。他們用自己的生命捍衛了生命空間的榮譽。這一段可歌可泣的歷史成為了我們心中的標杆，相信我們也會像先輩們那樣無私無我，鞠躬盡瘁，為生命空間的發展貢獻自己的力量。可以說，宇宙或者生命空間的需求就是人類世界的發展方向。我們不會主動去選擇生存與繁衍地點，哪里有複雜困難的環境，哪里就是我們生存與工作的地方。我們用自己的智慧在這片區域辛勤耕耘，創造出了一個又一個奇跡，共建了屬於人類美好的世界。</text:p>
      <text:p text:style-name="Standard">隨著人類世界的不斷發展，在經歷過種種考驗之後，人類物種得到了大宇宙更高層的肯定與嘉獎。這讓我們的物種得到了進一步提升的機會。我們有史以來經歷過三次物種的全面升級，這讓我們物種的級別到了進一步提升，能力與智慧得到了進一步拓展。如今人類世界在宇宙中屬於非常鮮艷的旗幟。只要是人類物種創建的生存家園，就代表著和諧，代表著勤奮與光明。這也迎來了許許多多其它高智慧物種來到人類世界共同生存與發展，從而為我們增加助力，幫助我們將自身的世界提升到一個新高度。</text:p>
      <text:p text:style-name="Standard">人類世界的發展史就是一部奮斗史，哪里有困難，哪里就有人類物種出現。我們不畏艱辛，不畏挑戰，永遠沖鋒在第一線。我們用自己的智慧時刻譜寫著生命的華章。今天傳達這些內容，就是要讓親人們了解這樣的歷史，了解自身在宇宙中是怎樣的存在，是怎樣的定位。也只有了解了真相，我們<text:soft-page-break/>才能積極向上，才能迸發出人類物種生命中具備的強大精神品質，從而讓自己不斷進取，不斷為宇宙的發展貢獻自己的力量。</text:p>
      <text:p text:style-name="Standard">相較於這樣的定位與使命，我們可以回顧、反觀自己的生存狀態，是否有愧於自己高智慧生命的身份，是否有愧於先祖們的光輝形象，是否需要自己作出某些改變。這一切都需要親人們去反省！我希望親人們早日成為一個合格的高智慧生命，成為人類物種中標誌性的一員，以期讓自己的生命為他人，為人類世界以及整個生命空間作出貢獻。</text:p>
      <text:p text:style-name="Standard">這就是這篇文章帶給大家的啟示。希望你們從中得到啟迪，去喚醒自己高貴的靈魂，去迎接每時每刻的挑戰。</text:p>
      <text:p text:style-name="Footer_20_right"><text:span text:style-name="T1">2023</text:span>年<text:span text:style-name="T1">9</text:span>月<text:span text:style-name="T1">11</text:span>日</text:p>
      <text:h text:style-name="P33" text:outline-level="2"><text:bookmark-start text:name="__RefHeading___Toc50077_694793923"/>第九篇　人類的職責與使命<text:bookmark-end text:name="__RefHeading___Toc50077_694793923"/></text:h>
      <text:p text:style-name="Standard">其實，每一個現象出現在宇宙中都有其必然的原因，都有其根源。沒有因就不會有果，這是一個非常<text:span text:style-name="T4">尋常</text:span>的道理。</text:p>
      <text:p text:style-name="Standard">人類的出現也有其必然的原因。可以說宇宙有著怎樣的需求，怎樣的定位，就會出現怎樣的生命。人類生命各方面的展現都非常均衡，無論是我們生命體的形態，還是我們的能力，都充分說明了這一點。</text:p>
      <text:p text:style-name="Standard">在這個宇宙中，生命具備怎樣的能力，就會擔當怎樣的職責。我們可以去觀察周邊的環境，也可以從大自然形形色色的動植物，特別是它們的個體特徵與特點上得出這樣的結論。這些動植物有著怎樣的特點，就會去做怎樣的工作。我們人類具備非凡的智慧以及巨大的創造力，這勢必會去承擔更重大的職責與使命，而事實正是如此！</text:p>
      <text:p text:style-name="Standard">人類物種如今在宇宙中發揮著非常重要的作用，他們利用自身的能力來協調上下兩個層面的關係。可以說人類物種具備非常高的智慧水平，這也給他們提供了創造輝煌的條件。當人類物種能夠體現自身價值的時候，他們就會迸發出巨大的力量。也只有真正為這個世界奉獻與服務的生命個體，才能真正激活這一生命開關。這一點對於在地球世界歷練的親人來說非常重要。因為你們很多人的生命還沒有真正被啟動，你們生命中的這一開關還沒有真正被打開，能力沒有真正被激活，你們只是憑借著本能過著沒有意義的生活。說到這一點，我們不得不為你們感到惋惜！</text:p>
      <text:p text:style-name="Standard">其實，生命能夠發揮怎樣的能力完全是由自己決定的。你們的認知以及意識決定了自身的能量，而自身的能量又會與外界的能量相呼應。這就相當<text:soft-page-break/>於你們以自己的需求來接受外在的給予。當你們的意識全是低頻與自私自利的時候，你們接收到的也<text:span text:style-name="T4">只是</text:span>低頻能量。即使是生存在高頻的環境中，你們也接收、融合不了高頻能量，而只會被低頻能量激活生命中低層次的能力。也就是說，你們的認知水平決定了自己生命的高度，也決定了你們生命個體能夠發揮怎樣的智慧。你們可以回顧一下自己的過往，有多少時候你們能夠站在高智慧生命的高度，又有多少時候能夠全身心地奉獻自己，為這個世界無私地投入？！我相信，很多時候你們只是在憑借自己的本能生存。這就是地球世很多親人的生存狀態，不明白生命真相以及生命存在的意義，被外在環境所束縛、捆綁與牽動。而這種隨波逐流，盲目的生存狀態，終究會讓自己高貴的生命成為滿足私心私欲的工具，會讓自己的生命不斷被腐蝕而走向末路。</text:p>
      <text:p text:style-name="Standard">當你們真正了解了這些真相之後，我相信你們能夠調整自己，能夠認清自己存在於這個世界的意義。當你們真正能夠全身心奉獻自己的時候，你們就能激活生命中的這個開關，就能接收到宇宙中的高頻能量，從而讓你們的智慧與能力得到激活。到那個時候，你們也就具備了發揮自身能力，體現自身價值的前提條件。</text:p>
      <text:p text:style-name="Standard">向大家介紹這些，就是讓各位親人明白：我們高貴的生命不是無緣無故出現在宇宙中的，我們具備的許多能力也不是平白無故得到的。我們肩負著重大的責任與使命，我們每時每刻都奮斗在自己的工作崗位，都在為大宇宙、生命空間散發著驅動力，都在為大宇宙、生命空間的發展提供必要的條件。而我們的一些親人同樣擁有這樣神聖的使命，卻被低頻、負面的生存模式束縛與捆綁，從而終日為自己的私心私欲痛苦與顛倒，甚至成為宇宙的破壞者，這不得不說是一種悲哀！也不得不讓我們作出反思，作出調整。由此，我們<text:soft-page-break/>也可以得出一個結論，無論人類物種在宇宙中的定位有多高，無論我們肩負的職責與使命有多重大，如果不覺醒，不清楚這些真相，這一切都沒有意義。換句話說，作為人類物種中的一員，如今你們還生存在低矮的世界，與其說人類的職責與使命，不如說你們目前迫切需要做些什麼。你們要清楚自己生命的定位，看破這個世界的假象，讓自己的意識回歸；你們要去啟動自己高貴的生命，激活自己生命中的開關，讓自己擁有把握生命的能力。這就是你們現在的職責與使命。當你們完成這一步之後，你們心中的愛就會油然而生，就會順其自然地去生存，就會正確地去面對自己，面對他人以及面對外在的一切。到那個時候，你們才有可能去體現自身價值，才有可能去完成自身真正的職責與使命。如果不跨出這一步，認識不到這些真相，縱然人類物種具備再大的責任與使命，也與你們無關。</text:p>
      <text:p text:style-name="Standard">在大宇宙整體不斷發展的當下，在人類物種不斷迸發出巨大創造力的時刻，作為人類生命中的一員，我希望親人們能夠跨出這一步，能夠打開自己生命中的開關，從而讓自己的生命真正被激活，讓自己的生命去開創輝煌，體現價值。</text:p>
      <text:p text:style-name="Footer_20_right"><text:span text:style-name="T1">2023</text:span>年<text:span text:style-name="T1">9</text:span>月<text:span text:style-name="T1">19</text:span>日</text:p>
      <text:h text:style-name="P33" text:outline-level="2"><text:bookmark-start text:name="__RefHeading___Toc50079_694793923"/>第十篇　我們的家族<text:bookmark-end text:name="__RefHeading___Toc50079_694793923"/></text:h>
      <text:p text:style-name="Standard">只要認真觀察、體會，親人們就會知道我們的家族是一個非常勤奮的家族，而且在家族的發展史上也不斷創造出奇跡。</text:p>
      <text:p text:style-name="Standard">我們的家族傳承於人類物種中的一個高層分支。在這里我可以簡單介紹一下。人類物種共有十五個子品種，這些子品種分為三類，你們也可以理解為三等分。不過更細致的劃分規則無法傳達，因為在這十五個子品種中會彼此進行更替。我們的品種就在第一階梯中。其實第一階梯這種描述並不準確。因為在十五個子品種中，不能僅憑生命層級來劃分高低，還要看對大宇宙的貢獻。這樣的劃分才有意義。當然，層級不同造成事實上的能力差異是存在的。這里所說的能力是指生命中蘊含的更高層次的生命精華。這也使得不同人類品種在發展上限上有了區分，但就生命個體而言，這種層級上的差異不代表分工上有什麼高低。</text:p>
      <text:p text:style-name="Standard">我們這一品種具備突破自我，往更高層面進步的條件。這也使得我們的潛力更加巨大。作出這樣的介紹就是想讓親人們明白，我們的生命有著非常好的基礎，具備更高的發展前景。這些都來自大宇宙的恩賜。希望親人們能夠意識到自身的高貴品質，意識到自身的存在是多麼的難得！也正是這些條件的存在，才讓我們在各方面，各領域都能不斷深入，不斷突破。雖說家族傳承到我們這一代依然非常年輕，但是憑借自身優秀的品質，我們也獲得了很多榮譽。而且在曆次向更高級別推荐的進修人數上，我們家族也不落後於其它發展時間很長的家族。因為我們家族有著很強的責任感與上進心，有著讓自己發揮更大價值的想法，所以我們才會不斷去承擔更大的職責與使命。這是我們家族自開創以來一直秉承的理念。而有些家族則顯得非常瀟然，他<text:soft-page-break/>們雖然經歷了非常長久的發展歷程，也有著深厚的底蘊，但他們更多的是選擇一種無憂無慮、純任自然的生命狀態。當然這也是一種非常正確的生活方式，只是為了區別於其它子品種與其它家族的特點，才以這方面舉例說明。其實無論怎樣的生活方式，只要是向著正向的方向發展，只要是能夠奉獻自我，採取怎樣的生活狀態都是正確的。就好像我們家族，也有許多親人生活在這種方式與狀態中，他們非常瀟灑與自然，在家族中更多是擔任一些比較輕鬆的工作。這些親人擁有非常好的外在展現以及精神狀態，這也讓他們成了宇宙中一道亮麗的風景線。而在很多時候，在這樣的家族，這樣的親人群體中，還會擁有自身獨特的能力與特點，這是其他親人無法比擬的。這樣的事實說明，無論怎樣的生活方式，只要合道，只要符合宇宙發展規律，都是正確的。</text:p>
      <text:p text:style-name="Standard">不過區別於其它家族，我們家族的特點、主要品質就是勤奮與頑強。也正是這些優秀品質讓我們家族快速發展，從而成為年輕家族中的佼佼者。當然，在家族發展過程中也不是一帆風順的，而是經歷了許多艱難困苦。而每當有挑戰，有危機出現時，我們家族都會精誠一致，所有的親人都會迸發出巨大的能力與能量，來共同面對問題與挑戰。這也使得我們家族成為了一種標誌。只要有我們家族成員出現的場合，都會迎來其它家族親人的側目。因為我們代表的就是力量，我們用自己的付出與實際的作為贏得了其它家族親人的尊敬。雖然獲得這樣的殊榮要付出非常大的代價，但是無論怎樣的付出，我們都願意去嘗試。因為在我們的心中早已沒有了個人利益，而有的只是整個家族的利益，整個生命空間的利益。在面對各種艱難困苦的時候，我們會真真正正做到無我、忘我，真真正正體現出不可撼動的生命力量。這一點我相信地球上的親人也有體會，因為地球世界也經歷過很多坎坷。當你們的民族面臨危難的時候，你們所迸發出的力量就是我們家族所具備的高貴品質。<text:soft-page-break/>我相信這一點也無需贅述。這就是我們的根基，我們生命的底蘊。這是人類品種中高層次存在的傳承。也正是這種不屈不撓，勇敢頑強，無私忘我的高貴品質，我們家族才贏得了其它家族的尊重。</text:p>
      <text:p text:style-name="Standard">說到這一點，我也要向親人們介紹一下，其實高維空間也會有戰爭，也會有重大的危機。因為我們就是生存在這樣的層面，我們生命的責任之一就是面對與處理這些問題。親人們一定要明白，無論是地球世界還是高維世界，我們之所以有今天的發展，是無數前輩用自己的生命鑄就了這個家園。如果沒有前輩們的付出與奉獻，就沒有如今家族的發展。也因此無論到了什麼時候，我們都要抱有感恩之心，都要抱有為家族，為正義宇宙無私奉獻的意識。也正是這樣的意識，才會使得我們迸發出巨大的能量，才會使得我們不斷突破與成長，才會讓自己變得更加強大，更有能力去維護正義，守護幸福。</text:p>
      <text:p text:style-name="Standard">今天做出這樣的介紹，只是讓你們明白，我們的家族是英雄的家族，而你們是真真正正的英雄兒女。希望你們不要被低矮的能量場所束縛，不要讓自己的生命沉淪於這種顛倒的假象中。你們要燃起心中的火焰，努力拼搏，奮發向上，從而有朝一日在困難與逆境中扛起家族這面英雄的旗幟。</text:p>
      <text:p text:style-name="Footer_20_right"><text:span text:style-name="T1">2023</text:span>年<text:span text:style-name="T1">9</text:span>月<text:span text:style-name="T1">20</text:span>日</text:p>
      <text:h text:style-name="P33" text:outline-level="2"><text:bookmark-start text:name="__RefHeading___Toc50081_694793923"/>第十一篇　生存宗要<text:bookmark-end text:name="__RefHeading___Toc50081_694793923"/></text:h>
      <text:p text:style-name="Standard">生存對於每一個人來說都非常必要，也只有在保證生存的前提下，我們才能發揮作用，體現價值。這一點相信親人們都能夠理解。但是如何正確生存，卻成了低維世界親人們非常重要的課題。</text:p>
      <text:p text:style-name="Standard">我們的生命具有非常高強度的核心力量。這使我們的生命體能夠正常運轉非常長久的時間。也就是說，我們的生命具有非常強大的能力，只要能夠順道而行，與外界環境發生正確的交互關係，就能夠長久地生存在宇宙中。這一點非常重要，也說明只要生命層次達到相應的級別，親人們根本無需考慮自己的生命是否會自然終結。而用地球上的時間也根本無法界定一個生命的自然生存期限。</text:p>
      <text:p text:style-name="Standard">然而，我們的生命體又有這樣一個設置，當個體無法獲得外界足夠反饋力量的時候，這一核心力量就會啟動休眠裝置或休眠程序，從而讓自己的生命喪失生存機會。這是一種自我毀滅的生存模式。如今許多正義家族的子孫後代，就走在這樣的道路上。他們不了解生命的意義，讓自己沉浸在無盡的私心私欲中；他們不了解外在的環境，讓自己肆意盲目地生存在這個世界上。這樣的結果就是讓自己的生命運轉失常，無法正確與外界環境發生正向連結。當我們的生命沒有辦法與外界環境發生正向作用的時候，就會使自己的核心力量越來越趨於封閉狀態。這時候我們所散發的作用力與正義宇宙整體的規律相違背，那麼我們得到的反作用力也就無法給予生命正向的刺激，並最終導致生命的停息。</text:p>
      <text:p text:style-name="Standard">其實這一道理非常簡單，就是當你們心中出現了痛苦、悲傷等負面情緒，這就是自身生命受到了異常作用力的體現。其實我們的生命不應該感到痛苦<text:soft-page-break/>與悲傷，最嚴重的程度無非就是一種正向的回饋，可以理解為地球親人感受中的惋惜、愧疚，僅此而已。而再深程度的負面感受都會被自己的智慧轉化，從而讓自己重新獲得正向的情感回饋。也只有低層級的親人才會感受到痛苦，而且層級越低的生命感受到的痛苦越深。你們可以回顧一下自己的一生，自己所經歷的事情，你們經歷的痛苦是不是非常強烈。痛苦的強烈程度證明了你們的生命受到不良作用力的侵蝕程度。這種狀態會直接導致自身生命的停息，而最終讓你們無法形成載體報廢後的過渡生命形式，從而失去生存的權利。</text:p>
      <text:p text:style-name="Standard">今天借助這一主題，向親人們交代這樣的事實。只要你們有錯誤的認知，就會產生錯誤的意識，而錯誤的意識就會讓你們的生命運轉產生混亂。這個時候你們就會感到痛苦。你們不要把痛苦簡單地理解為一種情緒，它是生命體受到威脅的一種訊號。所以增長智慧，了悟真相，對低維空間的親人來說是非常必要的。如果不了解這些真相，你們就會在痛苦中自我結束生命。這與外界，與他人沒有任何關係。這就是自己一手造成自身生命的隕滅，其實也是愚昧無知，自私自利的結果。所以親人們要想正確地生存於宇宙中，首先就要了悟真相，了悟生命的意義，知道自己與大環境的關係。了解真相之後，親人們還要努力去改變自己的思想與行為，努力讓自己的能量頻率達到一定的高度，從而能夠擺脫痛苦的負面情緒。其實讓自己的生命正常運轉，才是生存的基礎。也只有擺脫痛苦的情緒，我們才能更好地發揮自身作用，才能讓自己的生命創造價值。如果連這些基本的生存權利都無法保證，那又有什麼資格去討論奉獻與付出？</text:p>
      <text:p text:style-name="Standard">如今地球上的親人大多生存在毀滅的邊緣，大多在痛苦中掙扎。而真正能夠了悟真相，超越這一困境的又有幾人？無論是你們認為自身擁有怎樣的<text:soft-page-break/>條件，都無法擺脫這一現實。所以我們談生存宗要，首先就應該有能力保證自己正常生存，然後才有資格去體現價值。如今我們傳達的知識涵蓋了方方面面，你們可以從不同角度了解到自己需要的知識，並且通過學習這些知識，讓自己的認知水平達到相應的高度，讓自己有相應的智慧與能力把握自身生命，從而不讓自身生命紊亂運轉，不讓自身生命走向毀滅的境地。這些真相不難理解，只是不向你們說透，你們很多時候領悟不到這一點。這一次指導非常直接明了，它告訴你們這樣的事實，我相信對很多人都是一種警醒。</text:p>
      <text:p text:style-name="Standard">希望你們通過自己的努力，讓自己擁有正常生存的權利。在這一點上，任何人都沒有辦法給予你們幫助。而只有你們自己付出努力，克服困難，擺脫錯誤生存模式的束縛，才有可能獲得突破。也希望學到這些知識的親人們，能夠達到這樣的標準，——停止生命體的錯誤運轉方式，讓自己的內心重新獲得幸福與喜悅，讓自己真正能夠把握自己的生命，擁有正常生存的權利、資格。</text:p>
      <text:p text:style-name="Footer_20_right"><text:span text:style-name="T1">2023</text:span>年<text:span text:style-name="T1">9</text:span>月<text:span text:style-name="T1">21</text:span>日</text:p>
      <text:h text:style-name="P33" text:outline-level="2"><text:bookmark-start text:name="__RefHeading___Toc50083_694793923"/>第十二篇　心靈<text:bookmark-end text:name="__RefHeading___Toc50083_694793923"/></text:h>
      <text:p text:style-name="Standard">心靈就是一個人內心的呈現。其實高維提到的心靈，與地球上想表達的意思沒有太大的差別。</text:p>
      <text:p text:style-name="Standard">在這個宇宙中，生命的創造蘊含了無盡的奧秘。我們擁有高端、複雜的生命體，但無論怎樣高端的生命體，它對外呈現的就是自己的內心。可以說，我們任何的展現都在呈現自己內心的水平。這也說明，無論何種層次的生命，都需要不斷淨化、提純自己的內心。也只有自己的內心達到一定的高度，我們才能承載生命體中所蘊含的高貴品質。</text:p>
      <text:p text:style-name="Standard">當我們在宇宙中誕生的那一刻，就與外界環境發生了實時的交互。我們在體驗，在感受，而這一切都由自己的內心來完成。隨著歷練的深入，我們會對外界產生越來越多的認知，會形成一套自己的認知體系。這也標誌著自己內心的成長。可以說，生命中蘊含的能力與複雜程序都需要自己的心去對接，去激發這些能力。</text:p>
      <text:p text:style-name="Standard">一個人的成長高度沒有上限，我們對心的歷練也沒有止境。當然這里的心並不是指我們載體的某一器官，而是指產生生命最核心意識的地方。也是“心”的綜合運算才產生了我們的核心意識。這個核心意識就是我們所謂的“心靈”。</text:p>
      <text:p text:style-name="Standard">心的綜合運算受很多因素影響，但最主要的還是受制於自己能量頻率的把控。當我們具備了一定程度的能量頻率，我們生命中儲存的優秀品質與特點就會發揮作用，就會讓自己的生命正常運轉。而當我們的能量頻率不高，自身處於混亂狀態時，我們自身生命中儲存的高貴品質就會受到外界以及自<text:soft-page-break/>身載體各種需求的干擾、影響，從而無法發揮作用。在這樣的狀態下，我們就會產生錯誤意識，乃至產生錯誤的思想與行為。這就步入了一種錯誤的生存方式。如今絕大多數地球親人就生存在這樣的狀態。明白了這樣的真相，我們就要有意識地去摒棄負面訊息，摒棄不良情緒，從而讓自己的能量頻率一直處在高頻穩定的狀態。這樣就能有效地把控自己的內心，讓自己的內心不受外界、外物的擺布。</text:p>
      <text:p text:style-name="Standard">其實我們這個載體也可以理解為外物的一部分。因為載體不屬於真正的生命，它只是我們暫時應用的工具而已。而當親人們沒有能力把控自己內心的時候，就會被一些外物束縛、左右，就會讓自己的心靈受到蒙蔽，從而產生出許多錯誤意識。</text:p>
      <text:p text:style-name="Standard">在這里我要告訴大家，“心”是我們生命最核心的部分，是大宇宙賦予我們生命個體最寶貴的存在。“心”蘊含著非常高端的宇宙科技，也是一個奇跡。正是有了“心”的存在，我們的生命體才會迸發出無窮的力量。也正是有了“心”的存在，我們對生命的描述，無論達到怎樣的高度都不為過。我們不要小瞧自己內心的反應。內心的核心意識折射出怎樣的反應，就說明我們現在的生命處於怎樣的狀態。同時，我們的“心”還儲存著來自更高級宇宙存在通過自身歷練凝結成的生命精華。這才使得它具備如此高的靈性以及如此強大的能力，才使得它具備作為高智慧生命生命源的條件。所以我們不能把自己的心靈僅僅理解成一種意識能力與感受能力，它蘊含著非常高深的宇宙奧秘。它是宇宙賦予我們巨大的恩賜！我們能夠感受愛，能夠體會生存過程中的種種感受都來源於這一高級存在。</text:p>
      <text:p text:style-name="Standard">生命是宇宙的結晶，是宇宙璀璨的存在，而這樣高級別的存在，就是通過我們的心靈來呈現。其實內心的呈現也會有很多種狀態，有專注，有平和，<text:soft-page-break/>有喜悅，還有幸福、感動等等。這種種感受都會對自身產生非常大的影響力。生命的成長就是得到了這種影響力的滋養與促進。而更重要的一點，<text:span text:style-name="T5">就是我們的內心連接著外在的大環境。內心產生的力量在影響自身的同時，還會對外界大環境產生作用。內心產生的是正向力量，那麼對外界大環境起到的就是促進作用，反之則是破壞作用。這一點也體現了生命存在於宇宙中的意義。</text:span></text:p>
      <text:p text:style-name="Standard">我們擁有強大的內心，擁有對外在環境強大的影響力，這也恰恰說明我們肩負的責任是多麼重大。可以想象，一個正向生命群體所散發出來的力量是多麼的巨大而圓滿，它對環境的影響又是多麼的全方面。而且越高級的生命群體，它們的內心感受越豐富，散發出來的力量越強大。所以我們要正確認識自己的心靈，正確認識自己內心具有怎樣的能力，從而不讓這顆無比珍貴的心靈受到蒙蔽，受到低頻負面訊息的腐蝕與干擾。這樣我們就不會肆意妄為，任由自己的內心散發出負面訊息，就不會對外在環境造成方方面面的破壞。</text:p>
      <text:p text:style-name="Standard">今天向大家介紹這些內容，就是讓大家明白，我們的生命是何等的奇妙，我們的心靈又是何等的高貴。也正是擁有如此高貴的心靈，我們的生命才擁有非常大的提升空間。在了解了這些真相之後，我希望親人們能夠正視自己的內心，能夠掌控自己的內心，從而能夠讓自己生命中蘊含的強大能力被激活。其實讓自己的生命不斷向正向方向提升，讓自己的心靈不斷去照亮外在的環境，就是我們畢生的追求。</text:p>
      <text:p text:style-name="Standard">希望這些知識對親人們有所啟迪，有所幫助！</text:p>
      <text:p text:style-name="Footer_20_right"><text:span text:style-name="T1">2023</text:span>年<text:span text:style-name="T1">9</text:span>月<text:span text:style-name="T1">26</text:span>日</text:p>
      <text:h text:style-name="P33" text:outline-level="2"><text:bookmark-start text:name="__RefHeading___Toc50085_694793923"/>第十三篇　道德品質<text:bookmark-end text:name="__RefHeading___Toc50085_694793923"/></text:h>
      <text:p text:style-name="Standard">其實我們所有的傳達只是指明了一個方向，希望你們不要拘泥於這些文字。你們要透過這些文字了解其背後的指導思想，要讓這些知識真正提升自己的智慧，用自己的智慧來面對外在的一切。而一旦你們拘於這些文字，被知識所束縛，那又是一種障礙。</text:p>
      <text:p text:style-name="Standard">道德品質是正義生命與生俱來的，也正是基於這種規律之上，才產生了正義生命。作為正義家族的後代，我們就是秉著無私奉獻，秉著愛的意義，在符合宇宙規律的基礎上產生的。可以說，如今我們倡導的這些品性與特點都來自宇宙的賦予，我們無需刻意去追求。只要我們能夠回歸內心，不受外界假象的干擾，我們所流露出來的，展現出來的，就是這些高貴純粹的品質，我們的所作所為就是符合宇宙規律的。</text:p>
      <text:p text:style-name="Standard">生命本就高貴純粹，本就代表著宇宙的底蘊。在高維空間，每個人都在最自然，最本真的狀態下奉獻著自我，體現著自身更大的價值。我們不會刻意去設置這樣一個標準來衡量誰更符合宇宙規律，誰更具道德水準。換句話說，用道德去界定高級別的生命只會顯得低級。也只有在低維空間才存在所謂的道德問題。因為低維世界的親人早已迷失了自我，丟失了自己的本來面目，他們一直被外物所干擾，所牽動。也因此我們才會告訴大家：什麼樣的做法才符合高智慧生命的標準，什麼樣的品質才是正義生命應該展現的。這就出現了所謂的道德問題，這才需要一個評價標準。但即便如此，也不是刻意地作出怎樣的界定。</text:p>
      <text:p text:style-name="Standard">在低維世界，道德品質是生命層次的外在展現，它反映了一個生命的真實面貌。如今地球親人所界定的道德，很多時候都上升不到這樣的高度。事<text:soft-page-break/>實上並不是你認為怎樣的做法就叫有道德，也不是你認為自己達到怎樣的狀態就是擁有高貴的品質。如今地球親人都用自己世俗的認知來評價他人，評價自身的思想行為。這當然會產生很多問題。</text:p>
      <text:p text:style-name="Standard">那麼應該怎樣來界定低維親人的道德水準呢？其實我們有一個評述標準，而且這一標準更符合道德品質所要表達的意義。可以說我們對每一位親人都非常了解，甚至很多時候比你們自己更了解自己。因為你們還會受到外界的干擾而錯誤地認知自己，而我們則會站在一定的高度完全透徹地了解每一位親人。所以我們可以在真正內在品質上對你們每一個人的現狀做出評述，而且這種評述更接近於道德品質所要表達的意思。</text:p>
      <text:p text:style-name="Standard">在這里，我們不會定義你們的做法對與錯，而是會根據一個人的成長階段來界定其本該有的水平，並且用這一基準與你們的實際狀態進行對比，從而得出一個結果，給出一個分數。換句話說，還沒有達到一定生命階段的親人，還不具備用道德品質這樣的標準去衡量他們。這也可以理解為一個生命在這個世界上生存時間越長，歷練與積累程度越深，他就應該達到相應的高度，具備相應的能力。而那些沒有經歷相應成長階段的親人，還沒有辦法展現出相應的水平。所以我們不會一概而論，用一個刻板的標準去要求他們。從這個意義上說，道德品質就是我們正義親人生命中蘊含的一種高級特質。因為正義親人會按照宇宙規律以及生命定位去生存，他們的所思所想，所作所為都會符合高智慧生命的標準。這樣的狀態我們就可以用一個名詞——道德品質來界定它。</text:p>
      <text:p text:style-name="Standard">當然，這樣的標準只是用來界定具備一定成長階段的親人，而對許多歷練在低維世界的親人來說，這樣的標準並不適用。如今你們還在學習與了解階段，還在自我完善階段。針對道德品質這一標準，你們只需做出了解，知<text:soft-page-break/>道有這麼一個評價體系即可。你們無需刻意去要求自己，而只需按照我們傳達的知識，去修正自己錯誤的思想與行為，去做，去努力即可。至於成長了多少，改正了多少，這些都不重要。有時候你們認為自己沒有成長，認為自己出現了起伏與反復，認為自身能力與智慧存在問題，這些都正常。而且出現起伏與反復，恰恰說明你們有很大收獲，說明你們意識到了自己的狀態出現了偏差。也正是在這種起伏與反復中，你們才會打牢基礎，穩固所學，才會不斷向上進步。所以就起伏與反復而言，你們都要歡喜接受。這是你們成長道路上必須經歷的一個台階。</text:p>
      <text:p text:style-name="Standard">當你們在起伏與反復中不斷前進，你們終將達到一定的高度。到那個時候你們也具備了我們所界定的道德品質這一高度。而在這之前，你們無需考慮展現出怎樣的高貴品質，無需考慮為整個世界，整個宇宙貢獻多大的力量。你們只需去完善自我，只要自己認為正確的事，你們都可去嘗試。因為在你們這樣的生存階段，根本就不存在對錯，而完全是一個嘗試與經歷的階段。也只有經歷各種各樣的事情，面對各種各樣的問題，在種種實際經歷中去應用自己所學，你們才能不斷成長。</text:p>
      <text:p text:style-name="Standard">當然，你們要求自己擁有怎樣的行為標準，擁有怎樣的思想意識並沒有錯。但是你們要清楚，所謂的道德品質其根源就來自我們高貴的靈魂，來自大宇宙賦予正義與愛的訊息。也只有真正摒棄了自私自利，真正回歸自性的時候，你們展現出來的思想與行為才是合道的，才符合正義生命的道德品質。這是生命由內而外的展現。否則一味用所謂的正確做法來硬性要求自己，只會讓大家感到迷茫。因為這是刻意的偽裝，而不是生命自然的綻放。</text:p>
      <text:p text:style-name="Standard">道德品質不是一個硬性指標，它會隨著生命實際程度的變化而變化。所以你們不要被這些名詞束縛與捆綁，而要讓自己正常綻放，讓自己按照實際<text:soft-page-break/>水平與狀態去自然展現。只要你們敞開心屝，全身心投入到實際生活中，在實際生活的點滴中去經歷與成長，那就是正確的！我們願意看到你們真正的綻放，願意看到你們全身心的投入。隨著你們生命層次的提升，生命閱曆的積累，你們會擁有越來越高頻的能量。到那個時候，你們一定會展現出高智慧生命所擁有的道德品質。</text:p>
      <text:p text:style-name="Footer_20_right"><text:span text:style-name="T1">2023</text:span>年<text:span text:style-name="T1">9</text:span>月<text:span text:style-name="T1">27</text:span>日</text:p>
      <text:h text:style-name="P32" text:outline-level="1"><text:bookmark-start text:name="__RefHeading___Toc774_2501770305"/>慧眼觀世界<text:bookmark-end text:name="__RefHeading___Toc774_2501770305"/></text:h>
      <text:h text:style-name="Heading_20_2" text:outline-level="2"><text:bookmark-start text:name="__RefHeading___Toc776_2501770305"/>內容簡介<text:bookmark-end text:name="__RefHeading___Toc776_2501770305"/></text:h>
      <text:p text:style-name="Standard">《慧眼觀世界》是高維空間正義宇宙通過高科技手段，向地球傳達的系列宇宙知識。這些宇宙知識部分選自我們家族高級管理者為培養各領域優秀人才而編著的教材；部分則整理於銀河系內一些生命前輩的描述。</text:p>
      <text:p text:style-name="Standard">該書的傳授者站在宇宙高級管理者的高度，向地球親人講述了最基本的宇宙真相。其目的就是為了讓地球親人瞭解宇宙的基礎現象、瞭解人類生命的生存法則，從而幫助到地球親人拓寬視野、提升生命格局，並且能夠站在一定的高度重新審視自己作為高智慧生命的價值與意義。而值此宇宙大揚升——地球能量場即將發生劇變之際，這些知識更是一味喚醒地球親人沉睡之心靈，挽救地球親人性命於水火的良藥。</text:p>
      <text:p text:style-name="Standard">如今大宇宙已經有了很高的科技，這也是高維空間陰性世界得以向地球陽性世界傳達這些知識的重要原由。由於這些知識所揭示的諸多真相為地球人見所未見、聞所未聞，因而顯得難以理解，有些甚至完全超出了地球人的認知。不過這也給出了我們奮鬥的目標。如果將來我們有能力提升到更高維空間的世界，我們就有機會學習到更高端的宇宙知識。到那個時候，我們就會更有能力、更有價值地生存在這個宇宙中。</text:p>
      <text:p text:style-name="Standard">由於接收的這些知識來自不同維次的世界，而不同維次的世界其語言、文字存在很大差異；也由於編者自身生命高度和能力的限制，書中難免出現一些理解偏差或者表述上的錯誤。歡迎讀者親人批評指正！</text:p>
      <text:h text:style-name="P33" text:outline-level="2"><text:bookmark-start text:name="__RefHeading___Toc778_2501770305"/>前言<text:bookmark-end text:name="__RefHeading___Toc778_2501770305"/></text:h>
      <text:p text:style-name="Standard">人類被界定為高智慧物種，是因為人類所具有的生命能量非常特殊，而且層次級別也比一般物種高出很多。</text:p>
      <text:p text:style-name="Standard">在這個宇宙中，有許多物種都在發展著自己的世界，它們中有許多都是人類的前輩與指導老師。作為<text:span text:style-name="T4">生命空間</text:span><text:span text:style-name="T2">①</text:span>中的一個基礎環節，儘管人類物種在宇宙廣泛領域都建有自己的文明與輝煌，但毋庸置疑，人類物種總體的<text:span text:style-name="T4">維次</text:span><text:span text:style-name="T3">②</text:span>還處於較低層面。也是因為人類物種出現的時間相對靠後，所以無論哪個層次級別的人類生命，都應該讓自己處於不斷學習、不斷完善的階段。</text:p>
      <text:p text:style-name="Standard">在這個宇宙中，不同的世界、不同的物種都面臨著能量場的變化，也就是生存環境的變化。這些變化關乎到所有物種的命運，也關乎到自身所在世界和生命空間的發展進程。</text:p>
      <text:p text:style-name="Standard">當下宇宙各空間就處在能量場大幅揚升的緊要關頭。這種能量場頻率急驟的提升既給予了各個世界快速發展的契機，又可能危及很多物種的性命。是借助這次<text:span text:style-name="T4">宇宙大揚升</text:span><text:span text:style-name="T3">③</text:span>獲得快速發展還是失去很多親人性命，抑或使得自身所在世界遭受沉重打擊，這是擺在所有高智慧生命面前非常嚴峻的問題。</text:p>
      <text:p text:style-name="Standard">地球是宇宙中較低頻的一顆星球，生活在地球上的親人絕大多數<text:span text:style-name="T4">能量頻率</text:span><text:span text:style-name="T3">④</text:span>都比較低，因而都面臨被這次宇宙大揚升淘汰的危險。而且長期以來，高維空間陰性邪惡勢力不斷在地球傳播一些錯誤理念，從而使得地球親人愈加迷惑與墮落。也正因為這樣，在大宇宙相關部門的指導下，我們<text:span text:style-name="T4">小宇宙家族</text:span><text:span text:style-name="T3">⑤</text:span>才一舉攻破難關，在宇宙大揚升的緊要關頭，成功把系列宇宙知識從高維空<text:soft-page-break/>間的<text:span text:style-name="T4">陰性世界</text:span><text:span text:style-name="T3">⑥</text:span>傳達到地球的陽性世界，從而使得地球親人有了學習、自救的機會。</text:p>
      <text:p text:style-name="Standard">宇宙相關部門把這些知識傳達到地球，目的不是讓我們研究高深的宇宙知識，而是為了打開我們的眼界，提升我們的格局。與此同時，宇宙相關部門也呼籲地球上有能力的正義之士快速覺醒，擔負起作為高智慧生命的職責與使命，並以此引領地球人類奮發努力，把地球建設成高度文明的世界。</text:p>
      <text:p text:style-name="Standard">可以說，目前地球親人最需要的就是通過瞭解宇宙真相，回歸正義生命的本性，從而改變自己、提升自己的能量頻率和生命層次。因為這是拯救自己、拯救地球唯一的途徑，其實也是地球親人能夠上升到地球之外更高維世界生活的首要條件。</text:p>
      <text:p text:style-name="P4">【注釋】</text:p>
      <text:p text:style-name="P10">① 生命空間</text:p>
      <text:p text:style-name="Standard">我們把動、植物（包括陰性動、植物）這樣的生命生存的空間界定為生命空間。生命空間屬於宇宙中的基礎作用空間，也可以理解為基礎工作區。其實宇宙中還有很多這樣的工作區，也還有很多不同於生命的存在。它們的智慧和能力遠遠高於我們所認知的生命，或者它們的生存形態完全不同於我們所認知的動、植物。對於這樣的存在，我們就無法定義它們為生命。</text:p>
      <text:p text:style-name="P10">② 生命維次</text:p>
      <text:p text:style-name="Standard">生命維次就是生命的層次級別。也就是一個生命的智慧、能量、能力、修為等綜合因素在宇宙中的位置。可以說，生命空間中生命的維次不可勝數。而且生命維次不是一成不變的，它會隨著上述因素的變化而變化。</text:p>
      <text:p text:style-name="P10"><text:soft-page-break/>③ <text:span text:style-name="T6">宇宙</text:span>大揚升</text:p>
      <text:p text:style-name="Standard">宇宙大揚升是一種有規律的宇宙現象。它是指宇宙最高能量源釋放的高頻能量衝擊其覆蓋到的空間，從而使得這些空間的能量頻率大幅提升的現象。詳見第十五章第一節“宇宙大揚升”。</text:p>
      <text:p text:style-name="P10">④ <text:span text:style-name="T6">能量</text:span>頻率</text:p>
      <text:p text:style-name="Standard">能量頻率就是宇宙中基本元素的功率，也可以理解為基本元素的綜合能力。能量頻率越高的元素在宇宙中越活躍、能力越強、功率越大。</text:p>
      <text:p text:style-name="P10">⑤ <text:span text:style-name="T6">小宇宙</text:span>家族</text:p>
      <text:p text:style-name="Standard">詳見第四章第一節“我們的家族”。</text:p>
      <text:p text:style-name="P10">⑥ <text:span text:style-name="T6">陰性</text:span>世界</text:p>
      <text:p text:style-name="Standard">陰性世界就是指陰性生命生存的世界。陰性世界既可以建立在實體星球上，也可以建立在非實體星球上。比如我們生存的地球就建立有陰性世界。</text:p>
      <text:h text:style-name="P34" text:outline-level="2"><text:bookmark-start text:name="__RefHeading___Toc780_2501770305"/>第一章<text:bookmark-end text:name="__RefHeading___Toc780_2501770305"/></text:h>
      <text:h text:style-name="Heading_20_3" text:outline-level="3"><text:bookmark-start text:name="__RefHeading___Toc782_2501770305"/>第一節　宇宙的本質<text:bookmark-end text:name="__RefHeading___Toc782_2501770305"/></text:h>
      <text:p text:style-name="Standard">宇宙浩瀚，生命只是其中微小的產物。事實上，宇宙的本質或更深層次的運作模式並沒有被生命所掌握。在這個宇宙中，即便是層次級別再高的生命，它們的能力也非常有限，它們也只能根據先輩們的經驗以及自身的親身體驗，在一定範圍內對部分宇宙真相作出描述。</text:p>
      <text:p text:style-name="Standard">宇宙是一個龐大的能量場，也可以說是各種訊息作用於能量而形成的綜合作用力場。其實宇宙規律、宇宙之萬千景象都出自這個綜合作用力場，都受到這個綜合作用力場的作用與影響。換句話說，宇宙中的所有存在都是訊息共同發力的結果。</text:p>
      <text:p text:style-name="P6">1、訊息演化成能量</text:p>
      <text:p text:style-name="Standard">訊息是宇宙的根本，也是萬物的根源。訊息分固有訊息和展現訊息。比如番茄的成份、營養就屬於固有訊息，而它的形狀、顏色等特徵就屬於展現訊息。所謂固有訊息，就是宇宙中具有固定特點、較原始的元素。這種元素能夠產生某種“力”，而這種“力”就是我們所理解的能量。也可以說，固有訊息之間或固有訊息與其它眾多種類訊息之間相互作用產生的“力”就是能量。當然並不是所有的固有訊息都會演化成能量，這是由這些訊息及其所處能量場的特性決定的。宇宙中的一切存在都具有固有訊息和展現訊息。</text:p>
      <text:p text:style-name="Standard">宇宙中的固有訊息有陰陽之分。在宇宙<text:span text:style-name="T4">訊息場</text:span><text:span text:style-name="T2">①</text:span>的作用下，經過漫長時間的演化，有些陽性固有訊息可以轉化為物質形態的能量，有些陰性固有訊息<text:soft-page-break/>可以轉化為波態能量。宇宙中的展現訊息雖然無法轉化成能量，但它們同樣參與了宇宙的整體運動，同樣在宇宙中發揮著重要的作用。</text:p>
      <text:p text:style-name="Standard">需要說明的是，眾多生命散發的訊息不能直接轉化成物質形態的能量或波態能量，但是生命散發的訊息會影響到宇宙能量場的旋轉方向和頻率。能量場的旋轉方向只跟生命散發的訊息有關，而跟能量場中原有物質的頻率無關。生命散發正向訊息就會推動宇宙能量場正向（順時針）旋轉，<text:span text:style-name="T4">生命散發負面訊息就會導致宇宙能量場負向（逆時針）旋轉</text:span><text:span text:style-name="T2">②</text:span>。與此同時，生命散發的訊息也會影響到宇宙中固有訊息產生“力”的強弱。生命散發的訊息頻率越高，在宇宙能量場的作用下，宇宙中固有訊息產生的“力”就越強，反之就越弱。因為固有訊息產生的力就是能量，所以生命散發的訊息其頻率高低事實上決定了宇宙中能量頻率的高低。如果沒有生命散發訊息的作用，宇宙能量場不會產生任何漣漪，其實也就失去了存在的基礎。</text:p>
      <text:p text:style-name="Standard">展現訊息不同於生命散發的訊息，它只能間接影響能量場的變化。無論是物體的展現還是生命的展現，都需要有接收並處理這些展現訊息能力的生命將這些展現訊息轉化為能夠影響能量場變化的訊息散發出去，才能對能量場產生實質性的影響。比如一個人外在展現得體就會帶給人好感，“展現得體”並不能影響能量場的變化，但是引起了別人的好感，這個“好感”就能影響能量場的變化。又比如這個人良好的外在展現同時也愉悅了自己，讓自己從自身良好的外在展現上得到了激勵與鼓舞，從而向外界散發了正向訊息，這種正向訊息就能影響能量場的變化。當然，任何事物不得體的展現，如果引起了生命的反感，那這種“反感”也會影響到能量場的變化，只不過影響的方向相反罷了。以此類推，語言、文字、色彩以及各種事物的展現都屬於這一類訊息，都必須有生命去接收、轉化，才能對能量場產生作用。</text:p>
      <text:p text:style-name="Standard"><text:soft-page-break/>訊息不占宇宙空間或容量。在這個宇宙中存在著形形色色、層次級別各異的訊息，它們永遠不會消失，只不過有些訊息沒有發揮作用、不被利用罷了。</text:p>
      <text:p text:style-name="P6">2、能量轉化成物質</text:p>
      <text:p text:style-name="Standard">宇宙中的物質形態能量也有陰陽之分。在宇宙能量場的作用下，經過漫長時間的演化，有些陽性物質形態的能量可以轉化為陽性物質，有些陰性物質形態的能量可以轉化為陰性物質。物質形態的能量能夠被生命發現並利用，因而能夠被生命所瞭解。至於波態能量，由於它們無法轉化成物質，因而無法或者很難被生命所識別。但是波態能量在宇宙中是客觀存在的，它們同物質形態的能量共同發揮作用，從而使得宇宙整體趨於平衡。</text:p>
      <text:p text:style-name="Standard">其實，物質就是由能量演變而成的微粒，不同層次級別的能量與能量場，就會形成不同層次級別的物質。物質的本質就是訊息加能量，我們可以理解為物質的形成就是訊息和能量在能量場的作用下越來越穩定，並最終被固化的過程。當然這樣的過程非常漫長。</text:p>
      <text:p text:style-name="Standard">宇宙能量場作用力的強弱，決定了能量轉化成物質的速度和品質。能量場的作用力越強，能量轉化成物質的速度越快、品質越好。在這個宇宙中，陰、陽兩類物質有著截然不同的特性，因而它們是無法替代或者相互轉化的。</text:p>
      <text:p text:style-name="P6">3、物質聚合成物體</text:p>
      <text:p text:style-name="Standard">我們可以把自然界中存在的物質組成體稱為物體。也只有相同層次級別或比較相近的物質，才會在能量場的作用下自然聚集，並且通過能量場的不<text:soft-page-break/>斷旋轉形成大小不一的物體。我們可以簡單地把物體形成的過程理解為宇宙的能量場賦予了物體相應的凝聚力。</text:p>
      <text:p text:style-name="Standard">在這個宇宙中，物體（星球）的形成主要有以下幾種方式：</text:p>
      <text:p text:style-name="Standard">（1）由單一陽性或單一陰性物質聚合成陽性物體或陰性物體。在宇宙能量場中，某個單一陽性或單一陰性物質的能力大於同類而吸引同類聚集在一起，越聚越多也就成了物體。但是這種由單一屬性的物質聚集而成的物體都不牢固，都容易受外在條件的影響而解體，所以以這種方式聚集而成的物體通常不會太大。</text:p>
      <text:p text:style-name="Standard">（2）由陰陽物質以及陰陽物體共同聚合成實體星球。這種情況同上一種有很大不同。因為由陰陽物質共同形成的結合體會在宇宙能量場的作用下自行旋轉，而這種自行旋轉又會進一步聚合陰陽物質、陰陽物體。經過漫長時間的演化，這些陰陽物質、陰陽物體會逐漸聚合成一個龐大的球體。當這個球體長到極致，也就成了一個實體星球。實體星球是陽性星球同陰性星球的結合體。用這種方式聚合而成的球體非常牢固。具體來講，在高頻正能量場形成的星球非常精細且晶瑩剔透，也可以理解為品質比較好；在低頻正能量場形成的星球比較粗糙，品質相對較差。同樣在高頻負能量場形成的星球也比低頻負能量場形成的星球品質要好。只是在負能量場中形成的星球顏色比較灰暗，而且越高頻負能量場形成的星球越深越暗。物質、物體的形成也如此。</text:p>
      <text:p text:style-name="Standard">在宇宙中，任何一個星球的形成都需要億萬年時間。由於所處的能量場不同，因而形成的每個星球都有其自身不同的特點。比如地球，在地球這種特殊能量場的作用下產生了水這樣的物質，而水在地球引力的作用下流動，<text:soft-page-break/>從而形成了江河湖海。其它諸如煤炭、石油等物質的形成也是如此。地球形成之初，地表基本是平整的，但隨著時間的推移，地球在宇宙龐大能量場的作用下產生了很多變化。這些變化使得地球具有的物質形成了凹凸不平的地貌。這些原有的物質和能量變化越大，地貌凹凸的程度也越大。其實我們現在也能觀測到地球上的高山與盆地還在不斷變化。這些變化既與地球具有的物質與能量有關，也與外在環境的變化有關。這就是地球山川大地形成的簡要過程。</text:p>
      <text:p text:style-name="Standard">（3）實體星球“風化”蛻變成非實體星球（陰性星球）。宇宙中任何物體都是有壽命的，星球當然也不例外。一個實體星球在一個頻率不變或者不斷提升的能量場中，相當於得到了這個能量場源源不斷的滋養，所以它的陽性物質“風化”的速度會慢一些。而當能量場的頻率越來越低，這個星球就會失去能量場賦予的作用力，也可以說這個星球已經失去了生命力。這樣的星球，原來被能量場賦予的凝聚力就會逐漸釋放，並最終解體。當陽性物質全部被“風化”之後，一個實體的星球就蛻變成了非實體的星球。它比單純由陰性物質聚合而的陰性物體要牢固得多。也因為這樣，陰性星球才被高智慧的陰性生命用來創建陰性的世界。</text:p>
      <text:p text:style-name="Standard">正在成長中的實體星球不會被“風化”。也只有那些失去成長能力的星球，當它的陽性物質無法適應所在能量場時，才會被逐漸“風化”、剝落。我們也可以理解為這個星球的陽性部分正在慢慢死去，正在回歸到物質狀態。其實地球戈壁灘上的礫石就是大山解體、在漫長歲月中被風化的結果，而沙子則是礫石進一步解體的末端狀態。當物體回歸到了物質狀態，也就說明這些物質已經失去了生命力，或者說已經散失了原有的能量。這樣的物質在宇宙中的作用就會越來越小。</text:p>
      <text:p text:style-name="Standard"><text:soft-page-break/>一個實體星球蛻變成非實體星球非常緩慢，至少也要二三百億年時間。當然也只有自然“風化”的實體星球，才會蛻變成非實體星球。如果是遭遇強烈撞擊或者人為嚴重破壞，比如無節制地開採礦產資源等，那這個星球就沒有機會成為一個非實體星球。</text:p>
      <text:p text:style-name="Standard">綜上所述，宇宙中訊息、能量、物質、物體是共同存在的。在宇宙能量場的作用下，訊息產生能量、能量形成物質、物質聚合成物體，這樣的過程我們可以簡單地理解為萬物自然演化的規律。當然這樣的規律只適合於我們生存的生命空間，而在其它宇宙區域則不會遵循這一規律。也因為這樣，宇宙中任何生命對宇宙起源盲目的推斷都只是一種臆想，都會讓自己犯自以為是的毛病。</text:p>
      <text:p text:style-name="P4">【注釋】</text:p>
      <text:p text:style-name="P10">① 訊息場</text:p>
      <text:p text:style-name="Standard">所謂訊息場，就是眾多訊息在宇宙空間自然形成的作用力場。它是宇宙管理者為了方便我們瞭解訊息對宇宙中所有存在產生的作用而給出的一個稱謂。</text:p>
      <text:p text:style-name="P10">② 生命散發正向訊息就會推動宇宙能量場正向（順時針）旋轉，生命散發負面訊息就會導致宇宙能量場負向（逆時針）旋轉。</text:p>
      <text:p text:style-name="Standard">在宇宙中，不同的世界存在語言、文字上的差別。為了溝通交流上的方便，宇宙最高管理層會用一些符號來作為某些宇宙現象的標誌。比如我們正義家族順著宇宙正向方向發展，宇宙高層就會用“卍”代表正義家族正向（順時針）旋轉的能量場，“卍”象徵的就是正義；而邪惡家族反方向發展，<text:soft-page-break/>宇宙高層就會用“卐”代表負向（逆時針）旋轉的能量場，“卐”象徵的就是邪惡。其實地球上就有很多這樣的展現。比如我們平時看到的佛像，胸前就有“卍”標誌，因為佛就是正義者；而二戰中納粹使用的就是“卐”標誌，雖然使用者也不知道真相，但它們的生命中就有這樣的訊息。高維空間宇宙管理者給到我們這樣的顯化、傳達這樣的訊息，就是要告訴我們：我們是正義家族的後裔，正義家族同邪惡家族在發展方向上是截然相反的。</text:p>
      <text:h text:style-name="P11" text:outline-level="3"><text:bookmark-start text:name="__RefHeading___Toc784_2501770305"/>第二節　宇宙景象<text:bookmark-end text:name="__RefHeading___Toc784_2501770305"/></text:h>
      <text:p text:style-name="Standard">宇宙的真實面目不會輕易展現在生命面前。如今我們觀測到的萬千景象只是宇宙的初級形態。因為生命的能力有限，生命所擁有的不同許可權也使得自身觀測到的宇宙真相存在很大差異。</text:p>
      <text:p text:style-name="Standard">宇宙萬物的形態就是其最基本的訊息展示。當生命具備了相應的能力，它就能觀察、讀取到不同事物最基本的訊息，——包括事物的級別、功能、作用等基礎訊息。這些不同形態的展示非常有利於相應層級的生命區分與利用宇宙中的不同元素，從而讓生命創造出更有價值的產品。</text:p>
      <text:p text:style-name="Standard">再深層次的展現，就是萬物內在的基礎運作模式。具備較高能力的生命可以觀察到這種組成之間內在的關係與運作模式。這樣的生命更有能力深入區分不同元素所具備的本質，從而讓這些元素更精確地被利用。</text:p>
      <text:p text:style-name="Standard">具有更高能力的生命可以探知到某種現象的由來和一定時期內的演變過程。這樣的生命能夠推斷不同宇宙現象內部的訊息作用水準以及相應的規則體系。這樣的能力超出了我們現階段的水準，我們也只能通過查閱相關資料，才能得知一些這方面的訊息並用以指導自己的創造過程。</text:p>
      <text:p text:style-name="Standard">這樣的設置對於生命極其重要。因為生命體具備的容量非常有限，而宇宙所蘊含的各種複雜關係以及無盡的項目又遠遠超出了生命的想像。也就是說，宇宙中龐大的訊息量遠遠超出了生命所能承載的範圍。基於對生命的保護，宇宙高級存在在創造不同層次級別的生命時，就制定了這樣的規則，——越有能力的生命越能觀測到事物的本質。這樣的設置使得相應層級的生命只專注於自身水準之內的事物，而不至於受到過多的干擾。而當生命真正提<text:soft-page-break/>升到了不同層級的高度，也就自然而然能夠觀測到宇宙不同層級的展現形式。這就是生命提升帶來的能力變化。</text:p>
      <text:p text:style-name="Standard">宇宙擁有無比寬廣的空間，宇宙中也存在各種層次級別的生命。宇宙以怎樣的形態展現在生命眼前，完全取決於生命自身的狀態。可以說，宇宙的真實面目與生命層級相呼應，生命擁有怎樣的能力就會面對怎樣的宇宙景象。由於生命空間生命總體的層級目前還不算太高，因而無論我們處於哪一個層級，也無論我們眼中展現的是何種宇宙景象，它都與宇宙的真實面目相去甚遠。只不過生命的層級越高，它被宇宙高級管理層賦予的權力就越大，它所能觀測到的宇宙景象也越接近於真相而已。</text:p>
      <text:p text:style-name="Standard">其實任何一種出現在視野中的宇宙景象都有其巨大的價值，也都能被生命所利用。這些已經存在的宇宙景象，就是宇宙留給不同層級生命的考題。而作為高智慧生命的我們，就是要從這些現象背後尋找出內在的聯繫。因為事物間的內在聯繫能夠給予我們啟發，也能夠讓我們明白一定的宇宙規律與法則。這就需要我們對這些現象細心觀察、認真思考，並在大方向正確的前提下，按照不同時間點所呈現出來的宇宙現象，對事關自身發展的策略作出調整。不過這需要生命具備很高的境界並時刻保持清靜的狀態才能做到。也只有順應事物變化的規則，隨時作出生存方式方法上的調整，生命才能避免不必要的損失，才能在錯綜複雜的宇宙空間找到正確的生存之道。</text:p>
      <text:p text:style-name="Standard">宇宙景象不勝枚舉。這些都是宇宙自身訊息與條件凝結成的成果，而且背後也都蘊含著宇宙運行的規則。宇宙元素以怎樣的形態出現，就代表宇宙一定領域內蘊含著怎樣的能力與訊息水準。在不同階段內，宇宙所展現出來的形態會有很大區別，這也給生命帶來了更多的挑戰。不過正是在這些挑戰面前，生命才得以體現自身的能力與水準。因為生命可以利用各種元素，不<text:soft-page-break/>斷創造出適合生命群體生存與發展的條件。其實生命的一項任務就是從周遭不斷變化的環境中提取經驗，並且創造出相對穩定且高效的條件，以供生命自身更好地生存與發展。</text:p>
      <text:p text:style-name="Standard">由此，生命一定要用開放的思想與眼光去面對不斷變化的外在世界，一定要正確對待出現在自身視野內的各種宇宙現象。因為極其微小的現象展現都有可能蘊含著巨大的天機，都有可能讓生命得到重大啟發或突破。其實宇宙中所有的現象都不會無故出現，也都有其必然性和自身的意義，就看生命有沒有這樣的能力去揭開這些真相，有沒有這樣的能力讓更多的宇宙奧秘為己所用。</text:p>
      <text:p text:style-name="Standard">當憑藉自己的努力探知到更大範圍內的宇宙奧秘時，生命就會體驗到宇宙不一樣的精彩，體驗到自身作為一個生命出現在宇宙中的榮耀。當越來越多的真相擺在我們面前，我們就會瞭解到生命與宇宙的正確關係，瞭解到生命存在於宇宙中的意義。其實只有當這些最根本的理念被生命所熟知，生命才能真正回歸本位，才會不斷去履行自身應盡的職責與義務。這是生命生存的基本狀態。也只有在這種正確的狀態下，生命才具備迸發巨大力量的可能，才具備體現自身價值的基礎。</text:p>
      <text:p text:style-name="Standard">宇宙浩瀚，我們所生存的大環境蘊含著無窮無盡的奧秘，它正靜靜地等待著生命去探索。可以說，生命的每一次提升都會迎來驚奇與感歎。隨著自身不斷進步，相信會有越來越多的宇宙景象呈現在生命眼前。這樣的精彩歷程，激勵著每一個生命不斷向上發展，也激勵著每一個生命為之不懈努力。</text:p>
      <text:p text:style-name="Standard">當然，事物不會按照我們想像的方向發展，也沒有任何一個生命能夠在不經歷摔打與磨練的情況下得以成長。我們可以抬頭仰望生命的前輩們，它<text:soft-page-break/>們之所以能夠躋身於高層宇宙空間，就是因為它們所經歷的風浪或者它們所面對的困難要遠遠超乎我們的想像。</text:p>
      <text:p text:style-name="Standard">如今高級別的宇宙景象尚未出現在我們的視野，更遑論瞭解這些景象背後的真相。宇宙之遼闊、之深邃遠遠超出了我們的想像。放眼望去，宇宙中真正能夠被我們所察覺的事物有多少？而在這些被察覺的事物中，真正能夠被我們所利用的又有多少？面對這樣的狀況，如今無論前輩們作出怎樣的描述，都無法讓我們有真實的感受與體驗。因為只有當自身真正面對這些真相的時候，我們才能對宇宙有更深入的瞭解；也只有經歷過一次又一次的蛻變，一次又一次的突破，我們才能找到真正屬於自己的生存軌跡。</text:p>
      <text:p text:style-name="Standard">為此，處於現階段的我們不應盲目追求高級別的宇宙真相，因為那沒有實際意義！其實無論身處多高層級的生命都會迎來全新的挑戰，也都會面對更深層次的難題。生命能力的提升不是對高層次宇宙的探究，而是對符合自身實際水準的宇宙事物不斷鑽研。所以無論這個宇宙擁有怎樣的實質形態，展現在你眼前的這一幕就是屬於你最真實的景象。生命只有認清自身所處的階段，不斷利用好自身周遭存在的外界條件，並從中不斷得到歷練與提升，才能讓自己有機會往更高的領域探索。這是生命成長的正確方式！</text:p>
      <text:h text:style-name="P11" text:outline-level="3"><text:bookmark-start text:name="__RefHeading___Toc786_2501770305"/>第三節　宇宙的運作體系<text:bookmark-end text:name="__RefHeading___Toc786_2501770305"/></text:h>
      <text:p text:style-name="Standard">宇宙空間佈滿各種元素。這些元素互相作用、互相協調，共同組成了這個已知的空間。就目前所能探知到的最大範圍，在這遼闊無比的大宇宙空間內，我們可以劃分出幾大功能領域。</text:p>
      <text:p text:style-name="Standard">第一個領域是我們所在的“生命空間”。生命空間屬於宇宙中的基礎作用空間，我們可以把它理解成一個基礎工作區。生命空間的價值在於推動宇宙中的能量槓桿，從而為有效帶動宇宙基礎結構的運作提供力量。我們也可以把生命空間比作一個動力輸出與訊息收集的工作單位，而這個工作單位所需的一切資源都是由大宇宙其它領域提供的。其實生命的要義就是利用這些已得到的資源去發展自己的世界，並且努力前行、奮發向上，不斷為這個宇宙貢獻自己的力量。</text:p>
      <text:p text:style-name="Standard">第二個領域是在生命空間之外較近的一層功能區，我們可以稱之為“宇宙中央訊息調頻區”。在這個領域中，相關單位會接收到宇宙高級別的訊息，然後通過整理與調頻，再分配到各個下屬工作區。這樣的舉措使得這些工作區能夠及時獲取高級別訊息的指導及其相應知識的補充，從而能夠讓這些工作區更為有效地履行自身的職責與義務。“中央訊息調頻區”蘊含著非常高端的宇宙科技與奧秘，那裡的“宇宙高級存在”具有更高級別的能力，它們能夠勝任自己的工作。不過這些“宇宙高級存在”是否屬於生命範疇，我們不敢妄下定論。我們只知道它們真實存在，並且擁有我們無法想像的高智慧與超能力。</text:p>
      <text:p text:style-name="Standard">第三個領域是在“中央訊息調頻區”之外更高層的宇宙空間，我們可以把它理解為“宇宙訊息發佈機構”。這樣的機構會把宇宙的全部訊息分配到<text:soft-page-break/>下屬各個調頻區，然後再由各個調頻區統一分配到下屬工作區。這樣的“訊息發佈機構”能得到宇宙相應高級別的所有訊息指示。這樣的機構目前我們只從生命前輩處瞭解到為數不多的幾個。它們作用於非常遙遠的宇宙空間，它們負責指導各自範圍內所有的下屬機構。可以說，它們的科技水準遠遠超出了我們的認知。</text:p>
      <text:p text:style-name="Standard">第四個領域是比“訊息發佈機構”更高一級的宇宙領域，我們可以稱其為“宇宙管理總機構”。“宇宙管理總機構”負責整合出各種指令與訊息，同時又具有一定許可權內的宇宙規則創建權力。目前我們只從生命前輩處瞭解到一個這樣的區域存在。對於我們來講，這樣的區域存在就代表著我們所熟知的宇宙意志與宇宙規律的由來。在這樣的“宇宙管理總機構”的領導下，宇宙空間內的各種元素能夠按照相應的規律與規則運作，從而保證了整個宇宙空間有條不紊地進行各種進程，也保證了整個宇宙空間有序而規範地發展。</text:p>
      <text:p text:style-name="Standard">宇宙所呈現出的一切現象都是其內部深層體系運作的結果，而不同的空間又會因其自主的發展產生運行方式上的微調，但無論怎樣調整都不會脫離主幹。宇宙管理體系的運作由宇宙管理總機構主導，然後再在各個區域設立相應級別的許可權，並讓其在一定範圍內得以生存與發展。而各個區域所獲得的發展訊息最終都會彙集到宇宙管理總機構中，並且為宇宙管理總機構實施相應的措施和必要的調整提供依據。這樣做的目的就是為了達到宇宙整體運作的高效。這就是宇宙內部體系的大致模式。</text:p>
      <text:p text:style-name="Standard">其實宇宙各個領域都擁有極其複雜的支撐體系。這個由宇宙規律編織而成的龐大體系是宇宙一切元素有序運行的保證，也是浩瀚宇宙井然有序、不斷發展與進步的根本。它不會因為任何外力的干擾而發生改變。宇宙各個區域承擔著各自的責任與使命，完成著宇宙最高管理機構對不同區域設立的不<text:soft-page-break/>同專案。宇宙各個領域利用這些不同專案獲取宇宙發展的相關訊息，而宇宙最高管理機構也需要匯總這些訊息作為制定整體發展規劃的依據。所以無論怎樣的宇宙元素或區域，都有其產生的基礎，也都有其相應的規律作指導。這些規律給予了各個領域不同的成長方式，但也由不得它們肆意發展。</text:p>
      <text:p text:style-name="Standard">我們能大致瞭解到與我們相近的幾個工作區域所擁有的不同專案。從這些基礎領域的不同狀況中，我們可以推理到更廣泛的宇宙領域所擁有的運作模式。如今我們沒有能力去驗證過高層面的宇宙真相，但是我們可以從自身周圍盡可能大的範圍去歸納與提煉，也可以從宇宙最高管理機構為各個基礎空間設立的不同專案中去總結經驗，從而為宇宙整體的發展發揮出我們自身的作用。至於生命最終能夠發展到何種地步，能夠揭開怎樣的宇宙奧秘，我們不敢妄下定論。</text:p>
      <text:p text:style-name="Standard">舉例說明與我們自身水準相近的宇宙空間所擁有的項目，這樣可以讓親人們通過這些知識與真相，去體會這個宇宙具有怎樣的模式。</text:p>
      <text:p text:style-name="Standard">首先是我們自身生存的這個宇宙空間，其大致的項目側重就是激發相應頻段內宇宙元素所具備的作用與潛質，並且讓這些不同的宇宙元素盡可能全面地被利用，從而最大限度地發揮各種元素的功能。我們這個空間的範圍非常廣闊，以現階段的能力，我們不可能完全瞭解自身所處的空間具有怎樣的奧秘。</text:p>
      <text:p text:style-name="Standard">在前輩們的教導下，我們瞭解到了其它幾個區域大致的專案側重。</text:p>
      <text:p text:style-name="Standard">比如距離我們最近的一個宇宙空間區域，它們的專案側重是培育新生宇宙元素。在這樣的區域中，生命可以較嫺熟地協調宇宙空間內各因素間的作用，從而找尋出新的可能，並讓這些可能逐步變為現實。當然，這樣的宇宙<text:soft-page-break/>區域所擁有的物質呈現形式以及生命所擁有的各種能力與展現方式，都會讓它們更有利於去履行自身的職責。</text:p>
      <text:p text:style-name="Standard">另外一個宇宙空間內的宇宙元素，其所有的展現更接近於宇宙本有的形態。在這個空間中，很少會出現固定形體的物質。也就是說，這個空間內的各種宇宙現象其元素間的作用距離非常大，它們都以非常鬆散的狀態存在於宇宙中，它們並不像我們生存的空間會形成緊密且堅固的物體。在這個空間中，所有的呈現都基於元素間的半連接狀態。這樣的現象使得這個空間中所擁有的各種規則與元素間的作用關係，都能夠以物質形態的方式展現於宇宙中。我們可以理解為是宇宙中不同的關係與規則，在用物質作為媒介清晰地展現在生命面前，從而讓生命很容易瞭解到各種規則的運作方式。其實這也是讓生命能夠較快地尋求出更適合於各種元素發展的高效方法。這樣的宇宙區域蘊含著非常高深的宇宙奧秘，它們等待著那裡的生命去瞭解、去探索。相信那裡的生命一定能夠用自己的智慧不斷為其它宇宙領域提供幫助。</text:p>
      <text:p text:style-name="Standard">在這個宇宙中，類似於這種不同側重的基礎空間還有很多。這些不同的宇宙工作區域都發揮著自身的作用，並且不斷把全方位的訊息匯總到更高層的宇宙管理機構中，從而使宇宙整體得到全方位的提升與進步。從這些不同的工作區域中，我們能夠推理出宇宙整體的運作體系是一個極其龐大且複雜的系統。這樣的系統能夠使得萬物按其相應的區分與職能運行於不同的崗位而不會出現紊亂與失控，也不會有無故出現的宇宙現象。所以整個宇宙擁有的龐大系統，已經遠遠超出了作為基層生命的我們在現階段的理解範圍。</text:p>
      <text:p text:style-name="Standard">生命前輩告訴我們這些實情，是為了讓我們對宇宙的基本運作體系有一個大概的瞭解。這樣也能讓親人們意識到我們所生存的這個宇宙有著怎樣的真實面目。這些都會幫助我們找到自身在宇宙中的正確定位，從而不會妄自<text:soft-page-break/>尊大、盲目地用自己狹隘的知見去評判外在的世界。同時這些知識也能夠讓我們腳踏實地的去努力與拼搏，並最終上升到更高的宇宙空間去發揮更大的作用。</text:p>
      <text:p text:style-name="Standard">當然，本文所描述的宇宙運作體系，在整體宇宙空間中還處於非常狹窄的範圍。因為生命前輩們能夠真實感應到這個宇宙擁有無比廣闊的空間，它絕不僅僅局限於我們現在已知的範疇。這樣的真相讓作為生命的我們感到無比興奮與自豪。因為我們有機會憑藉自己的能力，去體驗這個宇宙的浩瀚，去探索這個宇宙永無止境的奧秘。這也成為了許多生命不斷奮發前進的動力。</text:p>
      <text:h text:style-name="P33" text:outline-level="2" text:is-list-header="true"><text:bookmark-start text:name="__RefHeading___Toc788_2501770305"/>第二章<text:bookmark-end text:name="__RefHeading___Toc788_2501770305"/></text:h>
      <text:h text:style-name="P12" text:outline-level="3"><text:bookmark-start text:name="__RefHeading___Toc790_2501770305"/>第一節　生命的定義<text:bookmark-end text:name="__RefHeading___Toc790_2501770305"/></text:h>
      <text:p text:style-name="Standard">生命是一種非常精妙的宇宙現象，它是宇宙發展不同階段的特殊產物。我們通常稱具有感知能力，或者能夠在大自然中自然生長的存在為生命，但這樣的描述顯然無法涵蓋生命的內涵。隨著對宇宙真相的不斷瞭解，我們對生命的理解也達到了前所未有的高度。</text:p>
      <text:p text:style-name="Standard">在這個宇宙中，生命蘊含著極其廣泛的意義和無窮的奧秘。任何生命的出現都是基於宇宙自身的需求。這種需求凝聚了一部分宇宙空間可利用的條件，並且被賦予了不同的訊息，從而使得這個凝聚體具備了相應的能力，能夠去完成相應的任務。我們把這種具備一定能力並且凝聚了一定宇宙條件和訊息的結合體稱為生命。</text:p>
      <text:p text:style-name="Standard">然而，生命的存在又是宇宙特定時期內的決策。宇宙作出這樣的決策，就是為了讓生命來承擔一部分職責，來解決宇宙中的實際問題。所以<text:span text:style-name="T4">生命的出現一開始就伴隨著責任與使命</text:span><text:span text:style-name="T2">①</text:span>，但同時又被設定了不同的許可權。不同的生命物種在各自的許可權範圍內發揮著相應的作用，解決著自身所面對的問題。顯然，這裡的生命不僅僅是指生命所擁有的形體或載體，而更主要的是指作用於外在環境的那股生命能量及其訊息。我們可以靠這個外在的形體或載體來歷練自己的能力、提升自己的品味，但我們不可以被它所障礙或蒙蔽。</text:p>
      <text:p text:style-name="Standard">當一個生命成為了完整的自然存在，它就自然而然地與宇宙其它事物建立了關係。這就是創造者為生命設定的一種模式。我們不要認為生命的存在是獨立的個體，這種想法有悖於生命被創造的初衷。因為生命體中各個系統<text:soft-page-break/>的運作與內外的不同呈現，都會對自身之外的能量場與訊息場產生作用並使之變化。這些變化會影響到宇宙中的其它事物，而這種作用力的大小與實際效果，就代表了生命個體的實際能力。這才是一個生命真正的宇宙形態。</text:p>
      <text:p text:style-name="Standard">生命存在於宇宙已經有漫長的歷史，而生命涵蓋的範圍也非常廣泛。根據生命前輩的教導，就目前所知，宇宙中存在七種形態的生命。其中能量形態的生命創造了意識形態的生命和物質形態的生命。我們所在生命空間的生命就屬於物質形態的生命。至於其它四種形態的生命，我們根本無法用地球上的文字和語言作出描述。</text:p>
      <text:p text:style-name="Standard">事實上，對於物質形態生命之外的其它形態生命，我們目前還無法有所探知，但它們確實存在於宇宙中，並且主導著宇宙發展的進程。比如能量形態的生命，它們的智慧與能力遠遠超出了物質形態的生命。這裡之所以稱它們為生命，是為了表述上的方便。其實更確切地講，應該稱它們為宇宙高級存在，以示同生命空間物質形態的生命有所區別。</text:p>
      <text:p text:style-name="Standard">生命空間遵循著訊息轉化成能量、能量轉化成物質、物質聚合成物體這一規律，所以憑藉我們目前的層次級別和能力，我們只能對生命空間物質形態的生命有所描述。</text:p>
      <text:p text:style-name="Standard"><text:span text:style-name="T4">1、按照成長方式可以把生命分為動態生命和靜態生命。</text:span>其實動態生命和靜態生命，大體上就是我們所理解的動物和植物。</text:p>
      <text:p text:style-name="Standard">所謂動物，就是宇宙中可以獨自移動的物種。正因為動物是宇宙高級存在用流動性的生命能量加上一定的設置創造而成的，所以它們才會有這樣的特性。也是因為創造動物的生命能量其層次級別與種類大不相同，所以宇宙中才會出現形形色色、不同層次級別、不同類別的動態類生命。</text:p>
      <text:p text:style-name="Standard"><text:soft-page-break/>所謂植物，就是宇宙中固定生長的物種。它們不能移動，是因為創造者在創造它們的時候，採用的是靜態類生命能量。也是因為生命裡不具備那樣的特性、不具備那樣的能力，所以植物就無法像動物一樣自行移動。但是植物在宇宙中同樣起著重要的作用，它們不但可以供給動物需要的養分，還能散發安靜的訊息，從而起到平衡宇宙能量場的作用。</text:p>
      <text:p text:style-name="Standard"><text:span text:style-name="T4">2、按照呈現形式可以把生命分為陽性生命和陰性生命。</text:span>在這個宇宙中，生命呈現的形式多種多樣，不同的生命呈現表達了宇宙不同的需求。在宇宙各個領域，宇宙需要生命以怎樣的形式呈現，生命就會按照宇宙所需去展現自己的生命形態。因為這樣的展現更有利於履行自身的職責與使命。</text:p>
      <text:p text:style-name="Standard">所謂陽性生命就是呈現陽性物質形態的生命。陽性生命的載體是創造者按照某個實體星球的生存條件而量身定做的，它們只適合生存於那樣的星球。比如我們地球上陽性的動植物就適合生存在地球上。其實陽性生命在陽性世界發揮的最大作用就是散發訊息、繁衍生命，同時也歷練自己的基礎能力。陽性生命的載體壽命都非常有限。</text:p>
      <text:p text:style-name="Standard">所謂陰性生命就是呈現陰性物質形態的生命。它們的生存範圍比較廣泛，既可以生存在實體星球上，也可以生存在非實體星球上，而且層次級別越高的陰性生命，在宇宙中的生存範圍越廣泛。事實上陰性生命的載體要比陽性生命的載體高級很多，也可以說陰性生命的載體在宇宙中有更強的適應性。</text:p>
      <text:p text:style-name="Standard">陰性生命在宇宙中有很長的壽命，只要跟得上宇宙能量場提升步伐的，都可以長久地生存在宇宙中以體現自身價值。也因此宇宙中陰性生命的數量要遠遠多於陽性生命。</text:p>
      <text:p text:style-name="Standard"><text:soft-page-break/>以地球人類為例，我們陽人無法看到陰人的存在，也無法聽到他們發出的聲音；但是陰人卻可以看到陽人，也可以聽到陽人說話。針對不同形式的生命，創造者都會有不同的設置。而不同形式生命之間無法直接溝通，是因為載體形式、特性不同，也是因為宇宙科技還沒有達到這樣的高度。</text:p>
      <text:p text:style-name="Standard">如今地球陽性世界的一些科學儀器，已經有能力拍攝到一些陰性生命活動的圖片和視頻；網路上也經常有靈異事件的報導，只不過地球陽人不瞭解真相，沒有引起太多關注罷了。宇宙之大，什麼樣的生命形式都會有所展現，我們不能認為自己沒有能力看到的事物就不存在。否則只能證明我們自身的狹隘，或者對宇宙真相知之甚少。</text:p>
      <text:p text:style-name="Standard">在這個宇宙中，無論是陰性生命還是陽性生命都會有陰陽屬性之分，比如人類分男女、動植物分雌雄等。這是由創造者在創造生命過程中注入的訊息決定的。也就是說，人類男女性別的形成也是創造者事先的設置。創造者在創造我們的時候，就已經決定了我們的性別。除非有人在後天的歷練中讓自己的性別特徵偏向於另一方，這樣創造者才會在我們再次投胎轉世時作出重新設置。否則貿然改變生命的陰陽屬性，只會造成生命訊息的混亂。如今地球上有很多人的生命訊息都處於混亂狀態，或者說有很多人的性別屬性都出現了異變。這就是我們平常看到的男人沒有了陽剛之氣，女人缺乏些陰柔之美的現象。這也是地球負能量場產生的作用。</text:p>
      <text:p text:style-name="Standard"><text:span text:style-name="T4">3、按照品性可以把生命分為正義生命和邪惡生命。</text:span>宇宙中一開始被創造的生命都具有正直善良的特性。只是隨著時間的推移，生命的發展逐漸擴大到了宇宙的低維空間。這些空間的部分生命，由於存在自以為是的毛病，它們就會按照自己的意願生活；也由於這樣的生命過於狹隘，主觀意識過強，從而導致墮落並最終演變成邪惡生命。</text:p>
      <text:p text:style-name="Standard"><text:soft-page-break/>這些邪惡生命通過自身的努力也在宇宙中創建了自己的世界，而後又憑藉自身的能力創造了很多邪惡物種。至此，宇宙低維空間出現了邪惡世界。</text:p>
      <text:p text:style-name="Standard">正義生命正直、善良，具有無私奉獻的精神。它們屬於愛的物種，它們為宇宙的發展帶來了很大的利益。因為愛的物種散發的正向訊息使得宇宙的能量場越來越高頻，從而推動了宇宙的發展。而邪惡物種自私自利，有控制他人、奴役他人的欲望，它們散發的負面訊息產生破壞宇宙的作用。</text:p>
      <text:p text:style-name="Standard">以上是對生命的幾種分類方法，當然分類方法還有很多。比如按照能力的不同還可以把生命分為具有感知能力、意識能力或者思維能力的生命等等，在此不一一列舉。</text:p>
      <text:p text:style-name="Standard">其實不斷進步是生命的一項重要規律。我們可以把生命任何一種有方向性的自主進程稱為生命力。在這個宇宙中，生命的形式與種類繁多，但只要是跟得上宇宙能量場提升步伐的，這些生命都無不顯示出蓬勃的生命力。事實上，也正是這種生命力的呈現，才體現出了生命的價值與意義。而且宇宙高層沒有為生命空間的發展作出限制，這就使得生命上升的高度不可限量。也就是說，生命完全有能力憑藉自身的努力，進而進化到更高的領域去發揮更大的作用。這就是生命本身的魅力所在。</text:p>
      <text:p text:style-name="Standard">但是如果生命不遵從發展規律，不能夠使自身永遠走在前進的道路上，那也會使自身面臨被淘汰的危險。我們可以理解為生命的不思進取與固步自封是不符合宇宙規律的生存方式。如今這種低迷的生存狀態普遍存在於低維空間中，從而使得低維空間的基礎宇宙成份受到了不同程度的污染。而這樣的狀況也導致了負面效應與作用的產生，從而給整體生命空間帶來了隱患。其實這是宇宙留給生命空間的一項考驗。可以說，一切不符合進化規律的生<text:soft-page-break/>命都會被宇宙收回其自身的自由意識，並且讓其重新步入能量疏導狀態。這樣的境地對於一個高智慧生命來說是一種恥辱，也是一種悲哀 ! 所以，應該以怎樣的姿態呈現在這個宇宙中，應該如何使自身符合宇宙進化的規律，這是每一個生命必須思考的問題。</text:p>
      <text:p text:style-name="Standard">毋庸置疑，生命是宇宙中最不穩定的一種因素，而生命的一項使命就是調整這些不穩定因素。至於更高級別的存在有著怎樣的展現，我們不得而知。但就目前階段來講，生命的展現方式就是以一個具有無限種可能的形態出現在這個宇宙中，並且利用現有的條件去探索、歸納、向上提供更全面與精確的資料，從而為宇宙高層次的發展作出鋪墊。這是對生命更深一步的詮釋。</text:p>
      <text:p text:style-name="Standard">如今我們對生命的理解還處在非常低矮的層面，因而我們沒有能力把生命的全景完全描繪出來；也因為我們無法做到站在生命以上的高度去總攬生命的全域，因而也不會對生命有全面的概括與剖析。我們目前能做的就是按照已知的軌跡與步驟讓自己不斷前行，不斷往更高的領域探索。相信隨著能力的不斷提升，我們終將揭開生命神秘的面紗。也只有整體生存空間提升到了一定高度，生命才會有更多的知識儲備，才會有更高級別的知識授權。所以不斷提升與進步是我們所有生命共同的責任與使命。相信終有一天，生命的全景會全然地展現在我們面前，從而讓我們對生命的理解達到空前的高度，並且共同去讚歎生命的偉大！</text:p>
      <text:p text:style-name="P4">【注釋】</text:p>
      <text:p text:style-name="P10">① 生命的出現一開始就伴隨著責任與使命</text:p>
      <text:p text:style-name="P14">創造者為了讓生命更好地履行責任與使命，就會為不同層次級別的生命設置不同層次級別的品質和性能。比如創造蚯蚓這個物種，就是為了讓這個<text:soft-page-break/>物種來擔當鬆土的責任與使命；創造蜣螂（俗名屎殼郎）這個物種，就是為了讓這個物種來擔當清理動物糞便的責任與使命。當然，地球上也有邪惡創造者創造的物種，它們也擔當著自己的責任與使命。比如蒼蠅、蚊子，它們擔當的就是傳播疾病、干擾正義生命正常工作與生活的責任與使命。</text:p>
      <text:h text:style-name="P11" text:outline-level="3"><text:bookmark-start text:name="__RefHeading___Toc2883_1422838631"/>第二節　生命的創造和繁衍<text:bookmark-end text:name="__RefHeading___Toc2883_1422838631"/></text:h>
      <text:p text:style-name="Standard">生命的出現為宇宙帶來了生機。在生命的帶動下，宇宙一定範圍內的元素得以歸納與協調，從而使得宇宙的發展更為高效。</text:p>
      <text:p text:style-name="Standard">生命擁有不可想像的能力，只是我們對生命的探知還沒有達到一定的高度。我們只知道生命出現的基本原理與大致流程，但是生命的奧秘遠不止於此。就目前來講，生命空間只擁有創造低級別物種的能力，而高級別物種其自身擁有龐大的系統支援。這樣的系統超出了我們現階段理解的範圍。也就是說，生命真正的奧秘並沒有被我們所掌握。</text:p>
      <text:p text:style-name="Standard">在這個宇宙中，能量場頻率越高，形成的物體品質越好、越穩定，也越不容易回歸到物質或者能量狀態。而要推動能量場頻率不斷提升，正向訊息的滋養必不可少。宇宙高級存在正是了悟了正向訊息與宇宙能量場之間微妙的關係，所以才會想方設法去創造這樣的條件，——也就是創造各種各樣正義的生命。因為正義的生命富有愛心，它們散發的正向訊息能不斷維持和提升宇宙能量場的頻率，從而促進宇宙的繁榮與發展。可以說沒有生命，宇宙平淡無奇；沒有生命，宇宙不會泛起任何漣漪。這就是生命的由來，也是生命存在於宇宙中的意義。所以說，<text:span text:style-name="T4">生命的出現是宇宙自身發展的需要</text:span><text:span text:style-name="T2">①</text:span>，也是宇宙不同階段的產物。</text:p>
      <text:p text:style-name="Standard">宇宙高級存在從何而來，我們不得而知。我們只從生命前輩處瞭解到：生命空間內的一切物種，無論是靜態類物種還是動態類物種都屬於創造，都是由不同層次級別的創造者在不同時期，按照自己的意願和設想創造出來的高科技產品。</text:p>
      <text:p text:style-name="Standard"><text:soft-page-break/>宇宙中能量的種類多不勝數，而要創造不同層次級別的生命，創造者必須採集、分離出不同層次級別的生命能量。這需要很高的宇宙科技。</text:p>
      <text:p text:style-name="Standard">所謂生命能量，就是宇宙中能夠被創造者用於創造生命的一類特殊能量。生命能量有很多層次級別之分，層次級別較高的生命能量可以用來創造層次級別較高的生命，而層次級別較低的生命能量只能用來創造層次級別較低的生命。</text:p>
      <text:p text:style-name="Standard">宇宙中的生命能量非常稀少，它們都是一些富有愛心的正義生命（存在）不斷散發正向訊息，這些正向訊息又作用於宇宙能量場而產生的。宇宙中的高頻生命能量更是彌足珍貴，遠遠滿足不了創造高級別生命的需要。其實宇宙空曠，有生命的星球不到萬分之一。所以創造生命，特別是創造高智慧生命更是宇宙高層的重大課題之一。</text:p>
      <text:p text:style-name="Standard">主導、掌控生命行為的是一整套生命系統。生命系統分兩部分，一部分是創造者用非常特殊的生命訊息和生命能量創造的核心系統。核心系統屬先天系統，我們也可以稱為生命種子，它決定了生命的品質和能力上限。另一部分是載體系統，分陰性載體系統和陽性載體系統。載體系統是後天根據先天系統的程式設計而自動成長完善的系統，它決定了生命的外在形象。核心系統和載體系統的有機結合形成了完善的生命系統，從而使得這個生命能夠在宇宙中發揮相應的作用。</text:p>
      <text:p text:style-name="P6">1、高智慧物種的創造、繁衍</text:p>
      <text:p text:style-name="Standard">宇宙中具有思想能力、既能創建世界又能創造文明的物種就屬於高智慧物種。高智慧物種的核心系統都是由宇宙高級存在在生命空間之外創造的，它由非常高級且特殊的陰性物質構成。而要取得生命核心系統，各個家族必<text:soft-page-break/>須向上級主管部門申請領用。不過這樣的領用，無論其層次級別或數量都不是隨意或無限的，都是由自己家族所有生命成員前期散發的、各種層次級別的訊息及其數量決定的。其實也是根據自己家族前期為大宇宙所做的貢獻決定的。當然對於這樣的指標，大宇宙相關部門都會有詳盡與科學的考量方式。</text:p>
      <text:p text:style-name="Standard">在不同的世界，都有某種高智慧生命在產生主導作用，而有些高智慧生命的起步本來就很高。因為大宇宙創造的生命核心系統本來就有層次級別之分，而且由於注入的訊息不一樣，也造就了高智慧生命能力、專長上的差異。這也是形成多姿多彩生命空間的重要原因。</text:p>
      <text:p text:style-name="Standard">以我們地球人類為例，當一對陽性夫妻交媾形成受精卵時，通過檢測，高維空間相關部門就會安排一個適當的生命核心系統（生命種子）來投胎，——其實也就是<text:span text:style-name="T4">透過手術的方式把生命種子植入胚胎的過程</text:span><text:span text:style-name="T2">②</text:span>。只不過這樣的手術是由陰性工作人員施行，我們陽人無法察覺罷了。由於生命核心系統的能量頻率要高出我們環境能量場頻率的幾百倍，因此生命核心系統對載體系統的成長起到了主導作用。如果沒有生命種子來投胎，就沒有辦法成胎，也就沒有辦法發育成人。</text:p>
      <text:p text:style-name="Standard">人在母體裡根據生命系統的設置逐漸發育，經過十月懷胎，一個偉大的生命就此誕生了。出生後的生命通過吸收環境中的陽性物質和陰性物質，從而使得載體系統逐漸發育成熟。其實無論是高智慧物種還是其它胎生物種，從母體裡獲得來到這個世界所需要的完整訊息都是創造者的一種設置。</text:p>
      <text:p text:style-name="Standard">值得一提的是，宇宙中只有陰陽結合的生命體才能孕育生命，而<text:span text:style-name="T4">陽性生命體就屬於陰陽結合體</text:span><text:span text:style-name="T2">③</text:span>。也就是說，只有陽性的父母才能直接孕育後代。陰性夫妻交媾雖然也能形成胚胎，這個胚胎也凝聚著陰性父母雙方的訊息和能<text:soft-page-break/>量，但宇宙高級存在創造的生命種子卻無法在陰性生命體中發揮作用。因此陰性夫妻交媾產生的訊息和能量只能注入到生命種子中，然後再透過陽性父母的孕育才能發揮作用。這是宇宙高級存在的設置，也是因為實體世界有更好的歷練項目和環境。高智慧生命只有起步於實體世界，得到更全面的歷練，才能在陰性世界更好地成長。</text:p>
      <text:p text:style-name="Standard">生命空間其它高智慧物種的創造、繁衍同人類大體相同，只是生命核心系統蘊含的訊息、載體成長的週期有些不同罷了。</text:p>
      <text:p text:style-name="P6">2、動物的創造、繁衍</text:p>
      <text:p text:style-name="Standard">要想讓某種動物在宇宙中發揮怎樣的作用，創造者就會用怎樣的生命能量和訊息創造出怎樣的動物。動物的繁衍無需像高智慧生命那樣進行一對一的投胎管理，因為動物在交配過程中就能自行產生生命種子，從而達到程式化批量繁衍的目的。也是因為對動物的智慧、能力、或者個性化差異沒有那麼高的要求，創造者才會作出這樣的設置。其實繁衍也是一種創造，只不過是一種更高級別的創造罷了。</text:p>
      <text:p text:style-name="Standard">動物的天性都來自創造者先天的設置。比如北極熊百十公里外就能聞到相關氣味；最有能力的信鴿2萬公里外都能找到回家的路。這種本能受生命核心系統的指引，而非憑藉大腦的記憶。不同的物種有不同的設置，只不過受負能量場的影響，有些物種的本能會逐漸退化，從而達不到創造者設置的預期罷了。</text:p>
      <text:p text:style-name="Standard">我們正義家族創造生命，用的都是正向訊息與能量，當然用得也是正能量場中形成的物質。而邪惡家族正好相反，也因此邪惡家族創造的物種與正義家族創造的物種在本質上會有很大差別。比如動物和植物，凡是本性對這<text:soft-page-break/>個世界有害的，都是邪惡家族創造的物種。因為正義家族不會有這樣的設置。我們可以通過觀察一個物種的本性來區分它們的正邪屬性。</text:p>
      <text:p text:style-name="Standard">在宇宙中，任何一個物種都有它存在的意義。只不過正義物種服務於正義，邪惡物種服務於邪惡，它們都是<text:span text:style-name="T4">按照創造者賦予的品性和能力在宇宙中發揮相應的作用</text:span><text:span text:style-name="T2">④</text:span>。</text:p>
      <text:p text:style-name="Standard">其實正義世界和邪惡世界都會對自己創造的物種進行檢測，也只有達到一定的標準才會被投放到相應的宇宙空間。當然正邪雙方檢測的標準截然不同。創造正義生命需要正向訊息，創造邪惡生命需要負面訊息，而且越負面的訊息創造出來的生命越邪惡。如今邪惡世界發展那麼迅速，就是因為宇宙較低維空間的世界有太多本來屬於正義家族的子孫後代不斷散發負面訊息，從而為創造邪惡物種提供了源源不斷的支援。這樣的正義生命有悖於宇宙高級存在的創造，也有悖於生命存在於宇宙中的意義！</text:p>
      <text:p text:style-name="P6">3、植物的創造、繁衍</text:p>
      <text:p text:style-name="Standard">植物是採用靜態類生命能量創造的物種。它們沒有思想，所以無需宇宙管理者刻意去管理。植物只有感知能力，所以創造植物只需根據它們的特性和所在的環境條件，從而對它們的核心系統作出相應的設置。只要核心系統設置的條件得到滿足，這些植物就可以正常地繁衍、生長。其實一些低端、細微的生物類物種也是採用這樣的方法進行創造的。宇宙相關部門對類似生命進行簡化處理，就是不想花太多的時間與精力來創造這些低層次、低級別的物種。這也是由這些物種在宇宙中發揮的作用決定的。</text:p>
      <text:p text:style-name="Standard"><text:soft-page-break/>同動物的創造不同，在科技發達的陰性世界，那裡的高智慧生命日常也有創造陰性植物的能力。通過設置，這些陰性植物也能展現出華麗的外表，也能散發出安靜的訊息，但是它們不具備繁衍、生長的能力。</text:p>
      <text:p text:style-name="Standard">其實銀河系內就有這樣一個創造生命最基礎的機構，這個機構的能量場頻率在50~60維之間。由於是最基礎的創造機構，因此它只能創造一些小型動植物。大型動植物主要是從更高級別的創造部門引進，在這裡進行二次改造、組裝。因為大型動植物需要相對複雜的生命系統，它們的技術含量更高。事實上銀河系內很大一部分人類的生命核心系統，也是從上一級部門領回來後在這裡進行系列培育，從而形成完整的、具備投胎條件的生命種子。</text:p>
      <text:p text:style-name="Standard">我們家族還沒有獨立創造生命的部門，也沒有這樣的設備，但是我們家族有很多人在這個部門工作。這樣也便於相關事宜的對接。</text:p>
      <text:p text:style-name="Standard">生命作為一種宇宙產物已經存在漫長的時間，儘管生命在宇宙中所處的位置還非常低矮，但它們所發揮出來的作用與價值與日俱增。當宇宙對生命有全新的需求時，就會賦予生命全新的能力與許可權，從而讓生命承擔更重要的職責。這樣的遠景激勵著整體生命空間不斷向上發展，同時也期待著生命能為大宇宙作出更大的貢獻。</text:p>
      <text:p text:style-name="P4">【注釋】</text:p>
      <text:p text:style-name="P10">① 生命的出現是宇宙發展的需要</text:p>
      <text:p text:style-name="Standard">這句話蘊含著很深的宇宙奧秘。其實宇宙和生命的關係非常緊密，生命不單需要宇宙提供的能量才能生存，而且還需要宇宙提供的高頻能量才能更好地成長。與此同時，宇宙也需要生命散發不同層次級別的訊息來作用於宇<text:soft-page-break/>宙能量場，來提升宇宙能量場的頻率，從而為宇宙增添活力和發展動力。這是一個相互需要的良性迴圈。宇宙原初雖然也有訊息，但如果沒有生命散發的訊息，宇宙就顯得平淡無奇而缺乏活力。如果宇宙沒有足夠的活力，也就缺乏形成星球的動力，更無法有效維繫星球的運轉。</text:p>
      <text:p text:style-name="P10">② 透過手術的方式把生命種子植入胚胎的過程</text:p>
      <text:p text:style-name="Standard">手術小組通常由一名醫生、二名護士以及若干護法組成。如果順利，一般20 ~ 30分鐘就能完成一例生命種子的植入手術。</text:p>
      <text:p text:style-name="P10">③ 陽性生命體屬於陰陽結合體</text:p>
      <text:p text:style-name="Standard">詳見下一節“生命的輪迴”。</text:p>
      <text:p text:style-name="P10">④ 按照創造者賦予的品性和能力在宇宙中發揮相應的作用</text:p>
      <text:p text:style-name="Standard">正義物種品性溫順、善良，它們在宇宙中發揮的是積極正向的作用。比如牛、馬幫助人類幹活，產生減輕人類勞作負擔的作用；家犬、貓作為人類的護法產生看家護院、守護糧倉的作用。而邪惡物種品性邪惡，它們往往帶有攻擊性。即便沒有攻擊性，它們在宇宙中起到的也是負面作用。比如蟬這類物種，夏季不停地鳴叫。這類物種雖然沒有攻擊性，但是它們透過鳴叫來製造大量噪音，從而令人心煩意亂而無法清靜。它們會產生擾亂地球訊息場、破壞地球能量場的作用。再比如邪惡創造者創造的很多植物，它們雖然也沒有攻擊性，但由於邪惡創造者違反宇宙規律，對邪惡植物的設置與正義植物截然相反。大體上講，它們就產生與正義植物爭奪水分養分、使土地貧瘠、降低正義植物的品質、縮短正義植物的壽命，以及毒害正義動物等等作用。</text:p>
      <text:p text:style-name="Standard"><text:soft-page-break/>我們可以根據一個物種的品性以及它們在宇宙中發揮的作用來判斷這個物種的正邪屬性。其實透過觀察，我們不難發現：只要是邪惡創造者創造的物種，無論是動物還是植物，它們都是針對正義者的，它們來到這個世界的目的就是為了障礙正義宇宙的發展。</text:p>
      <text:h text:style-name="P11" text:outline-level="3"><text:bookmark-start text:name="__RefHeading___Toc2885_1422838631"/>第三節　生命的輪回<text:bookmark-end text:name="__RefHeading___Toc2885_1422838631"/></text:h>
      <text:p text:style-name="Standard">生命的旅程精彩而漫長，只要跟得上大宇宙能量場提升步伐的生命，都可以長久地生存在宇宙中。而且同一個生命可以生存在不同的世界，不同的世界將賦予生命不同的展現形式。不同陽性世界的生命會有不同材質的陽性載體；不同陰性世界的生命雖然載體的材質沒有區別，但有層次高低之分。層次級別越高的生命其載體的品質或品質越好。</text:p>
      <text:p text:style-name="Standard">在宇宙中，能量場越高頻的世界科技越發達、文明程度越高、人民生活越幸福。生命可以憑藉自己的能量頻率選擇在相應的世界生活。一個生活在低維空間的生命，如果能夠了悟宇宙真相，積極奉獻愛心，不斷為大宇宙散發正向訊息，從而讓自己的生命頻率越來越高，那麼它就有能力上升到更高維空間的世界過上更加美好的生活。反過來，一個生活在高維空間的生命，如果缺乏自律，不注重自己的修為，從而讓自己的生命層次越來越低，那麼它只能選擇去較低維空間的世界生活。因為它的生命層次已經無法匹配原來的能量場。</text:p>
      <text:p text:style-name="Standard">我們可以把生命在陰陽載體之間的轉換，或者憑藉自身能量頻率的變化不斷變換生存空間的過程稱為生命的輪迴。</text:p>
      <text:p text:style-name="P6">1、陽性生命輪迴成陰性生命</text:p>
      <text:p text:style-name="Standard">一個成熟的陽性載體實際上是和陰性載體合二為一的。因為在陽性載體生長發育的同時陰性載體也伴隨著一起成長。陽性載體就是陰陽載體的結合體，只不過陽性生命由陽性載體發揮作用，其陰性載體暫時處於休眠狀態。但是當一個生命的陽性載體報廢後，<text:span text:style-name="T4">只要有足夠的能量，它的陰性載體就會</text:span><text:soft-page-break/><text:span text:style-name="T4">自動啟動</text:span><text:span text:style-name="T2">①</text:span>。這樣的轉換過程只需1 ~ 2分鐘，從此這個生命就以陰性的形態展現在宇宙中。</text:p>
      <text:p text:style-name="Standard">我們可以這樣去理解：生命的核心系統是宇宙高級存在創造的，載體是生命空間繁衍的，從陽性生命到陰性生命的轉換是在自然中完成的。其實這一切都是高科技的設置，也是宇宙高級存在在了悟了自然界陽性星球從形成到風化，並最終蛻變成陰性星球的規律後才作出的設置。當明白了這一切，我們不得不讚歎宇宙高級存在的偉大！</text:p>
      <text:p text:style-name="Standard">陽性載體的報廢就是地球人所理解的“死亡”。當然這樣的理解是錯誤的！一個生命真正的死亡，意味著這個生命已經沒有了任何形式和特徵。只有連最基本的感知能力都失去了，這個生命才算是真正的死亡。也是因為地球人不明真相，才會有這種錯誤的死亡觀念。其實，陽性載體的報廢不是真正的死亡，只要有足夠的能量啟動陰性生命系統，這個生命就會以陰性的形式繼續生存在宇宙中。而且從陽性生命轉換成陰性生命，它的記憶是連續的；這個陰性生命也擁有陽性生命在陽性世界歷練的所有智慧與能力。</text:p>
      <text:p text:style-name="Standard">輪迴程式的設置，讓高智慧生命能夠以這樣的形式繁衍與歷練，這是宇宙高級存在偉大的創造。事實上，所有的高智慧生命都誕生於陽性世界，在陽性世界打下基礎，然後再回到陰性世界長期生存並發揮作用。一個生命的能量頻率越高，意味著它生存在宇宙中越安全，只有那些跟不上宇宙能量場提升步伐的生命才會被淘汰。這才是真正意義上的死亡。</text:p>
      <text:p text:style-name="Standard">陽性動物載體報廢後，如果沒有足夠的能量，也無法啟動陰性的載體系統。特別是在低維空間的世界，由於動物沒有主動提升能量頻率的意識，又缺乏高智慧生命的正向引領，因此能夠啟動陰性載體的動物就更少了。</text:p>
      <text:p text:style-name="Standard"><text:soft-page-break/>植物的種類繁多，不過只有生長到一定年限、沒有受到外力破壞和傷害，並且屬於自然死亡的植物才會有陰性生命的存在。這些陰性植物展現的也是安靜的訊息，它們在宇宙中同樣發揮著重要的作用。但是像普通的花草、莊稼等植物就無法形成陰性的生命。</text:p>
      <text:p text:style-name="Standard">陽性載體的報廢，無論是突發性的還是慢性的，都是因為外在的環境因素造成了載體不能正常運轉。當然，任何陽性載體都有壽命，但在低維空間，陽性載體很難達到創造者設定的年限。</text:p>
      <text:p text:style-name="Standard">在這個宇宙中，陰性生命的壽命要遠遠長於陽性生命。這是因為任何生命的生存都需要一定的條件，而陰性生命生存所需要的條件要遠遠少於或低於陽性生命，因而更容易滿足。事實上不僅是生命，宇宙中所有的存在包括星球、天體都遵循這樣的規律。當然陰性物體、陰性生命跟不上宇宙發展的步伐也會被淘汰，只不過比起陽性物體或者陽性生命壽命更長罷了。宇宙中不生不滅的只有訊息和能量。能量場再高的星球到了一定的時候也要面臨風化和消亡，而生命作為一種高科技產品，即便層次級別再高，又怎能與宇宙同壽呢？</text:p>
      <text:p text:style-name="P6">2、陰性生命輪迴成陽性生命</text:p>
      <text:p text:style-name="Standard">這就是地球人所謂的投胎轉世。</text:p>
      <text:p text:style-name="Standard">所謂投胎轉世，就是<text:span text:style-name="T4">宇宙相關部門</text:span><text:span text:style-name="T2">②</text:span>用高科技手段提取陰性生命的核心系統並加工成生命種子，然後再選擇陽性世界<text:span text:style-name="T4">能量頻率相似或相近</text:span><text:span text:style-name="T2">③</text:span>的父母重新安排孕育的過程。其實也就是宇宙相關部門安排、幫助陰性生命到適合的陽性世界繼續歷練或者執行特殊的使命，從而轉換生命形式的過程。</text:p>
      <text:p text:style-name="Standard"><text:soft-page-break/>比如我們被宇宙相關部門安排到地球投胎轉世，成為地球上的陽性生命，主要有三種情況：第一種是第一世為人。也就是宇宙相關部門用新領用的生命種子直接進行投胎管理，相當於宇宙中誕生了一個新的生命。第二種是從陰性世界轉世來到地球歷練基礎能力的人。因為基礎能力不夠，這些人在陰性世界很難發揮作用，所以才會有這樣的考量。第三種就是從陰性世界轉世來到地球執行重大使命的人。</text:p>
      <text:p text:style-name="Standard">其實第一世為人和從陰性世界來到陽性世界歷練的親人，都要透過努力奉獻來提升自己的能力，提升自己的能量頻率，從而為下一步上升到高維空間的世界發展打下堅實的基礎。而從陰性世界轉世來到陽性世界執行重大使命的親人，就是在不同的領域擔當引領者，並且在發揮自身作為高智慧生命引領作用的同時，突破自我、再立新功，從而為回歸到高維空間的世界貯備更多政績。不過無論是哪一種情況，我們在地球上這幾十年或上百年，都只是生命長河中非常短暫的瞬間，都非常有意義，因而都值得我們無比珍惜和努力把握。</text:p>
      <text:p text:style-name="Standard">創建陽性世界主要是為了繁衍生命以及歷練生命的基礎能力。高智慧生命可以多次去陽性世界投胎轉世，是因為它們是引領世界的物種。不過即便如此，一個高智慧生命要想轉換載體去陽性世界歷練也非那麼容易。因為層次級別再高的生命也不可能憑藉自己的能力轉換載體，更何況宇宙中陽性的世界本來就少。也就是說，如果有機會讓自己成為陽性生命，而自己又不去改變、提升，從而讓自己有足夠的高頻能量回歸到更高維的世界，那等到載體報廢後，要想再次輪回成陽性生命就不會那麼容易。因為有關部門會把這樣的機會留給其它生命。這就是“人身難得”的道理！所以能夠輪迴到陽性世界生活、歷練是非常難得的機會。它不是個人行為，而是由相關部門進行<text:soft-page-break/>的專業管理。不過對於層次級別較低的物種，宇宙相關部門就不會再次安排它們投胎轉世，因為沒有太大的意義。</text:p>
      <text:p text:style-name="Standard">其實生命來到世界的目的就是通過服務宇宙、發揮正向作用來體現自身的價值。而要想體現自身最大的價值，就必須歷練出強大的能力。由於我們家族處於大宇宙較低維的空間，一是受生存條件限制，二是親人們不明真相，所以很多人才白白浪費了多次在陽性世界歷練提升的機會。也就是說，如果我們懂得在陽性世界歷練的重要性，並且努力精進，那麼我們完全可以<text:span text:style-name="T4">通過一世的歷練就達到相應的素質素養與生存能力</text:span><text:span text:style-name="T2">④</text:span>。這也是對人力資源最大的利用。</text:p>
      <text:p text:style-name="Standard">透過投胎轉世是陰性生命轉換成陽性生命唯一的途徑。由於生命能力類的訊息蘊藏在生命核心系統中，所以轉世後的陽性生命擁有這個陰性生命所有的智慧與能力。也由於生命的記憶是貯存在載體系統中，而投胎轉世只是提取了生命的核心系統，所以<text:span text:style-name="T4">轉世後的陽性生命也就沒有了先前的記憶</text:span><text:span text:style-name="T2">⑤</text:span>。</text:p>
      <text:p text:style-name="Standard">一個生命可以在陰陽載體不同形式之間輪迴，也可以在不同維次空間世界之間輪迴。這就是輪迴的真相！宇宙中有很多物種，但它們不可能相互輪迴。比如人類怎麼可能輪迴成動物或植物？而動物或植物又怎麼可能輪迴成人類？這不符合宇宙規律！因為創造者在創造每一個物種時，採用的能量類別與級別都不相同，注入的訊息和進行的設置也不相同。</text:p>
      <text:p text:style-name="Standard">在這個宇宙中，任何一個生命都不可能改變自己的物種屬性。如果不同的物種可以相互輪迴，那宇宙勢必大亂，而且對每一個物種的歷練提升都會造成嚴重障礙。</text:p>
      <text:p text:style-name="P4">【注釋】</text:p>
      <text:p text:style-name="P10"><text:soft-page-break/>① <text:span text:style-name="T6">只要</text:span>有足夠的能量，它的陰性載體就會自動啟動。</text:p>
      <text:p text:style-name="Standard">在現階段，地球上陽人的載體報廢後，至少要達到 6 維的標準才能啟動陰性載體系統。這是宇宙規律自行產生的標準。不過隨著大宇宙能量場整體頻率的提升，這項標準也會隨之提升。所以能量頻率越高的生命，生存能力越強、也越安全。</text:p>
      <text:p text:style-name="P10">② <text:span text:style-name="T6">宇宙</text:span>相關部門</text:p>
      <text:p text:style-name="Standard">這裡的宇宙相關部門指的是各個小宇宙家族分管投胎轉世工作的管理部門。之所以需要設立專門的部門來分管這項工作，是因為這項工作非常重要，而且從事這項工作的人，需要有很強的責任心。否則發生任何紕漏都會帶來嚴重後果。</text:p>
      <text:p text:style-name="Standard">由於工作的重要性和特殊性，這樣的部門在我們家族算是一個比較核心的行政單位。我們正義家族所有的親人，如果想去陽性世界體驗、提升，都要事先提出申請並報送相關部門審核通過。也是因為我們這個家族陰性生命比陽性生命多很多，所以要想成為陽性生命並不是那麼容易。</text:p>
      <text:p text:style-name="P10">③ <text:span text:style-name="T6">能量</text:span>頻率相似或相近</text:p>
      <text:p text:style-name="Standard">其實一對父母有著怎樣的孩子並不是他們前世或前前世有著怎樣的緣分。相關部門在安排一個人投胎轉世時，首先考慮的是這個人同父母雙方的能量頻率是否融合，其次考慮的是這個人之前有著怎樣的歷練經歷，在這一世又想達到怎樣的歷練目的。</text:p>
      <text:p text:style-name="Standard">我們正義家族安排投胎轉世非常合理，也非常人性化。如果一個人自身沒有太大的能力或太高的智慧，那相關部門也不會給他安排有太大能力與太<text:soft-page-break/>高智慧的父母。首先是因為能量頻率不相符，不利於孩子的成長；其次也是資源的浪費。也就是說這樣的父母可以培養出一個更有能力、更有智慧的孩子。所以相關部門不會作出這種不合理的安排，因為沒有起到培養更多高端人才的作用。</text:p>
      <text:p text:style-name="Standard">不過如今的地球一直存在邪惡勢力的干擾，它們會安排自己的子孫後代來到地球投胎轉世，並以這樣的方式紮根地球。更可惡的是它們會幫助一些正義家族中沒有多少智慧，或執著於以前恩恩怨怨的陰人來地球投胎轉世。它們一直以這樣的方式擾亂地球世界的正常秩序。這就是為什麼地球上有許多家庭一直存在這樣那樣問題的原因。</text:p>
      <text:p text:style-name="Standard">至於夫妻之間的緣分，那就另當別論。能成為夫妻大多是自己的選擇，而不屬於任何人安排。但是能量頻率相差甚遠的人在一起遲早會出現問題。如今地球人對擇偶標準存在一些偏差，甚至附帶有很多物質條件。如果夫妻雙方不是因為愛在一起，那麼在繁衍後代這個環節上就會給到邪惡家族大好的機會。</text:p>
      <text:p text:style-name="P10">④ 透過一世的歷練就達到相應的素質素養與生存能力</text:p>
      <text:p text:style-name="Standard">在漫長的生命旅程中，大多數來地球陽性世界歷練的人都只是為了打基礎，為了更好地在陰性世界生存。其實只要具備高維空間陰性世界的生存能力，如果沒有特殊需要，我們也無需再到地球或任何一個陽性世界輪迴。因為陰性世界本來就是人類真正的家園，任何一個陽性世界都只是繁衍生命和歷練基礎能力的基地。</text:p>
      <text:p text:style-name="Standard">明白了這些真相，我們就不會再抱怨地球世界的生存環境。正因為地球世界人口眾多、行業繁雜、科技發展迅猛且正邪交錯，所以才成為一個非常<text:soft-page-break/>難得的歷練場。在這樣的歷練場，一個人可以在短時間內歷練出強大的能力。這樣就能為家族培養出更多傑出的人才。</text:p>
      <text:p text:style-name="Standard">⑤ 轉世後的陽性生命沒有了先前的記憶</text:p>
      <text:p text:style-name="Standard">地球上有些“再生人”也會有前世的記憶。其實這是正義家族以這樣方式向地球親人傳遞人有轉世輪迴的訊息，從而讓地球親人相信人不只是陽性世界這一世。高維空間相關部門是透過高科技顯示器讓這些親人看到自己前世的一些片段，從而讓他們對前世有一些瞭解。只是由於科技含量高，讓他們有一種身臨其境的感覺罷了。這樣也便於他們現身說法。</text:p>
      <text:p text:style-name="P13">然而，邪惡家族也用同樣的方法傳遞一些虛假訊息。比如部分“再生人”會說自己的前世做過某種動物，從而使得地球人人心惶惶，一直籠罩在恐懼中。其實人永遠不可能輪迴成其它物種，因為這不符合宇宙規律，創造者也不會作出這樣的設置。</text:p>
      <text:h text:style-name="P35" text:outline-level="2" text:is-list-header="true"><text:bookmark-start text:name="__RefHeading___Toc2887_1422838631"/>第三章<text:bookmark-end text:name="__RefHeading___Toc2887_1422838631"/></text:h>
      <text:h text:style-name="Heading_20_3" text:outline-level="3"><text:bookmark-start text:name="__RefHeading___Toc2889_1422838631"/>第一節　世界的創建<text:bookmark-end text:name="__RefHeading___Toc2889_1422838631"/></text:h>
      <text:p text:style-name="Standard">所謂世界就是一定範圍內有生命活動的空間。世界分陽性世界和陰性世界。陽性世界就是陽性生命生存的空間，它只能建立在實體星球上。陰性世界就是陰性生命生存的空間，它既可以建立在實體星球上，也可以建立在非實體星球上。有些實體星球之所以需要建立陰陽兩個世界，是因為有些陽性生命在載體報廢後沒有太高的能量，從而無法去到更高維空間的世界發揮相應的作用。宇宙相關部門在這樣的星球建立陰性世界，為的就是讓這些沒有太大能力的生命能夠在這個星球上繼續生活、歷練。比如地球就建有陰陽兩個世界。</text:p>
      <text:p text:style-name="Standard">在宇宙中，陽性世界和陰性世界都非常重要。陽性世界是繁衍生命和歷練基礎能力的場所，而陰性世界則是生命真正的家園。因為生命只有在陰性世界才能長久地生存，長久地服務於宇宙。</text:p>
      <text:p text:style-name="P6">1、能量中心的創建</text:p>
      <text:p text:style-name="Standard">萬物的生長需要大宇宙基礎能量的滋養，但是不同的空間又有不同的特性。生命要想在這些訊息、能量層次各異的空間生存，僅僅靠大宇宙的基礎能量是不夠的，它們還需要一些特殊的能量補充。也就是說，一個世界的創建者首先必須找到一個合適的能量源，並對這個能量源進行必要的調整與設置，使之成為該區域的能量補充，然後才能在它周邊的星球上繁衍、發展生命。</text:p>
      <text:p text:style-name="Standard"><text:soft-page-break/>宇宙中的能量源都是合乎自然規律產生的。受不同環境、不同訊息的影響，宇宙中的能量源林林總總、各有特色，但無一例外都會對自身作用範圍內的空間產生重大影響。可以說，自身作用範圍內的空間有著怎樣的特點，同這個世界有著怎樣的能量源有很大關係。</text:p>
      <text:p text:style-name="Standard">太陽算是一個低頻的能量源，也可以說是宇宙在特定條件下形成的大旋渦。太陽本來就發光。太陽系內的生命普遍浮燥、缺乏穩定，這在很大程度上取決於太陽自身的特質。</text:p>
      <text:p text:style-name="Standard">其實生命要想在宇宙中創建世界，首先就要有掌控這個世界的能力。而生命正是通過對能量源的設置、程式設計，從而讓周遭更多的星球有規則地圍繞該能量源旋轉。也只有具備了這些基礎條件，生命才能到各個星球上去創建屬於自己的世界。</text:p>
      <text:p text:style-name="Standard">在我們家族創建太陽之前，太陽的能量頻率是38維。由於不斷遭受周邊負能量場的腐蝕，太陽的能量頻率一度降至十幾維，目前恰逢宇宙大揚升才又有所回升。太陽創建於十多億年前，創建之初，它也沒有那麼大的能量帶動八大行星圍繞著自己旋轉。是我們家族的前輩們利用自身的智慧和能力，並且在大宇宙相關部門的指導下實現了對太陽訊息的改造，從而使得太陽周邊的運行環境發生了變化，並最終形成如今太陽系穩固的局面。這樣的改造也使得太陽揮灑的能量能夠滿足太陽系萬物生存之需要。這就是訊息的作用！在這個宇宙中，訊息主導著一切，訊息可以起到指揮能量的作用。</text:p>
      <text:p text:style-name="Standard">在這個宇宙中，大部分能量源都是在宇宙虛空中自然形成的能量場。它們的能量無比強大，但它們又不同於由陽性星球風化而成或由單一陰性物質聚合而成的陰性星球。當然，有些陰性星球由於自身的能量頻率較高，因而<text:soft-page-break/>也具有帶動其它星球旋轉的能力，這樣的陰性星球也會被定義為能量源。其實宇宙中有著不同層次級別的能量源，一個能量源的層次級別是以其自身具備怎樣的能力而定的。</text:p>
      <text:p text:style-name="Standard">目前我們家族除了太陽，正在運行的能量源還有三個，它們的層次級別分別是23維、27維、39維。在建一個，52維。這個能量源的特點相對於太陽的浮躁而顯得清澈、平和。另外擬建一個，83維。創建一個能量源至少需要3~4萬年時間，事先也必須征得宇宙相關部門的同意並報備創建方案。當然隨著家族的發展，一些低頻的世界會逐漸向更高維的世界遷移。如果一個能量源不再被需要，相關部門也可以撤銷人為設置的條件，從而讓其恢復到原來的運行狀態。</text:p>
      <text:p text:style-name="Standard">邪惡家族創建能量源的模式也如此，只不過它們選擇的是負向旋轉的能量源。在這個宇宙中，無論是正義家族還是邪惡家族，要想在宇宙中順利發展，在創建世界時都必須選擇符合自身發展的自然條件，而創建能量源就是創建世界的先決條件。</text:p>
      <text:p text:style-name="P6">2、單陰單陽物體的創造</text:p>
      <text:p text:style-name="Standard">在宇宙中，某個單一陽性或單一陰性物質的能力大於同類而吸引同類聚集在一起，越聚越多也就成為了物體。越高的能量場越有能力形成較大單一屬性的物體。由於這種物體沒有陰陽能量互相作用，因而它們不會自行旋轉，而只會隨著外界能量場的作用方向被動漂移。也就是說，這樣的物體沒有自轉只有公轉，它們的聚集其實就是一個較大物體對周邊同類物質的吸附而已。所以這樣的物體不一定是圓形的，也不會太大、太牢固。這是由它們所形成的原理決定的。</text:p>
      <text:p text:style-name="Standard"><text:soft-page-break/>但是人為創造單一屬性的物體就不同了。正因為知道宇宙有這樣的規律，創造者才利用一定的科技創造出吸附種子，並在一定區域內快速吸附單一物質，使之形成較大單一屬性的物體。顯然這些物體能夠很好地服務於自己的世界，並且在方方面面發揮著巨大的作用。</text:p>
      <text:p text:style-name="Standard">（1）在認為必要的區域，創造一些小型物體，用於發揮哨所或炮臺之類的作用。</text:p>
      <text:p text:style-name="Standard">（2）產生平衡區域能量場的作用。比如月球就是由創造者創造的大型物體。它不屬於大宇宙本有。宇宙創建部門首先在選定的位置放置一顆吸附種子，這顆吸附種子透過吸附附近的塵埃（陽性物質），經年累月而後形成了月球。正因為月球屬於人為打造，是由單一陽性物質構成的物體，所以它只有公轉而沒有自轉。</text:p>
      <text:p text:style-name="Standard">月球的創造主要是為了平衡太陽的能量場，從而為地球創造陸地動物或高智慧生命打下基礎。太陽由陰性物質構成，它的本性屬陰，但太陽的能量場散發出耀眼的光芒，所以它展現出來的屬性為陽；而月球正好相反，它由陽性物質構成，本性屬陽，但它展現出來的屬性卻為陰。正是這一陽一陰完美的結合，才使得地球的能量場趨於平衡。</text:p>
      <text:p text:style-name="Standard">地球原來只能在海洋裡創造流動性生命。月球打造成功後，陸地上流動性生命才得以繁衍。當然，其它星球的世界如果能量場能夠達到平衡，也就無需創造類似月球的物體。</text:p>
      <text:p text:style-name="Standard">（3）適合作為辦公場所。比如銀河系的最高管理機構銀河聯邦總署，就是建立在一個龐大的、由高智慧生命創造的物體上。這座城市呈金字塔型，在茫茫夜空中熠熠生輝，璀璨無比。同月球存在的形式不同，銀河聯邦總署<text:soft-page-break/>是建立在陰性物體上。也是機緣巧合，地球上的攝像器材曾經拍攝到這一壯麗的畫面。</text:p>
      <text:p text:style-name="Standard">由陰陽物質、物體結合旋轉形成的星球具有自己的能量場。由於有適合生命生長的陰陽環境，所以這樣的星球更適合承載生命。但這樣的星球不適合作為辦公場所，因為在行政管理中心工作的生命可能來自不同的世界，而不同世界的生命都會有適合自己世界的載體。也就是說，一個特定的能量場不可能適合來自不同世界的生命。這種狀況雖然可以通過配備相應的工作服加以解決，但終究不是長久之計。而這種由單一物質形成的物體不會對來自不同世界的生命形成干擾，所以只要這些生命能夠達到一定的能量頻率，它們就可以在那樣的環境長期工作、生活。</text:p>
      <text:p text:style-name="Standard">太陽雖非人為創造，但它是由陰性物質聚合而成的球體。也由於它的能量場相對穩定，因而較大範圍地適合來自不同環境的宇宙管理者辦公，也因而成為了我們家族的行政管理中心。其實陰性生命也有諸多限制，一個陰性生命要想在一個星球上工作、生活，也要看它是否適合那裡的環境。</text:p>
      <text:p text:style-name="P6">3、實體星球的創建</text:p>
      <text:p text:style-name="Standard">宇宙中形成的各種物質與訊息的集合體，並且具備了一定的外在呈現形式，這樣的存在我們稱之為天體。這些已成型的宇宙元素擁有各種各樣的特點，正是它們的存在，讓我們這個已知的空間變得豐富多彩，又凸顯豐碩。而且這些不同種類、不同特點的宇宙元素，蘊含著極其深邃的宇宙奧秘和巨大的可利用價值。它們能夠幫助生命很好地解讀宇宙真相，也能夠讓生命擁有各種可利用的條件，從而帶給生命無窮無盡的利益。</text:p>
      <text:p text:style-name="Standard"><text:soft-page-break/>天體的種類繁多，我們習以為常的實體星球就屬於重要的天體。在沒有生命之前，宇宙中本來就有星球存在，並且都處於正向旋轉狀態。生命出現後，生命散發的訊息加速了星球的形成。這種由陰陽物質旋轉聚合而成的星球體型碩大且牢固，因而非常適合大規模承載生命。</text:p>
      <text:p text:style-name="Standard">據生命前輩描述，宇宙中不會出現兩顆品質與特徵完全一致的實體星球。這就需要創建者憑藉自己的智慧與能力，並且按照那裡獨特的條件去作出調整。這些不同品質與特徵的實體星球留給創建者無限的新奇與挑戰。可以說，能夠征服怎樣級別的實體星球，就看創建者自身具備怎樣的能力。如果透過自身的努力，能夠讓實體星球的品質與特徵應用於生命群體的培養，那就能讓生命群體得到極大的歷練與成長。這就是創建世界的意義！</text:p>
      <text:p text:style-name="Standard">毋庸置疑，要想在一個天體上創建自己的家園，創建者必須做足大量前期工作。雖然在大宇宙專業機構的天體資料庫裡，創建者能夠查閱到一些關於該天體的相關訊息，但僅憑這些是遠遠不夠的。也就是說，創建者還必須對這個天體的環境進行摸底測試，並且根據測試的資料確定這個天體適合什麼樣的物種，適合什麼樣的生命載體，然後再按照規劃創造出各個物種需要的生存條件。比如：訊息、能量、良性迴圈的食物鏈等等。</text:p>
      <text:p text:style-name="Standard">宇宙中沒有兩顆完全相同的星球，哪怕是能量場的頻率相同，但由於吸收的宇宙訊息與能量不同，它們的特質也會有天壤之別。什麼樣的環境只能匹配什麼樣的物種和什麼樣的載體，當兩者無法一致時，相關創建部門就會權衡利弊作出改造環境或者調整生命設置的考量。其實放在大宇宙的背景下創造生命種群也是如此。宇宙浩瀚，不同層次級別的空間、不同特質的環境只能匹配不同的生命種群。比如我們這個人類品種，就是為2000維以下的空間創造的，我們這個人類品種只適合於低維空間的環境。而要想繁衍更高層<text:soft-page-break/>次級別的生命，就需要創建更高層次級別的世界。比如要繁衍2000~5000維的高級別生命，就需要在2000維以上的天體上創建陽性世界。這也是為了滿足高層次物種高起點的要求。</text:p>
      <text:p text:style-name="Standard">當一切準備就緒後，相關創建部門就會考慮在實體星球上投放生命。首先是從植物開始，然後是小型動物、大型動物，最後才是高智慧生命。也是因為高智慧生命更加珍貴，創造的成本更加昂貴，所以宇宙相關部門才不想貿然行事，以免造成不必要的浪費與損失。</text:p>
      <text:p text:style-name="Standard">這些用於投放的生命都是由宇宙更高級別的創建部門和創造部門根據那個天體的實際情況創造並提供的。不過只有在創建陽性世界時才需要創造動物，而創建陰性世界時只需將陰性動物從其它世界遷入即可。對於這些，大宇宙相關部門都會作出統一安排，因為任何一個小宇宙家族都不具備單獨創建新世界的能力。</text:p>
      <text:p text:style-name="Standard">創建世界的目的就是為了讓宇宙得到快速發展，而要想達成這樣的願望，創造和繁衍高智慧生命才是關鍵。因為只有高智慧生命才能創造高度的宇宙文明；也只有高智慧生命才能引領其它物種，從而讓其它物種也散發出大宇宙需要的各種正向訊息。其實創造者對所有的物種都會賦予不一樣的使命，只是有些物種層次級別比較低、智慧有限，所以才會成為高智慧生命的配角，但是它們在宇宙中都發揮著重要作用。創建者安排不同層次級別的物種在同一個世界歷練，正是考慮到生命自身需要對不同物種的能力與特點有所認識、有所對照，從而讓各個物種互相促進、共同提升和發展。</text:p>
      <text:p text:style-name="Standard"><text:soft-page-break/>在我們理解的範圍內，無論什麼層次級別的物種，來到某一空間世界的第一批生命都是陰性生命。因為陽性生命不可能出離自身原來的生存環境且需要更多的生存條件。</text:p>
      <text:p text:style-name="Standard">我們可以以地球為例來說明第一批地球人類誕生的過程。</text:p>
      <text:p text:style-name="Standard">地球之初可供生命利用的條件非常有限，可以說除了土地和水資源之外沒有任何其它現成的條件，就連陽光都不適合大部分陸地生命的生存。不過當我們家族的創建者來到地球時，地球陸地上已經有了一些植物，海洋裡也有了一些動物。這是先前其它家族的生命前輩創造的。這些先前來到地球創建世界的生命前輩是否屬於人類的範疇我們不得而知，但可以肯定的是它們做不到在陸地上創造動物和高智慧生命，所以創建以失敗告終。地球也因此荒蕪了很多年限。我們家族的前輩們來到地球後，經過大量的調查研究和測試，在宇宙更高技術部門的協助下，對太陽的系列訊息進行了調整和設置，並且成功打造了月球，平衡了地球能量場，最後才使得地球陸地具備了動物及其人類物種繁衍發展的條件。</text:p>
      <text:p text:style-name="Standard">在陸地上陸續投放了一些植物使之形成生態後，我們家族開始向地球投放一些小型動物，接下來是中型動物，再後來又投放了恐龍。其實投放恐龍也是一種測試，主要是為了證明地球能養活比人類更大型的動物。恐龍在地球上只生活了一萬三千多年。當試驗取得成功後，宇宙相關部門利用科技手段滅絕了恐龍的陽性載體，因為不這樣做將會對後來創造的人類構成威脅。其實創建地球的目的就是為了創造高智慧生命，不然也沒有太大的意義。當然這批恐龍在地球上被滅絕後都啟動了陰性載體系統，如今它們都很好地生活在另外的世界。</text:p>
      <text:p text:style-name="Standard"><text:soft-page-break/>我們家族在地球上總共投放了兩批陰性志願者，第一批只有七八百人，第二批也不足三千人。這同當時的宇宙科技以及我們家族的整體實力有關。也是因為對這些志願者的要求非常高，他們不但需要不畏艱險、勇於挑戰、勇於擔當的精神，而且還需要很高的智慧與能力，更重要的是他們的能量頻率必須超過地球能量場頻率的 8 倍以上才能適應地球能量場的變化。所以創建任何一個新世界都需要符合家族整體發展的進程，都需要滿足很多條件，但最主要的還是人才條件。鑒於當時的狀況，為了加快地球文明的發展，我們家族也歡迎其它正義家族來地球繁衍他們的子孫後代。這就是如今地球有多個不同人類品種的緣由。</text:p>
      <text:p text:style-name="Standard">前期投放地球的志願者其陰性載體都經過了高科技改造，各項生命指標也進行了調整，為的就是適應地球這個空間的環境。這些準備工作都在銀河系一個創造生命的基礎機構內完成，因為我們家族目前還沒有這樣的科技能力。就這樣，這些志願者成為了地球上最早的居民，他們首先擔起了創建地球文明與繁衍陽性生命的使命。</text:p>
      <text:p text:style-name="Standard">我們知道，後來來地球投胎轉世的生命都是先選擇一對合適的父母，然後透過拆裝生命核心系統，以達到轉換生命形式的目的。但是第一批來地球的人類因為沒有可供孕育的母體，所以他們不可能通過這樣的方式轉換成陽性生命。其實這批陰性生命在進行載體改造過程中已經植入了一套吸附裝置。來到地球後，這套吸附裝置在當地環境的作用下能夠慢慢吸附一些非常精細的陽性物質。這同創造月球的過程類似，只不過兩者吸附的陽性物質材質不一樣罷了。</text:p>
      <text:p text:style-name="Standard">這是一個由內而外全方位的吸附過程。根據不同人體的體質和能力，吸附過程有快有慢，快的二三十年，慢的四五十年就能長成陽性載體。陽性載<text:soft-page-break/>體初長成時是半透明的，也非常笨重，因而這些人的行動顯得遲緩而不便。經過幾十代人的繁衍、適應，期間不斷進行改良，這些症狀才逐漸消除。大約一萬年後，地球人類的陽性載體才得以活動自如。</text:p>
      <text:p text:style-name="Standard">地球上第一批陽性動、植物的創造也是同樣的設置。其實動植物所做的貢獻絕不僅僅是我們理解的食物鏈。植物不但為我們提供了豐富的食材、氧氣及其它生活所需，而且還散發出安靜的訊息，從而很好地平衡了地球的陰陽。同樣很多動物不僅是人類的好幫手，它們散發的不同層次級別的訊息也是我們生存必不可少的條件。</text:p>
      <text:p text:style-name="Standard">地球創建於一億八千萬年前，第一批人類距今也有一億伍千萬年的歷史。在開始階段，地球的能量頻率達到了5維，因此人類的壽命普遍比較長，一般可以達到兩三百歲或更長，當然也要看個人的體質而定。從陰性世界來的第一批志願者和後來投胎轉世的人不同，他們沒有透過拆裝生命核心系統，來的時候是陰性生命，回去的時候也是陰性生命，所以他們的記憶一直都是連續的。其實這些人才是我們地球人類真正的前輩祖宗，目前他們大部分都生活在陰性世界，都在各自的崗位上發揮著重要作用。可以說他們對地球的感情是最深的，因為他們親歷了那個時候的艱難。他們知道地球世界來之不易，也知道地球世界對我們家族意味著什麼。</text:p>
      <text:p text:style-name="Standard">創建其它陽性世界和創建地球的過程類似。只是越到後來，由於大宇宙的科技不斷突破，因此在創造物種上會更加多元化，同時生命歷練基礎能力的過程也縮短了很多。其實創建任何一個世界都非常艱難，都需要漫長的時間。比如地球生態的創建就耗費了三千多萬年時間。在這期間，創建者對動植物進行了多少次測試，經歷了多少次失敗，這是我們難以想像的。所以說創建世界是一項浩大且複雜的工程，它不但需要能力與智慧，更需要耐心。<text:soft-page-break/>作為宇宙中的一位創建者，如果沒有這樣的心理準備與耐力是很難勝任這份工作的。</text:p>
      <text:p text:style-name="Standard">把創建地球的大致經過告訴地球上的親人們，就是希望親人們能夠珍惜生命。其實地球上的一花一草都凝聚著創建者的心血，更何況我們這些高智慧生命？如今我們能夠生存在宇宙中，既有無數動植物的奉獻，更有無數先輩的付出。面對這一切，我們當心存感恩！我們唯有把自己的愛回饋給大宇宙，唯有把自己的生命融入到大宇宙無盡的運行中，我們才不至於辜負大宇宙及其生命前輩殷切的期盼。</text:p>
      <text:h text:style-name="P11" text:outline-level="3"><text:bookmark-start text:name="__RefHeading___Toc2891_1422838631"/>第二節　人類世界的發展<text:bookmark-end text:name="__RefHeading___Toc2891_1422838631"/></text:h>
      <text:p text:style-name="Standard">在不同的時間段，宇宙對生命會有不同的需求。這些需求又會被創造者賦予在不同層次級別的生命身上，從而讓生命肩負起宇宙不斷發展的責任與使命。</text:p>
      <text:p text:style-name="Standard">在人類物種出現之前，生命空間各物種原本就具備協調配合、分工明確的機制。只是隨著宇宙進程的不斷加速，生命空間出現了一些制約生命總體向上發展的因素——生命空間內部物種的總體結構缺少了一些必要的力量，來為生命空間承擔最基礎的維穩與鋪墊工作。如果這些問題得不到很好的解決，勢必會加大生命空間的負擔，從而制約生命空間的發展。在這樣的前提下，宇宙高層創造出了一個具有很高綜合能力的新生代物種。這個物種被我們習慣地稱之為“人類”。人類被界定為高智慧物種，是因為人類所具有的生命能量非常特殊，而且層次級別也比一般物種高出很多。可以說人類是大宇宙發展到一定階段，在經歷了幾次內部變革之後的產物，也可以說人類的出現是大宇宙相應時期的重要決策。</text:p>
      <text:p text:style-name="Standard">人類物種的活動範圍非常廣泛，而不僅僅局限於某一個星球或某一狹小的宇宙空間。事實上，人類被創造之初就被宇宙相關部門分配到宇宙各個層面去發揮作用。因為人類物種是宇宙中承載低維空間運作的主要調控種群，它的工作就是為總體生命空間的發展作出鋪墊與基礎性的協調，——其實也就是承上啟下，起到維護秩序、疏通排解之類的重要作用。所以人類生命的足跡遍佈整個生命空間。</text:p>
      <text:p text:style-name="Standard">人類的品種繁多。就目前所知，宇宙中屬於正義家族創造的人類品種就有317個。不同的品種有不同的特色，比如有些崇尚武力，有些偏好科技；<text:soft-page-break/>地球上的白種人注重修為，顯得高貴，而黃種人勤勞、智慧，側重於創造等等。不過人類物種的品種雖然繁多，但載體的樣貌基本相同。一些身高、膚色上的差異，主要是作為區分不同人種的標誌。</text:p>
      <text:p text:style-name="Standard">這個宇宙中，有許多物種都在發展著自己的世界，它們中有許多都是人類的前輩與指導老師。作為新生代物種的代表，人類出現的時間不算很長，但它卻出現在一個非常好的時間點上。因為人類之前的高智慧物種已經為人類打下了良好的基礎。在這樣的條件下，人類物種帶著宇宙高層殷切的期待與信任，開始了在宇宙中的歷程。可以說，在宇宙發展的各個階段，人類物種都得到了宇宙高層非常特殊的護佑，得到了來自各方面的支持與幫助，以至出現任何問題都會有更高層級的管理者出面協調與解決。同時，人類世界雖然起步於低矮的維次空間，但是得到的歷練與成長卻是全方位的。也正因為這樣，能從人類世界脫穎而出的佼佼者都會得到大宇宙高度的重視與重用。可以說人類世界就是宇宙非常重要的人才加工廠。而且人類得天獨厚的天賦與能力，也決定了人類世界在整個宇宙中的位置舉足輕重。</text:p>
      <text:p text:style-name="Standard">如今人類世界的各個方面已經過渡到了一個快速上升期，這樣的發展速度與成就在宇宙各個生命種群中並不多見。這得益於所有人類同胞的共同努力與奮鬥。在這樣的條件下，人類世界更是迎來了許多其它世界的生命——它們在這裡生活、歷練，學習人類世界的管理模式和方法。人類世界儼然成為了所有高智慧物種培養人才的聚集地。與此同時，人類世界也獲得了其它高智慧物種的先進思想與前端文化，從而使得人類世界在宇宙中的地位更是蒸蒸日上、一日千里。</text:p>
      <text:p text:style-name="Standard">人類世界的發展空間不可限量，人類物種最終成長到何種高度也沒有上限。在這樣的大環境下，人類世界也在不斷向外尋求更廣泛的發展空間，而<text:soft-page-break/>不再僅僅局限於宇宙中較低矮的維次空間。其實人類世界在宇宙非常廣泛的領域都建有自己的文明與輝煌，從而接納來自宇宙各個物種的精英們彙集於此，共同探討、研究，共同為這個宇宙貢獻自己的力量。說到此處，身為人類種群中的一員，我的內心感到無比驕傲。因為我們可以憑藉自己的努力獲得無限廣闊的提升空間，我們也可以憑藉自己的能力為這個世界創造更大的價值。這是一個生命夢寐以求的生存方式。希望所有的人類同胞都能珍惜自己作為高智慧生命的寶貴身份，從而奮力拼搏，讓自己在這個宇宙中留下輝煌的篇章。</text:p>
      <text:p text:style-name="Standard">毋庸置疑，作為生命空間中的一個基礎環節，如果人類物種不能運用好自身的智慧，不能發揮出自身的作用，那一定會制約生命空間總體發展的步伐。這也是全體人類生命所面臨的挑戰。不過在如今的階段，人類物種已經體現出了自身的創造力，較出色地完成了各方面的任務，因而也得到了宇宙高層的認可。就目前整體生命佈局而言，人類物種不斷接受宇宙高層給予各方面的幫助與指導，並且逐步往更高層面探索與進步，這不僅體現了人類物種奮發向上的精神，也體現了自身良好的素質素養。</text:p>
      <text:p text:style-name="Standard">在這樣一個大環境的培養下，也是在宇宙整體意志的鋪墊下，人類物種前進的道路變得非常明朗而不會出現太大的分歧。只要人類生命能夠按照這種指導走好每一步，從而讓自身順其自然地去經歷與發展，那麼人類生命就能夠得到很好的成長，就能夠完成宇宙賦予的責任與義務。</text:p>
      <text:p text:style-name="Standard">然而，在大宇宙的背景下，生命空間總體還處於不斷學習與進步階段，也因此無論是哪個層級的生命，都要讓自己時刻處於不斷磨練與提升的道路上，都要為生命空間的整體利益而不懈努力。雖說人類世界在宇宙中佔有重要地位，但毋庸諱言，人類物種在生命空間的維次還處於較低層面。這也讓<text:soft-page-break/>人類世界的前輩們倍感壓力。如今他們日夜不停地奔波操勞，就是希望有一天能讓人類物種發揚光大，能趕上其它先進種群發展的步伐。事實上，無論哪一個層級的生命都期待著自己能夠體現出更大的創造力，期待著自己能夠更完善地履行生命的職責與使命。</text:p>
      <text:p text:style-name="Standard">作為人類生命中的一員，我們應該為人類前輩所創造的榮耀感到驕傲。他們不但產生標竿與楷模的作用，也為所有人類生命指明了前進的方向。希望所有看到這篇文章的人類同胞，都能像人類前輩那樣努力進取、不辭辛勞，從而為人類種群貢獻更大的力量，為大宇宙創造更大的輝煌！到那個時候，相信宇宙中所有的高智慧物種都會為人類的存在而鼓掌、讚歎！</text:p>
      <text:h text:style-name="P11" text:outline-level="3"><text:bookmark-start text:name="__RefHeading___Toc2893_1422838631"/>第三節　人類的職責與義務<text:bookmark-end text:name="__RefHeading___Toc2893_1422838631"/></text:h>
      <text:p text:style-name="Standard">生命的旅途充滿了無限種可能，也充滿了驚奇與變數。可以說，生命被創造之初就與宇宙中的許多事物建立了關係。生命用自己的能力作用於外在的事物，從而讓這些外在的事物發生變化，這就是生命的意義。</text:p>
      <text:p text:style-name="Standard">生命的由來是宇宙發展的必然結果，否則這個生命就不會有任何展現形式。然而，生命的價值又不僅僅是為了點綴宇宙，它還有更重要的職責與義務。這個世界賦予了我們生命，同時也賦予了我們責任與使命。在這樣的過程中，生命經歷了許多、歷練了許多。在這種種過後，生命收穫了智慧與能力，而後又把這些智慧與能力奉獻給這個世界，從而讓這個世界變得越發美好。</text:p>
      <text:p text:style-name="Standard">我們可以把任何一個生命看作是一定範圍內宇宙空間實質的縮影，也可以說是宇宙的內在形象由生命這種形態得到了很好的展現。因為生命的產生伴隨著宇宙自身的需求，也體現了宇宙自身的意志，這種需求與意志被賦予到了不同層級的生命身上，所以宇宙中才會出現形形色色的生命現象。這些生命存在於宇宙中，擁有各自的職責與義務，擁有不同的分工，而這些職責與義務又恰恰反應了宇宙本體的願望。宇宙賦予了生命職責與義務，同時也賦予了生命履行職責與義務的權力與能力，而生命在履行這些職責與義務的過程中實現了宇宙的願望，從而也實現了宇宙總體的發展。從這個意義上說，生命充當著宇宙代言人、執行人的角色。其實不管生命走在怎樣的道路上，其必然是在宇宙規律的作用下行事，否則就不會讓自己的生命在宇宙中有任何自主意識。</text:p>
      <text:p text:style-name="Standard"><text:soft-page-break/>由於這樣的真相，生命與宇宙之間必然存在著根本上的聯繫，而這種聯繫又會讓生命與宇宙互通能量與訊息。我們可以把生命空間看成是一個整體，而這個整體又是宇宙不可或缺的一個生產單位。在這個生產單位中，每個生命成員所做的貢獻都會匯總到一個“萬節點”，然後再由這個“萬節點”輸送給宇宙本體。從這個層面上說，生命又具有為宇宙輸出更多動力的責任與義務。</text:p>
      <text:p text:style-name="Standard">這樣的描述相信許多人類同胞都不能很好地理解，但是我們要明確作為高智慧生命的人類具有怎樣的職責與義務。</text:p>
      <text:p text:style-name="Standard">人類生命起源於低維空間，它的工作就是為總體生命空間的發展作出基礎性的鋪墊與協調。所以人類自身的職責與義務就是不斷調整與歸納生命空間中所有的宇宙元素，並且帶動這些宇宙元素共同發展、進步，從而為整體生命空間的有效運作提供便利條件。這也是人類存在於宇宙中的意義！這樣的定位需要人類自身具備很大的能力，而這種能力又來自於大宇宙的賦予。也正是具備了這樣的能力，人類生命才能自主地生存在這個宇宙中，才能去體驗作為一個高智慧生命的榮耀。</text:p>
      <text:p text:style-name="Standard">毋庸置疑，人類的出現為整個生命空間帶來了不一樣的色彩與動力，因為人類生命體中包涵著很大成分的愛與奉獻。這些優良品質成為了人類生命的主旋律。在愛與奉獻的過程中，人類生命又會融合宇宙更高級別的訊息與元素，從而讓自身的作用力更加強大。這樣的良性迴圈促成了生命與宇宙的共同進步、共同提升。這樣的發展方向符合人類生命內心的宗旨，同時也讓人類生命的載體與宇宙越來越和諧、越來越統一。</text:p>
      <text:p text:style-name="Standard"><text:soft-page-break/>然而，人類生命的價值又不單單體現在完成了多少本職工作，它還體現在工作歷程中有多高的效率。當人類生命真正瞭解了自身的定位與整個生命空間的基本狀況後，也就很容易讓自己的生命回歸到本位，從而去履行自身的職責與義務。當然在此過程中，人類本身也會得到非常多的歷練機會。至於最終能否實現人類生命種群質的飛躍，還要看人類同胞能否把握好自身這個生命體。</text:p>
      <text:p text:style-name="Standard">在人類生命種群中，目前分出了很多層次級別；在人類所負責的工作中，也分出了不同的環節。雖說人類種群中生命層次的跨度非常大，所擔當的職責也有很大不同，但每個人類生命都不應小看自己，因為這裡的每份工作都被宇宙所需要。事實上任何人的成長都需要經歷漫長的過程，都需要積累許多經驗才能逐步體現出更大的價值。這樣的真相也使得人類種群各個層級的同胞們更加清楚自身發展的方向。</text:p>
      <text:p text:style-name="Standard">不僅如此，在生命發展的歷程中，有些生命還需要經歷一些額外的歷練階段。這些額外的歷練能讓這部分生命更加快速地成長並擁有全方位的價值體現。這些額外的歷練正是生命不斷打磨與提煉自身實力的重要過程。我們可以理解為這是宇宙整體的調控與安排，其實也是為一些局部範圍內的生命提供一些特殊的任務與使命。這樣的機遇對於生命來講極其珍貴，因為並不是所有的生命都有這樣的殊榮。</text:p>
      <text:p text:style-name="Standard">在這個宇宙中，生命發揮了重要的作用。這些作用不僅僅使生命本身得以生存與發展，而更重要的還在於為整個宇宙的良好運作提供了有利條件。生命的存在使得宇宙各個層級的組成因素具有了更高的融合機率，也可以說生命有能力使自身空間範圍內的各種因素互相作用與協調，從而在宇宙中產出更多的元素變化。與此同時，生命還能夠讓自身對外界產出一種無形的訊<text:soft-page-break/>息指導，從而讓宇宙空間析出更多的基礎元素。這些基礎元素是宇宙萬物存在的必要條件。如果這些基礎元素非常稀少，就會大大限制宇宙發展的進程，所以生命的另一項作用就是給這個宇宙帶來活力。</text:p>
      <text:p text:style-name="Standard">我們所生存的這個空間囊括了無數宇宙成果，可以說無處不凸顯宇宙自身的深邃與博大。在宇宙面前，生命是那麼的微不足道，但正是這微不足道的生命卻能憑藉自身的能力參與到無盡的宇宙整體運行中。而且正是生命的參與，宇宙的發展才變得更加高效。這樣的作為無比神聖、無比榮耀！</text:p>
      <text:p text:style-name="Standard">宇宙宏偉的藍圖必須由宇宙各個環節的共同作用才能實現。如今有許多高層級的生命前輩為我們作出了指導，這樣的機會千載難逢。希望所有的人類同胞都能對這些知識高度重視，都能從中攝取營養，並且讓自身儘快回歸到作為高智慧生命的本位，為這個宇宙的發展貢獻自己應有的力量。</text:p>
      <text:h text:style-name="P33" text:outline-level="2"><text:bookmark-start text:name="__RefHeading___Toc2895_1422838631"/>第四章<text:bookmark-end text:name="__RefHeading___Toc2895_1422838631"/></text:h>
      <text:h text:style-name="Heading_20_3" text:outline-level="3"><text:bookmark-start text:name="__RefHeading___Toc2897_1422838631"/>第一節　我們的家族<text:bookmark-end text:name="__RefHeading___Toc2897_1422838631"/></text:h>
      <text:p text:style-name="Standard">人類起源於一個400維的非實體星球，經過漫長時間的繁衍、發展，如今人類的足跡已經遍佈整個生命空間。</text:p>
      <text:p text:style-name="Standard">宇宙中有很多高智慧生命，它們被創造之初就被創造者賦予了創建世界的能力。這些生命會按照自己的能力層次到不同的空間創建屬於自己的領地。隨著時間的推移，這些領地不斷擴大，文明程度也越來越高，從而逐漸形成了一個世界。這就是家族的由來。</text:p>
      <text:p text:style-name="Standard">銀河系處於大宇宙能量中心的邊緣，因而它的能量層次不算太高。在銀河系有生命之前，一些高智慧物種陸續來到銀河系創建自己的世界，也是因為銀河系的環境適合它們發展。當這些世界初具規模後，為了管理上的方便，宇宙高層就在銀河系設立了行政管理部門。這就是銀河聯邦總署。</text:p>
      <text:p text:style-name="Standard">如今銀河聯邦總署下轄80個<text:span text:style-name="T4">小宇宙世界</text:span><text:span text:style-name="T2">①</text:span>，我們的家族就是其中之一。這80個小宇宙世界由不同的生命物種創建，且時間跨度非常大。也因為不同物種被宇宙賦予的職責與使命不同，因而不同物種創建的世界其特點、發展方向都有很大差異。據生命前輩介紹，目前銀河系共有13個高智慧物種在發展著自己的世界，人類只是其中的一種。這些高智慧物種都具備創建世界、創造文明的能力。而且由於人類物種出現在宇宙中的時間相對靠後，因而很多世界的科技、文明程度要遠遠高於人類世界。</text:p>
      <text:p text:style-name="Standard"><text:soft-page-break/>宇宙浩瀚，生命稀少，這樣的狀況嚴重制約了宇宙發展的進程。也因此宇宙高層一再告誡創建世界、創造生命的重要性，並且一直都對各個家族的發展壯大提供指導和幫助。</text:p>
      <text:p text:style-name="Standard">我們家族在宇宙中已經經歷了十多億年的歷史。在大宇宙的背景下，這樣的時間雖然算不得很長，但也足以讓一個世界得到很大程度的發展。在家族創建初期，先輩們不斷向其它種群學習，在歷經了無數次失敗與挫折之後，終於找到了一塊屬於自己的領地，從而讓我們家族能夠在這樣的宇宙空間生根發芽。雖說這樣的空間地處偏遠，能量頻率也處於非常低矮的層面，但是我們的祖先不屈不撓、不畏艱難，並最終在宇宙正義力量的給予與扶持下，逐步發展成現有的規模。</text:p>
      <text:p text:style-name="Standard">我們家族起步於一個8維的世界。經過多年的努力，如今我們家族管理著十七個有生命的實體星球、四個有生命的非實體星球；擁有將近1000億人口；家族所屬陰性世界能量場的最高頻率達到39維，陽性世界能量場的最高頻率達到23維。雖說這樣的規模與發展水準在整個生命空間不算什麼，甚至在銀河系80個正義世界中的排名也只有64位，但這裡有先輩們開疆拓土辛勞的身影，有無數親人忘我奉獻、努力進取的壯志豪情。可以說，我們家族一直以來都在用自己的方式為大宇宙貢獻著力量。</text:p>
      <text:p text:style-name="Standard">太陽系是我們家族重要的組成部分。這是因為太陽自身擁有強大的能量場，它能夠使太陽系各大行星有規則地圍繞其運轉，而且也能夠給予太陽系各大行星所需要的能量。其實這也是我們家族能夠在這些星球上創建世界、繁衍生命最基礎的條件。當然除了地球以外，太陽系其它星球創建的都是陰性世界，生存的也都是陰性生命。</text:p>
      <text:p text:style-name="Standard"><text:soft-page-break/>太陽又是我們家族的行政管理中心。從高空看太陽可以分為九個不同的區域，那是不同層級的家族領導以及高級管理人員辦公的場所。在這樣的場所聚集著無數高智慧、高能量的家族前輩，他們正在各自的崗位上無私奉獻，發揮著自身重要的作用。太陽上除了人類以外還有少量其它物種，比如龍、鳳、麒麟、貔貅等瑞獸，它們作為人類的護法是真實存在的。不過它們的能量頻率雖然很高，但由於行為能力單一，因而沒有創建世界、創造文明的能力。這也是宇宙高級存在在創造它們的時候沒有給到它們這樣的能力。</text:p>
      <text:p text:style-name="Standard">太陽遠沒有我們想像的那麼大。它是一個非實體的世界，因而我們無法看到它的真實面目。目前我們能看到或測量到的只是它的能量場顯現。假如我們陽人有能力進入太陽，我們既看不到任何物質和生命，也看不到太陽的光。太陽的溫度也沒有我們想像的那麼高，它內部的常年溫度只有900℃。太陽上沒有黑夜，它的光線明亮而柔和。</text:p>
      <text:p text:style-name="Standard">地球形成於三十多億年前，它是我們家族最低頻的一個星球。不過地球也是我們家族繁衍生命、歷練基礎能力的重要場所。它與我們家族其它實體世界相比具有更多的歷練項目，因為地球有廣泛的發展，不同領域、不同行業都能給到人類歷練的平臺。而家族其它一些實體世界，卻只有一些單一或很少的歷練項目。也是因為這裡的機會更多、更大，所以很多高維空間的親人都願意下到地球，選擇地球作為歷練、提升自身能力的場所。可以說，實體世界就是一個家族發展的基礎，無論生命的繁衍還是基礎能力的歷練都離不開實體世界。這就是創建者不斷創建陽性世界的主要原因。</text:p>
      <text:p text:style-name="Standard">如今的地球是一個負能量場，但地球世界的大多數居民卻是正義家族的後裔，他們傳承的也是正義家族“無私奉獻、責任擔當”等高尚精神。比如中華民族具有的傳統美德就是這些精神的集中體現。因為我們家族後輩的生<text:soft-page-break/>命裡一直都蘊含著這些優秀品德與特質。受地球龐大負能量場的侵蝕，如今有些親人墮落了，也有些親人由於在地球上輪回了太多世，以致家族的一些高尚品德暫時被埋沒，但是我們家族的精神並沒有在地球上喪失。在特殊的歷史關頭，一旦我們家族後輩生命中的高尚精神被激發出來，他們就會迸發出強大的力量。</text:p>
      <text:p text:style-name="Standard">在地球世界，我們家族創建了陽性世界，也創建了陰性世界，而且陰陽兩個世界的人口差不多。這種在一個星球上創建陰陽兩個世界的情況並不多見，畢竟在這個宇宙中陰性人口要比陽性人口多得多，所以各個家族建立的大多都是陰性的世界。</text:p>
      <text:p text:style-name="Standard">我們家族在地球陰性世界建有兩大管理機構：一是管理陽性事務的機構，畢竟陽人的生老病死、功德與過錯的記載、重大事項（人物）的保衛以及災難救援等等，無一不受到陰性親人的幫助；二是管理陰性世界的機構，這同陽性世界的管理體系沒有多大區別。其實陰人和陽人除了生命載體存在差異外，其它在工作、生活方面沒有太大的不同。可以說陽人在陽後在陰性世界更好地成長打基礎。因為陽性生命生存的時間非常有限，他們真正的歸宿就是陰性世界，就看他們能有多大的能力，能夠積累多少高頻能量，從而能夠衝刺、上升到多高的維次空間罷了。</text:p>
      <text:p text:style-name="Standard">值得一提的是，我們家族不僅在地表創建了陰陽兩個世界，而且在地心也創建了一個陰性世界。這個世界能量場的頻率達到了十維，鼎盛時期擁有二三千萬人口。只是由於地球環境日益惡化，目前大部分居民已經遷移。當年在地心創建世界，一方面是一種嘗試，另一方面也是一種臨時過渡，因為當時地表還沒有建立起陰性世界。當然，地心世界的能量頻率比較高，在這樣的世界生存也必須滿足一定的條件。地心世界建有一個小太陽，直徑五十<text:soft-page-break/>米左右，這樣不僅解決了照明問題，也解決了地心生命的能量補充問題。地心世界只有白天，沒有黑夜。</text:p>
      <text:p text:style-name="Standard">家族其它世界的狀況無需一一贅述。因為不同的星球會有不同的品性，不同世界的創建、發展也會有不同的特點，但無一例外都異常艱辛。不過也正是這種種艱辛錘煉出了我們堅強的意志。回首往事，我們深感這樣的成果來之不易，這樣的歷程不僅為我們家族的發展打下了堅實的基礎，也為我們家族不斷飛躍創造了必要的條件。</text:p>
      <text:p text:style-name="Standard">如今我們家族已經形成了多個實體星球井然運轉，不同機構互相協調、共同運作的局面，而且家族上下不斷有親人來往於高層空間與外界頻繁交流。這樣的成就屬於我們每一個人，這樣的場景讓我們充滿激情與喜悅。我們真切地感受到，一個人只要真正為這個世界無私奉獻，他就能體驗到最大的快樂。</text:p>
      <text:p text:style-name="Standard">當然，宇宙文明的發展沒有止境，前方的道路永遠泥濘。如今我們家族面臨的最大難題就是人才極度匱乏問題。雖說我們家族有近千億人口，但都分散在不同空間的世界，而且還有大批親人長期滯留於低頻的世界。這些人雖然歷練有一定的能力，但由於沒有覺悟，不瞭解宇宙、生命真相，因而無法積累足夠的高頻能量上升到高維空間的世界去發揮相應的作用。尤其是一些原本就屬於高維空間的人才，他們奉命下到低頻陽性世界去執行重大使命，只是由於載體形式的轉換而沒有了先前的記憶，抑或他們的生命核心系統沒有發揮出相應有效的指引，從而導致一部分人沉湎於滾滾紅塵而不可自拔。這不得不說是自身的悲哀！這樣的狀況造成了人力資源的極大浪費，也嚴重滯後了家族的發展。</text:p>
      <text:p text:style-name="Standard"><text:soft-page-break/>如今宇宙正處在巨大的變革中。在這一階段，宇宙高級管理層為各個家族制定出了不一樣的發展規劃，其目的就是想透過這樣的方式，讓一定範圍內的宇宙領域在相應的時間段內提升到一定高度，從而為迎來下一步更大的發展打好基礎。在此，家族最高領導層希望生活在各個層級的親人們，一定要發揚不畏艱難、努力拼搏的精神，並力爭在短期內獲得最大的突破。</text:p>
      <text:p text:style-name="Standard">為了明確各自的目標，讓大家有方向性地作出改變，我們家族也公佈了近期的發展規劃。</text:p>
      <text:p text:style-name="Standard">首先，我們要解決低維空間的人才回歸問題。也就是讓更多親人透過學習相關宇宙知識、瞭解更多宇宙真相，從而改變自己，為自己積累更多的高頻能量。因為高頻能量是回歸的基礎。其實也只有很好地解決這一問題，我們才能徹底解決人才匱乏問題。當然這一問題由來已久，可以說一直都沒有實質性的進展。這也牽涉了我們家族很大的精力，而且嚴重滯後了家族整體發展的步伐。</text:p>
      <text:p text:style-name="Standard">如今宇宙科技日新月異，又恰逢宇宙能量場整體揚升，借此東風，宇宙各個階層普遍步入了秩序整頓階段。在大宇宙相關部門的指導下，我們家族先後實現了高、低維空間之間，特別是在銀河系範圍內率先實現了陰性世界與低維陽性世界之間的訊息傳輸。這些都意味著我們家族的教育系統正在不斷完善，而且已經逐步實現了從初級到高級的進階。相信只要家族上下全身心地投入，我們一定能夠很好地幫助無數親人回歸，從而讓他們有機會在正義宇宙中發揮自己相應的作用。在此，希望各層級特別是低維空間的親人們把握好這億載難逢的機會。</text:p>
      <text:p text:style-name="Standard"><text:soft-page-break/>其次，在相應的時期內進一步拓展家族的領土，完善各個機構的設置與管理，以便提升家族的整體實力。近期宇宙更高管理部門又批復給我們家族若干個全新的實體星球，以供我們開發創建。大體方案和進度如下：用於創建陽性世界的實體星球兩個，現階段的能量頻率分別是30維、48維。我們家族計畫在這兩個實體星球上創建新的繁衍、歷練基地。另外用於創建陰性世界的一批星球，能量頻率在20~70維之間，其中20~50維的星球已經在創建過程中，目前家族正在安排具備條件的陰性親人去那裡工作與生活。50維以上星球的創建工作正在規劃中。不過無論是創建陽性世界還是陰性世界都需要大批科技工作者和建設者付出辛勤的勞動，也需要大批<text:span text:style-name="T4">符合條件的志願者</text:span><text:span text:style-name="T2">②</text:span>成為新世界的首批公民。這就需要家族所有有志之士積極投身到這項艱巨的任務中，並且用自己的實際行動展現出自己的能力。面對這樣的重大考驗，我們有沒有能力承載高層管理部門對我們的期待，能不能很好地完成這項艱巨任務，就看我們家族上下所有成員為之付出怎樣的努力。相信在經歷過這一系列全新挑戰之後，我們一定會迎來自身生命的巨大昇華。</text:p>
      <text:p text:style-name="Standard">第三，我們即將迎來高層管理部門大規模的技術支持，——包括科技、軍事、教育等各個環節。這次技術注入為我們家族帶來了不一樣的發展條件，從而也為我們家族帶來了全新的機遇。與此同時，高層管理部門也給予了我們全新的生產創造任務，讓我們能夠以自身的實力開發出更高級別的科技成果。這需要相關領域的家族成員勇敢面對這些挑戰，並且在實際工作中體現出自身的優秀品質。如果這些生產任務被我們所完成，我們家族的基礎保障以及高科技領域將會得到重大突破。這也使得我們家族具備更強大的實力，從而為躋身於更高宇宙階層打下堅實的基礎。</text:p>
      <text:p text:style-name="Standard"><text:soft-page-break/>在漫長的歷史長河中，我們家族不斷調整發展策略，一方面學習其它優秀種群的經驗，另一方面也不斷從更高維空間引進先進的理念與科技。我們家族力圖從各個方面來提升自身實力，其目的就是為了實現自身遠大的理想。如今這樣的做法收穫頗豐，我們這種積極進取的精神贏得了宇宙高層的認可。它們不斷給予我們各方面的支援，也派出了許多優秀代表來到我們家族擔任指導。這些優秀代表從我們家族實際情況入手，幫助我們解決了很多發展上的問題。</text:p>
      <text:p text:style-name="Standard">在此我們要感恩宇宙高層以及宇宙各個階層對我們的關懷和幫助。不過我們也沒有辜負宇宙高層對我們的期望：在近期的發展歷程中，我們家族培養出一批又一批優秀人才，他們上升到了很高的維次空間，他們正在為正義宇宙奉獻自己的力量。他們是家族的驕傲！希望家族能夠湧現出越來越多這樣的人才。我們也在為這樣的願望而不懈努力！</text:p>
      <text:p text:style-name="Standard">前輩們奮鬥的歷程被記錄在我們家族的發展史上。這厚厚的史書，述說著一個個感人的故事，也表達了家族不屈不撓的精神。在以往數不清的日日夜夜裡，有無數親人奮發努力，甘願放棄自己的一切；也有無數親人無私無我，不惜獻出寶貴的生命。在此我們無論作出怎樣的描述都顯得如此蒼白無力！</text:p>
      <text:p text:style-name="Standard">事實上，我們無需與其它生命團體作比較，因為每一個生命團體都有各自發展的歷程，也都有自己必須面對的問題。我們家族從創建之初到現在，經歷了無數坎坷與磨難，也經歷了太多的挑戰，但是我們一直都在用自己堅定的信念以及為正義宇宙無私奉獻的決心努力向前。這才是最重要的一面！</text:p>
      <text:p text:style-name="P4">【注釋】</text:p>
      <text:p text:style-name="P10"><text:soft-page-break/>① <text:span text:style-name="T6">小宇宙</text:span>世界。</text:p>
      <text:p text:style-name="Standard">為了讓我們與更高級別的區域、部門或者大宇宙有所區別，高維空間把一些由志同道合的生命負責創建、繁衍以及管理的世界統稱為小宇宙世界。</text:p>
      <text:p text:style-name="Standard">小宇宙世界也稱為小宇宙家族，它是宇宙中最小的行政管理單位。我們家族就處在銀河系邊緣，是包括太陽系在內的一片區域。</text:p>
      <text:p text:style-name="P10">② <text:span text:style-name="T6">符合條件</text:span>的志願者。</text:p>
      <text:p text:style-name="Standard">就能量頻率而言，成為陰性世界首批公民的志願者，他們的能量頻率必須高出新世界能量場頻率的1~2倍；而成為陽性世界首批公民的志願者，他們的能量頻率必須高出新世界能量場頻率的8倍，這樣才算基本符合條件。</text:p>
      <text:h text:style-name="P11" text:outline-level="3"><text:bookmark-start text:name="__RefHeading___Toc2899_1422838631"/>第二節　陰性生命的生活方式<text:bookmark-end text:name="__RefHeading___Toc2899_1422838631"/></text:h>
      <text:p text:style-name="Standard">陰性生命也有層次高低之分。不同層次級別、生活在不同世界的陰性生命，它們的生活方式不盡相同。只是越高維的陰性生命生活在越高維的陰性世界，而越高維的陰性世界科技發展越快，文明程度越高，人民生活越幸福。本節主要描述低維空間世界陰性生命的生活狀況。</text:p>
      <text:p text:style-name="Standard">35維以下的陰性生命對光與熱比較敏感。生活在地球上的陰人，即便是公務員其頻率大多也只有十幾、二十維，其他一些平民百姓就更低了。所以生活在地球上的陰性生命對太陽光以及一些較亮的燈光都會產生不適，有些頻率過低的陰性生命甚至像火燎一樣難受。鑒於這樣的狀況，地球上的陰性世界採用的是黑白顛倒的作休制度，他們白天休息，晚上工作、活動。這也是陰陽兩個世界不同的地方。當然公務員都配有相應的工作服，他們可以在任何時候從事必要的工作。陰性生命的光感不同於陽性生命，他們感覺晚上光線柔和，非常適宜各種活動；而感覺白天也沒有那麼明亮。</text:p>
      <text:p text:style-name="Standard">陰性生命對陽性世界的冷熱、風霜雨雪都會有所感受，而且比陽性生命感受到的更多。不過陰陽兩種生命的感受並不一樣，比如陽人習慣於烹調食物的香味，而陰人卻喜歡清新的氣息。這是因為載體不同、需求不同，功能上的差異導致感受上的差異。</text:p>
      <text:p text:style-name="Standard">在這個宇宙中，只要是生命，多少都需要一些食物來轉換能量。創造者作出這樣的設置，就是想讓生命透過勞作來換取食物，以達到歷練、提升自身能力的目的。只是越高頻的能量場，越精密的生命體需要用於能量轉換的食物就越少。而相對於陽性生命，陰性生命的食物需求就非常少。一些體力勞動者或者能量頻率較低的陰性生命一般一星期進食一次，而能量頻率較高<text:soft-page-break/>的一二個月甚至更長時間不等。宇宙公務員配置的食物能量很高，進食一次就可以維持較長的時間。因為宇宙空間本來就有能量補給，更何況陰性生命進食主要是彌補環境能量吸收的不足，而不是為了滿足口腹之欲。</text:p>
      <text:p text:style-name="Standard">陰性生命吃的食物都由陰性物質構成，這同陽性食物是兩個完全不同的概念。所以一些陽人針對陰人所謂的施食、奉食不但毫無意義，而且還會造成糧食浪費、環境污染等後果。而一些陽人用於祭拜的供品，除對一些層次級別不是太高的陰人有一種心理安慰外，也不會產生任何實質的作用。</text:p>
      <text:p text:style-name="Standard">正義家族的成員其陰性載體未啟動前就穿有衣服，並且衣服的質地、式樣同這個人的層次級別相匹配。這是一種設置。陰性世界最低檔的衣服一件就可以穿二三十年，層次級別越高的人配備的衣服質地越好，可以使用的時間也越長。</text:p>
      <text:p text:style-name="Standard">無論多麼高頻的陰性生命都需要休息，都需要吸收宇宙能量來緩解自己的疲乏。生命只要過度勞累，都會出現問題。只是越高頻的生命所需要的休息時間越短。</text:p>
      <text:p text:style-name="Standard">陰性世界有用陰性材料建成的房子，陰人只要有工作就會安排有住的地方。如果留戀陽世間的親人，逢年過節也可以回去看看。不過一些沒有工作，又一味執著於親情的陰人會選擇長期居住、陪伴在陽世親人身邊。而陽性世界大量空閒的房子也可能成為陰性流浪漢遮風擋雨的地方。當然這樣的狀況只存在於低維空間落後的世界。</text:p>
      <text:p text:style-name="Standard">陰性世界公平、公正。它也有城市、農村之分。只要你有能力，有資糧，而又樂於奉獻都可以去大城市工作。這裡的能力、資糧可以是陽性世界的延續，也可以在陰性世界歷練、奉獻中取得。所以我們在任何時候都要有歷練、<text:soft-page-break/>奉獻的意識。其實無私奉獻就是在為自己積功累德，而且<text:span text:style-name="T4">這些功德資糧更重要的是體現在生命層次上</text:span><text:span text:style-name="T2">①</text:span>。</text:p>
      <text:p text:style-name="Standard">一個陽性生命轉換成陰性生命之後，家族相關部門會給予必要的幫助。這些幫助包括身體調理、常識培訓、<text:span text:style-name="T4">審查</text:span><text:span text:style-name="T2">②</text:span>教育等等。這樣也方便這些人快速適應陰性世界的生活。也就是說，相關部門會根據這些人的生命層次、綜合能力以及功過是非作出相應的安排：對於有能力上升到地球之外更高維世界的親人，相關部門會給予特殊培訓和身體改造；對於沒有能力脫離地球的親人，相關部門會給出在地球陰性世界歷練還是投胎轉世繼續到地球陽性世界歷練的選擇。當然，天網恢恢疏而不漏，如果有人在陽性世界犯了法，即便僥倖逃脫，到了陰性世界照樣會受到嚴懲。</text:p>
      <text:p text:style-name="Standard">新來的陰性生命如果被錄用為公務員，就會由官方安排食宿、培訓、上崗。如果是一般平民百姓，也沒有多少功德或能力，就會由相關人員帶他們去投靠以前的親友，並由這些親友教會他們在陰性世界生活的技巧。我們可以這樣理解：一個無私奉獻的陽人來到陰性世界，其實他的工作、生活已經有了保障，只是看他歷練有多大能力，積累有多少功德而已；而一個自私自利沒有覺悟的陰性生命即便他的能力再強，在陽世時的財富再多、身份再顯赫也沒有保障。這樣的人只能靠自己的打拼去維持生計，況且這樣的人也不一定有足夠的能量啟動陰性載體。當然，對於一些良心尚未泯滅又確實有一定能力的人，我們家族會根據實際情況，作出是否加持他能量，是否讓他啟動陰性載體的選擇。這些主要取決於這個人是否值得去救贖。而對於一些不屬於我們家族的靈根，相關部門則會考慮送他們去原來的家族生活。如果原來的家族已不復存在，也會安排他們去品性匹配、習俗相近的遠親世界生活。因為那樣的世界更適合他們發展。其實正義家族是一個整體，對於類似的問<text:soft-page-break/>題相關部門都會作出妥善安排。當然有些能量頻率較低回不去的，也只能滯留於地球。</text:p>
      <text:p text:style-name="Standard">其實很多陰人在陰性世界從事的工作同他在陽世時沒有什麼兩樣，特別是有些側重於手工操作的技能，比如畫家、廚師、機械操作，包括一些小販小賣等等。因為他們對這些行業比較熟悉，又沒有其它一技之長。事實上，我們很多陽人熟練掌握的技能也來自前幾世的歷練，雖然在投胎轉世時抹去了記憶，但在他們的生命核心系統中儲存著這樣的訊息。可見這個世界本沒有什麼天才，除了一些基本的生命訊息外，任何熟練掌握的技能都來自勤學苦練。人生本是一個漫長的過程，在人生的任何階段我們都不應放棄學習，不應停止實踐。</text:p>
      <text:p text:style-name="Standard">陰性世界沒有地球上的姓氏觀念。雖然每個人都有名字，但由於每個人出生的星球不同，有些星球就不見得有地球上的這種姓氏。即便在地球上，有些親人也有過多次投胎轉世的經歷，有過不同的姓氏和名字。所以一般人成為陰性生命後，都會沿用前世那個陽人的名字。但下界執行特殊使命的宇宙管理者不同，原因是他們在陰性世界生活多年，本來就有了固定的名字。雖然宇宙相關部門對每個人每世叫什麼名字都有詳細記錄，但最終記錄的還是生命核心系統的編號，也就是原始生命種子的編號。因為載體的形象、名字都會隨著一個人不斷轉世發生變化，而生命種子一直不變。也因為這樣，高維空間的世界就不會像我們地球人一樣，執著於血緣關係和姓氏。在他們的意識裡只要是正義家族的都是親人，而且越高維空間的世界，這方面的意識越強烈。</text:p>
      <text:p text:style-name="Standard">陰性世界當然也存在親情、友情、愛情。這個宇宙本來就是愛的宇宙，如果沒有了這些社會關係，我們的愛又如何去體現？正是存在這樣的社會關<text:soft-page-break/>係，才給到了我們傳遞愛與散發愛的機會。其實我們每個人都需要這些關係來歷練自己，否則就會失去提升的機會。</text:p>
      <text:p text:style-name="Standard">陰性世界也是登記結婚後才真正生活在一起。其實越高維空間的人越守規矩，對感情也越加專一。陰性載體不能繁育生命，所以<text:span text:style-name="T4">陰性世界很少有小孩</text:span><text:span text:style-name="T2">③</text:span>，有也是陽性世界的小孩夭折後轉換而來。一般15歲以下夭折的孩子來到陰性世界，相關部門都會安排他們重新投胎轉世。因為小孩在陽世間沒有歷練好基本的生活能力，而且智慧、載體的形象也沒有成熟。雖然小孩在陰性世界也能長大，也能歷練能力，但這樣的過程非常漫長。而且這樣的小孩體質羸弱，因為他們失去了陽性載體，而這種不在陰陽合一狀態下成長的載體顯然違背了宇宙規律。</text:p>
      <text:p text:style-name="Standard">我們地球人執著於親情，是因為不瞭解宇宙真相，以為自己的生命就這短短的幾十年。一個人過分地執著某些人事物，是因為沒有太大的格局、沒有太大的責任心造成的。如果是一個胸懷寬廣的人或者是一個對社會乃至對這個世界有很大責任心的人，他就不會執著於某些人事物。</text:p>
      <text:p text:style-name="Standard">在陰性世界，無論是我們家族還是大宇宙的其它領域，都有不同層次級別的專業學校。這些學校所授課目包括教育類、管理類、醫學類、科技類、軍事類、創造生命類、創建世界類等等。這些專業學校同地球上類似，只是學習的內容更高級，設置的科目更細緻、更系統。這也是陰性世界培養各行各業、各種層次級別人才的需要。由於陰性世界都是成人，所以各專業學制的安排與陽性世界有很大的不同。除了管理類科目、崗前培訓以及工作中的日常進修有全日制外，其它大部分學科都是半工半讀型的，也就是一邊工作一邊學習。即便是管理類等全日制的專業，學制也很短——不過幾個月而已。學制相對較長的是科技類、醫學類，而更長的則是創造類和創建類。創造者<text:soft-page-break/>和創建者都是一邊學習一邊實踐，一學就是幾萬年。實際上，創造者和創建者需要不斷地探索和學習，是真正活到老學到老的職業。</text:p>
      <text:p text:style-name="Standard">陰性世界的年齡跨度非常大，而年級的劃分又是以每個人所掌握的知識和技能等級為依據，所以在一起學習的同學有的可能才幾千歲、幾萬歲，而有的可能已幾十萬歲、幾百萬歲甚至更長。正因為這樣，陰性世界就沒有像我們這種小學、中學、大學按年齡段設置的學校。</text:p>
      <text:p text:style-name="Standard">陰性物體非常輕靈，沒有陽人所謂的重量，因而操控起來難度非常大。比如地球陽人一個月練就的操控能力，在陰性世界需要六個月以上才能熟練掌握。而不具備一定操控能力的陰人在陰性世界是很難發揮作用的。不僅如此，一些能力較差的陰人還需要靠他人的説明才能生存。這就是較低維空間的陰性世界崗前培訓非常盛行的原因；其實也是很多陰性世界的親人需要下到地球或者其它陽性世界繼續歷練的原因。</text:p>
      <text:p text:style-name="Standard">我們家族官方學校的學制大多是彈性的。無論是哪個學科，都由學員自己決定考級，考級合格後再學更高級的科目或到更高級的學校學習。不同層次級別的人可以根據自己的現狀和能力決定學習什麼、學習多長時間。這樣的安排非常人性化。</text:p>
      <text:p text:style-name="Standard">在宇宙中，不同的世界有不同的文字和語言，但數位的表達都是一樣的。也就是說，每個世界都是透過數位來傳遞資料訊息的。</text:p>
      <text:p text:style-name="Standard">在宇宙中，一個人的長相可以說是自身修為的寫照，也可以說是綜合素質素養的體現。這是創造者對正義生命的設置。只要按照創造者設置的程式生存，正義生命的形象就會越來越正向、越來越莊嚴。如果一個人在陽性世界積累了足夠的高頻訊息和能量，那麼當這個人轉換成陰性生命後就會顯得<text:soft-page-break/>特別年輕、莊嚴。當然，陰性生命在陰性世界不斷歷練提升，如果它的能量頻率越來越高，那麼它的長相也會越來越年輕、越來越莊嚴，而且載體的品質也會越來越好、越來越輕盈。這是由陰性世界的環境以及陰性物質的特性決定的。這和陽性世界隨著時間的推移，載體會越來越衰老是截然不同的。也正因為這樣，陰性世界的宇宙管理者沒有退休制度，除非無法勝任當前的工作或者其它原因，他們才會更換成更加適合自己的工作。</text:p>
      <text:p text:style-name="Standard">陰性載體不存在疾病，只存在能量高低與強弱的問題。即便是高維空間實體星球上的陽性生命，也由於那裡的自然環境相對較好，自身心性寬容、豁達，從而讓載體產生疾病的概率非常小。事實上疾病只在低頻陽性世界普遍存在，因為低頻陽性世界環境污濁，幾乎所有的食物都被污染；再加上低頻陽性世界的人缺乏覺悟，經常受到負面情緒的困擾。這種負面情緒長期積壓就會導致載體出現問題。所以地球人類要想擺脫疾病，就要了悟宇宙、生命真相，就要增長智慧，就要讓自己成為一個全身心正能量的人。與此同時，地球人類還要有能力改變這個世界，從而讓這個世界的環境變得更加純淨、美好，這樣地球人類才能減少甚至完全杜絕疾病的產生。</text:p>
      <text:p text:style-name="Standard">低維空間的陰性世界存在市場、存在買賣，也存在私有財產，這些同陽性世界沒有什麼兩樣。不過這裡的公有商店比私營的規模要大，物品也更加優質。因為相關部門會對公有商店的物品進行選優、淨化處理，更何況官方提供的有些物品來自高維空間。當然高維空間的生活模式、分配制度又大不相同，很多高維空間的世界早已實現了按需分配，那裡沒有貨幣、沒有市場、沒有貧富，有的只是生命層次的高低、奉獻的大小。</text:p>
      <text:p text:style-name="Standard">陰人能穿越陽性物體，但穿越能力也要看他的層次級別。層次級別越高，穿越能力越強，而一般的陰人只能穿越 20~30 公分的陽性物體。地球上不同<text:soft-page-break/>材質的陽性物體穿越難度差不多。因為身處宇宙最低頻的星球，這些不同物體的能量頻率沒有太大差別。物體的能量頻率越高，穿越的難度就越大。水可以穿越。陰性生命的體積同陽性生命一樣，不能任意改變大小。這是宇宙規律！</text:p>
      <text:p text:style-name="Standard">只要是陽性生命，就如同我們地球上的陽人，他們處理問題都需要親力親為，或可以派下屬去作出安排。但是陰性世界的宇宙工作者不一樣，他們可以利用高科技設施達到以一應多，同時處理多項事務的能力。不過也不像我們所理解的那樣可以分身。宇宙中任何一個生命，即使再有能力也沒有辦法做到分身，有也只是障眼法罷了。</text:p>
      <text:p text:style-name="Standard">由於陰性生命沒有肉身載體的限制，所以他們行走的速度要比陽性生命快很多，這是陰性生命所具備的基礎能力。不過也不是說他們能夠在虛空中任意飛行。一些能量頻率很高的陰性生命或者宇宙管理者，他們能夠在自身能力範圍內快速移動，或者快速到達他們想要到達的地方，是因為陰性世界擁有更加高端的交通工具，否則也會消耗自身很多能量。在這個宇宙中，再高端的交通工具都需要一定執行時間，而做不到我們所理解的“一念間”。</text:p>
      <text:p text:style-name="Standard">地球陰性世界行政區域的劃分同陽性世界完全一致，並且隨著陽性世界的調整而調整，這樣有利於陰陽兩個世界的協調管理。我們家族有土地公這一職位，他們就是處理分管範圍內所有事務的一把手。土地公也分不同的行政級別，最大的省一級，最小的鄉鎮一級，村一級就叫族長了。在地球的陰性世界，我們家族也存在山神、河神之類的職位，無非類似於陽性世界的農林、水利等部門。他們不屬於土地公管轄，而是執行條條管理模式。</text:p>
      <text:p text:style-name="Standard"><text:soft-page-break/>我們家族有不同層次級別的訊息收集系統。平民百姓由土地公負責上報善惡訊息。如果有必要，相關部門也可以透過生命核心系統的身份訊息對每個人的行為甚至念頭進行跟蹤查詢。低頻的陰性世界，由於受負面訊息的干擾也存在一些違法行為，但不多。因為陰性世界更容易管理，也有更高的科技手段使得一切犯罪行為無所遁形。</text:p>
      <text:p text:style-name="P5">【注釋】</text:p>
      <text:p text:style-name="P10">① <text:span text:style-name="T6">這些</text:span>功德資糧更重要的是體現在生命層次上</text:p>
      <text:p text:style-name="P15">地球上缺乏高頻能量。一些無私幫助他人或者為社會作出巨大貢獻的人，都會得到宇宙相關部門特殊的保護和高頻能量的供給，而這些高頻能量就是提升生命層次的基礎。當一個陰性生命自身的層次級別達到了一定高度，他就有能力脫離地球，從而去到更高維空間的世界體現更大的價值。這當然不是安排一份工作或者給予一些物質上的待遇所能比擬的。</text:p>
      <text:p text:style-name="P10">② <text:span text:style-name="T6">審查</text:span></text:p>
      <text:p text:style-name="Standard">在我們這個肉身載體報廢轉換成陰性生命之後，家族相關部門最長會用七天時間對我們進行審查。當然在審查期間會有一個非常安全的地方讓我們過渡。</text:p>
      <text:p text:style-name="Standard">俗話說：頭上三尺有神明。為了便於管理，宇宙相關部門會在各個世界安裝攝像儀記錄每個人的行為。當成為陰人後，我們就有機會看到這些錄影。可能有些人不一定記得自己所做的功德，也有些人不一定承認自己犯下的罪行，不過只要從高科技儲存器中調出當時的情景，功德與罪過自然一目了然。其實每個陰人都清楚自己犯了多少錯誤，積累了多少功德，應該享有怎樣的<text:soft-page-break/>福利。而陽人沒有這樣的經歷，不知道這些真相，所以才會不相信因果，不遵守倫理道德以及相關的法律法規，以致犯下不可饒恕的罪行。當然審查的依據不僅限於此。</text:p>
      <text:p text:style-name="Standard">其實我們正義家族的管理非常人性化，而且在每一個環節都彰顯出無私大愛的精神。不管在哪一個世界，哪怕我們犯有錯誤或罪行，高維空間相關部門都會以教育的方式讓我們去改正，都會給到每一個人回歸正道的機會。</text:p>
      <text:p text:style-name="Standard">“地獄”只是宗教的一種表述。其實地獄在我們正義家族根本不存在，它本來就是邪惡家族的監獄。因為邪惡家族就是利用這些殘忍的手段來殘害犯人。它們的目的就是讓人產生恐懼，從而起到控制、奴役的作用。</text:p>
      <text:p text:style-name="Footer">③ 陰性世界很少有小孩</text:p>
      <text:p text:style-name="Standard">陰性生命不能繁衍，所以陰性世界沒有小孩。即便有也是陽性世界小孩夭折轉換而來。特別是有些小孩隨自己的至親一起來到陰性世界，由於情感上一時難以割捨，所以雙方都願意生活在一起。但這種方式從長遠來看，既不利於小孩成長，又是一種人力資源的浪費。當瞭解了這樣的真相，大家也就會釋懷，也就不會再執著於一世的緣分，而是願意讓小孩重新進入投胎轉世的程式。</text:p>
      <text:p text:style-name="Standard">需要說明的是，這些夭折的小孩不包括某些宗教所謂的“嬰靈”。在這個宇宙中，要想成為一個真正的生命，生命核心系統、載體系統缺一不可。被墮胎的小孩其實載體已不復存在，所以所謂的“嬰靈”是根本不存在的。其實這一切都是陰性邪惡勢力編造的謊言！事實上墮胎後的小孩其生命核心系統經過修復後完全可以再次進入投胎轉世的程式，從而使其成為一個全新的生命。</text:p>
      <text:p text:style-name="Standard"><text:soft-page-break/>邪惡勢力編造這樣的謊言主要有三個目的：</text:p>
      <text:p text:style-name="Standard">一是使自己的子孫後代免受墮胎的打擊。我們正義家族安排投胎轉世工作，通常都會選取一些合道合法且條件相對成熟的夫妻。這樣的夫妻墮胎的概率很小。而邪惡家族不是這樣，它們只要有機會就想讓自己的子孫後代來到地球，以產生滲透、攻佔地球的目的。也是因為邪惡的靈根能量頻率通常為負面，而一些不合道、不合法、污濁骯髒的男女關係正好給予它們投胎轉世的機會。在這種情況下懷孕，墮胎的概率非常高。</text:p>
      <text:p text:style-name="Standard">二是產生恐嚇作用。使得當事人散發負面訊息，終日生活在自責、恐懼、惶惶不安之中。</text:p>
      <text:p text:style-name="Standard">三是透過所謂的超度儀式進一步愚化民眾、產生斂財的目的。</text:p>
      <text:p text:style-name="Standard">這就是真相！當然揭露這樣的真相並不是縱容墮胎。這是兩個不同的範疇。</text:p>
      <text:h text:style-name="P11" text:outline-level="3"><text:bookmark-start text:name="__RefHeading___Toc2901_1422838631"/>第三節　生存宗要<text:bookmark-end text:name="__RefHeading___Toc2901_1422838631"/></text:h>
      <text:p text:style-name="Standard">萬物是宇宙不斷運行與發展的產物。宇宙在漫長的發展歷程中，會有不同的內部規則發生變動。這些內部規則變動所產生的訊息，會由內而外散發並作用在不同的元素上，從而使得不同元素之間產生相應的變化，並最終形成我們所理解的宇宙萬物。</text:p>
      <text:p text:style-name="Standard">宇宙萬物歸根結底是訊息作用的成果。在這個宇宙中，無論何種存在，只要想讓自己很好地生存、展現，就必須遵循一定的宗旨與規則。生命也是基於宇宙內在訊息的作用，由宇宙訊息逐漸演變而來，所以生命要想讓自身很好地生存、發展，也必須找到屬於自身的生存規律，——也就是找到指導自身形成的那種宇宙訊息。只有瞭解了自身出現的原理，並且讓自身順應這樣的原理前行，生命才能很好地成長與進步。這就是宇宙萬物的生存宗要——順應自身法則，合乎宇宙規律。</text:p>
      <text:p text:style-name="Standard">我們可以順著這一條主線，去探究各種宇宙現象背後所蘊含的訊息與規律，去揭開不同物質與不同訊息發生作用的結果。其實只有掌握了其中的原理，讓這樣的真相為我所用，並且在自身能力範圍內創造出更多的宇宙事物，我們才能為生命空間提供更多的便利。這也體現了生命自身所具備的價值。</text:p>
      <text:p text:style-name="Standard">這些真相揭示了部分宇宙現象出現的基本原理，只是這樣的知識還非常粗淺。萬物之所以出現，其背後所承載的複雜關係要遠遠超乎我們的想像。而要想真正探究萬物得以出現與發展的原由，還需要生命不斷探索與研究，不斷加深在這一領域的造詣。</text:p>
      <text:p text:style-name="P6">1、生命空間的環境因素</text:p>
      <text:p text:style-name="Standard"><text:soft-page-break/>宇宙是一個龐大的能量場，以我們現階段的認知也可以稱為一個大的環境，或者是所有已知元素共同生存的空間。在這個空間中蘊含著非常多的組成部分，這些組成部分互相聯繫、互相依存，共同構成了這個五彩斑斕的世界。</text:p>
      <text:p text:style-name="Standard">其實生命空間以外的宇宙範圍有更高級別的環境因素存在，而且那些外在的環境因素會對生命空間產生重大影響。不過在現階段，我們沒有能力瞭解整個宇宙存在的環境因素，所以我們只能對生命空間內已知的環境因素作出描述。也是因為這些環境因素對生命的影響更重大、更直接。</text:p>
      <text:p text:style-name="Standard">我們可以這樣理解：生命空間內的環境是大宇宙提供給生命生存的條件，生命可以利用這些條件不斷發展與創造，從而讓自己能夠很好地體現生命的價值。可以說，生命就是在這些環境的襯托下才得以生存與發展，而生命利用環境的效率也體現了生命的能力與水準。如果生命不能對自身所處的環境有足夠的認知，那就會極大障礙到自身前進的步伐，甚至影響到自身賴以生存的各種條件。</text:p>
      <text:p text:style-name="Standard">我們可把生命空間中的環境因素分為三類：</text:p>
      <text:p text:style-name="Standard">第一類是宇宙提供給生命賴以生存的基礎能量成份。這些基礎能量成份是大宇宙本體注入生命空間的一種養分。這種養分充斥著整個生命空間，從而使得生命能以如今的形式展現在宇宙中。不過這種養分能夠產生怎樣的力量又是由生命本身決定的。因為它能夠被生命所淨化、提純，也能夠被生命所污染，從而讓生命自身發生不同形式的演變。如果生命不斷進步、不斷蛻變，這些基礎成份就會變得越來越有力量，而這樣的空間就能支持更高級別、<text:soft-page-break/>更純淨的生命形式出現。如果生命不斷墮落，這些基礎成份就會被污染，甚至在極度污染的情況下，生命最終將面臨毀滅的一刻。</text:p>
      <text:p text:style-name="Standard">第二類是宇宙提供給生命空間的各種可利用條件。這些條件也是基於宇宙本身的提供才會出現在生命空間中。生命對這些外在條件的認知與利用程度，取決於生命的能力與水準。就目前已知的範圍，生命空間已存在的條件完全能滿足各個層級生命的需求。事實上這些條件的價值遠遠超出了生命現有的認知，以致生命並沒有能力對這些已存在的條件有非常高效的利用。從這一層面來講，生命空間總體的發展還處於較初級的階段。也就是說，生命空間還需要大幅地提升，還需要對宇宙有更深入的瞭解與認知，才能提供給生命更廣闊的發展空間。這樣的問題有待於生命不斷探究與摸索。</text:p>
      <text:p text:style-name="Standard">第三類就是我們所講的宇宙規律。</text:p>
      <text:p text:style-name="Standard">在這個宇宙中，不是生命創造了規律，而是宇宙一開始就存在這些規律。生命只是瞭解到一些規律，並且按照這些規律來創建自己的世界。其實規律就是宇宙整體運作狀況在生命空間中的映射，它具有不可動搖的本質。在這些規律面前，生命的力量微不足道；在這些規律面前，生命不允許有任何的越級舉動與展現。不過也正是這些規律的持續作用，生命才得以在宇宙中生存與發展，才得以體驗宇宙的博大與深邃。</text:p>
      <text:p text:style-name="Standard">以上這三類環境因素作為生命生存的基礎而呈現在生命空間，它們共同為生命全方位的展現作出了鋪墊。其實生命本身也是一種環境因素，因而生命只有找到自身正確的定位，才不至於作出任何有悖於宇宙規律的舉措。</text:p>
      <text:p text:style-name="Standard">這樣的指導對於低維空間的生命非常必要，也是為了讓一些迷惑的生命能夠清晰地認知到環境因素的重要性。其實只有當這些最基本的認知能夠變<text:soft-page-break/>為生命內在的力量並且能夠指導生命靈魂的時候，生命才能很好地展現在宇宙中。</text:p>
      <text:p text:style-name="P6">2、現象與本質</text:p>
      <text:p text:style-name="Standard">現象由宇宙各種因素交匯而成，它可以由宇宙規律自行產生，也可以被生命所創造。其實現象就是宇宙在生命面前的一種展現形式。生命可以通過它瞭解宇宙的本質，也可以通過它瞭解自身和這個世界。當然一些低端的物種並不具備這樣的能力。</text:p>
      <text:p text:style-name="Standard">當一個生命對宇宙有足夠高度的認知之後，它就會留意所有的現象，就會從這些現象當中去探究生命自身與宇宙的奧秘。可以說生命的成長過程就是不斷分析與探討各種現象，不斷從這些現象當中提取精華、總結經驗，並且使之不斷符合宇宙規律的過程。</text:p>
      <text:p text:style-name="Standard">現象的本質就是宇宙規律。隨著周遭現象不斷地出現，生命就會越來越深刻地瞭解到現象背後的本質，從而不會盲目地被現象所左右、所障礙。這就是生命擁有的一項能力。</text:p>
      <text:p text:style-name="Standard">生命可以通過總結經驗發現規律，從而也可以製造出一些現象。這是生命創造力的體現。也正是這些現象的出現，才帶給宇宙許多驚奇與色彩。隨著能力的不斷提升，生命會創造出越來越多的現象來體現自身的價值與創造力。這是作為高智慧生命引以為傲的能力。當然這種現象背後蘊含的是自身智慧與宇宙規律的結合。如果不按照宇宙規律行事，生命確實也可以創造出一些意想不到的現象，但這樣做的後果必將受到宇宙規律嚴厲地制裁。</text:p>
      <text:p text:style-name="Standard"><text:soft-page-break/>在這個世界上，生命創造的現象只占到一部分，所以就目前已知的領域，就有許多高級現象是生命所不能理解的。不過正是這些高級現象的展現才讓生命有了不斷探索、不斷前進的動力。其實生命的出現也是一種現象，而且生命從未停止過對這種現象的探索。不過就目前而言，至少我們人類生命還無法揭開這樣的謎題。這也向所有的生命提出了一個警示：宇宙奧秘無窮無盡，它的博大和精深遠遠超出了生命的想像。也是因為我們所生存的這個宇宙是不斷演變進化、不斷延伸的一個大自然，因而不管生命上升到何等高度，它對宇宙的瞭解都是有限的。我們應該明白，在這樣一個充滿驚奇與驚喜的大自然中，生命能夠做的就是謙卑地學習與提升，否則生命前進的步伐就會停滯不前。</text:p>
      <text:p text:style-name="Standard">萬物的存在必須依託於宇宙本體，依託於宇宙規律。宇宙在向生命揭示一定奧秘的同時，也向外界展示了強大的意志。宇宙之大，可以說許多現象都為生命的發展給出了提示，而宇宙自身也賦予了生命諸多能力，就看生命能不能去啟動這些能力。我們相信，只要有決心，生命終究不會錯過這樣一次精彩絕倫的體驗，也終究會帶領自身能力範圍內的宇宙元素不斷往更高的層面拓展。當一個生命能夠與相應級別的宇宙訊息產生共鳴的時候，它就能洞察到這些訊息背後強大的運作模式。也正因為這樣，生命自身的能力與水準至關重要。事實上這關乎到生命能夠探知到何種層次的宇宙真相，關乎到生命能夠發揮出怎樣的價值與作用。這樣的責任落實在每一個生命身上，所以不斷探索與前進是生命終其一生的重要使命。</text:p>
      <text:p text:style-name="P6">3、合道而行</text:p>
      <text:p text:style-name="Standard">“道”這個字出現在人們的視野已經有很悠久的歷史。可以說，宇宙中的許多事物都依附於宇宙本體，而又按照自身的規律有序運行。這種事物自<text:soft-page-break/>身運行的規律我們就稱之為“道”。其實“道”就是道路、軌跡，也可以理解為規則、規律。</text:p>
      <text:p text:style-name="Standard">正義宇宙的生存模式根植於正義生命的本性與精神。正義生命的本性是正義、無私、博愛；正義生命的精神是無私奉獻、不畏艱險、勇於創造、勇於擔當。所以合道就是按照正義生命的本性與精神，讓自己合乎宇宙規律、順其自然地生存在這個宇宙中。其實能夠合道生存的生命，很容易就能找到自身的定位，從而讓自己走在正確的生存道路上。</text:p>
      <text:p text:style-name="Standard">然而宇宙之浩瀚，生命高度的不同，使之對“道”的認知與詮釋也有所不同。就著現階段人類生命所處的位置，我們可以把“道”分為三個層面。</text:p>
      <text:p text:style-name="Standard">第一個層面是“人道”。“人道”就是做人的道理，就是創造者為人類物種設置的生存規律。——我們也可以理解為創造者賦予人類物種奉獻、擔當等高貴品質。如果人類物種瞭解了自身的本質與定位，並且能夠按照這種最本質的訴求去生存、發展，那我們可以簡單地稱之為符合“人道”。其實人類物種只有遵循創造者設置的生存規律，並且不斷利用自身能力去發揚正義生命高貴的品質，才能讓自己的人生幸福快樂，才能讓自己的生命層次得到提升，也才能讓周遭的環境不斷往好的方向發展。否則任何不符合自身運行規律的現象，都會讓人類生命進入到另一項分解機制中，從而等待著被宇宙淘汰的那一刻。這樣的定位，需要人類生命不斷改變自己，約束自己的一念一行，從而讓自身的行為更加符合“人道”的範疇。</text:p>
      <text:p text:style-name="Standard">第二個層面是“天道”。“天道”就是我們所在生命空間的自然規律。茫茫宇宙，萬物都在按照自身的規律有序運行，而且相互之間都存在著內在的聯繫和制約。所以尊重萬物的存在，尊重萬物的運行規律，這樣的做法我<text:soft-page-break/>們可以簡單地稱之為符合“天道”。這裡的“天”可以理解為自然，也可以理解為已知範圍內所有元素的集合。“天道”的存在意味著宇宙中的所有元素都必須處理好自身同周遭的關係，從而讓這個世界和諧共處。這也是宇宙向著更高層面發展的基礎。</text:p>
      <text:p text:style-name="Standard">第三個層面是“玄道”。“玄道”就是生命空間之外存在的自然規律。在這個宇宙中，未知的領域太多太多，一個生命即便有再大的能力，它對宇宙的認知也非常有限。生命空間之外存在的許多規律我們無法探知，但這些規律又實實在在地影響、左右著我們的生命空間。我們把這些真實存在而又沒有被認知的規律和法則簡稱為“玄道”。“玄道”的存在，意味著我們凡事都要有敬畏、謙卑之心，意味著我們在任何時候都不能犯自以為是的毛病。另外，“玄道”的存在也給出了我們探索與前行的方向。這也是我們了悟更多宇宙真相的重要途徑。</text:p>
      <text:p text:style-name="Standard">可以說“玄道”所揭開的一點點訊息，都可以使生命產生翻天覆地的變化。不過也只有當一個生命的層次級別達到相應高度的時候，它才有這樣的能力去一窺“玄道”的真實面目。相信這樣的高度是所有有志之士共同努力的目標。當然，要想一探“玄道”的真實面目，最根本的還是要符合“人道”、遵守“天道”，從而讓自己以非常圓滿的狀態展現在這個宇宙中。也只有這樣，生命才有機會逐步提升，並最終達到那樣的高度。</text:p>
      <text:p text:style-name="Standard">其實我們無需把“道”想得過於複雜，它就是宇宙給予萬物的運行法則。如果我們暫時無法瞭解這些法則，我們也可以按照自己內心的良知去為人處事。因為我們被創造者創造之初就有這樣的設置。只要我們能夠找到內心的自我、聆聽內心的聲音，並且按照自己真實的訴求去生存，我們就能夠做到<text:soft-page-break/>合道而行。而當一個生命做到合道而行的時候，這個宇宙賦予它的也是全新的篇章。這樣的生命就有能力在更廣闊的領域翱翔。</text:p>
      <text:p text:style-name="Standard">萬物的生存宗要是留給生命不斷攀升的階梯，也是生命必須揭開的生存奧秘。可以說，宇宙萬物無論以怎樣的形態存在，它都在經歷著自身的成長與發展，而支撐萬物成長與發展的這些規則正是宇宙給予生命的指引。生命必須有這樣的能力去解讀蘊含在萬物背後的訊息，有這樣的能力去探究萬物內在的宗旨。因為只有當這些真相被生命所熟知的時候，生命才有能力去協調更多的宇宙元素共同發展，而生命自身也才能更好地成長。這樣的原則，無論生命進階到何種高度都不會有所改變！</text:p>
      <text:h text:style-name="P33" text:outline-level="2"><text:bookmark-start text:name="__RefHeading___Toc2903_1422838631"/>第五章<text:bookmark-end text:name="__RefHeading___Toc2903_1422838631"/></text:h>
      <text:h text:style-name="Heading_20_3" text:outline-level="3"><text:bookmark-start text:name="__RefHeading___Toc2905_1422838631"/>第一節　銀河系三大邪惡世界<text:bookmark-end text:name="__RefHeading___Toc2905_1422838631"/></text:h>
      <text:p text:style-name="Standard">宇宙的中心思想一直以來都遵循愛的理念，所以宇宙中最初出現的生命都是善良的。這個宇宙是愛的宇宙，只要是愛的生命，最終都能在宇宙中很好地生存。因為愛的生命自身的能量場與宇宙的能量場是相融的。</text:p>
      <text:p text:style-name="Standard">然而，隨著宇宙不斷往縱深發展，一些生命逐漸墮落並最終演變成邪惡生命。這些邪惡生命在負向旋轉的星球上創建了自己的基地，並且不斷用負面訊息創造、繁衍自己的子孫後代，從而使得邪惡勢力在宇宙一定範圍內空前發展，直至具備一定規模。這就是邪惡世界的由來！當然也有些邪惡世界就是由一些自命清高，不服從大宇宙正統管理的正義生命獨自創建世界後，脫離了大宇宙的管理體系直接演變而來。</text:p>
      <text:p text:style-name="Standard">在宇宙中，不管是正義世界還是邪惡世界都創建有自己的基地，不然生命就沒有安身之地。正義生命正直善良，不斷往正方向發展，因而成為了宇宙中的正義力量，成為了有價值的生命；而邪惡生命自私自利，不斷往反方向發展，也因此成為了障礙宇宙發展的生命。從此宇宙中就形成了正邪並存而發展方向截然相反的兩種生存模式。</text:p>
      <text:p text:style-name="Standard">邪惡生命普遍存在於低維空間，因為高維空間的生命無私大愛，散發的都是正向訊息，在那樣的空間沒有邪惡生命生長的土壤。而低維空間的生命由於自身智慧、能力不足且過於靠近邪惡世界，因而很容易受到邪惡勢力的干擾和攻擊。近些年來，邪惡勢力更是變本加厲，加速向正義世界滲透、擴張。有些正義家族甚至全軍覆沒，完全被邪惡勢力所控制、奴役。</text:p>
      <text:p text:style-name="Standard"><text:soft-page-break/>在遠離能量中心的銀河系邊緣地帶就盤踞著三大邪惡世界。</text:p>
      <text:p text:style-name="Standard">在地球上發現的小灰人來自負7.8維的實體世界，其特點是冷漠、動作遲緩而有條理。小灰人頭腦靈活、發達，講究管理；它們太空船的速度可達50 千米／每秒。而且它們有能力利用自己世界的能源種子，再附吸數倍於能源種子的宇宙能源，以實現長時間、大距離的飛行。</text:p>
      <text:p text:style-name="Standard">蜥蜴人生活在負11維的實體世界，其特點是兇狠殘暴、沒有品味。它們有很強的攻擊性，也有很強的創造力和戰鬥力。它們的戰鬥工具和交通工具都非常高端；它們太空船的速度可達60千米／每秒。蜥蜴人講究以能力取勝，屬於一個綜合性物種。</text:p>
      <text:p text:style-name="Standard">鳥族人的科技水準更高。這個物種有智慧、有條理、有品味，而且具有飛翔的能力。它們對武器很有研究。同其它邪惡家族不一樣，它們的眼界很高。它們搶奪物品或地盤都帶有很強的選擇性。不過它們極少光顧地球，也許根本看不上，所以目前還沒有它們更詳細的資料。</text:p>
      <text:p text:style-name="Standard">宇宙中的生命無論正邪，都存在陰、陽兩種生命形式。以上描述的只是不同邪惡世界一些陽性生命的狀況，其實它們的陰性世界科技更加發達。比如銀河系內有些邪惡陰性世界的層次級別就達到了負80維，這樣的實力已經遠遠超出了我們的家族；而銀河系內有些陰性邪惡生命的能量頻率更是達到了負1000多維。所以邪惡世界的力量不可小覷。</text:p>
      <text:p text:style-name="Standard">目前銀河系內正義世界的層次級別最高100維，其實體世界的飛行器最高時速100千米／每秒。由於地球能量場以及地球人類載體的頻率一直處於較低層面，因而地球人類目前還不具備掌控速度過快的交通工具。除非地球<text:soft-page-break/>人類共同努力，不斷提升地球能量場以及自身的能量頻率，否則這些客觀因素就會制約高速代步工具的發展。</text:p>
      <text:p text:style-name="P6">1、邪惡物種的本質</text:p>
      <text:p text:style-name="Standard">（1）冷漠、殘暴，生命中沒有愛的訊息；</text:p>
      <text:p text:style-name="Standard">（2）逆道而行、反方向發展，對宇宙產生障礙作用；</text:p>
      <text:p text:style-name="Standard">（3）爭勇鬥狠、攻擊性強，能力越大破壞力也越大；</text:p>
      <text:p text:style-name="Standard">（4）嗔恨、貪婪、掠奪，喜歡控制、奴役他人。</text:p>
      <text:p text:style-name="P6">2、邪惡勢力掠奪、控制低維世界的原因</text:p>
      <text:p text:style-name="Standard">（1）本性使然。邪惡生命掠奪、侵略的本性，使它們創造的物種具備兇殘、嗜血、好戰等劣根性。因為它們需要這樣的生命為它們家族服務，否則就有悖於邪惡家族創造物種的初衷。</text:p>
      <text:p text:style-name="Standard">（2）自身發展的需要。為了擴大地盤、壯大勢力，也為了讓自己的子孫後代有繁衍、歷練的場所，所以邪惡勢力不惜發動侵略戰爭。</text:p>
      <text:p text:style-name="Standard">（3）創建世界極其艱難。創建世界不但需要很高的科技，也需要很長的時間。</text:p>
      <text:p text:style-name="Standard">（4）低維生命缺乏應有的智慧。低維世界的生命自身存在很多問題，也因此常常被邪惡勢力玩弄於股掌，有的甚至淪為邪惡勢力的傀儡和幫兇而不自知。</text:p>
      <text:p text:style-name="Standard"><text:soft-page-break/>針對地球，邪惡勢力也有它們明確的目標。那就是完全攻佔地球，把地球納入到邪惡世界的管理體系；同時也想把地球上的正義生命完全教化成負面甚至是邪惡生命，以便更好地為它們服務。</text:p>
      <text:p text:style-name="P6">3、邪惡物種控制地球的方法</text:p>
      <text:p text:style-name="Standard">（1）透過教育誤導、迷惑世人，以達到捆綁、束縛的目的。邪惡勢力透過篡改經典、編造理論、傳播虛假訊息等手段，比如宣揚宇宙大爆炸、生物進化等理論，從而使得世人雲裡霧裡，永遠找不到真相。</text:p>
      <text:p text:style-name="Standard">（2）複製邪惡世界的管理模式。地球舊時代的滅九族、連保法；當今的傳銷、虛擬經濟等金融模式無不來自邪惡世界。這些邪惡模式在地球上到處蔓延，致使世人見利忘義、慾望叢生，心靈得不到釋放。而且邪惡勢力還利用毒品、色情、遊戲等不斷毒害、誘惑、麻痹地球親人，從而達到控制的目的。</text:p>
      <text:p text:style-name="Standard">邪惡勢力在宇宙中是非法的存在。既然是非法的存在，它們往往會披著正義和善良的外衣來行惡。比如各種傳銷組織、金融詐騙集團，總是披著合法經營的外衣，散佈著不勞而獲的思想，從而讓世人喪失分辨真假的能力。而這樣的環境反過來又為邪惡勢力的生存提供了極大的便利。</text:p>
      <text:p text:style-name="Standard">（3）透過負能量場擴大負面訊息，使世人產生恐懼、擔憂。邪惡陰性生命雖然沒有能力製造自然災害，但是它們會利用、擴大自然災害。而且一些邪惡陽性生命還會透過恐怖襲擊、戰爭等手段直接危害正義者生命及其財產安全。它們就是以這樣的方式來達到恐嚇世人的目的。</text:p>
      <text:p text:style-name="Standard"><text:soft-page-break/>（4）給予神通功能，使其迷惑、執著。所謂神通功能就是指超出地球人正常能力的特殊能力。這種能力的取得主要有兩種方式：第一種是邪惡陰性生命的加持，屬私人行為。因為陽性生命有陰陽兩套載體系統，陽人平時產生作用的是陽性載體系統，其陰性載體系統一直處於休眠狀態。但是一些邪惡陰性生命為了達到自己的目的，往往會利用自己的能力強行啟動陽人的陰性載體，從而使得陽人具備了觀看或接收陰性訊息的能力。比如所謂的天眼功能，就是陽人被動啟動了觀看陰性事物的能力。不過這種方法都是暫時的，也就是說啟動一次，只能使用一次。如果沒有陰性生命的幫助，這個人平時也不具備這樣的能力。第二種是邪惡世界的官方行為。邪惡家族會利用高科技手段在地球人身上安裝高科技裝置，從而讓這些人有能力看到或接收到陰性世界的一些訊息。但是無論哪種方式，他們看到或接收到的都不一定是真相。因為邪惡陰性生命善於偽裝，比如它們可以幻化成地球人所崇拜的神佛形象，也可以根據需要有選擇地播放一些畫面、錄影或者傳輸一些虛假訊息，從而讓這些人無從分辨、甘願接受它們的欺騙。</text:p>
      <text:p text:style-name="Standard">其它還有一些諸如人體飛越、意念搬運、變人變物之類的邪術，其實這些都不是地球人所具有的能力。飛越、搬運是在邪惡陰性生命的幫助下瞬間搬離人體或物件的過程；而變人變物也不過是一種高級障眼法，——在邪惡陰性生命的幫助下，利用環境條件來遮擋自身或其它物件的真身罷了。</text:p>
      <text:p text:style-name="Standard">邪惡勢力就是透過這樣的途徑，不斷在地球上傳播各種錯誤理念和觀念。其實它們的目的就是要讓地球人更加墮落與迷惑，並最終淪為它們的奴隸。而這些被邪惡勢力給予各種功能的人就屬於它們啟動的物件。這些物件有邪惡家族的子孫後代，也有正義家族的子孫後代。如果是邪惡家族的子孫後代，它們投胎轉世的目的就是來執行這樣的使命；如果是正義家族的子孫後代，<text:soft-page-break/>就是自身智慧不足而被邪惡勢力利用與控制。如今邪惡勢力已經成功控制地球很多年，並且讓我們這個正義家族重要的人才培養基地不斷散發負能量，不斷脫離正義宇宙的管轄，從而向著毀滅的那一刻發展。這樣的真相想必地球親人從來沒有聽說過，也從來沒有意識到生活在地球上的幾十億生命將會面臨怎樣的結局？！</text:p>
      <text:p text:style-name="Standard">當然，正義力量有時也會用這種方式去啟動一些正義生命。比如在特殊或者比較重要的場合，高維空間的親人會讓一些正義家族的子孫後代看到他們的存在或者看到一些陰性世界的狀況。正義力量這樣做的目的就是想讓這些人瞭解正義世界的真相，並以此來傳達正義世界的訊息。這也是正義世界為了對抗邪惡勢力，幫助自己的子孫後代快速覺醒而採取的行動。當然這樣的情況非常少見，因為在地球這個負能量場，適合安裝正義家族高科技裝置的人不多，而高維空間的親人也不會無故去啟動地球人的陰性載體。倒是邪惡世界給地球人安裝這種高科技裝置更多，因為地球上到處是負能量的人，邪惡勢力要尋找這樣的代理人非常方便。也是因為邪惡勢力來自多個不同的世界，而不同的世界文化差異非常大，所以它們傳達的訊息就顯得五花八門、雜亂無章。</text:p>
      <text:p text:style-name="Standard">我們正義家族遵循宇宙規律，不會去破壞陽性世界的生存方式。但是邪惡勢力就不一樣，它們為了迷惑世人，達到擾亂這個世界的目的，況且它們也有顯擺的特性，所以才會樂此不疲。當然這樣的能力也不是普通陰性生命所具備的。</text:p>
      <text:p text:style-name="Standard">可以說在地球上自封大師的人，其<text:span text:style-name="T4">靈根</text:span><text:span text:style-name="T2">①</text:span>大多來自邪惡世界。不過這些人也不知道自己的身世，不知道自己為什麼會有這樣的功能。更有甚者，它們還以為自己是神佛在世、佛祖再來，或者自身具備靈魂出竅的能力。這才是<text:soft-page-break/>它們最大的悲哀！其實在陽性載體報廢之前，沒有人能做到陰、陽載體分離。也就是說，所謂的靈魂出竅是根本做不到的。而這種利用一切機會來吹捧、抬高自己的行為，體現的就是邪惡的品性。因為正義生命不會用這種低級的把戲來迷惑世人，更不會用這種低級的把戲來招攬信眾、斂取不義之財。正義生命哪怕有再大的能力，也是用來無私奉獻，用來幫助世人覺醒。這就是正義生命與邪惡生命最本質的區別！</text:p>
      <text:p text:style-name="Standard">如今地球上有神通功能的人很多，但真正能夠利益到這個世界、利益到眾生的卻很少。因為他們中的絕大多數都有個人的私心私欲。這樣的人又怎麼可能是神聖仙佛？其實真正的神聖仙佛就是無私奉獻的正義者，就是覺悟的人，他們做任何事情都不會貪圖回報，也不會貪圖名利。</text:p>
      <text:p text:style-name="Standard">為此，我要奉勸地球上的子孫後代，希望你們不要盲目追求、迷戀所謂的神通功能。因為這樣的做法非常危險!</text:p>
      <text:p text:style-name="Standard">（5）軍事侵略，直接殘害正義者。</text:p>
      <text:p text:style-name="Standard">① 利用各種欲望控制人心。邪惡陰性生命沒有辦法用實物器械傷害我們的肉體，但是它們可以利用各種欲望來控制我們的心。只要個人慾望過於膨脹的人，都容易成為邪惡勢力加害的對象。也正因為這樣，低維空間的親人一定要有自我保護意識，千萬不要因為自己的私心私慾、貪圖享樂而換來生生世世的痛苦。</text:p>
      <text:p text:style-name="Standard">② 利用能量場干擾、傷害世人。一個高頻的陰性生命透過操縱外部能量場，從而讓人在無意識中按照它的想法去做事，這就是操控。如果一個人本來就有這方面的訊息基礎，而陰性生命只是透過能量場放大這種訊息以達到目的，這只能說是一種干擾。操控也就是我們所說的鬼使神差，它的難度係<text:soft-page-break/>數更高。不過干擾也好、操控也罷，主要還是對受害人的生命核心系統進行控制，而且也只能是短期、個人行為，因為也會消耗干擾、操控人的能量。另外，如果我們身體的某個部位出現問題或者心理存在負面訊息，比如肉體上的疼痛或心理上的憂傷、煩躁等，也會受到高頻邪惡陰性生命的加害。它們會加重、放大我們的負能量場，從而造成我們的身心更加痛苦。這種傷害肉眼看不到，而我們對這些真相又一無所知，所以大多數人對這種傷害沒有任何抵禦能力，也沒有任何防範意識。正因為這樣，如果我們遇到問題而不懂得運用智慧去調整心態（能量場），那這種傷害無可避免！而高維空間的親人讓我們擴大愛心，以便有足夠的高頻能量保護自己，其實就是這個道理。因為只有高頻正向能量才能抵禦邪惡的侵蝕與加害。</text:p>
      <text:p text:style-name="Standard">③ 實體的傷害。其實 UFO 或者飛碟就是來自外星球的飛行器。這些飛行器的概念同地球上的飛機、火箭沒有什麼不同，只是存在科技水準與能力上的差異罷了。也是因為不同的世界製造的飛行器形狀都不一樣，所以我們看到的 UFO 或者飛碟就顯得五花八門。如今地球上許多國家封鎖相關訊息，不讓世人知道有外星文明的存在，其實這樣的做法是錯誤的！因為以這種方式去限制世人對外星文明的瞭解，只會禁錮世人的思想，從而讓世人的心胸變得越來越狹隘。</text:p>
      <text:p text:style-name="Standard">宇宙中有正義的生命，也有邪惡的生命。正義的生命是我們的親人，它們不會傷害我們。因為正義的生命都有正義、有愛心，它們來到地球科學考察、旅遊或觀光。但是邪惡生命就不一樣了，它們來到正義世界的目的就是為了掠奪、控制。更何況地球世界山清水秀，非常適宜陽性生命的生存，也非常適宜作為繁衍、歷練基礎能力的基地。其實地球世界優渥的條件早已令邪惡勢力垂涎三尺。它們總是絞盡腦汁，想把地球據為己有。</text:p>
      <text:p text:style-name="Standard"><text:soft-page-break/>目前我們地球人瞭解到的外星生命，其實都是邪惡的物種。雖然它們載體的材質與我們有所不同，但只要是陽性生命且能力比我們強，它們就可以傷害到我們。如今邪惡家族的飛行器頻繁出入地球，習慣把地球當成自家後花園，不過目前它們也只是處於窺探或者抓捕地球人作試驗、研究階段。因為它們還沒有能力在這個星球上長期生存，也沒有能力在這個星球上正常繁衍，因而它們沒有必要馬上動用軍事力量攻佔我們的地球。</text:p>
      <text:p text:style-name="Standard">（6）透過投胎轉世滲透地球。邪惡勢力目前沒有辦法把地球據為己有，但它們會不斷用它們的方式安排它們的子孫後代來到地球，並且以投胎轉世的方式紮根地球，以實現對正義領土的滲透。這也是一些地球人不斷散發負面訊息，致使自己的能量頻率過低甚至等同於邪惡生命所至。否則邪惡勢力也沒有這樣的機會！邪惡物種形貌醜陋，而要想改變這樣的狀態，從而讓自己的外表也變得更加莊嚴，它們只有穿上正義家族的外衣——也就是透過投胎轉世才能做到。比如小灰人身材矮小、載體韻律緩慢，但經過地球投胎轉世後，它們就獲得了地球人類的載體。當成為陰性生命後，它們就可以利用這個載體長期服務於它們的世界。</text:p>
      <text:p text:style-name="Standard">邪惡生命透過投胎轉世可以改變它們的外表，但永遠改變不了它們的心。因為它們的生命裡沒有任何愛的訊息。現在地球上就有一部分人不是我們正義家族的子孫後代。可以說，那些生性冷漠、殘暴、沒有愛心的人，它們的靈根都來自邪惡世界。它們來到地球就是在執行它們的使命。它們不是我們的親人，它們是我們的敵人！</text:p>
      <text:p text:style-name="P4">【注釋】</text:p>
      <text:p text:style-name="P10">① 靈根</text:p>
      <text:p text:style-name="Standard"><text:soft-page-break/>此處指生命核心系統。</text:p>
      <text:h text:style-name="P11" text:outline-level="3"><text:bookmark-start text:name="__RefHeading___Toc2907_1422838631"/>第二節　正邪之戰<text:bookmark-end text:name="__RefHeading___Toc2907_1422838631"/></text:h>
      <text:p text:style-name="Standard">在宇宙的低維空間，正邪兩股力量一直都在交鋒。邪惡家族為了壯大自己的勢力，不斷侵略、掠奪他人地盤，而正義家族為了保衛勝利果實，進而促進宇宙發展，也不惜拿起武器。正因為這樣，陰性世界也會爆發正邪大戰，而且那裡的科技更先進、武器更高端，因而戰鬥也更慘烈。</text:p>
      <text:p text:style-name="Standard">陰性世界正邪雙方都擁有類似陽性世界的核武器，但一般陰性世界的核武器對陽性生命和陽性環境產生不了太大的作用。當然也要看核武器以及使用者的層次級別。反而是陽性世界的核武器會對陰性生命產生毀滅性的打擊，因為陰性生命對能量的波動非常敏感。同陽性世界一樣，在陰性世界使用核武器也會造成陰性環境的破壞，從而造成兩敗俱傷的局面，所以正邪雙方一般都不會輕易動用核武器。</text:p>
      <text:p text:style-name="Standard">陰性世界也有槍，但比陽性世界的威力大很多，否則對於陰性生命，一顆子彈不至於斃命。其實對於陰性生命，槍的殺傷力反而不如刀劍。由於所有的冷兵器都是靠能量的力量進行打擊，所以地球人雖然看不見陰性世界驚心動魄的戰鬥，但有時能看見能量打擊的閃光。在陰性世界，遠距離的打擊雖然也用槍炮，但更多的還是用冷兵器作戰的近距離戰鬥。</text:p>
      <text:p text:style-name="Standard">龍作為正義家族的護法，是一個非常忠誠的物種。它們屬於大宇宙創造。龍的戰鬥力、護持力、攻擊力都非常強，但它不會顯化人身，也很難駕馭。為了更好地發揮龍的作用，大宇宙在創造龍的同時也創造了龍族這個品種。龍族是人而不是龍，只不過他們的生命核心系統帶有龍的訊息。這是一套特殊的生命核心系統，屬於創造者高超的設置。這種匠心獨運的設置方式代表著宇宙科技階段性的突破。龍族不但可以指揮龍，而且可以顯化龍身參加戰<text:soft-page-break/>鬥。不過顯化的時間因人而異，層次級別越高，顯化的時間越長。我們家族的龍族顯化時間從幾分鐘到一小時不等；銀河系層次級別最高的龍族甚至可以顯化一天以上。顯化龍身後，龍族的速度會快很多，力量也大很多。其實龍族這個物種，即使不練習武功也具有非常強的作戰能力。這是他們的本能。</text:p>
      <text:p text:style-name="Standard">龍族平常都是以人的形象顯化。因為起動龍身會消耗很多能量，平常不是特別激烈的戰鬥一般不會輕意起動龍身。</text:p>
      <text:p text:style-name="Standard">任何一個家族都有龍族，他們分佈在不同層次級別的正義世界。我們家族龍族人口不是很多，大概就一百多萬。但龍的數量有一億多條，其實也相當於是一種高科技武器。投胎轉世到陽性世界的龍族無法顯化龍身。</text:p>
      <text:p text:style-name="Standard">在宇宙的低維空間，正義家族的軍事力量通常不算很強大。而邪惡物種出於掠奪、控制的本性，它們的生命體設置簡單、粗暴，體力上更勝一籌。更何況邪惡世界爭勇鬥狠、全民皆兵，有著強大的軍事力量。所以在低維空間的世界，正義力量還不具備清除邪惡勢力的能力。這也是宇宙較低維空間一直存在戰爭的主要原因。可以說，邪惡勢力的存在嚴重障礙了宇宙的發展，而且也讓低維空間正義的物種時刻處於危險境地。</text:p>
      <text:p text:style-name="Standard">如今陰性世界正邪之戰越演越烈，但這樣的戰爭延伸、反映到了地球的陽性世界，也就成了立體的、全方位的戰爭，而且更主要的是表現在意識形態和文化教育等沒有硝煙的戰場上。</text:p>
      <text:p text:style-name="P6">1、地球的現狀</text:p>
      <text:p text:style-name="Standard">地球本來就是正義家族的領土，但是不同世界的邪惡勢力幾千年來一直妄圖干擾、控制地球。事實上它們已經取得了成功。如今地球已經反轉了七<text:soft-page-break/>千多年，在很多領域我們都可以看到邪惡勢力操控的影子。可以說邪惡勢力在地球這個負能量場已然遊刃有餘。</text:p>
      <text:p text:style-name="Standard">邪惡家族不斷安排不同層次級別的子孫後代來到地球投胎轉世，並且在地球上成功複製了它們的管理模式。它們利用宗教信仰控制人心、利用淫穢色情等低俗文化麻痹世人精神；它們通過金融風暴、恐怖襲擊、直接發動戰爭等掠奪和恐嚇正直善良的民眾；它們甚至建立起神秘組織，網羅所謂的精英人才，並且利用神的名義給這些精英人才灌輸邪惡家族的理念，以達到這些精英人才死心塌地為它們服務的目的。邪惡勢力無所不用其極，可以說它們對地球的侵略和滲透已經形成了多形式、多層次的態勢。特別是近些年來，邪惡勢力更是反客為主，發展迅速。我們可以想像，如果任由事態發展，那麼等待地球的將會是一種怎樣的結局！</text:p>
      <text:p text:style-name="Standard">當然這一切不全是邪惡勢力自身努力的結果，而很大程度在於地球上一些缺乏智慧、沒有覺醒的親人幫了它們的大忙。地球上陰、陽人口眾多，這個龐大的生命群體每天散發大量負面訊息，從而使得邪惡勢力如魚得水，得到了很好的滋養。</text:p>
      <text:p text:style-name="Standard">其實墮落現象對於人類生命來講是一件非常恥辱的事情！也是由於低維空間的生命不了悟宇宙真相，不明白自身存在於宇宙中的意義，因而才會讓自己本來高貴的靈魂逐漸演變成卑微的存在。從另一個方面講，地球對太陽系的影響巨大，可以說控制了地球也就控制了太陽系。因為<text:span text:style-name="T4">地球的人口總量遠遠大於太陽系其它實體星球人口的總量</text:span><text:span text:style-name="T2">①</text:span>，地球人類所散發的負面訊息，足以影響很大範圍內宇宙事物的發展方向。事實上，地球人類自身的墮落已經給自身之外的其它宇宙事物帶來了很大災難。</text:p>
      <text:p text:style-name="P6"><text:soft-page-break/>2、正義力量的支持</text:p>
      <text:p text:style-name="Standard">（1）普及高端宇宙知識</text:p>
      <text:p text:style-name="Standard">長期以來，邪惡家族向地球傳達的一些錯誤理念已經被地球人所接受，有的甚至上了一些國家的教科書。當這種錯誤的理念成為了世人的意識形態，世人也就不會相信人外有人、天外有天的道理。這種錯誤的理念對世人的禁錮和對世界發展的影響是不可估量的，甚至可以說左右著世界的走向。所以我們一定要有這樣的意識：地球上正邪大戰的主戰場是在意識形態領域，是在文化教育領域！</text:p>
      <text:p text:style-name="Standard">如今正義家族陰性世界同陽性世界之間的訊息傳輸通道已經打開，未來一些宇宙真相可以源源不斷被地球陽性世界所瞭解。儘管邪惡家族先於正義家族在地球上傳達了很多錯誤理念，從而為正義家族普及正統教育設置了極大障礙，但是一旦正義家族傳達的宇宙知識得到普及，邪惡家族的歪理邪說也就煙消雲散。因為在真理和真相面前，這些歪理邪說根本不值一駁。這樣的狀況讓邪惡勢力聞風喪膽，因為它們從來沒有遇到過如此沉重的打擊。所以“傳播宇宙知識，達到全民覺醒”是每個正義家族子孫後代應盡的義務，也是當前最為迫切的任務。</text:p>
      <text:p text:style-name="Standard">（2）給予正義者高頻訊息和能量</text:p>
      <text:p text:style-name="Standard">對地球上的一些特殊人才，特別是對世界的發展作出重大貢獻的人才，宇宙正義力量會給予他們高頻訊息和高頻能量的支援。其實這也是正義宇宙的管理理念和培養人才的具體措施。大致情況是這樣的：</text:p>
      <text:p text:style-name="Standard"><text:soft-page-break/>首先宇宙相關部門會把一些宇宙管理者以及各行各業人才們的生命訊息用高科技手段進行複製，然後再把這些複製的生命訊息同宇宙中採集到的相應頻率的能量進行匹配並存儲。當低維世界的人——尤其是低維陽性世界正直善良、無私奉獻的人為所在世界作出重大貢獻時，正義宇宙相關部門就會為這些人注入適合的訊息和能量，並以此來幫助這些人獲得靈感，發揮他們更大的作用。在地球上，各行各業的領軍人物，很多都得到過正義宇宙相關部門的這種特殊支持。正因為正義家族複製的是高維空間高端人才的生命訊息，在這些訊息中本來就包含著高端人才的智慧和能力，所以才會使這些領軍人物在低維負能量的世界也能做到出類拔萃。如今我們正義家族在地球上的核心任務就是“傳播宇宙知識，達到全民覺醒”，但凡積極參與傳播宇宙知識的親人，都會得到正義宇宙給予的高頻訊息與能量的支援。</text:p>
      <text:p text:style-name="Standard">然而，邪惡家族也用同樣的方式來説明它們所謂的人才，而且產生的作用比正義家族更顯著。也就是說，它們注入的訊息和能量效率更高、效果更好。因為地球是一個負能量場，而且邪惡家族的後代本性就是邪惡的、自私自利的，它們受正向訊息的干擾很少。比如邪惡家族把金融詐騙的訊息注入到它們搞金融的子孫後代身上，那麼這些訊息就會成為那個人的靈感，而一旦把這些靈感付諸行動，就會危害到他人和這個世界。同樣邪惡家族把恐怖襲擊的訊息和能量注入到恐怖分子身上，那麼恐怖分子也容易獲得靈感而去從事恐怖活動。更可惡的是，邪惡家族不單為自己的子孫後代注入負面訊息和能量，它們還對正義生命下手，以達到利用與控制正義生命的目的。比如它們會對一些正義家族的特殊人才安裝高科技裝置，並借此注入邪惡的訊息和能量。也是因為正義家族的子孫後代普遍存在這樣那樣的毛病，所以邪惡勢力才有機會和條件實施它們見不得人的勾當。</text:p>
      <text:p text:style-name="Standard"><text:soft-page-break/>（3）直接動用軍事力量參與</text:p>
      <text:p text:style-name="Standard">地球是正義家族的領土，因而時刻受到正義力量的保護。比如擊落侵入地球的邪惡陰性飛行器，攔截或推移撞擊地球的不明飛行物等等。但是由於載體形式、職責的不同，對於一些實體飛行器或地球上的恐怖襲擊、侵略戰爭等，則需要地球人依靠自己的能力去解決。</text:p>
      <text:p text:style-name="Standard">另外，對於一些在地球上做出傑出貢獻的子孫後代，正義家族也會派出護法甚至直接動用軍事力量進行保護。這樣做的目的就是為了防止邪惡勢力對這些傑出人才的干擾和加害。而當地球上一些正義人士遇到災難時，高維空間的正義力量也會出手相救。觀世音菩薩為什麼能夠聞聲救苦？其實地球人所理解的神佛或菩薩都是正義的力量，而正義的力量是有組織的。為了很好地管理這個世界，幫助到那些值得幫助的人，高維空間相關部門會把地球人所熟知的神佛或菩薩的名號統一列入到救助訊息內。我們家族也有高科技管理的指揮中心，只要是那些善良、正義、有求助意識的人發出求助訊息，指揮中心就會就近作出安排。當然正義力量救助的也只是那些值得救助的人，他們也不可能違背宇宙規律而介入他人的因果。</text:p>
      <text:p text:style-name="Standard">在這個世界上，只要是無私大愛、為天下蒼生服務的人，特別是一些對世界作出重大貢獻、產生重大價值的人，都會得到宇宙正義力量的保護。只是觀世音菩薩在中國人的心目中烙下了很深的印記，大家都熟知觀世音菩薩慈悲大愛，所以很多人在危難之時，都會想到大慈大悲、救苦救難的觀世音菩薩。也是觀世音菩薩有著這樣的品質，她才會成為親人們的救護神。觀世音菩薩不僅長相莊嚴，而且智慧、博愛，她在我們這個大家族很有名望。她就是我們家族的形象代言人。</text:p>
      <text:p text:style-name="Standard"><text:soft-page-break/>（4）下派大批高端人才</text:p>
      <text:p text:style-name="Standard">為了借助這次宇宙大揚升和宇宙大整頓行動，並以此為契機來達到拯救地球和地球親人的目的，正義家族透過投胎轉世以及元神下界合一的方式向地球派出了大批高端人才，希望他們覺醒後能夠成為這個世界各行各業的引領者，從而肩負起拯救地球世界的偉大使命。</text:p>
      <text:p text:style-name="P6">3、為正義而戰</text:p>
      <text:p text:style-name="Standard">一段時間以來，邪惡家族不斷向地球親人灌輸正邪不分、善惡莫辨的理念。比如“掃地恐傷螻蟻命，愛惜飛蛾紗罩燈”；比如編造“捨身飼虎、割肉餵鷹”等故事，這些都是為了保護邪惡物種免受打擊或者達到愚化正義家族子孫後代的目的。邪惡家族教育正義物種要慈悲為懷、不得殺生，而對它們邪惡物種灌輸的卻是不擇手段、殘暴無情。邪惡家族的子孫後代動輒發動戰爭、發動恐怖襲擊或者發動金融風暴就充分證明了這一點。</text:p>
      <text:p text:style-name="Standard">其實作為高智慧的正義物種，如果沒有辨別正邪與善惡的能力，沒有保護自我和保衛家園的意識，那我們就很難長久地生存在宇宙中。尤其是我們家族這一支脈，創造者賦予我們的使命就是引領與帶動低維空間其它物種共同提升與發展，可以說這樣的使命就是在正義宇宙的最前哨與邪惡勢力對抗。如果沒有這種對抗、戰鬥的意識與精神，或者缺乏抗擊邪惡勢力的能力與智慧，那我們就有悖於創造者創造的初衷。</text:p>
      <text:p text:style-name="Standard">如今<text:span text:style-name="T4">我們家族非常缺乏人才</text:span><text:span text:style-name="T2">②</text:span>，很多優秀兒女又下界到了地球，這些人至今沒有覺醒。在目前宇宙大整頓階段，高維空間的宇宙管理者已經全員參戰，就連一些已經退居管理崗位的前輩們，也因缺乏人手，形勢緊迫而重新披掛<text:soft-page-break/>上陣。虛空中非實體生命在戰鬥中死亡，也就意味著這個<text:span text:style-name="T4">生命永遠消失在宇宙中</text:span><text:span text:style-name="T2">③</text:span>。但是他們無怨無悔，為的就是我們家族及其大宇宙整體的利益。</text:p>
      <text:p text:style-name="Standard">在這場正邪大戰中，陽性世界的親人沒有辦法直接拿起武器與陰性邪惡勢力進行戰鬥，但是我們可以散發正向訊息，可以傳播正能量。這就是一種投入戰鬥的重要方式，其實也是打擊邪惡勢力最有力的武器！因為陽性生命散發出來的正向訊息更具衝擊力，也更能提升宇宙能量場的頻率。宇宙中只要正義生命全部散發正向訊息，邪惡勢力就會失去生存的土壤，它們的地盤就會逐漸萎縮。其實這才是最高級別、真正意義上的正邪大戰！</text:p>
      <text:p text:style-name="Standard">在這個宇宙中，正義與邪惡本性迥異，發展方向截然相反，也因此雙方永遠無法妥協，永遠勢不兩立！我們是正義家族的子孫後代，我們對邪惡物種不需要有過多的寬容。因為它們散發的是負面訊息，傳播的是負能量；它們破壞、障礙宇宙發展的進程。況且邪惡物種對我們的寬容也不會抱有感恩之心，因為它們的生命裡沒有任何愛的訊息。清除它們只會讓我們這個世界更加清靜、更加純淨！</text:p>
      <text:p text:style-name="Standard">地球的未來掌握在自己手裡，而要想拯救地球，當然要靠全民覺醒。宇宙中沒有萬能的神，高維空間正義的力量可以幫助我們，但是他們無法決定地球的命運。雖然我們的能力有大小，慧根有高低，但是無私奉獻、為正義而戰的精神沒有高低。讓我們積極行動起來，只要人人改變，世界就會改變。這是拯救地球唯一的選擇！</text:p>
      <text:p text:style-name="P6">4、邪不壓正，邪惡物種最終滅亡</text:p>
      <text:p text:style-name="Standard"><text:soft-page-break/>這個宇宙是正義的宇宙。儘管在較低維空間出現了一些邪惡，但是大宇宙不會偏袒、縱容邪惡，也因此邪惡永遠成為不了宇宙的主旋律。也就是說，在整個宇宙範圍內，邪惡永遠無法戰勝正義。這就是“邪不壓正”的道理。</text:p>
      <text:p text:style-name="Standard">其實，之所以讓邪惡勢力在低維空間適度地存在，是因為低維空間正義生命的智慧、能力都有待於提高，而邪惡勢力適度地存在有利於低維空間正義生命的歷練，有利於正義家族子孫後代更好地成長。也就是說，邪惡勢力在一定時期、一定範圍、一定程度記憶體在有它的合理性。只要可控，這個宇宙就會允許一部分邪惡生命的生存與發展。不過一旦它們的發展超出了合理範圍，宇宙高層就會出面清理。也是因為掌握了邪惡物種的生存規律，宇宙高層清理起來並不困難。所以邪惡世界和邪惡生命從一個長遠的過程來看最終還是滅亡。</text:p>
      <text:p text:style-name="Standard">毋庸諱言，邪惡生命最早是由正義生命墮落而來，正邪本同源。但由於發展方向相反，到後來本質就有了很大區別，也因此在較低維空間的戰鬥都是實實在在的。其實對邪惡勢力過於慈悲就是自取滅亡，而且只會成為它們的笑柄。請親人們一定要記住：慈悲不是軟弱，善良不是可欺；作為正義家族的後裔，慈悲是我們的本性，但對抗與清除邪惡更是我們的責任！</text:p>
      <text:p text:style-name="P4">【注釋】</text:p>
      <text:p text:style-name="P10">① 地球人口總量遠遠大於太陽系其它實體星球人口的總量</text:p>
      <text:p text:style-name="Standard">目前地球陽性人口七十多億，陰性人口同陽性人口差不多。而太陽系其它實體星球建立的都是陰性世界，且人口總量不及地球的四分之一，所以地球對整個太陽系的影響巨大。</text:p>
      <text:p text:style-name="Standard"><text:soft-page-break/>也是這樣的原因，如果地球上的親人都能改變自己，都能散發正向訊息，那麼地球就能快速提升自身能量場的頻率。而地球自身的改變，也能帶動整個太陽系的改變。這就是高維空間相關部門一直不離不棄，一直幫助地球的重要原因。</text:p>
      <text:p text:style-name="P10">② 我們家族非常缺乏人才</text:p>
      <text:p text:style-name="Standard">我們家族雖有近千億人口，但都分佈在不同的世界和領域。可以說除了地球，哪個世界的人口都不算多，更別說還在創建那麼多的新世界。人口數量對我們家族的發展非常重要，當然同樣重要的還有人口品質。高維空間衡量人口品質的指標主要有三個：個人能力、素質素養、能量頻率。其實地球上不乏有能力的人，但這些人絕大多數素質素養和能量頻率都達不到上升到高維空間世界或領域的條件。這樣就會造成大批人才長期滯留或輪迴在地球這個狹隘的生存空間。更為嚴重的是，很多地球親人還因為能量頻率達不到啟動陰性載體的要求而不斷被大宇宙淘汰。這不得不說是我們地球人的悲哀！其實地球就是培養人才的基地，它應該擔當起不斷為家族其它世界補充人才的重任。</text:p>
      <text:p text:style-name="P10">③ <text:span text:style-name="T6">生命</text:span>永遠消失在宇宙中</text:p>
      <text:p text:style-name="Standard">生命消失在宇宙中指的是生命核心系統已經處於停止運行狀態，或者創造者對生命核心系統的設置和這個生命累世存儲的訊息已經處於空白而不再發揮作用。其實也就意味著一個生命真正的死亡。</text:p>
      <text:p text:style-name="Standard">宇宙中無論哪一個維次空間都會面臨能量場的變化。當一個生命無法適應所在能量場變化的時候，這個生命就會消失在宇宙中。</text:p>
      <text:p text:style-name="Standard"><text:soft-page-break/>其實生命的消失就是回歸宇宙，因為生命本來就是由訊息、能量和物質組成的。宇宙中的任何生命，只要無法適應能量場的提升與轉變，也就意味著這個生命會在能量場的作用下被分解，從而讓物質歸為物質，能量歸為能量，訊息歸為訊息。這是生命離開這個世界的方式之一。</text:p>
      <text:p text:style-name="Standard">離開這個世界的方式之二就是被敵對勢力加害。當生命核心系統被破壞而無法修復時，也就意味著這個生命已經無法再次進入投胎轉世的程式，其實也意味著這個生命已經永久消失在宇宙中。</text:p>
      <text:h text:style-name="P11" text:outline-level="3"><text:bookmark-start text:name="__RefHeading___Toc2909_1422838631"/>第三節　宇宙訊息的傳輸<text:bookmark-end text:name="__RefHeading___Toc2909_1422838631"/></text:h>
      <text:p text:style-name="Standard">在不同的維次空間、不同的領域都覆蓋著不同層次級別的訊息傳輸網路。這同地球世界沒有什麼兩樣，只是地球世界的訊息科技遠遠落後於高維空間的水準。</text:p>
      <text:p text:style-name="Standard">從高維空間的陰性世界向低維空間的陽性世界，——特別是負能量的陽性世界傳輸訊息非常艱難。就拿傳輸這些訊息來說，在地球這樣一個龐大的負能量場，要想實現這樣的上傳下達不僅對設備裝置有很高的要求，而且對接收人的篩選也非常嚴格。因為正義家族傳輸的訊息力求準確，反映的是宇宙真相；而邪惡家族傳輸的本來就是歪理邪說，它們為的就是擾亂地球的正常秩序。所以這是兩個完全不同的概念。</text:p>
      <text:p text:style-name="Standard">對於傳輸設備，我們家族也付出了極大努力。主要是請求宇宙更高科技部門針對地球現狀，設計研發出適合地球傳輸的科技設備。由於地球是一個龐大的負能量場，因而抵禦干擾、盡可能減少訊息傳輸錯誤成了這次突破的重點。</text:p>
      <text:p text:style-name="Standard">當這樣的科技設備被研發出來後，我們家族又面臨著另外一個難題，——在地球上根本沒有人能夠承載這麼高端的科技，沒有人具備啟動這些科技設備的能力。在以往漫長的歲月中，家族雖然作出過無數次嘗試，也透過各種方式安排高維空間的親人下界來執行這樣的使命，但事實已經證明，這些過往的努力都以失敗告終。這樣的失敗對於我們家族來講無疑是巨大的打擊，因為這樣的失敗意味著家族真正失去了許多親人的性命。這樣的痛楚是地球人根本體會不到的。但是為了喚醒更多地球親人沉睡的心靈，正義宇宙和我們家族從來沒有停止過努力，也從來沒有放棄過各種嘗試。</text:p>
      <text:p text:style-name="Standard"><text:soft-page-break/>無奈之下，我們家族一位非常重要的成員自願承擔這個重任，她甘願冒著極大的風險下界來執行這樣的使命。其實最初家族領導層也不敢作出這樣的決定，但除此之外又沒有更好的辦法。儘管家族作出了周密的計畫與安排，但在實施過程中還是步步驚心、險象環生。因為地球人根本不瞭解龐大的負能量場是一個怎樣的概念，也不知道邪惡勢力是多麼的瘋狂。不瞞所有的親人，這其中經歷的危難與坎坷太多太多，為此付出的代價太大太大。但是不管怎樣，這些所有的付出最終換來了今天的成果，——在更高級別相關部門的幫助下，在家族上下不斷努力與付出下，我們第一次實現了用高級別的方式在地球上傳達這些來自高維空間的訊息。</text:p>
      <text:p text:style-name="Standard">可能地球上的親人會有這樣的疑慮：高維空間陰性世界的親人都是陰性生命體，他們是怎麼下到地球執行使命的呢？其實主要是通過兩種方式：</text:p>
      <text:p text:style-name="Standard">第一種方式是提取陰性親人的生命核心系統使之成為生命種子，然後再透過投胎轉世的方式下到地球執行使命。這種方法成長週期長、不確定性大，也容易受到邪惡勢力的干擾和加害，從而讓自身的生命訊息發揮不出相應的作用。有的甚至完全被邪惡勢力控制，成了邪惡勢力的傀儡和幫兇。</text:p>
      <text:p text:style-name="Standard">第二種是透過“合一”的方式下到地球執行使命。所謂合一，就是陰性親人在相關部門的幫助下，將自己的生命核心系統從生命體中分離，然後再在地球上選擇一個適合的<text:span text:style-name="T4">化身</text:span><text:span text:style-name="T2">①</text:span>進行生命核心系統拼接的過程。其實這就是地球人所謂的“元神下界合一”。高維空間陰性親人被提取了生命核心系統後已經沒有了任何能力，這時候他們的載體就會被保存起來。等到使命結束，相關部門把他們的生命核心系統重新拆裝回原來的載體，這樣他們在高維空間世界的能力又會得到恢復。</text:p>
      <text:p text:style-name="Standard"><text:soft-page-break/>地球上化身的情況是這樣的：被拼接上元神的生命核心系統後，兩套生命核心系統並列運行。但由於元神的生命核心系統無論是能量頻率還是能力都要高出很多，所以經過一段時間運行後，自己原來生命核心系統的功能就會逐漸弱化。這時候元神的生命核心系統就會在很大程度上主導化身載體的行為，從而使得化身的智慧和能力大幅提升，並最終起到引領一方，完成自身使命的作用。當然，這樣的方式也會受到邪惡勢力的干擾，稍有不慎也會讓自身走向反面。這就是有大使命的人容易出現大磨難的原因。</text:p>
      <text:p text:style-name="Standard">其實陰性親人下界執行使命都必須透過陽性載體來發揮作用，而一旦更換了載體就無法保持先前的記憶。在這種情況下，再加上地球龐大負能量場的干擾和腐蝕，從而出現本性迷失的風險是顯而易見的。所以沒有強烈責任心和使命感的人，通常不會下界來執行這樣的使命。當然只要自己去除私心私欲，保持全身心正能量，邪惡勢力也奈何不了你，——況且正義力量也會給予無私奉獻者強有力的保護。</text:p>
      <text:p text:style-name="Standard">然而，邪惡家族也用同樣的方法讓自己的子孫後代來到地球執行它們的使命。這就是地球人所謂的附體，——其實也就是邪惡勢力為了達到服務於邪惡的目的而安排自己的子孫後代強行霸佔和控制他人載體的行為。這樣的行為往往會造成被附體人神志間歇不清、載體不受控制的現象。這同正義家族的“元神下界合一”是截然不同的概念。當然這些地球人之所以被附體，也和自身智慧不足、頻率不高有關。</text:p>
      <text:p text:style-name="Standard">我們家族這位重要的成員就是通過與化生合一的方式來到了地球，而且由於她自身擁有強烈的責任心與使命感，擁有豐富的宇宙知識，所以她能夠勝任這項工作，能夠接收到這些來自高維空間的訊息。在她下界的幾年時間裡，一開始也受到了地球龐大負能量場的壓制，以致傳達的一些訊息不是太<text:soft-page-break/>準確。後來隨著自身能量頻率不斷提升，相關部門也調整了她身上的設施和傳播方式，從此這樣的狀況得到了改變。</text:p>
      <text:p text:style-name="Standard">總體來說，高維空間向地球進行的訊息傳輸經歷了兩個階段：</text:p>
      <text:p text:style-name="Standard">第一個階段是結合高端宇宙知識，通過對接收人自身生命訊息的引導，從而實現相關訊息的傳輸。其實也就是高維空間相關部門用高科技手段以意識的形式把高端宇宙知識傳遞給接收人，同時使接收人自身生命中儲存的相應訊息得以啟動、得以覺醒，從而完成相應訊息的對接、實現相應訊息的傳導。在這個階段，接收人在接收訊息的過程中不能有自己的思維和知見，每次都是一氣呵成，然後再回過頭來研究、求證。這樣的傳輸方式容易受到邪惡勢力的干擾，並且對接收人的知識儲備要求非常高。這也是地球上很少有人能夠勝任這份工作的原由。</text:p>
      <text:p text:style-name="Standard">第二個階段是直接傳輸階段。由於接收人的能量頻率和宇宙科技不斷提升，客觀上允許宇宙相關部門進一步完善她身上的科技設備。在這個階段，高維空間相關部門幾次調整、更換了相應的通訊設備，使得接收人能夠更直接、更圓滿地把相關知識從高科技系統中解讀出來，從而實現了更高級別的知識輸送。相比第一階段，這樣的方式傳送速率更快、準確度更高。當然只要接收人越來越單純，負面訊息越來越少，宇宙高級部門還會有更高端的科技設施等待安裝。</text:p>
      <text:p text:style-name="Standard">從以上描述中我們不難看出：宇宙訊息的傳輸發展到今天，其實最大的問題還是在於地球上很少有人擁有強大的責任心和具備一定高度的能量頻率。如果我們具備了這些相應條件，宇宙相關部門就可以在我們的生命體中安裝高科技裝置，這樣我們就能從這些高科技裝置中解讀出相關訊息。當然，在<text:soft-page-break/>接收這些訊息的過程中也會消耗接收人的能量，因為身處負能量場很容易受負面訊息的影響，從而讓自己的身心感到非常疲憊。如果過度耗費能量，讓自己的能量場長期處於紊亂狀態，也會影響到讀取訊息的品質。</text:p>
      <text:p text:style-name="Standard">宇宙中正邪兩股力量一直都在交鋒，所以宇宙訊息的傳輸也會出現互相干擾的情況。其實無論是正義家族還是邪惡家族都有自己的網路部門在管理這項工作。我們家族就把從事這項工作的人納入到了重點保護範圍，而且日常也有專人負責裝置的更換、維護、訊息的更新等工作，否則就會受到干擾而無法確保接收訊息的完整、準確。</text:p>
      <text:p text:style-name="Standard">以這樣的方式普傳宇宙知識，地球上的親人可能一時不太理解與接受。這並不奇怪！因為在漫長的地球發展史上，類似的狀況從來沒有出現過。也是因為高維空間的科技一直沒有得到有效突破，而更重要的是地球上從來沒有出現過能以這樣的方式接收這些高端知識的人。</text:p>
      <text:p text:style-name="Standard">在地球上，雖然也有一些管道在傳播所謂的“宇宙知識”，而且也有一些內容值得借鑒，但是目前真正來自高維空間正義宇宙官方傳播的訊息只此一個通道。在此希望親人們擦亮眼睛，增長智慧，從而不受外界的蒙蔽而失去寶貴的覺醒機會。同時也希望親人們透過這些知識的學習，讓自己有能力分辨正邪與善惡，有能力區分什麼才是正義宇宙真正的指導與教導。</text:p>
      <text:p text:style-name="Standard">這些知識就是打開地球親人心門的鑰匙，就是喚醒地球親人生命訊息的良藥。當地球上越來越多的人覺醒，你們就會看到這些知識具有的力量。如果之前我們就能把這些正義宇宙的理念傳達到地球上，那麼邪惡勢力的歪理邪說就不會像今天這樣氾濫。另一方面，如果地球早已普及正義宇宙的正義理念，那麼地球親人就會回歸正義生命的本性，就會自覺履行自己的責任與<text:soft-page-break/>義務，就會懂得利用地球這個陽性世界有限的時間來歷練自己各方面的能力。然而歷史不能假設，正因為有這樣那樣的遺憾，我們才更懂得陰性世界與陽性世界溝通交流之艱難，才更應該珍惜這些來之不易的高端知識。</text:p>
      <text:p text:style-name="P4">【注釋】</text:p>
      <text:p text:style-name="P10">① <text:span text:style-name="T6">化身</text:span></text:p>
      <text:p text:style-name="Standard">為了提升人口品質，縮短歷練時間，我們家族會在空白生命種子中注入一些高智慧人才的生命訊息和能量。我們把提供生命訊息和能量的高智慧人才稱為元神，把接受生命訊息和能量而成長起來的人稱為元神的化身。一個元神可以對應無數個化身。詳見第六章第一節《生命核心系統和心》。</text:p>
      <text:h text:style-name="P33" text:outline-level="2"><text:bookmark-start text:name="__RefHeading___Toc2911_1422838631"/>第六章<text:bookmark-end text:name="__RefHeading___Toc2911_1422838631"/></text:h>
      <text:h text:style-name="Heading_20_3" text:outline-level="3"><text:bookmark-start text:name="__RefHeading___Toc2913_1422838631"/>第一節　生命核心系統和心<text:bookmark-end text:name="__RefHeading___Toc2913_1422838631"/></text:h>
      <text:p text:style-name="Standard">生命體是一套非常複雜的綜合系統，它由生命核心系統、心、載體系統以及一些特殊的物質與能量構成。</text:p>
      <text:p text:style-name="Standard">生命核心系統和心的組合體我們稱之為生命種子。它是一個高2釐米，直徑0.8釐米的圓柱形物體，這個物體由無色透明的陰性物質組成。這種陰性物質非常高端、特殊，即便是陰性生命也要借助儀器才能觀測到。也因為生命種子是整個生命的核心，創造者作出這樣的設置就是為了達到更好的保護效果。</text:p>
      <text:p text:style-name="Standard">不同層次級別的生命種子大小基本相同，只是晶片的設置程式和構成物質的品質不同。生命種子安裝、依附在載體的心臟部位，這樣也是為了跟載體有更好的協調、銜接。而生命的載體系統則安裝在頭部，它蘊含著載體高矮、胖瘦等先天訊息。一些特殊型體的人或者重大疾病都是由於載體系統出現了問題所致。這些都是地球人目前沒有認知、突破的領域。</text:p>
      <text:p text:style-name="Standard">我們人類，包括其他高智慧生命的核心系統，都是由生命空間之外的宇宙高級存在創造的。事實上，製作高層次生命核心系統的材料非常稀缺，即便是大宇宙相關部門也很難採集到。特別是設置在800維以上的生命核心系統，其陰性物質的材料都來自生命空間之外。因為生命空間之內的物質沒有那麼大的容量，根本發揮不出800維及以上生命核心系統的作用。</text:p>
      <text:p text:style-name="Standard">不過即便是生命空間內能夠採集到的材料其層次級別差異也很大，什麼層次級別的材料只能打造什麼層次級別的核心系統，而什麼層次級別的核心<text:soft-page-break/>系統也只能創造什麼層次級別的生命。生命核心系統的層次級別越高，意味著生命配置的品質越高、設置的能力越大。生命品質、能力的發揮不可能超出它的配置範圍。當然一個生命是否真正具備所配置的品質和能力，還要看這個生命後天有著怎樣的歷練歷程。</text:p>
      <text:p text:style-name="Standard">生命核心系統打造完畢後還要注入原始生命能量，這些被注入的原始生命能量，其頻率要高出我們所在空間很多倍。比如我們家族這個人類品種，其生命核心系統的設置在300維到2000維之間，而注入的生命能量其頻率就要在3000維到10000維之間，否則生命核心系統就發揮不出相應的作用。當然頻率如此之高的生命能量，也不可能在我們所在的生命空間採集到。</text:p>
      <text:p text:style-name="Standard">其實注入原始生命能量，就相當於給生命核心系統組態了一個非常高級的微型能量源。這個能量源所起到的作用就是驅動生命核心系統與載體系統正常運轉，而且這個能量源所提供的能量足夠維持生命核心系統工作數十億年。也正因為如此，即便是我們的載體報廢了，如果沒有破壞到生命核心系統，這個生命核心系統還是可以用來投胎轉世，從而讓這個生命繼續生存在宇宙中。</text:p>
      <text:p text:style-name="Standard">生命空間之外都是正義的存在，那裡的世界不存在邪惡。所以邪惡世界創造邪惡的物種不可能得到宇宙高層的支援，況且它們也沒有能力得到生命空間之外的物質。由於受科技和材料的限制，邪惡世界創造的生命核心系統不可能達到很高的要求。即便是邪惡家族一些所謂的精英或層次級別很高的生命，它們的核心系統設置也只有600 ~ 700維。而其它大部分哪怕是高智慧生命的繁衍都像動物一樣採用程式化管理，——也即交配後自行產生生命種子。類似形式產生的生命核心系統其能力配置最高只能達到300維，而且不能擴容。不過邪惡物種的創造歷來不求品質，而往往以數量取勝，它們創造<text:soft-page-break/>的物種都側重於攻擊性或某些單方面的能力。這樣的創造方式必然對宇宙的發展帶來嚴重障礙。</text:p>
      <text:p text:style-name="Standard">當年我們家族從上級相關部門領回空白生命種子後，也是直接用於實體星球的投放，但以這種方式繁衍的人類靈氣不足，智慧、能力的增長非常緩慢。也是因為這些生命種子沒有任何歷練基礎，一切必須從零開始。後來家族科研人員經過漫長的探索，終於攻克了這個難關。具體的做法就是提取、克隆家族一些人才的生命訊息和能量，並把這些訊息和能量注入到空白生命種子中，然後再把這些生命種子投放到實體星球進行繁育。這樣繁衍出來的後代根基高了很多，而且也可以大大縮短歷練的時間。我們把提供生命訊息和能量的人稱為元神，把接受生命訊息和能量的人稱為元神的化生。一個元神可以對應無數個化生。當然，陰性夫妻交媾形成的訊息和能量也可以注入到生命種子，然後再通過陽性父母孕育出自己的孩子。</text:p>
      <text:p text:style-name="Standard">我們家族就是以這樣的方式來達到改良人口素質的目的。如果不是以這樣的方式來創造生命，我們的家族就很難培養出高智慧人才，也很難快速發展、提升。事實上很多注入空白生命種子的訊息還決定了這個生命的發展方向。宇宙中特長類的生命訊息繁多，因而也造就了千姿百態的生命特徵。目前我們家族大體劃分為政治、軍事、文化（教育）、科技、護法等五大領域。</text:p>
      <text:p text:style-name="Standard">生命核心系統一旦啟動就不能停止運行，否則以前所有歷練的訊息都會歸零，這樣就會造成人力資源的極大浪費。所以拆裝核心系統都是專業人員從事的工作。不過這項工作目前已經非常成熟，雖有風險但完全可控。啟動後的生命種子或從陰性生命體上分離出生命種子後，必須經過相關部門的培育才能進入投胎轉世的程式。在這個過程中，相關部門會對生命種子進行檢測、觀察，並匹配陽性父母的訊息。這個時間從一個月到六個月不等。</text:p>
      <text:p text:style-name="Standard"><text:soft-page-break/>心是生命體的重要組成部分，它同生命核心系統零距離且真實地存在於生命體內。在這裡我們不能把心理解成載體的部件——心臟，因為心在我們生命誕生之前就被創造者所創造。它同生命核心系統一樣屬於先天高科技、高智慧的產品，而心臟只是在生命核心系統和心的指引下後天長成的一個器官。它們是兩個完全不同的概念。</text:p>
      <text:p text:style-name="Standard">生命核心系統、心和載體系統在我們的生命體中擔當著不同的角色，發揮著不同的作用。正是它們的相互協作才形成了一個完整的生命形象。那麼人類的生命核心系統、心、載體系統三者之間到底是一種怎樣的關係呢？要講明這個問題，我們必須明白創造者創造人類物種的目的。其實創造者創造人類物種就是希望人類物種能夠在相應的空間起到協調、引領其它宇宙元素，從而説明到宇宙向上發展的作用。這樣的一種定位，必然需要人類物種具備諸多內在和外在的能力，而外在的能力只能通過載體系統來發揮。如果我們把載體系統比作高智慧設備的硬體系統，那麼生命核心系統就是高智慧設備的軟體系統。因為只有它才能給予載體系統強有力的後臺支援。</text:p>
      <text:p text:style-name="Standard">一台機器可以按照它的設置程式運行，一些低端物種比如動植物可以按照它們的本能、天性或者自然環境的變化生長。但高智慧生命畢竟不同於低端物種，因為它們在宇宙中肩負著重大的責任與使命。而心的存在就是完成這些責任與使命強有力的保證。當然這也是一種設置，只不過是更高級別的設置罷了。</text:p>
      <text:p text:style-name="Standard">其實心就是連接生命核心系統和載體系統的核心樞紐。生命核心系統要通過心來發揮自身的作用，而載體系統也要通過心來獲取生命核心系統的智慧支援。心蘊藏著包括正邪善惡等品質類訊息，它好比一個生命的司令官，起著發號施令的作用。而生命核心系統則蘊藏著包括智慧、經驗等能力類訊<text:soft-page-break/>息，它好比一個生命的參謀部，起著技術支撐的作用。生命核心系統不能直接給載體下指令，它必須通過心來指揮載體的行為，所以載體就好比是一個執行者。</text:p>
      <text:p text:style-name="Standard">通過這樣的論述，我們明白了生命核心系統、心、載體系統之間的關係。顯而易見，在這三者中，心是一個生命的最高智慧核心，它擔當著如下幾個重要角色：</text:p>
      <text:p text:style-name="Standard"><text:span text:style-name="T4">第一，輸送訊息的角色。</text:span>這個角色很好理解。生命體通過感官感受到外界的訊息，心捕捉到這些訊息後快速作出整理，並把整理後的訊息傳輸給生命核心系統；生命核心系統得到這些訊息後根據自身的智慧、能力水準迅速拿出處置方案，並通過心把這些方案訊息回饋給載體系統，從而來主導載體作出怎樣的行為。也就是說，載體的任何一個行為都來自於心的指令，來自於三方的協作。比如我們想某個問題的時候就是生命核心系統、心、腦器官同時在起作用。其實腦器官只是執行心的指令而承擔“想”的這項職能而已。又比如臨床上的植物人，其實就是生命核心系統和心出現了問題，從而使得生命核心系統和心失去了指揮載體的能力。</text:p>
      <text:p text:style-name="Standard"><text:span text:style-name="T4">第二，處理訊息的角色。</text:span>這項功能才是心的重要性所在。心捕捉到外來訊息後，並不會原原本本把這些訊息傳輸給生命核心系統，而是會按照自己的品質層次來取捨這些訊息。比如一顆無私大愛的心就會遮罩來自外界自私自利的訊息，從而不讓這些負面訊息傳輸給生命核心系統。同時，心對生命核心系統回饋的訊息也會作出取捨。比如一個人雖然回歸了自性，但他的生命核心系統中或許還殘留有部分負面訊息，當心得到這些負面訊息的回饋後也會對其加以遮罩，從而不讓這些負面訊息參與主導載體的行為。</text:p>
      <text:p text:style-name="Standard"><text:soft-page-break/><text:span text:style-name="T4">第三，分解訊息的角色。</text:span>這也是心非常重要的功能。一個人每天都會接收到很多外界訊息，生命核心系統也會回饋給心很多訊息。這時候心就會對這些訊息進行分解並作出符合自身生命層次的決策。</text:p>
      <text:p text:style-name="Standard">瞭解了這樣的真相，我們很容易就能理解：為什麼對同一件事情，不同的人會作出不同的反應。因為心的品質層次、生命核心系統的能力層次都不相同。心分正邪，正義之心和邪惡之心的本質截然不同，因而觀察問題的角度、處事風格就會存在很大差別。而生命核心系統只是能力的體現，它既可以服務於正義，也可以服務於邪惡，它極大程度地受制於心及其提供的訊息。當然生命核心系統的能力層次越高，也越能整合出完美的處置方案供心參考。至於載體系統則完全聽命於心的指揮、受心的主導。正因為心具有多種綜合能力，並且在生命體中發揮著核心樞紐作用，所以我們才需要修心！一個人走什麼樣的人生道路，在宇宙中發揮怎樣的作用，心是決定因素。這也是高智慧生命同低端物種最重要的區別。</text:p>
      <text:p text:style-name="Standard">以上只是對生命核心系統和心的粗略介紹。其實人類物種的生命體極其精妙，我們要想完全瞭解自己的生命體，恐怕窮盡自己的人生也未必如願。不過這也為高智慧生命提出了更高的奮鬥目標。</text:p>
      <text:h text:style-name="P11" text:outline-level="3"><text:bookmark-start text:name="__RefHeading___Toc2915_1422838631"/>第二節　掌控自己的心<text:bookmark-end text:name="__RefHeading___Toc2915_1422838631"/></text:h>
      <text:p text:style-name="Standard">生命之初是平靜祥和的，它的內心不會泛起任何波瀾。這是生命最真實、最本質的狀態。在這種狀態下，生命可以回到內心世界去體驗、去遨遊。當然，也只有具備很高的定力，生命才能達到這樣的境界。</text:p>
      <text:p text:style-name="Standard">其實人類生命的內心世界非常寬廣，在這裡人類能夠找到真正屬於自己的智慧與能力。只要一個人能夠控制自己的內心，從而不讓自己的內心泛起任何漣漪，那就相當於鋪平了通往內心世界的道路。在這個時候，人類生命就會看到最真實、最完整的自己；也是在這個時候，人類生命才會發揮出本有的潛質，才會把自身最真實的智慧與能力運用到整體的生命旅程中。可以說，能否掌控自己的心，能否進入到自己的內心世界，是一個人能否稱之為高智慧生命的分水嶺。如果一個人沒有能力達到這樣的狀態，那就意味著他還沒有能力掌控自己的生命軌跡。</text:p>
      <text:p text:style-name="Standard">就是這樣一個博大的內心世界，它靜靜地存在著、等待著，等待著你有能力進入的那一刻！可以這樣說，在征服世界之前，你首先要做的就是征服自己的心，並且讓自己的生命平穩地向前發展。這樣你才有機會真正發揮出自身的能力與水準，才有機會奉獻於這個世界。</text:p>
      <text:p text:style-name="Standard">然而，就是這樣一個標準，可以說是最低的標準，卻讓許多人汗顏。因為他們根本沒有這樣的能力，也沒有這樣的定力達到這樣的狀態。而作為高智慧生命的人類，雖然擁有很多天賦，但是如果沒有把控內心的能力，那這一切的天賦也發揮不出它的作用，而只能是天賦罷了。所以說，一個人生活在這個世界上需要經歷很多磨練才能讓自己茁壯成長。</text:p>
      <text:p text:style-name="Standard"><text:soft-page-break/>我們知道，心是主導我們整個生命的訊息源。我們有著怎樣的心就會產生怎樣的訊息；產生怎樣的訊息，就會驅使我們做出怎樣的行為。毋庸置疑，心在人類的生命體中起著非常重要的作用。但是無論多麼重要，它也只是生命體的一個部件而已。心是載體的主宰，而不是整個生命的主宰。我們有很多人被心主宰，是因為沒有回歸到正義生命的本性，而自己的生命又沒有正向運行，從而不知道、也沒有能力把控好自己心的緣故。而處於這種狀態的人就會活得非常迷茫，也發揮不出生命真正的價值與意義。</text:p>
      <text:p text:style-name="Standard">那麼我們應該怎樣來把控自己的心呢？其實答案只有一個：那就是提升自己的能量頻率、提升自己的生命層次，從而讓自己的自性回歸到創造者最初的設置。可以這樣說，能量頻率越高的生命層次級別也越高，而層次級別越高的生命掌控心的能力就越強。</text:p>
      <text:p text:style-name="Standard">那麼如何來提升自身的能量頻率呢？我們可以從正向、高頻兩個要素入手。而這兩個要素又可以分解為三個方面。</text:p>
      <text:p text:style-name="Standard">第一、散發思想類正向高頻訊息；</text:p>
      <text:p text:style-name="Standard">第二、散發行為類正向高頻訊息；</text:p>
      <text:p text:style-name="Standard">第三、散發展現類正向高頻訊息。</text:p>
      <text:p text:style-name="Standard">通過散發各類正向高頻訊息，宇宙訊息場就會回饋給我們更多同類的正向高頻訊息。這些正向高頻訊息存儲在我們的生命裡，就會在我們的生命裡形成正向高頻能量。這樣不但提升了生命自身的能量頻率，而且也為提升地球能量場的頻率作出了貢獻。</text:p>
      <text:p text:style-name="Standard">在具體實踐中我們通常需要做到以下幾點：</text:p>
      <text:p text:style-name="P6"><text:soft-page-break/>1、學習高端知識，擴大生命格局。</text:p>
      <text:p text:style-name="Standard">生命前輩的教導，以其親身體驗及其前所未有的高度對我們作出了指引。它使我們瞭解了更多宇宙真相，也使我們明白了人生的價值與意義。可以說，這些高端知識喚醒了我們提升生命層次的意識，也為我們指明了前進的方向。只要我們站在大宇宙的背景下建立起正確的人生觀、價值觀，並且讓這些高端知識在自己的生命中發揮作用，那我們就能<text:span text:style-name="T4">提升自身的生命格局，從而為提升自身的生命層次打下良好的基礎①</text:span>。</text:p>
      <text:p text:style-name="Standard">其實掌控自己心的前提是要有正確認知事物的能力，而有正確認知事物的能力，瞭解事物的真相非常重要。這就需要我們對這些高端知識不斷學習、不斷思考和實踐。因為只有通過這樣的歷練才會有這樣的認知基礎。</text:p>
      <text:p text:style-name="P6">2、遮罩負面、低頻訊息。</text:p>
      <text:p text:style-name="Standard">邪惡生命與正義生命的區別就在於心的程式設計不同，也就是創造者創造生命時注入的訊息不同。那麼宇宙中一些正義生命又是如何墮落成邪惡生命的呢？這是因為心捕捉到的訊息會影響、干擾到自身之前的設置。當一顆心捕捉到的都是負面、低頻訊息的時候，創造者之前的設置就會被塵封，甚至完全發揮不出作用。或者說，當一個人持續積累負面訊息或者完全被負面訊息腐蝕時，這個人的原始生命訊息就會被改造，從而大幅降低自己的生命層次，甚至完全蛻變成邪惡生命。可見遮罩負面、低頻訊息對於一個正義生命，特別是層次級別不是太高、抵禦能力不是太強的正義生命是多麼的重要！不過有一點值得說明：正義生命即使墮落了，當他遇到某些事物衝擊時，又會突然良心發現而展現出正義、善良的一面，就看這些事物對他有多大的衝擊力而已。但是邪惡生命就不會有這種展現。因為邪惡生命的程式設計本來<text:soft-page-break/>就冷酷無情，它們根本感受不到正義和善良。這也是區分一個生命到底是正義靈根還是邪惡靈根的方法。</text:p>
      <text:p text:style-name="Standard">可以說，一個生命積累有怎樣的訊息，他的生命核心系統就會用怎樣的訊息來加工提供給心的指令，並使之成為這個生命行為的指南。用正向訊息加工出來的指令會讓一個人的生命體發揮出正向作用，用負面訊息加工出來的指令會讓一個人的生命體發揮出負面作用。而當一個人在宇宙中發揮負面作用的時候，他就會成為宇宙的破壞者。所以在人生的旅途中，積累正向訊息才是根本，才是重中之重！其實任何一個生命生存在宇宙中都會受到各種各樣不同層次級別訊息的影響，就看你如何取捨，能否經得起誘惑罷了。</text:p>
      <text:p text:style-name="P6">3、修正錯誤的思想與行為。</text:p>
      <text:p text:style-name="Standard">修行就是修正自身錯誤的思想與行為。那麼什麼才是錯誤的思想與行為呢？當然是指違背宇宙規律的思想與行為，其實也可以理解為違背正義家族道德範疇或者違背正義生命良知的思想與行為。</text:p>
      <text:p text:style-name="Standard">一個真正覺悟的人知道如何去認知低俗，如何去摒棄世俗，並且能夠把這種認知落實於自己的工作、生活中。也只有超越一切錯誤的思想與行為，我們才能守住底線，才能保證自己的高頻能量不耗損。也就是說，只有以正向的思維去思考、看待一切問題，以正向的方式去為人處事，我們才能保證自己的生命層次不降低。因為一切正向的方式才符合正義生命的良知，才符合正義家族的道德範疇，也才符合宇宙規律。</text:p>
      <text:p text:style-name="Standard">事實上我們可以把生命能量理解成生命訊息的附屬品。當生命核心系統攜帶的負面訊息不斷被清除，自己的內心越來越正向、越來越明亮時，自己的能量頻率就會越來越高。這就是生命提升的真相！</text:p>
      <text:p text:style-name="P6"><text:soft-page-break/>4、為正義世界無私奉獻。</text:p>
      <text:p text:style-name="Standard">生命的最高境界是無我，也就是沒有任何私心私欲。一個無我的人有著強烈的責任心與使命感，有著無私奉獻、勇於擔當的精神。他能夠按照創造者的設置去正確履行自身生命的職責。也正是在履行自身生命職責的過程中，生命才能為自己積累更多的高頻訊息和高頻能量，才能為提升自己的生命層次奠定基礎。</text:p>
      <text:p text:style-name="Standard">提升生命層次是一個人更有能力服務於宇宙的前提，而隨著服務宇宙的力度越來越大，這個人的生命層次又會越來越高，這樣這個人掌控心的能力就會越來越強。這是一種良性迴圈，其實也是真正意義上的修行！</text:p>
      <text:p text:style-name="Standard">由於沒有高端知識的引領，如今地球人對基本的宇宙和生命真相缺乏瞭解，從而任由自己的心肆意妄為，長期處於失控狀態。這就是世界存在各種亂象、各種紛爭的根源所在。其實客觀世界本沒有問題，是我們的心出現了問題，所以才會讓這個世界充滿問題。明白了這些道理，我們就要有意識地去把控自己的心，從而讓自己散發的每一個心念都是正向的。其實只要我們學會改變自己，讓自己成為一個全身心正能量的人，並且不斷為這個社會奉獻、付出，我們就能清除自己生命裡的負面訊息，就能提升自己的能量頻率，就能改變自己的命運。可以說，影響我們命運的只有自己的心。我們有著怎樣的心，我們就擁有怎樣的命運！</text:p>
      <text:p text:style-name="Standard">生命的旅程固然精彩，但也需要我們擁有體驗這份精彩的能力和欣賞這份精彩的智慧。如果暫時不具備這樣的能力與智慧，我們就要腳踏實地、謙卑地去學習與歷練。這樣我們就能走好基礎的每一步。</text:p>
      <text:p text:style-name="P4">【注釋】</text:p>
      <text:p text:style-name="P10"><text:soft-page-break/>① 生命格局、生命層次及其關係</text:p>
      <text:p text:style-name="Standard">生命格局體現的是一個人的眼界、胸襟、膽識、思維高度等綜合要素；而生命層次體現的則是一個人的能量、能力（智慧）、修為等方面在一個群體中所處的位置。</text:p>
      <text:p text:style-name="Standard">學習了系列高端知識，明白了很多宇宙、生命真相，我們的責任心與使命感油然而生。這樣我們的生命格局就能迅速得到擴大。而生命層次則必須透過修正自身錯誤的思想與行為，無私奉獻、為大宇宙散發更多正向訊息才能得到提升。也就是說，生命格局能在短時間內得到突破，而生命層次則必須透過踐行，做到了才有效。</text:p>
      <text:p text:style-name="Standard">生命格局和生命層次息息相關，提升生命格局是提升生命層次的基礎。但一個格局很大的人，他的生命層次不一定很高，因為他不一定能做到。而反過來，一個生命層次很高的人，他的格局一定很大，而且層次級別越高，生命格局越大。這就是踐行的重要性！</text:p>
      <text:h text:style-name="P11" text:outline-level="3"><text:bookmark-start text:name="__RefHeading___Toc2917_1422838631"/>第三節　心靈的視窗<text:bookmark-end text:name="__RefHeading___Toc2917_1422838631"/></text:h>
      <text:p text:style-name="Standard">生命非常規則地生存在宇宙空間，它是宇宙結出的一顆顆精美的結晶。這些精美的結晶在宇宙中散發出光彩，在照亮一方的同時，它又帶動一定範圍內的宇宙元素向著更完善的方向發展。這就是我們的生命——高貴、純淨、無與倫比！</text:p>
      <text:p text:style-name="Standard">然而，生命的高度又由心靈的高度所主導。當一個人的心靈高度達到一定層次的時候，他就會與宇宙中的高級能量相融合，從而讓自己的內心與這些外在的高級能量產生共鳴。也只有一個人內心的純淨度超過外在環境的時候，他的這種能力才會淋漓盡致地發揮出來。這是生命成長中的一項規律。</text:p>
      <text:p text:style-name="Standard">生命與宇宙的交互完全體現於生命的內心，而心靈的視窗就是接通生命與宇宙的一條通道。這條通道不會受到任何表像的蒙蔽，它會真實地反映宇宙的實質。而且一個人的心靈越清澈、能量場越高頻，他就越接近於生命最本質的狀態。這樣的生命也越能接收到宇宙中的高頻能量與訊息。</text:p>
      <text:p text:style-name="Standard">可以說，生命的一切對外展現都是與外界互通交流的方式，而一個人清澈的心靈，也會從他的外在展現中淋漓盡致地呈現出來。這種呈現能帶給自身能力範圍內的宇宙元素以強有力的發展力量。這樣的力量超乎想像！如果生命能夠利用好這種力量，那他就會得到外界環境正向的回饋，從而讓自己的心靈不斷得到滋養，不斷得到正向能量的補充。</text:p>
      <text:p text:style-name="Standard">毋庸置疑，生命對外界有很多種不同的展現形式，而心靈則屬於一個人內在最真實的展現。因為通過心靈的視窗能夠映射出外界所有的訊息，就看這個生命能否從自己的內心識別這些訊息。如果一個生命的內心非常清澈，<text:soft-page-break/>那他就能反映出宇宙高頻段內容所要傳達的訊息。這樣的訊息不間斷地出現在生命的內心，而生命要做的就是從自己的內心去讀取這些訊息，並且被自己所運用。這是生命的一項基本能力，而這項基本能力也是生命感受這個宇宙的一條重要途徑。</text:p>
      <text:p text:style-name="Standard">我們的生命體全然地沐浴在宇宙的能量場中，而我們的心靈又可以與宇宙的內部情景相交融。這是生命內外兩個完全不同的層面。可以說宇宙擁有的訊息已經毫無保留地向所有生命作出了傳達，而事實上很多生命並不具備接收這些訊息的能力。究其原因，一是生命沒有意識到自己的內心能夠反映出這個宇宙的真實景象，從而都用心外的途徑去瞭解與認識這個宇宙。這種錯誤的方法不但不能夠探知到外景的實質，反而會受到更多假象的蒙蔽。二是很多生命不具備這樣的定力與自控能力，從而使自身無法保持與宇宙整體訊息的高速交互。所以不斷提升與進步是生命終其一生要做的功課。</text:p>
      <text:p text:style-name="Standard">不過生命本來就擁有不斷提升與淨化的能力，這樣的能力使得生命不斷向更高的品質演變。人類作為高智慧生命出現在這個宇宙中，本身所具備的能量就非常清澈與純淨，這也為人類生命能夠迸發出無限種可能提供了條件。</text:p>
      <text:p text:style-name="Standard">當越來越多的真相擺在我們面前，我們就會逐步瞭解生命體的功能與宇宙的基本形態，這些都會為自己的人生旅途鋪平前進的道路。其實宇宙賦予生命的不同能力通常體現在它的心靈自由度上。一個生命的心靈越自由，它就擁有越大的上升空間。作為高智慧生命的人類，我們的心靈擁有高度的自由與高級別的對外連接通道。這些都是宇宙給予人類生命的恩賜。這樣的狀況，使得人類生命能夠作為引領者出現在宇宙中，也使得人類生命具備相應的能力為這個宇宙創造出更大的價值。而所有的這些能力，都需要生命很好地去履行自身的責任與義務，才能發揮它們的作用。</text:p>
      <text:p text:style-name="Standard"><text:soft-page-break/>當然，這些能力還需要一種力量去激發、開啟，而這種力量正是來自生命自身所凝聚的意識訊息。生命對自身的認知水準越高，這種力量就越大。生命前輩之所以作出這樣的傳達，就是希望人們對自身有更透徹的瞭解與認識，從而在自己的生命體中形成強烈的意識。因為只有擁有這種意識，生命才會逐步去認知這些能力，並最終掌控這些能力。</text:p>
      <text:p text:style-name="Standard">在這裡，我們可以明確地告訴大家：所有的能力都公平公正地存在於每一個人的生命中，而宇宙向外傳達的訊息又公平公正地存在於這個環境中，唯一的區別就是生命有著怎樣的意識，能否有效地識別這些訊息。我們相信，隨著一個生命總體意識的逐漸完善，一定會讓自己掙脫所有的束縛，從而讓自己真正回歸到高智慧生命的行列，讓自己在這個宇宙中體現出最大的價值。</text:p>
      <text:p text:style-name="Standard">這些描述是前輩們真實體驗後表露的心聲。他們想透過這樣的途徑把經驗與結論傳授給所有的親人，從而讓所有的親人能夠更加順利地完善自己的生命體，並且以最快的速度提升與進步。當然這樣的能力需要循序漸進地發展，畢竟任何人的成長都不可能在短期內得以實現。</text:p>
      <text:h text:style-name="P33" text:outline-level="2"><text:bookmark-start text:name="__RefHeading___Toc2919_1422838631"/>第七章<text:bookmark-end text:name="__RefHeading___Toc2919_1422838631"/></text:h>
      <text:h text:style-name="Heading_20_3" text:outline-level="3"><text:bookmark-start text:name="__RefHeading___Toc2921_1422838631"/>第一節　道德品質<text:bookmark-end text:name="__RefHeading___Toc2921_1422838631"/></text:h>
      <text:p text:style-name="Standard">人類物種遍佈於生命空間。在漫長的演化史中，人類物種有八個分支顯得特別優秀。這八個分支可以說是人類物種最初的代表，他們不僅擁有強烈的責任心與使命感，而且他們生命中的訊息也最為完善。</text:p>
      <text:p text:style-name="Standard">我們這一脈就是這八個分支的其中之一，所以我們的祖先傳承了宇宙中非常優秀的品質。如今我們這一脈的低維世界雖然受到了外界的障礙，從而讓一些生命的高貴品質黯然失色，但是這些訊息無論傳承多少代都不會丟失。也就是說，無論我們目前處於什麼階段，只要不斷了悟宇宙真相，我們就能喚醒自身這種內在的高貴品質，喚醒自身作為高智慧生命的責任心與使命感。</text:p>
      <text:p text:style-name="Standard">在這個宇宙中，人類物種是一個非常年輕的群體，他們只經歷了宇宙近代的一些事件。不過在自身的發展史上，人類物種卻經歷了非常多的考驗。這些考驗對於新生代物種來說都是非常艱難的歷程。憑藉自身優秀的品質和能力，人類物種一次又一次戰勝了危機與挑戰，從而使自身能夠勝任宇宙一定範圍內引領者的角色和身份。</text:p>
      <text:p text:style-name="Standard">人類物種的出現為宇宙提供了近代發展所需要的基礎條件，而這一切成就的取得無不仰仗人類物種與生俱來的、崇高的道德品質。其實道德就是我們做人的準則，就是我們行為的規範。道德通常代表一個人的思想高度，它由生命自身所擁有的高尚思想與高貴品質凝結而成。一個人具有怎樣的道德品質，就能反映出這個人的心智完善程度和靈魂純淨程度。</text:p>
      <text:p text:style-name="Standard"><text:soft-page-break/>在一個人的人生旅途中，道德品質指導著生命所有的外在展現。不管我們發展到哪一個階段或者成長到怎樣的高度，如果沒有道德作為基礎，我們的生命也就失去了靈魂、失去了宗旨，其實也就失去了生存在這個宇宙中的基本原則。</text:p>
      <text:p text:style-name="Standard">生命最可貴的是精神，而精神需要建立在高尚的道德品質之上。只有擁有高尚的道德品質，我們才能稱為一個合格的高智慧生命。從這個意義上來說，道德又可以理解為做人最基本的要素。如果人類生命中沒有了這種最基本的要素，那麼他在宇宙中就沒有資格稱作為“人”，或者說他就是一個負能量的生命。如果一個人越來越缺德，那他就會越來越墮落，甚至變得邪惡。</text:p>
      <text:p text:style-name="Standard">當一個生命真正擁有自身正確定位的時候，他就會按照宇宙規律和生命法則生存在這個世界上。我們可以理解為這樣的生命找到了自身生存的“道”。而當生命能夠以高智慧物種的形態呈現在這個宇宙中，又能夠用自身的能力給予這個世界關懷與溫暖的時候，他就逐漸體現出了自身的“德”。也就是說，“道”是按照生命生存的規律規範好自己，“德”是憑藉自身的能力成就、幫助別人。當一個人胸懷天下，為天下蒼生無私奉獻的時候，其道德品質就能得到最真實的體現。</text:p>
      <text:p text:style-name="Standard">人類物種是宇宙一定時期的產物。人類生命具有正義、博愛、智慧、勇敢等高尚品質，而這些品質又在一定範圍內代表了宇宙自身的實質形態。所以我們的一切外在展現都要符合人類生命高貴的身份。</text:p>
      <text:p text:style-name="Standard">在生命空間中，人類物種的能力算得上非常全面，而且自身也具備了很多優秀品質。這些優秀品質得益於人類之前其它優秀種群的作用。創造者正是吸納了其它優秀種群的特點，從而才凝結成人類物種的優秀品質。所以說<text:soft-page-break/>人類物種雖然年輕，但是是站在了巨人的肩上，也因此才得到了很高的生命品階。這樣的殊榮並不是所有的高智慧物種都能擁有，這樣的優秀品質也成為了人類物種引以為傲的特色。</text:p>
      <text:p text:style-name="Standard">不僅如此，人類生命還具備了一些更為神聖且高貴的品質，因為人類生命的核心功能區由非常高級別的宇宙機構所創造。在這樣的生命核心功能區，創造者賦予了人類生命諸多高等級的品質。比如在人類生命中能夠實現物種局限的突破，從而讓人類生命能夠最大限度地發展與成長，並且這種發展與成長擁有無限種可能。這樣的高等級品質使得人類物種具有了無限的潛力，從而也使得人類自身成為了宇宙中新生代的代表。這些高等級品質是創造者賦予人類物種的希望，也代表人類物種肩負著更重大的責任與使命。</text:p>
      <text:p text:style-name="Standard">當然，人類生命要想很好地展現自身的高貴品質並非那麼容易。因為人類生命擁有的自由意識往往使自身的發展具備了很多不確定性，況且這種自由意識有時會受到外界的影響而發生偏頗，從而使得人類生命很難時刻展現出這些高貴品質。</text:p>
      <text:p text:style-name="Standard">總體來說，一個人當下能否展現出高貴品質是由許多因素決定的：</text:p>
      <text:p text:style-name="Standard">第一個因素是自身能量頻率的主導。當一個人自身能量頻率比較高的時候，他不但能以較高效率同外界進行溝通交流，而且也能最大程度地獲取外界訊息。也就是說，這樣的人此刻會受到宇宙高頻能量與正向訊息的共同作用，從而讓他處於積極向上的狀態。而當一個人的能量頻率逐漸降低，他就會慢慢遮罩掉宇宙中的高頻能量，同時也接收不到宇宙中蘊含的正向訊息。而且這種低頻的能量還會導致自身各個系統功能的下降，從而讓自身處於低迷狀態。當這種狀態來臨的時候，我們一定要清楚自身產生這種狀態的原因，<text:soft-page-break/>並盡可能地去解決這一問題。比如，我們可以去靠近能量頻率很高的人或場所，從而讓自身得到全方位的帶動。</text:p>
      <text:p text:style-name="Standard">第二種因素來自自身內部核心訊息長時間處於同一狀態而產生的消極與疲勞。這種狀態也是由於缺少高頻能量的補充以及自身訊息更替過於緩慢而造成的。當這種不良狀態出現時，我們就要重新尋找或梳理自己的人生目標，從而讓自己能夠以正確的方式去履行自身生命的職責。其實在與外界生存環境互通交流的時候，我們很容易就能找到新的人生目標與正確的前進方向。這樣就不會讓自己在智慧不足的情況下產生消極與懈怠情緒，從而讓自己能夠積極投身於人生旅途，找到良好的精神狀態。</text:p>
      <text:p text:style-name="Standard">第三種因素是由於生命能量的進步沒有跟上外界整體發展的速度，從而導致外在的作用力對自身能量的衝擊。當這種情況來臨的時候，我們就會看到自身的不足與差距。在這種情況下，我們就要積極投身於無私奉獻與努力進取的各種事物中，從而讓自己能夠在他人的幫助與自身的不懈努力下得到進步與改善，並從中去體會成長的快樂。當然這樣的改變，也要基於順其自然的前提才能實現。</text:p>
      <text:p text:style-name="Standard">以上這些因素都會讓自身高貴的品質受到制約和影響。所以要想成為世人的標杆與楷模，需要我們付出很多努力與犧牲；同時也需要我們不斷完善、不斷克服自身生命中的種種缺點。也只有當生命真正回歸到高智慧物種本位的時候，我們所擁有的高貴品質才會煥發出耀眼的光芒。到那個時候，我們就是世界的引領者，就是宇宙中標誌性的存在。</text:p>
      <text:p text:style-name="Standard">在當今的歷史階段，人類物種雖然整體的層級還不算太高，但是我們能夠預想到人類物種輝煌的前景。因為人類物種成長的速度非常快，這些都得<text:soft-page-break/>益於人類物種具有的優秀品質以及得天獨厚的能力。作為人類物種中的一員，我們應該意識到自己的生命是多麼的珍貴！當然，我們也應該意識到，任何人的成長都需要經歷漫長的歷程，都需要經歷許多磨難、付出許多努力。所以我們只有把握正確的人生方向，運用正確的成長方式並且順其自然地去展現自己的生命品質，從而才能逐步提升與完善，才能煥發出生命的光彩。</text:p>
      <text:p text:style-name="Standard">在偉大理想的背後，我們需要認清自己腳下的路，需要認清自身所處的生命狀態。因為只有腳踏實地地去履行自己的職責，我們才能以最有效的方式前進。其實只要人類生命能夠秉承正義宇宙的道德品質，正確看待自身與宇宙之間的關係，有責任、有擔當、有無私奉獻的精神，我們就能夠讓自己正確地生存在宇宙中。這也是人類生命真正的生存之道！</text:p>
      <text:h text:style-name="P11" text:outline-level="3"><text:bookmark-start text:name="__RefHeading___Toc2923_1422838631"/>第二節　愛的意義<text:bookmark-end text:name="__RefHeading___Toc2923_1422838631"/></text:h>
      <text:p text:style-name="Standard">“愛”這個字不斷出現在我們的視野，但並不是所有的人都能正確地理解。愛用來形容高智慧生命所具有的正確觀念與意識，它能夠讓我們明白自身與宇宙的關係，能夠讓我們明白自身生命的意義。同時愛也能夠讓我們對宇宙中的一切事物產生正向情感，這種正向情感能夠煥發出生命本質的力量，從而能夠給予這個世界最大的關懷與溫暖。</text:p>
      <text:p text:style-name="Standard">在浩瀚的宇宙空間，萬物的運行不僅有其內在的規則，而且相互之間也存在著必然的聯繫。這種聯繫貫穿於整個宇宙空間，從而使得宇宙成為一個整體。我們可以把生命與宇宙萬物之間的聯繫用“愛”來形容。其實生命與萬物平等地生存在這個宇宙中，只是生命可以主動用心中的愛與這個宇宙相連接。宇宙留給生命這樣一個通道，從而可以讓生命通過這樣的方式與宇宙互通交流。</text:p>
      <text:p text:style-name="Standard"><text:span text:style-name="T4">1、愛是宇宙繁榮發展的基礎</text:span></text:p>
      <text:p text:style-name="Standard">愛作為生命的基礎而存在，而愛又是萬物發展進步的動力。人類之所以能夠生長於天地間，就是因為我們都是愛的化身。我們能夠將愛轉化為生命形式，從而讓自己以這樣的形式展現在這個世界上。</text:p>
      <text:p text:style-name="Standard">我們可以把生命歸納為愛的延續，我們也可以把生命內心深處對心儀物件的呼喚理解成“愛情”。可以說，愛情是高智慧生命內心深處最原始的自我表達方式，它基於高智慧生命內心深處對愛的探求與渴望。正是這種探求與渴望，高智慧生命才會向宇宙空間散發出一種屬於個體獨一無二的高頻正向訊息，而這種高頻正向訊息又會對宇宙空間的訊息場產生很大影響。</text:p>
      <text:p text:style-name="Standard"><text:soft-page-break/>毋庸置疑，愛情的力量是偉大的，也是無窮的。因為它是綜合生命力的體現。它不但擁有超越其它情感的特殊能力，而且也填補了生命中的許多空白。不僅如此，愛情的力量還能讓生命全然地展現自己，從而讓這種力量在整體的生命歷程中起到潤滑與滋養的作用。其實正是在“愛情”這一正向情感的推動下，生命自身才得以繁衍、傳承；也正是“愛情”這種作用的存在，生命才會煥發出特有的、異常絢麗的色彩。這就是愛情在宇宙中所起到的作用。它帶給生命蓬勃向上的動力。</text:p>
      <text:p text:style-name="Standard">在這個世界上，愛情承載著太多的事物。儘管不同的生命嚮往的愛情不同，也不管這個生命是否已經經歷過愛情，但這種愛情的火焰在其內心深處永遠不會熄滅。因為當這個生命出現在宇宙中的那一刻，這股愛情的力量就隨之而生，並且一直伴隨著它的一生。這是一個生命最原始的力量。因為愛情，這個宇宙變得溫暖而動人；因為愛情，這個宇宙得到了長足的繁榮與發展。在“愛情”這種色彩的編織與渲染下，宇宙呈現出了奪目的光彩。</text:p>
      <text:p text:style-name="Standard">宇宙是愛的宇宙，正義生命是愛的生命。這個宇宙需要愛，也充滿愛。其實高智慧生命之間的結合，只要是純真的愛，又能合道合法地在一起，當兩情相悅、情感自然流露而陰陽交合的那一刻，就能為宇宙提供正向的訊息，就能為宇宙增添一份愛的能量。</text:p>
      <text:p text:style-name="Standard">當然，高智慧生命對愛情的需求大多不是體現在肉體上的交合。雖然肉體上的交合也是愛情的形式之一，但過多地用這種方式來表達愛情只能體現一個生命的低級。如果不是合道合法的愛，或者是屬於低級的交媾，那更會讓宇宙充滿淫穢骯髒，從而散發出負面的訊息和能量。</text:p>
      <text:p text:style-name="Standard"><text:soft-page-break/>這個宇宙能夠帶給生命無窮無盡的體驗，而愛情只是這無窮無盡體驗中的一種。但僅僅是這一種微小的體驗，就能讓生命迸發出巨大的力量。正是因為愛情的存在，宇宙與生命之間才產生了更加強烈的依附關係。</text:p>
      <text:p text:style-name="Standard"><text:span text:style-name="T4">2、愛是奉獻、是給予</text:span></text:p>
      <text:p text:style-name="Standard">生命存在於宇宙中，從它被創造的那一刻起就受到宇宙愛的滋養，從而無時無刻不讓自己沐浴在愛的能量中。宇宙正是用自身濃濃的愛意與溫情，精心呵護著每一個生命，從而讓生命能夠在自己的懷抱中茁壯成長。</text:p>
      <text:p text:style-name="Standard">愛是宇宙真實的體現，也是宇宙一種正向的情感。其實宇宙綜合作用力場產生的正向作用就是宇宙的一種正向情感。只是宇宙的這種正向情感絕對無私、純粹，它對萬物都是給予而沒有任何分別。如果細心觀察我們的生存環境，我們就會發現，地球人類生存的一切所需都是具足的。比如陽光、空氣、水份、動植物等等。其實這些都是宇宙高級存在和生命前輩為我們設置和創造的條件。不僅如此，宇宙高級存在在創造高智慧物種時，也把這種愛的訊息賦予給了每個生命，從而使得高智慧生命具備了無私奉獻的品性。</text:p>
      <text:p text:style-name="Standard">我們也可以這樣理解：當愛被賦予給了每一個生命，生命就可以利用愛的力量去執行自己的使命，去履行自己的職責與義務。這是創造者的一種設置，也是所有生命生存於宇宙中的基礎。有了這樣的基礎，我們的願望才得以實現。這就是“愛”存在於宇宙中的意義。只不過我們目前的生命層級還很低，還遠遠達不到創造者設置的預期罷了。</text:p>
      <text:p text:style-name="Standard">生命因為愛而存在、而成長，同時生命自身又是愛的巨大源泉。我們得到了無數的愛，當然也要為這個世界付出更多的愛。我們要懂得用愛去回饋自身之外的大環境，用愛去溫暖宇宙中的萬事萬物。因為愛能夠讓萬物得以<text:soft-page-break/>生長，能夠讓宇宙自身得到擴充。宇宙需要愛，需要愛的能量。所以說愛是奉獻，是給予，更是宇宙的養分。當一個生命真正明白了這些道理，它就會踏上屬於自己真正的生存之道，從而也會迎來宇宙更多的賦予。這樣的生命帶給世界溫暖與關懷，這種正向的作用被萬物乃至宇宙所需要。</text:p>
      <text:p text:style-name="P6">3、愛是連接萬物的紐帶和橋樑</text:p>
      <text:p text:style-name="Standard">愛是紐帶，它連接著宇宙萬物；愛又是橋樑，它使宇宙中的訊息暢通交互。正是有了愛才使宇宙中的萬物彼此關聯。如果我們心中充滿愛，我們散發的正向訊息為宇宙提供了正向力量，那麼宇宙綜合作用力場回饋給我們的也是正向的訊息和能量。在愛的力量的作用下，生命和宇宙互相促進，共同發展，從而使得宇宙文明更加璀璨、輝煌。</text:p>
      <text:p text:style-name="Standard">宇宙是訊息作用於能量而形成的綜合作用力場，這個綜合作用力場自然形成的規律就是宇宙規律。而宇宙的中心思想一直以來都是本著愛的理念，所以從廣義上來講，愛的力量就是宇宙規律產生的力量。這樣的力量強大無比，它能夠維繫整個宇宙的正向運轉以及所有生命的有效生存。</text:p>
      <text:p text:style-name="Standard">事實上，宇宙萬物都不是獨立的個體，它們通過愛互相連通，它們都是宇宙不可分割的一部分。這樣的真相，意味著生命之間只有緊密地團結在一起，並且建立起良好的合作關係，才能共同為宇宙的發展貢獻自己的力量。就目前大的方面看，生存於各個階層的生命群體，都能夠接受來自更高層級生命的幫助與指導，而相對低層級的生命群體也能夠建立起互幫互助、團結友愛的正確關係。在這樣的關係體系中，生命得以大大縮短歷練進程，從而最大效率地體現了自身應有的價值。</text:p>
      <text:p text:style-name="Standard"><text:soft-page-break/>如今人類生命在宇宙中的位置越來越重要，能夠發揮的作用也越來越大。這得益於人類生命瞭解了整體力量的重要性，也得益於人類生命在生存與發展的道路上，建立起了互相溝通、上下聯繫的必要體系。這樣的生存狀態使得人類生命能夠給予宇宙各方面的支持與幫助。</text:p>
      <text:p text:style-name="Standard"><text:span text:style-name="T4">4、愛指明了人生的方向</text:span></text:p>
      <text:p text:style-name="Standard">生命前進的階梯會呈現出龐大的數字，而且每前進一步都會面臨很多種選擇。其實人生就是一次充滿無限可能的旅程。然而，在這些問題與選擇面前，生命又有一種與生俱來的能力，它能夠告訴你如何進行抉擇。這就是“愛”的力量！當一個人的內心充滿愛的時候，就會有一股力量給你指明前進的方向。就是這種來自內心深處的指引，才會給到你一條屬於自己的光明大道。這樣的力量是獨一無二的，是自由的，是偉大的！這是由生命最初那股愛的能量決定的，也可以說是宇宙賦予生命至高無上的權利。而生命的權利就是掌控自己的人生方向。</text:p>
      <text:p text:style-name="Standard">其實人生的抉擇就是一個人智慧的體現、愛的體現！當一個人能夠回歸到生命之初那股愛的能量當中的時候，他就能夠和宇宙融為一體，就能夠感受到宇宙的意志。所以說融合宇宙意志，聽從內心聲音指引，從而活出最精彩的自己，就是人生正確的抉擇！也就是說，只要內心的意志不消退，愛的火焰不熄滅，我們的抉擇就是正確的。</text:p>
      <text:p text:style-name="Standard">生命用自身愛的能量源源不斷地滋養著宇宙，而宇宙也無時無刻不關愛著所有的生命。人與自然的和諧統一，就是要我們明白愛與被愛的道理。其實明白了愛的意義，也就明白了做人的道理。在此希望所有的人類同胞都能有這種正確的意識，都能讓生命之間少一分芥蒂，多一份坦誠，從而讓愛的<text:soft-page-break/>能量彼此順利傳遞。這樣的正確關係，一定會帶給每一個人力量，促進每一個人成長。</text:p>
      <text:h text:style-name="P11" text:outline-level="3"><text:bookmark-start text:name="__RefHeading___Toc2925_1422838631"/>第三節　奉獻<text:bookmark-end text:name="__RefHeading___Toc2925_1422838631"/></text:h>
      <text:p text:style-name="Standard">世界上所有的一切都在奉獻著自己，這是世界的本質。而作為高智慧物種的人類，當然更不應該例外。因為奉獻符合人類物種被創造的初衷，也符合人類物種內心最本質的訴求。事實上大宇宙創造正義生命，不管在能力的設置上有著怎樣的不同，但在無私奉獻精神的設置上沒有什麼不同。可以說無私奉獻就是正義生命統一的設置。這一點不分層次級別。</text:p>
      <text:p text:style-name="Standard">在這個宇宙中，人之所以為人，是因為人立於天地間，能夠肩挑起宇宙的榮辱興衰。一個真正的人，一定是胸懷天下、為天下蒼生利益著想的奉獻者。作為新生代物種的代表，人類擔負的責任與義務要比其它高智慧物種多很多。因為人類物種被大宇宙賦予的使命就是整頓與引領宇宙中較低維的空間。基於這樣的定位，人類的一生要比其它高智慧物種辛苦許多，但與此同時，人類物種也被大宇宙賦予了更多特殊的能力。</text:p>
      <text:p text:style-name="Standard">其實人類的生命體極其精妙，它的每個組成部分都是由宇宙精華提煉而成。宇宙通過生命的正向運轉來獲取自身發展的動力，而生命也通過不斷奉獻來提升自己的生命層次。所以當一個生命回歸了自性，選擇全然為宇宙無私奉獻的時候，這個生命聚集宇宙能量的速度是非常快的。也就是說，只要選擇了無私奉獻，生命成長的速度是非常快的。</text:p>
      <text:p text:style-name="Standard">當一個人真正為這個世界奉獻的時候，他自身生命中所有的能量都會被調動起來，因為人最合道的狀態就是奉獻。而且當奉獻的力度越來越大的時候，這個生命本身的實質也會得到提升。可以說，奉獻就像啟動生命的開關，它能夠打開所有生命的機能以及與生俱來的能力，從而開啟自身精彩的生命旅程。但是當一個生命不再選擇奉獻、不再為這個世界發光發熱的時候，它<text:soft-page-break/>原有的生命機能與天賦也會被關閉，從而使自己的生命步入另一種狀態。這就是宇宙中兩種完全不同的生命軌跡。</text:p>
      <text:p text:style-name="Standard">奉獻是人類內心最本質的願望，因而選擇奉獻的人也是最充實、最快樂的。當一個人真正選擇奉獻自己的時候，他的內心就會充滿喜悅。這種喜悅感來自宇宙賦予人類生命體的一種微妙能量。我們不要小看內心的任何一種感受，因為它們都是宇宙能量在我們內心的呈現。你有正向的情感，你的內心就會接收到宇宙正向的能量；你有負面的情緒，你的內心就會受到負面能量的左右。這是宇宙規律！只不過生命不一定能夠隨時注重這些微妙的內心感受，從而任由自己的內心受外在環境的擺佈而無法把控罷了。這也體現了生命自身能力以及對外在環境認知水準的低下。</text:p>
      <text:p text:style-name="Standard">其實人世間很多淺顯的道理都蘊含著巨大的天機，只是很少有人能夠靜下心來真正去思考，並且按照這樣的方法去落實，從而才白白浪費了自己作為高智慧生命出現在這個宇宙中的機會。事實上，人類的天賦與能力要遠遠大於現有的認知，只要能認識到自身應該以怎樣的狀態生存在這個世界上，認識到自身應該為這個世界做些什麼，那我們就能把這些最根本的道理了然於胸，就能發揮出自身作為高智慧生命原有的能量與能力。</text:p>
      <text:p text:style-name="Standard">在如今這個階段，大宇宙各個層級的管理體系正在逐步趨於完善，任何選擇為這個宇宙無私奉獻的生命或生命群體都會得到宇宙高層全方位的幫助與指引。這樣也有利於生命或生命群體發揮出更大的價值與作用。</text:p>
      <text:p text:style-name="Standard">在最初的創建階段，我們家族就受到了宇宙高層特殊方式的指引。據先輩們回憶，在家族創建初期一段非常艱難的時期，所有無私奉獻、辛勤耕耘的前輩們都會感覺到一股無形的力量在給予他們幫助。雖說我們當時所處的<text:soft-page-break/>宇宙層級非常低矮，但所有的家族成員都能感受到這股強大的力量縈繞在我們待開發的區域，有時甚至可以直觀地看到這些空間有高級作用力在運轉。這樣的情景對每一個家族成員都是莫大的鼓舞，這也讓他們體會到了作為一個無私奉獻者是多麼的榮耀和重要！因為只有無私奉獻、努力拼搏的人才能體現出作為一個高智慧生命的價值；也只有這樣的人，在這樣的過程中才能得到來自宇宙高層的大力支持與幫助。</text:p>
      <text:p text:style-name="Standard">隨著家族不斷地發展與進步，在一次巨大的危機面前，我們家族面臨著生死攸關的考驗。在這次危機中，我們家族所有的成員都發揚了不畏艱難、勇於奉獻，並且甘願為他人犧牲自己性命的精神。正當家族上下共同奮鬥、忘我工作的時候，我們又一次得到了大宇宙給予的指引，——在宇宙高層空間不斷散發出耀眼的光芒。這些耀眼的光芒照遍我們家族的每一寸土地，從而讓我們看到了希望，讓我們感知到了前方還有更遠大的目標在等待我們去完成。我們不應該在如今的考驗中倒下，我們應該拿出自己的勇氣與力量去化解這些難題，並且朝著更偉大的目標前進。</text:p>
      <text:p text:style-name="Standard">這樣的情景就是宇宙在用自身的思想、行為以及獨特的方式，給予各個層面無私奉獻者相應的指導。為此我們始終堅信，正義宇宙無比強大，它是所有正義生命和群體堅實的後盾。</text:p>
      <text:p text:style-name="Standard">當然在這樣的情景出現後，生命要對這些特殊的宇宙現象高度重視，並且讓自己在這些現象的指引下作出發展方式、方向上的調整，從而讓自身周遭的環境得到改善。當生命能夠用自己的智慧與能力去解讀這些宇宙現象的時候，它們就會讓自身適應宇宙快速發展的進程。其實我們完全可以從這些情景當中得出推斷：大宇宙無時無刻不在關照生命空間的發展，無時無刻不<text:soft-page-break/>在給予生命空間各種幫助。這樣的現象，也充分說明了宇宙各個層級、各個機構都是一個完整的系統，宇宙希望生命空間整體得到快速的發展與進步。</text:p>
      <text:p text:style-name="Standard">毋庸置疑，這個宇宙寄予了我們太多的希望，也給予了我們太多的關愛。作為人類生命，我們一定要用自己的實際行動來體現自己的價值，從而為正義宇宙貢獻最大的力量。其實對奉獻的認知與落實，就是我們能否以合格的高智慧生命出現在這個宇宙中的第一步，也是最關鍵的一步。因為奉獻是開啟心靈寶庫的一把鑰匙，而能否讓你的生命散發出應有的光彩，就看你如何認知與使用這把鑰匙。人類生存於天地間，如果不能對宇宙有所奉獻，又怎能體現自身的價值？！</text:p>
      <text:p text:style-name="Standard">在歷史的長河中，每個生命都會經歷各種各樣的歷程，都會得到各種各樣的歷練。但無論處於什麼階段，只有不斷奉獻於這個世界，生命才能真正找到存在於宇宙中的意義；也只有在不斷付出中，生命才會體驗到內心的喜悅與快樂。當然在這些快樂與滿足的背後，生命需要面對無數的挑戰與磨難。</text:p>
      <text:h text:style-name="P33" text:outline-level="2"><text:bookmark-start text:name="__RefHeading___Toc2927_1422838631"/>第八章<text:bookmark-end text:name="__RefHeading___Toc2927_1422838631"/></text:h>
      <text:h text:style-name="Heading_20_3" text:outline-level="3"><text:bookmark-start text:name="__RefHeading___Toc2929_1422838631"/>第一節　人與人之間的關係<text:bookmark-end text:name="__RefHeading___Toc2929_1422838631"/></text:h>
      <text:p text:style-name="Standard">人與人之間的關係非常微妙。在這樣一種互相牽連、互相交錯的大環境中，人們會形成一種意識形態，這種意識形態我們可以簡稱為“人與人之間的關係”。就是這樣一種關係決定了人類世界的高度與力量。可以這樣說，一個人只有在與他人相處或者接觸的過程中，才能真正體現出自身存在的意義，才能真正意識到自己的位置與發揮的作用。其實生命之間的關係就是宇宙力量的凝結點。任何一個世界，如果生命之間的關係非常緊密，那麼這個世界的力量就會非常強大；如果生命之間的關係非常疏遠，那麼這個世界就會展現出鬆散的一面。</text:p>
      <text:p text:style-name="Standard">生命空間就是由生命之間的關係組建而成的，其實這也是生命空間的一種展現。既然所有的生命都無法在這個空間獨立地存在，那麼一個生命必然會和其它生命產生不可分割的關係。所以如何把握相互之間的關係是生命一生所要研習的課題。</text:p>
      <text:p text:style-name="Standard">我們生活在這個宇宙中，共同享有宇宙的資源。如果能夠理清這一思路，我們就能在宇宙中找到正確的位置。宇宙是一個大家庭，而作為生命出現在這個宇宙中，我們就是大家庭中的一員。可以說，生命層次的高低，仰仗於我們所生存的環境。如果沒有一個很好的環境作襯托，那麼生命的生存和發展就會異常地艱難。</text:p>
      <text:p text:style-name="Standard">環境是什麼？除了自然條件之外，更多的則是空間中生命與生命相互交錯的關係。正是各種各樣的關係形成了這個環境非常重要的一部分。也就是<text:soft-page-break/>說，生命與生命之間的關係編織出了我們生存的大環境，而這個大環境的好與壞，直接影響到了生命生存的品質。</text:p>
      <text:p text:style-name="Standard">人類世界也是同樣的道理。要想讓人類世界快速地提升，就必須修正人與人之間的關係。當人與人之間的關係越來越緊密和諧的時候，我們所編織出的大環境也會越來越完善，這樣的生存空間更有利於生命發揮相應的作用。這就是人與人之間關係的重要性！其實人與人之間的關係不僅僅關乎到生命個體的問題，而更關乎到人類生命整體的問題。所以作為人類生命中的一員，我們一定要做到尊重他人、引領他人，從而為自己、也為他人營造一個良好的生存環境。</text:p>
      <text:p text:style-name="Standard">其實尊重他人本來就是正義生命的良好品性。只不過一個真正覺悟的人，他能夠了悟宇宙規律與真相，能夠知道自己在宇宙中的職責就是奉獻與付出。如果能夠站在這樣的高度，那麼面對外境的干擾，他的內心就不會有任何起伏。也就是說，一個真正覺悟的人，他只會去尊重別人，而不會要求也得到別人的尊重。相反那些還處在相對低級成長階段的人，由於還沒有達到這樣的境界，還沒有那麼博大的胸懷，因而就會對別人的冒犯或攻擊產生內心的起伏。這樣的人才需要得到別人的尊重。</text:p>
      <text:p text:style-name="Standard">一個真正覺悟的人不會去要求他人，更不會去控制、傷害他人。這是正義生命最基本的準則。只有邪惡生命才有控制、傷害他人的習慣。也只有一個人沒有真正成熟，內心不夠強大，不能包容一切的時候，才會去要求他人，才會有需求他人尊重的想法。</text:p>
      <text:p text:style-name="Standard">其實從人與人之間的關係，我們也可以延伸到人類世界所有成員之間的關係。如果不同層級生命之間關係越緊密，那麼這個世界就越有凝聚力與爆<text:soft-page-break/>發力。目前人類世界就呈現出了良好的凝聚力與爆發力，以致當任何一方出現問題的時候，都會迎來各個層級的關懷與幫助。因為高低維空間之間的距離非常近，人與人之間心的距離也非常近。這是一種關係的體現，也是一種愛的傳承。生命本來就是宇宙的一部分，它從來都不是單獨的個體，所以生命要想不斷地前進，就必須拉近人與人之間的距離。其實從根本上來說，生命之間就不應該分出彼此。因為我們共同擁有這個宇宙，又共同來自這個宇宙，生命之間本來就有一種與生俱來的深層訊息彼此牽連。這是生命之間正確關係的體現。</text:p>
      <text:p text:style-name="Standard">明白了這些道理之後，我們就可以來闡述生命的本質與意義。生命是關係的產物。在這個宇宙中，由於更高級別存在之間的關係產生了生命，而又由於彼此之間的關係生命才生存在這個世界上。是生命之間的關係營造了我們所生活的這個環境，又是生命之間的關係孕育了環境內的事物，所以生命之間的關係決定了生命空間的生產力。在這種關係的推動下，生命空間不斷向上發展，不斷迸發出強大的力量。</text:p>
      <text:p text:style-name="Standard">其實人類世界具有得天獨厚的條件。因為人類生命與生俱來就擁有奉獻這種良好的品性。當一個人真正選擇奉獻的時候，他就會拉近與他人之間的距離，乃至拉近與整個世界的距離。正是基於這樣的生命品質，人類世界才會有高度的凝聚力，才會發展得如此迅速。這是大宇宙賦予人類生命的一項寶貴財富。</text:p>
      <text:p text:style-name="Standard">這樣的課題也凸顯出了另外一個問題，那就是人類應該怎樣去體現自身的價值。事實上，當一個人被更多的生命所需要，從而凝聚了更多關係的時候，這個人就會凸顯出他的價值。因為正是這個人的存在，才讓許多生命產生了緊密關係；也正是這個人的存在，才讓許多生命凝聚在一起共同去完成<text:soft-page-break/>自己的使命。我們不要小看這樣的關係。這樣的關係非常神聖，這樣的關係就是人類世界發展的根本！</text:p>
      <text:p text:style-name="Standard">人與人之間相互關聯這種現象，就是生命價值的體現形式。我們有必要從這樣一個主題去思考自己的人生，去思考自己與他人乃至與整個世界該有的關係。如果能夠從這一點出發去體會與修正自身的生命行為，那我們就能很好地把握人生的方向；而且從這一細微處入手，也是生命前進的一條捷徑。</text:p>
      <text:h text:style-name="P11" text:outline-level="3"><text:bookmark-start text:name="__RefHeading___Toc2931_1422838631"/>第二節　平等的理念<text:bookmark-end text:name="__RefHeading___Toc2931_1422838631"/></text:h>
      <text:p text:style-name="Standard">宇宙中的一切存在，時刻都在發生變化，這些變化體現出了宇宙無比蓬勃的運作力量。正是在這種力量的主導下，宇宙萬物才得以發展；也正是在這種力量的背後，宇宙蘊含著不變的宗旨，那就是“平等”的理念。其實宇宙萬物都平等地生存在同一個空間，也都在宇宙公平公正的給予下有序發展。</text:p>
      <text:p text:style-name="Standard">宇宙萬物的運作都有其自身的規則作指引，而所有的規則也都基於平等的宗旨。萬物在宇宙中發揮怎樣的作用，就會得到宇宙怎樣的給予與支持；生命在宇宙中體現怎樣的價值，就會得到宇宙怎樣的回饋。這就是宇宙規律！</text:p>
      <text:p text:style-name="Standard">宇宙空間中的各種元素共同組成了不同層面的宇宙現象。這些不同的元素互相依託、彼此關聯，共同在宇宙中發揮相應的作用，體現各自的價值。生命作為一種特殊現象出現在宇宙中，勢必也承擔著一部分宇宙職責。因為任何現象的出現都有其自身的道理，也都有其必然性，它們不會盲目地存在於宇宙中。事實上，生命正是肩負著一定的職責與使命才得以和其它事物平等地出現在這個宇宙中。</text:p>
      <text:p text:style-name="Standard">在這個宇宙中，無論相距多遠的宇宙存在或者間隔多大的宇宙階層都有其內在的聯繫。這些聯繫使得宇宙成為一個整體，這些聯繫也促進了彼此的發展。其實宇宙萬物的展現只是體現了宇宙外在的層面，而宇宙的本質則蘊含在內部深層次的聯繫上。不過以現階段的能力，我們無法對這些內在的聯繫有所瞭解，我們只能以宇宙外在的展現為基礎對其進行歸納與總結，以求探究宇宙深層次的現象變化。但即便是這樣的願望，也需要生命具備強大的能力才得以實現。</text:p>
      <text:p text:style-name="Standard"><text:soft-page-break/>然而，生命雖然能夠推動宇宙各種元素效率的提高，也具備引領與帶動一定階段內宇宙空間向上發展的能力，但生命應該意識到自身之外的一切元素都是這浩瀚宇宙的組成部分。生命並沒有能力脫離其它元素而獨自存在，而且也正是有其它元素的存在，生命才得以展現在這個宇宙中。也就是說，生命並不是宇宙的主導者，而只是宇宙的服務者。真正的主導者是宇宙最高級別的存在們，生命只是被它們賦予了服務宇宙的能力。這就是生命的職責！</text:p>
      <text:p text:style-name="Standard">這樣的真相決定了生命不應該用自身狹隘的論斷去評判外在的一切，也不應該犯自以為是的毛病。因為宇宙沒有賦予生命這樣的權利。其實生命只是宇宙向上發展的一個組成部分，所以生命必須在認清自己所處位置的前提下做好本職工作，並且配合以自身之外的宇宙元素共同協作，從而使得自身所處的宇宙空間不斷向上發展。隨著生命的層級越來越高、能力越來越強，相信生命對外在事物的認知會逐步得到完善，並因此對自身乃至宇宙的本質有更清晰、更深入的瞭解。</text:p>
      <text:p text:style-name="Standard">當意識到自己與其它萬物是以平等的態勢存在於宇宙中的時候，生命就會順其自然地去經歷與成長，並且能夠用公平公正、感恩的心態去面對一切外在的事物。這是生命發揮自身作用並且不斷向上發展的重要前提。當生命以正確的狀態面對外在一切事物的時候，它就會敏銳地察覺到萬物存在於宇宙中的價值與意義，就會竭盡所能讓萬物之間產生更加緊密的聯繫，以促進彼此的成長。其實也只有宇宙中存在的各種元素彼此緊密聯繫、互相促進，才能讓相應的宇宙空間得以發展。</text:p>
      <text:p text:style-name="Standard">在不同的發展時期，宇宙對生命空間都會有非常合理、周密的安排，而且各個層級的運行情況也都被更高的管理部門所掌握。這種掌握甚至能夠精確到每一個生命的運作情況。可以說，沒有一個生命會無緣無故地出現在這<text:soft-page-break/>個宇宙中，也沒有一個生命不肩負著宇宙賦予的職責與使命。所以，我們在用愛對待外在一切事物的同時，也要用愛對待自己。宇宙就是在愛的作用下才把我們緊密地連接在一起，也正是在愛的作用下，宇宙萬物才得以以如今的面貌呈現在這個世界上。</text:p>
      <text:p text:style-name="Standard">作為高智慧生命的人類，我們應該具有這樣的理念：所有的正向貢獻對於宇宙來講不分大小。我們生存在這個宇宙中，就是宇宙的一分子，我們自身所產生的任何一種正向訊息與作用都被這個宇宙所需要。也正是這些不同層級生命們的共同努力，才凝聚成生命空間巨大的力量。所以不同層級的生命所產生的作用都是有價值的，缺少任何一個環節都會造成整體生命空間發展上的障礙。</text:p>
      <text:p text:style-name="Standard">在地球世界的日常生活中，許多動、植物都與人類建立起了強烈的依附關係。只是由於職責的不同，創造者給予它們的智慧非常有限，因而它們只能被動地生存在這個世界上。可以說，動植物在這個宇宙空間散發怎樣的訊息，完全仰仗於人類作出怎樣的引領。如今很多地球人不瞭解真相，沒有這樣的意識，從而導致一些動植物遭到不應有的傷害。甚至一些地方還專門建立起以屠殺某種動物或吃某種動物肉為由的節日。這確實是人類文明的退化！如果一個國度或一個地區有高度的文明，就不會出現這種以殺戮作為文化交流的節日。</text:p>
      <text:p text:style-name="Standard">其實人類也是動物，只是智慧比其它動物高出一些，也因此可以主宰這個世界。但是我們的這種主宰，不應該以傷害為基礎，而應該對其它物種作出一種正向的引領。人類是高智慧生命，是這個世界的引領者，因而人類不應該為了滿足自己的口腹而去傷害其它物種。況且這樣做的結果只會讓這個世界增添負能量。</text:p>
      <text:p text:style-name="Standard"><text:soft-page-break/>人類文明的進步，需要所有人不斷修正自身錯誤的思想與行為才能做到。在不同的年代，地球上的親人已經養成了這種飲食習慣，這些我們能夠理解。但是我們不希望地球上出現大面積的屠宰事件，更不希望把這樣的屠宰行為作為一種文化來傳承。這是對真正文化的曲解。因為真正的文化是高雅正向的，它能夠彰顯人性的善良，它能夠讓人類往更高層次的方向發展。人性本為善，如果不善，就會衍生出諸多惡行。只要人性的惡達到了一定程度，也就失去了做人的標準，也就成為了惡魔。我們之所以稱邪惡生命為妖魔鬼怪，就是因為它們已經沒有了人性。</text:p>
      <text:p text:style-name="Standard">在這個世界上，無論是動物還是植物，它們都以犧牲自己的生命在維持人類的正常生存。其實人類要想體現自身的層次與價值，就必須樹立一個正面的形象。這樣的事實能夠讓我們正確地看待自身在宇宙中的位置，能夠讓我們公平公正地對待宇宙中所有的存在。這個宇宙如果失去了公平公正、失去了平等，那就會造成自身內部結構的紊亂。所以我們在履行自身職責的過程中，應該重視其它事物的存在，更應該感恩它們為宇宙作出的奉獻。</text:p>
      <text:h text:style-name="P11" text:outline-level="3"><text:bookmark-start text:name="__RefHeading___Toc2933_1422838631"/>第三節　帶動和躍進<text:bookmark-end text:name="__RefHeading___Toc2933_1422838631"/></text:h>
      <text:p text:style-name="Standard">在茫茫宇宙中，有一種向上帶動的力量。在這種力量的帶動下，宇宙萬物有序運行，不斷經歷著自身的演變與進化，並且朝著更加完善的方向邁進。這種力量是宇宙中偉大的存在，也是宇宙萬物共同發展的源泉。</text:p>
      <text:p text:style-name="Standard">這種力量的運作模式極其深奧，因而不會被生命輕易掌握，但是生命又實實在在地感知到這種力量的蓬勃存在。這種帶動的力量不僅作用於不同層次級別的事物上，而且還作用於所有的宇宙系統和宇宙規律。這樣的作用使得所有的宇宙元素都能按照宇宙系統的設置作出相應的生存或發展規劃。</text:p>
      <text:p text:style-name="Standard">首先，大宇宙中存在著這種帶動的力量，它指引著萬物成長的方向。作為宇宙中特有的現象，生命本身就受到這種帶動力的影響。也正是這種帶動力的影響，才讓生命體的各個系統時刻獲得全方位的滋養。其實大宇宙中本來就擁有專門為生命設立的獨特系統，這些系統能為各個層級的生命提供必要的條件。它們不僅時時掌控著生命群體的發展狀況，而且還會在必要的時候為不同的生命作出不同的調整。正是在這樣的系統中，生命所走過的每一步都會有相應的規則作指引。也就是說，在這樣的系統中生命隨時都能找到自身的位置，發揮出屬於自身生命體的作用。</text:p>
      <text:p text:style-name="Standard">事實上不僅僅是生命，宇宙中所有的存在都在這種帶動力的作用下產生各種各樣的變化。當然這種帶動力本身也會產生變化，但是無論怎樣變化，它提供給萬物的都是積極正向的作用。當我們認真去體會這種帶動力的效果時，我們就能真切地感受到生命自身被一種巨大的力量所承載。這種力量帶給我們無限的活力以及積極正向的動力。我們要順應這樣的規律，沿著這樣<text:soft-page-break/>的方向不斷前行，從而讓自己正確地生存在宇宙中。這樣的做法符合高維空間世界的生存狀態，我們也可以理解為是一種更深層次的順其自然。</text:p>
      <text:p text:style-name="Standard">其實我們所擁有的各種能力只有在生命達到相應層次的時候才能被啟動。也只有當生命在這種力量的帶動下達到了相應的高度，一切的宇宙展現才不僅僅是展現，一切的宇宙存在才會以其本質的運作方式與更精細的結構原理呈現在生命面前。到那個時候，生命就能擁有解讀這些本質的能力，並且也能讓自己全然釋放，真正做到與宇宙融為一體，讓自己在這個宇宙中發揮更大的作用。</text:p>
      <text:p text:style-name="Standard">其次，在生命空間中也擁有這種帶動的力量。這就是貫穿寰宇的正義理念。縱觀宇宙文明演變的進程，無一不是以強幫弱、以先進帶動後進以達到共同發展的歷史。因為宇宙中運行的一切事物，不管其自身處於何種階段，它們都會與其它事物產生互相依託、互相聯繫的關係；而在這環環相扣的宇宙關係中，高維空間的發展無疑會為較低維空間帶來重大利益。這些利益包括很多方面，但都會促使低維空間各種元素發生變化，從而提供給不同層級生命們更為有利的生存條件。</text:p>
      <text:p text:style-name="Standard">在正義宇宙中，越高維空間的世界所擔負的職責越重大。正是依託於大宇宙方方面面的給予，生命才得以在這個空間立足；也正是更高維世界對低維世界無私的幫扶，宇宙璀璨的文明才得以向縱深發展。這就是正義宇宙生存與發展的模式。這樣的模式符合宇宙規律，體現了正義生命無私、博愛的本性，從而也成為了正義大家族的象徵。</text:p>
      <text:p text:style-name="Standard">千萬年來，地球上一直都有仁人志士在為人類發展的道路勇於探索、勇於實踐，但限於宇宙科技的發展以及自身的眼界和格局，他們都沒能擺脫邪<text:soft-page-break/>惡家族在地球上複製的模式。如今宇宙相關部門為地球親人送來了系統的理念、方針，地球上正義家族的子孫後代從此有了戰勝邪惡的法寶。</text:p>
      <text:p text:style-name="Standard">對照正義宇宙的生存、發展模式，我們很容易就能看清地球上存在的問題。可以說一切以金錢為主導，以金錢為控制的模式都是邪惡家族複製的模式。邪惡家族始終認為，只要控制了金錢，就可以控制人心，就可以操縱權力。操控資本+武力威脅+文化腐蝕已經成為邪惡勢力打擊正義力量最為有效的武器。地球上的正義力量之所以被動，是因為沒有看破邪惡勢力的真相。邪惡勢力利用它們熟知的套路，成功控制了一批又一批正義家族的子孫後代，甚至很多從高維空間下到地球執行重大使命的人也被捲入到逐利遊戲而不可自拔。可見邪惡世界的模式危害有多大！也正因為這樣，打擊宇宙各個層面的邪惡勢力才成為這次宇宙大整頓行動的核心任務。</text:p>
      <text:p text:style-name="Standard">再次，在正義生命的生命體內同樣流淌著這種帶動的力量。在宇宙整體發展的背景下，各個層級的生命都在不斷完善自己、提升自己，也都在努力奉獻自己。毫無疑問，宇宙中越有智慧、越有能力的生命，它們的責任心與使命感越強烈，它們所肩負的責任也越重大。也因此在前方的道路上永遠有更高級、更強大的生命前輩在向我們招手。面對茫茫宇宙，這樣的情景使得所有的後來者備受鼓舞，也使得所有的後來者內心無比踏實與堅定。因為在困難來臨的時候，永遠有更寬厚的肩膀承擔著更重大的責任，也永遠有更高級的生命挺身站在我們前頭。作為正義家族的一員，能在先輩們的帶動下為正義宇宙奉獻自己的力量，我們感到無比榮耀！其實生命的價值正是被更多元素需要的時候才得以體現，這種標杆與楷模的作用帶給許多生命希望。我們相信，最終有一天我們也會成為那樣的生命，也會帶給他人更多的希望。因為我們的生命中也有這樣的訊息，我們正在朝著這樣的方向努力前行。</text:p>
      <text:p text:style-name="Standard"><text:soft-page-break/>我們可以試想一下：如果一個世界能力強、智慧高的人不是給予他人關心，給予他人愛護和幫助，而是巧取豪奪，採用各種卑劣手段欺淩能力弱、智慧低的人，那能力弱、智慧低的人如何生存、如何提升？要知道地球是我們家族繁衍生命和培養人才的基地，有很多親人還是第一世下界為人。他們純潔善良，但缺乏生存經驗，如果這樣的人得不到保護，從而讓他們有足夠的幸福感、安全感，那我們的家族如何發展？所以只有正義宇宙的生存模式才適合我們正義生命，也只有重建正義宇宙的生存模式才是顛覆邪惡勢力強有力的措施。</text:p>
      <text:p text:style-name="Standard">至於對其它物種的生命，比如牲畜、家禽等，我們也要給予足夠的關愛，要讓它們幸福快樂地生活在這個世界上。否則動輒打罵、虐待，讓它們長期生活在痛苦與恐懼之中，那這些物種勢必散發出大量負面訊息，從而讓地球的能量場更加污濁、混亂。也是因為動物的能力與智慧有限，它們沒有這方面的意識。所以說，高智慧生命能否起到引領帶動作用，是關係到其它物種能否合道生存，正義宇宙能否快速發展的關鍵。</text:p>
      <text:p text:style-name="Standard">其實生命所涉足的不同領域都能對這個宇宙產生價值與作用，它們沒有高低貴賤之分。而作為高智慧的引領者，我們目前所要做的就是找到自身的定位，並且在各自的崗位上充分發揮作用，從而讓自己為這個宇宙增添更多的光彩。我們可以利用各種宇宙條件，不斷開發出新產品；我們也可以利用各種宇宙關係不斷協調與運作，從而使得宇宙整體更加和諧。生命的價值，就是在不斷接受宇宙帶動的同時發揮自身的才能。我們能讓自身能力範圍內的宇宙事物發生改變，這就是一種帶動！</text:p>
      <text:p text:style-name="Standard">當所有的一切都向著更加完善的方向發展時，宇宙就會迎來整體的躍進。也就是說，當一切存在都具備了相應的能力，宇宙就會迎來層級基礎關係的<text:soft-page-break/>變化，不同宇宙空間就會得到全新的能力與支持。這是宇宙所具備的另一種體系。這種體系作用於不同的空間領域，從而實現了更大範圍的調控與管理。而對這種調控關係的刺激勢必會觸發這些區域整體的躍進。</text:p>
      <text:p text:style-name="Standard">這種躍進的效果是所有宇宙存在都期待與追求的。因為這樣的變化帶給了所有存在全新的體驗，也帶給了所有存在體現更大價值的機會。生命正是在這種不斷演變、不斷躍進的宇宙大環境中生存與發展，生命所經歷的一切也都符合這樣的宇宙規律。作為生命個體和宇宙整體，這種空間領域的躍進意義非常重大！它不僅讓生命個體得到了宇宙更多的賦予，也讓宇宙整體具備了一系列發展條件。這種相輔相成的關係，必將讓生命與宇宙共同提升到前所未有的高度。</text:p>
      <text:h text:style-name="P33" text:outline-level="2"><text:bookmark-start text:name="__RefHeading___Toc2935_1422838631"/>第九章<text:bookmark-end text:name="__RefHeading___Toc2935_1422838631"/></text:h>
      <text:h text:style-name="Heading_20_3" text:outline-level="3"><text:bookmark-start text:name="__RefHeading___Toc2937_1422838631"/>第一節　人類生命蘊含的內在能力<text:bookmark-end text:name="__RefHeading___Toc2937_1422838631"/></text:h>
      <text:p text:style-name="Standard">人類物種擁有很高的智慧與能力。因為人類物種在生命空間中的定位非常特殊，它擔當著兩大重要角色：一是運作與協調宇宙空間中的不穩定因素；二是引領自身能力範圍內的宇宙元素不斷向上發展。這樣的定位，使得人類生命承擔的責任與義務覆蓋面非常廣泛，從而也使得人類自身被宇宙賦予了很多內在能力。</text:p>
      <text:p text:style-name="P6">1、希望</text:p>
      <text:p text:style-name="Standard">希望的花朵盛開在世間的每個角落，當它綻放的時候，世界將不再黑暗。人們通過愛的力量播下了希望的種子，這些種子沿著人們的意志力不斷傳播。當它遇到正義土壤的時候就會生根發芽，並且隨著人們的心念得到滋養。這一朵朵美麗的希望之花，撫慰著親人們的傷痛，驅趕著塵世間的陰霾，從而使得整個世界變得溫暖、明亮。就是這樣的一種力量，讓這個世界到處鳥語花香、生機盎然。</text:p>
      <text:p text:style-name="Standard">人類的作用就是引領自身所處的世界向上發展。在這樣的過程中，人類會遇到各種各樣的問題與困難。但是作為高智慧生命的人類又得到了大宇宙賦予的一種能力，這種能力就叫“希望”。人類能夠給予他人希望，也能夠給予這個世界希望，因而人類能夠引領這個世界。</text:p>
      <text:p text:style-name="Standard">可以說希望是生命的動力源泉。當一個生命內心脆弱，失去希望的時候，其實就等於這個生命的靈魂失去了依靠。而一旦這種狀況發生，生命就會喪失根本，從而使得自身淪為沒有價值的宇宙產物。其實一個生命的內心越強<text:soft-page-break/>大，它就越容易獲得這種力量，也就越能盛開出更多的希望之花。當一個人的存在成為這個世界希望的時候，這個人的生命之花將盛開得無比絢麗斑斕，這個世界也將因這個人的存在而變得充滿希望。可以說，你能賦予多少人希望，你就能引領多少人前往。生命的可貴就是因為它能為這個世界帶來希望，能讓這個世界充滿力量。所以引領世界的人代表的就是希望。</text:p>
      <text:p text:style-name="Standard">如今生命空間在宇宙中的作用舉足輕重。這也得益於生命前輩給予我們每個人的希望。這樣的希望讓我們感受到了前輩們偉岸的身軀與強大的力量。面對這無邊無際的宇宙空間，我們沒有感到茫然。因為永遠會有寬厚的肩膀讓我們依靠，永遠會有偉大的夢想指引著我們前進的方向。</text:p>
      <text:p text:style-name="Standard">就著這樣一層意義，我們可以一窺這個世界的全貌，從而讓所有的生命都能步入輝煌。其實人的力量就是這樣得到展現的：世界給予我們希望，我們也回饋給世界希望；當一切來臨的時候，我們將世界給予我們的希望傳遞給所有的生命。這就是生命與整個世界的連接通道。我們能夠傳遞希望，所以我們能夠讓這個世界充滿力量。</text:p>
      <text:p text:style-name="P6">2、願望</text:p>
      <text:p text:style-name="Standard">願望的產生是基於一個人內心對外在世界的期盼與渴望。在一個人的生命旅程中，願望佔有主導地位。一個人有著怎樣的願望，就會指導這個人付諸怎樣的行為。願望的價值就在於這種內心的期盼會向外散發一種高頻的訊息，而這種高頻的訊息又會與宇宙中的相關訊息產生關聯。這種現象也說明了生命與宇宙密不可分的關係。</text:p>
      <text:p text:style-name="Standard">生命源於宇宙，而生命的內心活動又會與這個宇宙產生共鳴，所以生命能夠帶給這個宇宙活力。不過生命與宇宙的共鳴程度也要看這個生命對外在<text:soft-page-break/>有著怎樣的願望。願望的高度越高，越能與宇宙中的高頻訊息相融合，也越能與宇宙中的高頻訊息產生共鳴。事實上，這種共鳴還會帶給生命一種靈感與力量，而且這種靈感與力量的作用是非同凡響的。也只有生命的心念從更高的層次出發，並且站在全域的角度去思考問題，才能越接近於宇宙中的高頻信號。</text:p>
      <text:p text:style-name="Standard">換句話說，生命的願望與宇宙訊息的連通有層次級別上的區分。生命的願望如果符合整個宇宙的主導思想，那麼這個生命就會由於自身願望的作用與整個宇宙的訊息相連通、相融合。如果這個生命能有更大的願望，那這種願望就能發揮出更強大的力量。我們可以把這種更大的願望簡稱為“願力”。擁有願力的生命就會得到更高頻的宇宙訊息與宇宙能量帶給它的靈感與力量。這樣的生命也越能發揮出自身的潛力。這是生命主動與宇宙相連接、相融合的一種途徑。</text:p>
      <text:p text:style-name="Standard">其實願望是綜合了一個人所有的心智與思想高度，從而向外界散發的一種訊息能量。這種訊息能量的力量能夠淨化與提升外在的環境，所以願望的力量非常重要！如果所有的生命都有強烈並且高級別的願望，那麼這種巨大的力量就會帶給周遭環境一種鼓舞與振動，就會提升整個環境能量場的頻率。與此同時，宇宙也會通過這種高頻的願望通道輸送給生命更多的訊息與靈感。這種生命與環境的良性迴圈就是促進宇宙快速發展的重要方式。</text:p>
      <text:p text:style-name="Standard">生命通過這種方式建立起高頻的訊息通道，從而很容易讓自己與宇宙相連接。這是生命完成自身修為所要操作的一個步驟，我們可以簡稱為“利用願力”。不過這樣的方式雖然簡單，但並不代表頭腦中所有的願望都具有力量。因為願望的力量是基於一個人內心的綜合能力與高度，如果一個生命內心的綜合能力與高度沒有達到相應的層次，那它就不可能產生這種願望的力<text:soft-page-break/>量。也就是說，它的這種所謂的願望，還不具備產生與宇宙訊息相連通的能力，而只能簡單地稱之為一種想法罷了。有這種不切實際的想法，其實也意味著一個生命還有貪求或者好高騖遠的心理。這樣的心理只會在無形中產生負面訊息。也只有與自身內心高度相匹配的願望，才能做到內外的統一，才能發揮出一個生命原本的能力與潛質。</text:p>
      <text:p text:style-name="Standard">當人們成功地掌握了這種方法，也就學會了操作生命的第一步。可以說，這一課題也是所有高智慧生命的必修課。</text:p>
      <text:p text:style-name="P6">3、尺度</text:p>
      <text:p text:style-name="Standard">“尺度”是宇宙中非常重要的概念，它衡量著這個宇宙的進程與變化。可以說所有的事物都在這個尺度的衡量範圍之內，當然也包括生活在這個宇宙中的生命。</text:p>
      <text:p text:style-name="Standard">人類在宇宙中擁有非常重要的地位，所以宇宙把一定許可權的尺度交到了人類的手中，讓人類用這個尺度去創造自己的文明與輝煌。尺度在人類手中是一件非常重要的工具，它承載著大宇宙對於人類的信任，同時也代表著大宇宙賦予人類諸多的權力。正因為有了衡量萬事萬物的能力，人類才被界定為高智慧生命；也正因為具備了這樣的能力，人類才能創建不同層次級別的世界。</text:p>
      <text:p text:style-name="Standard">當人類使用尺度去衡量世界上所有的人事物時，他們的內心就會產生一個定論。這種意識與評價標準的產生，就是大宇宙賦予人類的一種高級別能力。雖然每個人心中的尺度和對這個世界的評價標準不盡相同，不過只要我們把這樣的一種能力發揮到極致，並且公平公正地對待一切人事物，公平公<text:soft-page-break/>正地看待人與人、人與物以及人與宇宙之間的關係，那我們就能把握好自己的人生方向。</text:p>
      <text:p text:style-name="Standard">反過來，如果沒有一個正確的尺度來衡量這個世界的人事物，那麼高智慧生命就會失去約束，就會變得放肆與狂妄，就會在這個宇宙中創造出極具破壞力的事件。這就是內心尺度出現偏差導致的結果！所以高智慧生命應該正確意識到自身的這種能力是用來奉獻世界的，是用來把控自身行為的。否則走向另一個極端，就會以個人的觀點去評價這個世界上的人事物；更有甚者就會把尺度完全拋棄，從而讓自己成為這個世界上不和諧的因素。</text:p>
      <text:p text:style-name="Standard">毋庸置疑，生命的創造是基於大宇宙的信賴與信任。如果沒有高度的意識或者不加以約束，生命就會讓自身的存在成為隱患，從而傷害到宇宙整體的利益。這就是把握尺度的重要性所在！</text:p>
      <text:p text:style-name="P6">4、想</text:p>
      <text:p text:style-name="Standard">“想”是人類物種具有的另一項高級別能力。在這項能力的幫助下，人類物種可以創造出屬於自己的文明。</text:p>
      <text:p text:style-name="Standard">人類生命體的結構無比精妙與複雜。它是宇宙高頻能量的集合，也是宇宙自身意志的體現。可以說任何一種高智慧物種的出現，都是由宇宙自身的意志作指導，由宇宙整體的思想作鋪墊，同時也彙集了宇宙中的可利用條件。正因為人類被賦予了“想”這個高級別能力，從而才使得人類能夠創造出無限種可能。人類“想”的這項能力能夠發揮到怎樣的高度，就會把人類帶到怎樣的高度。大宇宙並沒有為人類“想”的這項能力設定限制，也就意味著人類生命的發展空間不可限量。我們可以這樣來形容：大宇宙在人類生命體<text:soft-page-break/>中種下了一顆“想”的種子，這顆種子會有怎樣的成長？是長成一顆參天大樹，還是會逐漸枯萎死亡？這些都取決於人類生命自身的把控。</text:p>
      <text:p text:style-name="Standard">“想”這項能力我們習以為常，也無時無刻不在運用它。可以說在人類的生產生活中，無論大事小事，方方面面都由“想”開始。如果沒有“想”這項能力，人類生命就會失去存在的意義。</text:p>
      <text:p text:style-name="Standard">隨著人類生命不斷地發展，“想”這項能力也會拓展自身的範圍與高度。它會利用一些全新的訊息與條件作為鋪墊，從而凝結出更高的智慧成果來帶動生命體不斷地提升與進步。當然，“想”的這項能力也會被一些生命利用到破壞這個宇宙的行為中，從而讓“想”的這項能力成為生命自身和宇宙發展的障礙。所以人類只有在瞭解了生命與宇宙的關係時，才能讓“想”的這項能力發揮出正確的作用。</text:p>
      <text:p text:style-name="Standard">其實高智慧生命所具有的能力，完全依賴於大宇宙的設置與安排。一個高智慧物種在這個宇宙中要承擔怎樣的責任與義務，大宇宙就會讓這個高智慧物種擁有怎樣的能力。這也是高智慧物種能夠很好地勝任這些責任與義務的保證。人類秉承了大宇宙的意志，承擔著不斷開發與創建這個宇宙，從而讓這個宇宙擁有更多發展方向的重任，所以人類肩上的責任無比重大。也正因為如此，人類生命體中蘊含的能力也是宇宙中的佼佼者。</text:p>
      <text:p text:style-name="Standard">宇宙就是人類物種施展才華的平臺，人類能夠讓自己發展到怎樣的高度，宇宙就會提供給人類怎樣的平臺。而這些發展與提升的背後，則完全仰仗於人類生命中的重要能力——“想”。因為只有通過這項能力，人類生命才能把自身所有的智慧與創造力凝結在一起。</text:p>
      <text:p text:style-name="Standard"><text:soft-page-break/>正是這樣一項被人類習以為常的能力，它恰恰主導著人類社會發展的方向。其實人類物種只有對這項高級別能力有正確的認識和足夠的重視，並且隨時注重自己“想”的方向與方式，才能把它發揮到極致。這樣也不至於白白浪費了大宇宙對人類生命的賦予。</text:p>
      <text:p text:style-name="Standard">為此，我們一定要有足夠的實力去駕馭自己的思想。可以說駕馭自己思想能力的強弱，決定了這個生命在宇宙中價值的大小。如果你有遠大的目標，那麼請你一定要從把控自己的思想入手。</text:p>
      <text:p text:style-name="P6">5、感受與感悟</text:p>
      <text:p text:style-name="Standard">人類的生命體具有非常敏銳的感受能力。它能夠感受到周圍環境以及遍佈宇宙空間之能量、訊息的變幻。這樣的能力會讓人類的生命體不斷與身外的環境互通交流，也會讓自身更加快速地融入到外界的環境中。也正是這樣的能力，再配合以自身的訊息，人類生命才能得出對外在事物的判斷與感悟。當這些結論產生的時候，人類生命可以運用這些結論，從而讓自身對外界的認知不斷完善，並逐漸形成自己的認知體系。這些結論是人類生命結出的智慧成果，它能夠幫助人類自身不斷地前行與進步。當然這樣的能力需要人類生命具有很高的靈敏度與反應能力，也需要人類生命全身心地投入，並且不受任何不良因素的干擾才能發揮它的作用。</text:p>
      <text:p text:style-name="Standard">人類生命從最初形成的那一刻起就具備了這樣的能力。而隨著生命不斷地前行，這種能力又會有所變化。當一個人的綜合能力越來越強大的時候，這種對外界的感受與感悟也會越來越強烈，而這樣的能力就會讓生命的生存和發展完全符合於宇宙的需要。</text:p>
      <text:p text:style-name="P6">6、信念</text:p>
      <text:p text:style-name="Standard"><text:soft-page-break/>人類的信念具備強大的作用力。它能夠改變生命體自身的能量水準，也能夠打破生命體內外的局限。可以說在生命的創造過程中，信念是超乎於創造本身的一種能力。因為生命體的結構中並不存在哪一個組成部分能夠產生信念這種力量，而信念又恰恰出現在生命體中，並且發揮著超乎尋常的作用。</text:p>
      <text:p text:style-name="Standard">我們只能這樣去理解：信念是宇宙在不同階段直接授予生命體的一種後續力量補充。當然並不是所有的生命都能得到這種額外的能力。根據目前掌握的情況，只有當一個生命有很強烈的自我認知與把控能力的時候，它才會得到這種來自宇宙虛空的高階訊息。這種高階訊息能讓生命激發出深層次的潛能，並順利地成為外在的展現。從另一個角度看，我們也可以理解為宇宙中的這種力量能夠被生命所利用。這是宇宙與生命整體的一種現象。不過這種力量也不是隨心所欲就能被生命所利用，這通常需要生命與宇宙有高度的協調才能發揮出這種力量的作用。這不得不說是生命體上的一種奇蹟。</text:p>
      <text:p text:style-name="Standard">宇宙中可供生命運用的外在力量還有很多，但並不代表生命就有能力掌握。事實上，很多高階力量也由不得生命隨意去探知與利用，因為宇宙不會無緣無故授予生命更高的權利。也只有生命自身的能力越來越強大、越來越接近於某種外在高階力量的時候，宇宙才會開啟一些全新的力量讓生命所瞭解。其實就是這些高階力量啟動了生命中幾乎所有的潛能，從而讓生命迸發出超乎尋常的影響力。</text:p>
      <text:p text:style-name="Standard">這樣的高度顯然已經超出了我們現階段的認知。其實生命無需刻意去探求這些過高的宇宙現象，因為任何的欲求都是不切實際的。我們可以用這些知識來武裝自己的認知，但並不代表這些知識就能被現階段的我們所掌握。</text:p>
      <text:p text:style-name="Standard"><text:soft-page-break/>作為高智慧生命的人類，我們應該秉承自身在宇宙中的責任與義務，並且不斷去改進自己的思想與行為，從而讓生命逐步回歸到最初的那種狀態。因為只有在那樣的狀態下，生命才有機會激發出所有的能力，也只有按照這樣的步驟，生命才會逐步地提升。</text:p>
      <text:p text:style-name="Standard">在以上的指導中，我們明確告知了人類生命所擁有的一些內在能力與特定現象。這樣做的目的就是想讓親人們對自己的生命體有一個高度的認知，從而不至於在歷練過程中盲目摸索、白白浪費自己寶貴的時間。其實人類生命體所展現出來的任何一種現象，都是大宇宙賦予的能力。這些能力都會説明人類生命很好地完成自己的使命。</text:p>
      <text:p text:style-name="Standard">在這個宇宙中，人類生命之所以擁有很高的智慧與能力，是因為人類生命綜合了其它一些高智慧物種的特長。這樣的能力與潛力讓人類生命引以為傲，也讓人類自身為生命空間輸送了大量的人才儲備。毋庸置疑，人類物種具有無比寬廣的發展前景，人類物種也必定為宇宙的發展貢獻出自己的力量。其實這也是生命的一大宗旨——不斷利用自身能力為這個宇宙奉獻與付出。也只有通過這樣的途徑，生命空間才能得到更完善的發展，生命空間所有物種的生存權利才能獲得更可靠的保障。</text:p>
      <text:h text:style-name="P11" text:outline-level="3"><text:bookmark-start text:name="__RefHeading___Toc2939_1422838631"/>第二節　生命的創造力<text:bookmark-end text:name="__RefHeading___Toc2939_1422838631"/></text:h>
      <text:p text:style-name="Standard">創造力是生命遵循宇宙規律，利用宇宙賦予的諸多能力在宇宙中展現出來的實際作用效果。</text:p>
      <text:p text:style-name="Standard">在這個宇宙中，不同層次級別的管理機構都擔負著不同的工作，而生命空間只是這諸多機構中最基層的一個工作單位。它擔負著為宇宙提供基礎訊息的職責。正是基於這樣的職責，生命空間被大宇宙賦予了一項比較適合所有生命物種發展的能力，這就是“自由意識能力”。正是這項能力使得生命可以在大宇宙設定的許可權範圍內，憑藉著自身的意志和想法來主導自己的生命體。這是生命種群中一項重要的能力。其實生命空間中所有的創造與發展都是基於這項“自由能力”。</text:p>
      <text:p text:style-name="Standard">宇宙萬物呈現於生命空間，被生命所識別與利用，但這樣的呈現方式顯然已經經過了加工與創造。這說明生命空間之外還存在著另外的加工機構，這些加工機構用自身的創造力為生命空間提供了必要的生存條件。而生命自身需要對宇宙中的這些成品元素加以細化，以便更深入地研究與再創造。這樣的過程也體現了生命所具有的創造能力。不過生命空間又存在著各種各樣的變化因素，這些變化因素使得生命空間不斷有新奇的現象產生。這就需要生命不斷提高自身能力，很好地把控這些出現在生命空間中的新奇現象，並且從這些現象背後總結出經驗與規律，以為宇宙提供更多有價值的成果。</text:p>
      <text:p text:style-name="Standard">生命空間擁有巨大的創造力，這體現了生命空間擔負的重要職責。其實所有生命空間中的生命物種都在履行著各自的職責與使命，都被分配了不同的任務，而這些任務大多是讓生命展現出自身的創造能力。因為就目前的宇宙形態，生命總體的創造能力還不算得很先進，也可以說生命還需要不斷地<text:soft-page-break/>摸索與進取。而這樣的成長歷程，勢必會歷練出生命對宇宙元素很好的掌控與利用能力，從而得以讓生命體現出自身的價值。</text:p>
      <text:p text:style-name="Standard">其實生命的價值就在於融合生命空間已存在的宇宙元素，並且對這些宇宙元素進行不斷地歸納與利用，從而為生命空間創造出更多的宇宙成果。事實上生命空間就是宇宙部分元素的實驗與加工單位，也是供各個層級生命生存與歷練的場所。它配合著宇宙中的其它環節，為宇宙的有效運作提供所需條件。</text:p>
      <text:p text:style-name="Standard">毋庸置疑，生命的一大本質任務就是創造，也就是不斷創造出更精細、更高頻的宇宙產品，以提升宇宙資源的利用效率。可以說，創造力正是現階段各個物種能力與水準的集中體現。</text:p>
      <text:p text:style-name="Standard">如今我們所生存的生命空間，就是在生命不斷創造的基礎上才呈現出來的現狀。如果生命沒有很好的創造能力，那就會讓生命空間的整體水準處於停滯狀態。這樣，生命也不會對宇宙有更高的認識與瞭解。</text:p>
      <text:p text:style-name="Standard">作為地球上的人類生命，我們應該清晰地認識到自身一直處於生命空間最低矮的層面，目前也沒有展現出作為高智慧生命的價值。不僅如此，很多人類同胞還受到了邪惡勢力的干擾與迷惑，以致不但自身擁有的創造力沒有發揮出相應的作用，而且還成為了這個宇宙不和諧的因素。這不得不說是人類物種的悲哀！</text:p>
      <text:p text:style-name="Standard">在整個人類種群中，如今這樣的現象得到了人類前輩的重視。前輩們希望通過普傳宇宙知識來喚醒地球親人的心，也希望讓事實與真相來帶動親人們回歸，從而讓低維空間的生命能夠擺脫低矮落後的局面。這也是前輩們所要表達的心聲。</text:p>
      <text:p text:style-name="Standard"><text:soft-page-break/>其實越是年輕的生命越具備很高的根基，也越擁有強大的爆發力。因為人類物種凝結出的生命精華，都被賦予到了年輕生命當中。如今地球所處的層級雖然低矮，但是地球人類總體非常年輕，因而也具備了很大的潛力。也就是說，只要能夠認清前進的方向、把控好自己的生命，並且發揮出自己作為年輕生命獨特的創造力，地球人類一定能為宇宙的發展貢獻出更大的力量。</text:p>
      <text:h text:style-name="P11" text:outline-level="3"><text:bookmark-start text:name="__RefHeading___Toc2941_1422838631"/>第三節　生命的進化<text:bookmark-end text:name="__RefHeading___Toc2941_1422838631"/></text:h>
      <text:p text:style-name="Standard">對生命不同層次的需求，宇宙會賦予生命不同的訊息，而不同的訊息又會造就生命不同的能力。宇宙之所以賦予生命不同的能力，就是為了讓這些生命在不同的崗位上發揮不同的作用。</text:p>
      <text:p text:style-name="Standard">生命空間中的高層級生命，通過調動自身能力範圍內的能量資源共同協作，從而使這些能量資源體現出更大的價值。這些高層級生命擁有廣泛的宇宙知識，它們能夠讓生命空間順應大宇宙整體發展的步伐，也能夠讓生命空間各個層級以最有效的方式協調與運作，從而使生命空間中的各個層級達到最佳的發展狀態。</text:p>
      <text:p text:style-name="Standard">作為生命空間中的中堅力量——中層級生命，它們所擔負的任務就是讓自身能力範圍內的宇宙元素最大限度地發揮作用。也就是讓這些宇宙元素盡可能地變為生命空間中的有利條件，從而為各個階層的發展提供支援。這些中層級生命所擁有的能力是“改造”與“創建 ”，可以說它們為整個生命空間提供了必要的生存支援。這些支援囊括了生命空間中的各個方面，所以它們的存在成為了生命空間中不可或缺的主體力量。</text:p>
      <text:p text:style-name="Standard">生命空間中的低層級生命負責運作自身能力範圍內的、被我們稱之為“能量”的這種宇宙元素。這些低層級生命所擁有的能力是“偵測”與“識別”宇宙中各種能量的存在。它們擁有對“能量”很高的駕馭與操控能力。它們有能力使宇宙中的這些能量元素被規範與合理地利用，其實也就是讓這些能量元素不至於肆意發展與變化，從而按照正確的方式為生命空間各個層級提供有利的支援。</text:p>
      <text:p text:style-name="Standard"><text:soft-page-break/>生命在宇宙中不斷奉獻、付出，從而創造出更多的可能與現象。在這種情況下，宇宙又會賦予生命另外一項特殊的能力。這項特殊的能力就是“進化”。</text:p>
      <text:p text:style-name="Standard">進化是生命體中一項高級別的能力。這項能力已經超越了生命提升的定義，它不同於生命成長的概念。其實它是生命本質的演變，是生命真正意義上的蛻變。就著這樣一項能力，生命所蘊含的意義就不會僅僅侷限於“宇宙中的一種高頻能量的集合”。事實上，生命真正的含義是宇宙自身實質形態的一種出離現象。這種實質形態具有無限種可能，而生命怎樣把握這些可能，它就會朝著怎樣的方向前進。這種實質形態不斷演變與進化，其最終的目的就是總結與歸納自身所有的訊息，並提供給更高級別的宇宙實質去利用。</text:p>
      <text:p text:style-name="Standard">由於自身擁有的訊息能力不同，生命所具備的進化方式也會有所不同。隨著生命不斷地前行與進步，我們的生命體終將會打開其內部的核心能力。也就是說，隨著進化能力的開啟，生命會得到一種力量，這種力量會驅使自身生命體發生實質性的改變。這樣的一種改變，標示著生命的不同層級已經被生命體所打開。</text:p>
      <text:p text:style-name="Standard">生命的進化是宇宙留給生命向上發展的另一道階梯。生命本身被賦予了許多責任與使命，這些責任與使命是生命所要履行的本質工作。當生命很好地完成了這些本質工作，生命自身就會得到很大程度的歷練與提高。隨著生命能力與智慧的不斷積累，生命就會進入到一個全新的層面。這個時候，生命本身已經具備了承擔更大職責的能力。這就是進化的開始。</text:p>
      <text:p text:style-name="Standard">為了方便親人們理解，我們也可以換一種方式進行描述：在漫長的旅程中，一個生命不斷完善自身的各種能力、不斷擴容自己的生命核心系統，並<text:soft-page-break/>且最終達到了創造者對物種本身的設置預期，那麼這個生命就有機會在創造者的幫助下迎來自身原有訊息的革新與系統升級，從而讓自己具有更強大的能力來體現更大的價值、發揮更大的作用。</text:p>
      <text:p text:style-name="Standard">可以說，這樣的狀態凝聚了生命所有的智慧與能力，同時又仰仗宇宙高端能量的改造。在這樣的狀態下，宇宙加固了生命的根本特質，賦予了生命更高端的宇宙訊息，同時也拓展了生命更高級別的實際能力。在這些條件的綜合作用下，生命展開了全新的歷程，從而得以去承擔更重大的責任與使命。</text:p>
      <text:p text:style-name="Standard">但是並不是所有的高智慧物種都具有進化的能力。其實只有像人類這樣的<text:span text:style-name="T4">新生代物種</text:span><text:span text:style-name="T2">①</text:span>才有這樣的專利，這是由大宇宙科技發展的水準決定的。也只有完成了一個階段的歷練並且能力提升到相應高度後，生命才有可能突破自身原有的瓶頸，才有可能推開另一道全新的大門，從而讓自身以另外一種全新的方式達到重生。例如我們家族這個人類品種，創造者為我們設置的能力預期是300 ~ 2000維，當我們家族的親人透過努力不斷擴容自身生命核心系統，從而實現了2000維的圓滿，那麼這些親人就有機會在創造者的幫助下升級自己的系統，從而實現自身生命的蛻變。</text:p>
      <text:p text:style-name="Standard">當然，這樣的蛻變不是改變物種的屬性，而是蛻變成更高層次級別的人類。蛻變後的新品種，內在和外在都會發生很大變化。也就是說，蛻變後的新品種其意識層面及生命體的各個方面都將得到一次質的飛躍。比如當這樣的進階得以實現的時候，生命就會感知到這個宇宙更深層次的訊息與韻律，就會站在更高的層面去領略宇宙不一樣的風采；而在載體方面則會顯得更加靈活、更加高級。事實上，這樣的情景只有當生命真正實現蛻變後才會有所領悟，在此之前的任何文字描繪都無法體現這種變化帶來的驚奇與驚喜。</text:p>
      <text:p text:style-name="Standard"><text:soft-page-break/>人類在宇宙中有很多個品種，人類生命的能量頻率最高已經達到了兩萬多維。這樣的人類品種，他們的能力與智慧達到了怎樣的高度我們無法想像。我們只能以此來描述我們和他們之間存在著怎樣的差距！為此，我們唯有希望親人們不要禁錮於目前的認知。因為宇宙浩瀚，任何的狹隘和自以為是都會讓自己顯得多麼無知！</text:p>
      <text:p text:style-name="Standard">目前，我們家族總體的生命層次與級別都還處於初級階段，而且大多數親人的層次級別還遠遠沒有達到創造者設置的預期。也正因為這樣，我們家族雖有近千億人口，但真正能夠實現系統升級、生命蛻變的親人寥寥無幾。</text:p>
      <text:p text:style-name="Standard">生命的進化、蛻變可以粗略地分為以下三種方式：</text:p>
      <text:p text:style-name="Standard">第一種方式，是宇宙直接從生命體中提取生命精華，並對其訊息進行重組與加工，從而讓生命以另外一種全新的能力與形式展現在這個宇宙中。這是宇宙高層在生命總群中直接選拔賢能的一種方式。在這種情況下，宇宙高層會賦予生命更神聖的職責與使命，從而讓生命去完成更重大的任務。這樣的機會留給生命總群中所有的佼佼者。如果能夠實現這樣一個歷程，也就說明這個生命已經很好地完成了自身現階段的職責與任務，已經淋漓盡致地展現出了自身的價值。其實也只有這樣，大宇宙才會賦予這個生命向更高層面拓展的能力。</text:p>
      <text:p text:style-name="Standard">第二種方式，是生命由自身的智慧與能力開啟了蘊含在生命中的進化程式，從而在原基礎上提高了生命層次，並且以實質性的變化重新梳理與排序自身的能量結構，進而讓自身迸發出更強大的能力。這樣的狀態使得生命能夠接收到宇宙中更高級別的訊息，從而能夠整合成全新的生命形態。這樣的<text:soft-page-break/>實質改變源於生命自身對宇宙作出了巨大貢獻，從而得到了大宇宙更高許可權的賦予。</text:p>
      <text:p text:style-name="Standard">第三種方式，是生命自身某方面的水準已經允許其向另外一個領域拓展。也就是說，由於生命自身某一方面的能力非常突出，已經帶動了生命整體在一個方向上達到了實質性的突破。這種狀況會讓生命所有的訊息與能力彙集於一點，從而讓這個生命在某一特定方面擁有超強的實力。這也是生命空間形成的一種特定的人才培養方式。不過某方面能力要達到質的飛躍，從而開啟生命的進化程式，需要生命付出極大的努力與具備超常的經歷才有可能做到。 這種現象在生命空間中的各個領域都有所展現。這些生命為宇宙作出了極其巨大的貢獻，它們在特定方面的突出能力，帶動了整個生命空間的快速發展。這樣的進化方式是生命發揮自身最大價值的一種途徑，因而也被許多生命所嚮往。</text:p>
      <text:p text:style-name="Standard">簡單列出了以上幾種進化方式，其目的就是讓生命們對自身、特別是對自身生命體所蘊含的能力有更多的瞭解與認知，從而能夠讓生命們激發出自己的上進心。作為高智慧的生命，如今我們能夠出現在這個宇宙中實屬不易，這是大宇宙給予我們的恩賜。所以我們應該高度重視自己的生命體，進而努力奉獻自己，讓自己朝著更高的領域持續前行。</text:p>
      <text:p text:style-name="Standard">生命以何種方式在這個宇宙中展現，可以說很大程度上取決於生命自身的意識高度。事實上，只有更加積極向上的生命，才能夠讓自己逐漸向高層過渡，並最終擁有越來越高級的展現形式；也只有更加積極向上的生命，才能夠真正在宇宙中散發出應有的光彩。</text:p>
      <text:p text:style-name="Standard"><text:soft-page-break/>生命的“進化”實實在在地存在於生命空間，但這個層面的知識對於現階段地球人的認知水準與實際能力來講顯得有些高深。因為地球人並沒有真正的實力去驗證這樣的過程。我們只是希望地球人能夠正確看待這些高端知識，能夠認清自身目前所處的水準，從而不至於刻意去追求一些過高的生命現象。</text:p>
      <text:p text:style-name="Standard">如今我們所處的宇宙空間還非常低矮，但我們已經具備了相應的宇宙形態。生命前輩對我們作出這樣的傳達，就是想讓我們進一步提升格局、拓展視野，從而站在更高的層面去體會自身作為高智慧生命的價值與意義。相信透過不斷努力，我們完全可以提升自身生命高度，從而使我們已經具備的生命形態更加完整，並最終實現生命質的飛躍。</text:p>
      <text:p text:style-name="P4">【注釋】</text:p>
      <text:p text:style-name="P10">① 新生代物種</text:p>
      <text:p text:style-name="Standard">所謂新生代物種，指的就是宇宙自有物種以來，比較靠後被創造的物種。</text:p>
      <text:h text:style-name="P33" text:outline-level="2"><text:bookmark-start text:name="__RefHeading___Toc2943_1422838631"/>第十章<text:bookmark-end text:name="__RefHeading___Toc2943_1422838631"/></text:h>
      <text:h text:style-name="Heading_20_3" text:outline-level="3"><text:bookmark-start text:name="__RefHeading___Toc2945_1422838631"/>第一節　行為展現<text:bookmark-end text:name="__RefHeading___Toc2945_1422838631"/></text:h>
      <text:p text:style-name="P38">宇宙中所有的事物都在以各自的方式訴說著自身的存在、表達著自身的意志，也都在用自身外在的展現方式與這個宇宙互通交流。可以說，以怎樣的方式對外展現，不僅體現了不同事物存在於宇宙中的緣由，也在一定程度上體現了事物本身的價值與作用。</text:p>
      <text:p text:style-name="Standard">生命本來就是一股高頻能量的集合體。這股高頻能量對外界具有非常大的作用力，而生命的行為正是這股作用力運作的結果。我們可以這樣去理解：生命體與宇宙之間沒有任何距離，生命體的行為正是這股高頻能量內部訊息交匯並向外渲染的過程。這也使得這股高頻能量的集合體能夠對外界產生很大的影響。這就是行為的實質！</text:p>
      <text:p text:style-name="Standard">生命的行為由內心所支配。生命內在所有能力與訊息的匯總產生對行為的指導，而行為又是內在意志向外散發的一種形式。也可以說，生命的行為依託於自身的高度，它不僅僅是為生命自身服務，而更主要的還是為宇宙服務。因為宇宙需要生命的行為來帶動自身能量場中的組織結構發生變化。而當生命產生行為的時候，生命體自身能量場的波動就會帶動環境能量場的變化，從而也帶動了環境能量場中的組織結構發生變化。這樣的設置符合創造者創造生命的初衷，所以生命的行為具有非常重要的意義！</text:p>
      <text:p text:style-name="Standard"><text:span text:style-name="T4">1、為宇宙提供前進的動力</text:span></text:p>
      <text:p text:style-name="Standard">在浩瀚的宇宙中，每一個生命都有自身的職責，也都被大宇宙賦予了諸多能力。而這些職責和能力都要通過行為這種方式轉化為現實才能發揮作用。<text:soft-page-break/>也就是說，行為能夠把我們自身具備的能力和所擔當的職責轉化為宇宙中的實際成果，進而彙集、參與到宇宙的整體運動中，從而為宇宙提供前進的動力。生命有著怎樣的行為，就會對宇宙產生怎樣的作用。</text:p>
      <text:p text:style-name="Standard">這樣的真相，相信會讓所有的生命對自己乃至對整個生命空間有一個全新的認識。因為只有擁有這種高度的認識，我們才能深入去體會作為一個生命的意義。事實上高智慧生命不但擁有大宇宙賦予的地位與能力，更擁有為大宇宙整體負責的偉大授命！</text:p>
      <text:p text:style-name="P6">2、影響、制約其它事物的發展</text:p>
      <text:p text:style-name="Standard">生命存在於宇宙中，時刻都與宇宙中的訊息場和能量場互相牽引、互相作用。當生命朝著正確的方向前進的時候，它的能量頻率就會往正向的方向提升。生命的能量頻率越高，就會對宇宙的能量場產生越大的正向作用。因為生命散發出來的訊息會對自身能力範圍內的宇宙事物產生很大影響。這也是高智慧生命作為引領者出現在宇宙中的一項基本職責。</text:p>
      <text:p text:style-name="Standard">當所有生命的行為都非常正向，都能對自身能力範圍內的宇宙事物產生積極作用的時候，就會極大地帶動宇宙空間中的其它元素向上發展。這樣，生命生存的大環境也會變得高度和諧和無限統一。因為這種正向的影響能夠提供宇宙整體進步所需要的力量。在這樣的狀態下，生命自身也能夠從這種良好的氛圍中得到提升與淨化，並且能夠從他人正向的行為展現中發現自身的不足與差距。</text:p>
      <text:p text:style-name="Standard">我們不要小看生命的任何一種行為展現，因為任何一種行為展現都會牽扯到宇宙諸多事宜的變化。生命與宇宙本為一體，一方運動勢必帶動整體。所以我們應該清晰地意識到，自己的一心一念、一舉一動，都會關乎到身外<text:soft-page-break/>其它宇宙事物受到怎樣的影響。也是因為生命的一切展現都擔負著一定的責任，這就不允許任何生命肆意地放縱自己，肆意地用自己狹隘的知見去評判、面對外在的一切事物，而更不允許生命帶給宇宙巨大破壞或者危害到生命空間的種種低劣表現。這樣的做法非常愚蠢，也有悖於人類物種被創造的初衷。</text:p>
      <text:p text:style-name="P6">3、關乎生命個體的成長</text:p>
      <text:p text:style-name="Standard">生命的外在展現會直接影響到生命內在各系統的運轉，——這是隨著生命不斷前行而總結歸納出的一條生命規律。一個生命如果擁有良好的外在展現，它就會引領與帶動自身生命系統的高效運作，就會激發出一些意想不到的生命效果。比如生命擁有良好的外在展現，它就會讓自己的心智水準、當下的生命狀態處於較高層面，從而帶給生命更加積極向上的動力以及更加強烈的責任心與使命感。這也從一個側面說明，生命的一切外在展現都是與自身的內在系統環環相扣、緊密連接的。</text:p>
      <text:p text:style-name="Standard">平常我們只意識到生命的內在狀態會影響到我們的外在展現，而沒有意識到良好的外在展現也會作用於生命的內在狀態。這樣的真相帶給我們一種全新的理念，——那就是時刻注重個人的外在展現能夠對我們整體生命的成長起到積極有效的作用。同時這樣的真相也告訴我們：當我們自身的外在展現與心靈高度不相匹配的時候，我們寧可讓自身的外在展現水準高於內在的生命層次。因為提升外在的展現水準相對容易，它不像提升綜合能力或內在的修為那麼困難，況且又會為提升自己內在的修為帶來極大便利。</text:p>
      <text:p text:style-name="Standard"><text:span text:style-name="T4">4、體現生命個體的高度</text:span></text:p>
      <text:p text:style-name="Standard">人類生命擁有怎樣的行為展現，就體現著人類生命有著怎樣的價值與作用。可以說，人類生命不同的行為展現都是為了更好地履行自身的職責與使<text:soft-page-break/>命，而這種展現的背後也體現了不同層級人類生命自身所擁有的高度。行為展現可以說是一個人的門面，也是一個人跟外界交流溝通的重要管道。一個人擁有怎樣的行為展現，很大程度上代表著這個人在宇宙中所處的位置。當一個人的生命層次、覺悟層次越來越高的時候，他的一切行為展現也會越來越得體、越來越體現出高智慧生命的尊貴及其所具備的素質素養。這樣的生命能夠與自身之外的事物建立起良好的關係，能夠正常、準確地與周遭環境溝通交流。</text:p>
      <text:p text:style-name="Standard">這就是一個生命有著良好外在展現的重要性！也只有意識到自己的外在展現具有怎樣重大的意義，我們才能真正從點滴做起，並逐步完善自己的外在展現，從而以很高的外在素質素養給這個世界帶來活力與色彩。</text:p>
      <text:p text:style-name="Standard">這樣的真相決定了生命不可以放浪形骸，也不可以按照自己內心的波動隨意讓自己的個人狀態對外展現。因為生命種種頹廢的展現不僅對外在的傳達沒有起到積極正向作用，反而還會給自身整體的形象帶來嚴重損害。也正因為這樣，當自身的精神狀態不是很平穩的時候，生命就要有能力作出調整，從而讓自己儘快回歸到正確的生命狀態中。此時此刻，我們一定要明白，生命中所經歷的一切波折都屬於歷練過程，也都是我們歷練的對境，我們在任何時候都不應該讓這些外界的事物對自身產生太大的影響。</text:p>
      <text:p text:style-name="Standard">那麼我們又該如何理解創造者賦予生命的“自由能力”呢？其實創造者創造生命的目的就是為了服務宇宙，因而也不會給到生命太多的自由。之所以賦予生命一定的自由能力，是因為有些生命需要具備獨立的思維或者其它方面的一些能力，而這些能力又需要生命自己去把握才能發揮最大的作用。所以從總體來講，創造者只是賦予了生命相對自由的能力，但即便是這項相對自由的能力也不是為了讓生命服務於自己的私心私欲或者可以隨隨便便讓<text:soft-page-break/>自己的展現趨於負面。其實只有無私奉獻，為這個世界努力付出且時刻展現出積極正向的生命，才會得到真正的自由與快樂。這是大宇宙的規律！邪惡生命逆道而行，它們所做的一切都只是為了滿足自己邪惡的欲望，所以它們不會感覺到真正的自由，更不會感覺到真正的快樂。事實上邪惡生命也不具備感受自由、快樂的能力。</text:p>
      <text:p text:style-name="Standard">綜上所述，一個人良好的行為展現會給自己的人生進程帶來很高的效率，也會給他人帶來正向的示範。而要想擁有良好的行為展現，不僅需要我們從內外兩個方面加以努力，更需要我們不斷了悟真相，懷著一顆感恩的心去面對外在的一切。也只有這樣，我們才會用謙卑、包容的心態去與其它事物接洽，才會真正把自己得體的生命形象向外界展現。</text:p>
      <text:h text:style-name="P11" text:outline-level="3"><text:bookmark-start text:name="__RefHeading___Toc2947_1422838631"/>第二節　情感與笑容<text:bookmark-end text:name="__RefHeading___Toc2947_1422838631"/></text:h>
      <text:p text:style-name="Standard">情感是一個生命內心對外在事物做出的反映，這種內心的反映是以生命最原始的訊息為基礎的。所以說情感是內心的聲音，是智慧的縮影，也是靈魂的力量。</text:p>
      <text:p text:style-name="Standard">一個生命以怎樣的姿態展現在這個世界上，就看這個生命對這個世界擁有怎樣的情感。當一個生命以正向的情感生存在這個世界上的時候，這個世界回饋給它的也是正向的力量。不過並不是所有的生命都擁有展現情感的能力，因為對情感能力的設置需要很高的宇宙科技。在這個宇宙中，其實只有高智慧物種才擁有表達情感的能力。創造者之所以作出這樣的設置，一是因為高智慧物種是其它物種的引領者；二是因為宇宙需要高智慧物種通過情感的展現來散發更多高頻正向訊息。</text:p>
      <text:p text:style-name="Standard">作為高智慧物種，人類生命中的每一個系統都屬於精心設置。我們要重視自己生命中出現的任何一種現象，因為這些現象的背後都有相應的規則作指導，也都蘊含著高超的宇宙科技與創造者的智慧。可以說，人類生命擁有非常多的奇妙之處，生命體的每一個細小展現都體現了生命自身所具備的重要能力。</text:p>
      <text:p text:style-name="Standard">毋庸置疑，人類的生命系統不僅擁有傳達內心情感的能力，也具備從他人的肢體展現中獲取其內在訊息的能力。這樣的能力會在很大程度上改善我們的生活氛圍，從而使其顯現出積極活躍的一面。當我們瞭解了這樣的真相，我們就要充分利用自己的肢體展現去表達內心正向的情感，以起到服務於宇宙的作用。</text:p>
      <text:p text:style-name="Standard"><text:soft-page-break/>然後，在人類所有的肢體展現中，最為重要、最為便捷的無疑就是我們的笑容。</text:p>
      <text:p text:style-name="Standard">笑容可以傳遞正向的力量。正義家族標誌性的展現就是會心的笑容。不過也只有基於內心平和且愉悅的狀態，我們的臉上才會浮現出會心的笑容。這種會心的笑容點綴著我們的環境，從而讓我們的環境處處洋溢著喜悅與溫情。</text:p>
      <text:p text:style-name="Standard">笑容能夠融化內心的堅冰，能夠驅散生命中的陰霾。如果我們能夠發揮笑容的力量，那麼我們就能帶給自己希望，帶給這個世界希望。</text:p>
      <text:p text:style-name="Standard">一個笑容非常簡單，但它帶給這個世界的力量非同凡響。因為笑容的背後正是我們內心正向情感的流露。就是這樣一個簡單的展現，它體現的卻是正義家族平和、謙讓、博大、包容以及面對困難不屈不撓的高尚精神。其實我們每一個人都擁有展現笑容的能力，也都能用這種簡單的方式給予這個世界積極正向的訊息。</text:p>
      <text:p text:style-name="Standard">我們可以試著去體會：當你面對任何挑戰的時候，如果能夠報以真誠的笑容，那麼所有的挑戰都將變得不再艱難；或者當你面對坎坷與挫折的時候，如果能夠報以真誠的笑容，那麼你的人生道路就會顯得平坦而舒暢。其實這也有利於我們順利走過自己的成長階段。</text:p>
      <text:p text:style-name="Standard">笑容的力量之所以強大，是因為笑容能夠產生正向訊息，而這些正向訊息又能夠使宇宙的訊息場越來越平和，使宇宙的能量場越來越高頻。這就是笑容在宇宙中起到的作用。所以我們不能小看自己的每一個笑容，更不能忽視每一個笑容所具有的力量。</text:p>
      <text:p text:style-name="Standard"><text:soft-page-break/>一個簡簡單單的笑容就能為自身周邊的環境帶來如此重大的影響，但並不是所有的親人都能常常展現出自己的笑容。這是因為很多親人沒有這樣的意識，也有很多親人自身的生命訊息過於負面，從而使得自身與生俱來的這種能力逐漸被掩埋。其實一個人的生命裡存儲著怎樣的訊息，他就會有著怎樣的外在展現。當一個人沒有正向訊息支撐自己生命的時候，他的外在展現就會顯得負面，這樣的人也越來越難以展現出會心的笑容。哪怕有一些人為了自己的利益而展現出笑容，但那樣的笑容是沒有力量的。因為那樣的笑容不是發自內心的。</text:p>
      <text:p text:style-name="Standard">在這個宇宙中，邪惡高智慧物種雖然也有展現笑容的能力，但由於它們的生命裡積累了太多負面訊息，因而它們展現出來的笑容就顯得陰森、呆板，而不像我們正義生命那樣熱情與爽朗。</text:p>
      <text:p text:style-name="Standard">其實人類生命能夠以這樣的形態出現在宇宙中，我們應該感到無比榮幸。這是大宇宙的恩賜！我們要用自己真誠的愛去回饋這個大宇宙，也要用自己的能力去履行生命的職責。當我們真正能夠做到熱愛宇宙萬物的時候，我們就會綻放出最真誠的笑容。當這種狀態成為了生命中的常態，我相信沒有任何困難能夠阻擋我們前進的腳步。這是生命了悟宇宙真相後活出的自然，也是生命達到一定高度後展現的坦然。這是一種堅定的力量，這更是茫茫宇宙中映射出人性最美的一面。</text:p>
      <text:p text:style-name="Standard">希望親人們認真去體會笑容所具有的力量，從而讓自己真正領悟到笑容所代表的意義。如果親人們其它方面的能力不是很強，暫時還沒有更好的方式來體現自己的價值，那就希望從此刻開始，能夠真誠地面對所有人事物，能夠真誠地感恩它們的存在，從而通過這項最簡單的能力——笑容來奉獻自己，讓自己為這個宇宙增添正能量。這是最為簡單，也是最具效力的奉獻！</text:p>
      <text:h text:style-name="P11" text:outline-level="3"><text:bookmark-start text:name="__RefHeading___Toc2949_1422838631"/>第三節　個人風采<text:bookmark-end text:name="__RefHeading___Toc2949_1422838631"/></text:h>
      <text:p text:style-name="Standard">個人風采是個人綜合素質素養的體現。隨著生命不斷地成長，生命中的各個方面都會展現出更完美的一面，久而久之就會形成獨特的個人風采。其實個人風采的形成一是基於生命最初訊息的指導，二也很大程度上取決於生命後天的歷練成果。生命不斷地接受外在訊息的指引，不斷地完善自身對外在事物的反應，從而逐漸養成了獨特的處事風格。</text:p>
      <text:p text:style-name="Standard">當個人風采以最恰當、最完美的外在展現作用於宇宙空間的時候，我們就能更順利而有效地進行各種生命歷程。可以說，個人風采是我們對外展現的門面，也是與宇宙各個環節互相接洽的重要途徑。</text:p>
      <text:p text:style-name="Standard">在這個宇宙中，人類種群的數量非常龐大，但在如此龐大的人口數量中沒有完全相同的兩個人。不管你是以怎樣的方式來到這個世界上，你都是獨一無二的個體，你都擁有個人獨立的人格，擁有個人獨特的風采和人生韻律。</text:p>
      <text:p text:style-name="Standard">這樣的狀況決定了我們必須尊重自身的意志品質、尊重屬於自身的生命韻律，並且按照自己的節奏，平穩而自然地去經歷屬於自己的一切。也就是說，在人生的旅途中，我們無須過高地要求自己，也無須用他人已達成的成就來束縛、捆綁自己。我們應該意識到，任何人的成長與成就，都要經過無數的努力與付出、都要經歷無數的風風雨雨才能獲得。我們可以以這些人為榜樣，而不可以在我們沒有相同經歷的情況下，不恰當地要求自己也能達到這樣的高度。因為這種錯誤的觀念不會讓我們獲得前進的動力，也不會讓我們活出一個真正的自己。</text:p>
      <text:p text:style-name="Standard"><text:soft-page-break/>一個人如果不能真正認清自己、接受自己，那他就會活得壓抑與痛苦，就會感到這個世界帶給自己不良的作用力。這種狀態有悖於生命成長的宗旨，也有悖於生命的自由意識。如果長此以往或者任由事態發展，這個生命就會逐漸地封閉自己，逐漸地向著負面的方向演變。這是非常嚴重的問題！其實我們應該在理想與目標的推動下，讓自己積極向上、努力前行，而不是讓所謂的理想與目標變成沉重的包袱，從而障礙到自己的成長。</text:p>
      <text:p text:style-name="Standard">生命不是一個獨立的個體，它是宇宙凝結出的能量結晶。也正因為這樣，我們所有的展現都要符合生命的宗旨，都要很好地去履行自己的職責與使命。生命不斷在宇宙中發揮正向作用，帶給這個世界溫暖與力量，這是宇宙賦予生命的一種能力。其實我們無需強求，無需刻意作為；我們只需平靜祥和地安於當下，並且能夠積極投身於生命自身的崗位，我們就能順其自然地展現出生命的風采。</text:p>
      <text:p text:style-name="Standard">在宇宙總體發展的歷程中，有無數生命奉獻出了自己的一切，也有無數生命用自己的肩膀扛起了宇宙發展的重任。在所有生命的共同努力下，我們的生存環境越發和諧與美好，並且向著更加完善的方向發展。在這些成就之後，生命不斷蛻變、不斷進化。我們完全有理由相信，生命最終一定能夠以越來越高級的形態展現在這個宇宙中。到那個時候，我們一定能夠讓自己的個人風采引領一方，從而成為這個世界標誌性的存在。這是經歷風雨後的平靜，這是一個生命散發出的真正光彩！</text:p>
      <text:p text:style-name="Standard">當然，人生的旅程不可能一帆風順。只要生命形式存在，我們就會不斷遇到問題。不過這些問題終將成為我們成長的營養，也終將成為我們前進的階梯。作為一個高智慧生命，我們應該具有這樣的覺悟，應該時刻準備迎接<text:soft-page-break/>更大的挑戰。也只有在面臨各種挑戰的時候，生命才會盡顯自己的風采，才會迸發出更加強大的力量。</text:p>
      <text:p text:style-name="Standard">在此，希望所有的人類同胞都能正確面對自己的人生經歷，正確看待自己所經歷的種種困難。事實上，只有戰勝越來越多的困難，解決越來越多的問題，我們的生命才能逐漸得到成長。這就是人生的含義！</text:p>
      <text:h text:style-name="P33" text:outline-level="2"><text:bookmark-start text:name="__RefHeading___Toc2951_1422838631"/>第十一章<text:bookmark-end text:name="__RefHeading___Toc2951_1422838631"/></text:h>
      <text:h text:style-name="Heading_20_3" text:outline-level="3"><text:bookmark-start text:name="__RefHeading___Toc2953_1422838631"/>第一節　人類的意識形態<text:bookmark-end text:name="__RefHeading___Toc2953_1422838631"/></text:h>
      <text:p text:style-name="Standard">生命之所以可貴，是由於生命的由來具有非常重要的意義。一個生命來到這個世界上，隨之而來的是這個生命的全部訊息與能量狀態。生命的到來是宇宙全息能量運作的成果。這種全息能量並非由宇宙意識作指導，而是具備自行運轉與調節的特性。在這個宇宙中，全息能量非常寶貴，就是這樣一種高級別的能量被融合到生命體中，才會形成高智慧生命所具有的意識形態。</text:p>
      <text:p text:style-name="Standard">這樣的描述會讓生命對自身意識的由來有所瞭解。當然，意識是生命自身能量對外界產生的反應，而這樣的反應就是全息能量作用於生命體的結果。當生命體中的意識成為了高級別的形態，我們就稱之為“意識形態”。</text:p>
      <text:p text:style-name="Standard">意識形態是生命靈魂層面的主要支撐力量。當這種力量能夠主導生命行為的時候，它就會發揮出巨大的作用。簡單地說，意識形態代表一個人的生命意識已經達到了一定的高度。在這種情況下，意識形態就會支持這個生命不斷去發掘自己的潛能，從而讓一個生命以更完善的外在表現出現在這個宇宙中。這就是意識形態的作用。</text:p>
      <text:p text:style-name="Standard">通過之前的講解與分析，相信親人們都會對自己的生命有更深入的認知。而當這種認知深入到一定的層次，我們對自身的瞭解也會形成一種意識；當這種意識逐漸發揮作用並最終主導一個生命的思想與行為的時候，這個生命就形成了基本的意識形態。這是基於生命對自身有高度的認知之後，自然產生的一種自我覺知與自我掌控能力。這樣的能力決定了生命的層級。當這樣<text:soft-page-break/>的意識形態主導生命靈魂的時候，可以說這個生命已經推開了一道通往高層次的大門。</text:p>
      <text:p text:style-name="Standard">這些內容需要一個人具有一定的知識儲備以及對生命有較深刻的認知才能理解。可以說，人類的意識形態代表了一個人內心的完善程度與生命整體的高度。</text:p>
      <text:p text:style-name="Standard">在對自身有了比較深刻的認知之後，我們就要學會如何去激發與操控自己的生命體，從而讓自己的生命體更好地為這個宇宙服務。我們不要認為人類的生命體稀鬆平常，其實它蘊含著無窮的奧妙和無盡的寶藏。這是宇宙非常嚴肅且偉大的授命！所以無論什麼時候，作為高智慧生命的人類，我們一定要對自己的生命和外界有一個高度的認知，從而使自己生命中的全息能量能夠發揮出相應的作用，並且能夠形成越來越強烈的意識來主導自己的靈魂。如果我們做到了，我們的生命就會不斷激發出被賦予的各種能力，就會向著更高級別的領域進發。</text:p>
      <text:p text:style-name="Standard">由此，作為高智慧物種的生命，我們不可以讓自己的靈魂隨波逐流，不可以放任自己的這顆心。因為一旦這種情況出現，勢必會擾亂自身生命體中各種高級別能量的匹配與協調，勢必讓自身的生命體越來越失去自控能力和對外界的意識能力。在這樣的情況下，我們就會淪落為低頻的生命，就會導致自身生命體中所有高級別能力的喪失。這樣的生命也就失去了存在於宇宙中的意義。</text:p>
      <text:p text:style-name="Standard">人類生命體中蘊含著非常高貴的能量，人類生命的價值也完全超乎我們想像。把這樣一個重要的宇宙結晶交付於人類手中，人類就有責任去發揮它的作用，否則只會白白浪費這些稀有且高級別的資源。</text:p>
      <text:p text:style-name="Standard"><text:soft-page-break/>意識形態是人類生命所有高級別意識的綜合體，它可以主導生命的外在行為，從而讓生命真正以一種美好的形象展現在這個宇宙中。當然這樣的境界不可能一蹴而就，它需要人們不斷完善與歸納，進而才有逐步提升的可能。</text:p>
      <text:p text:style-name="Standard">當人類自身真正達到了這樣的境界，人類的意識就會感受到這方面的訊息。到那個時候，人類就會全然理解本文所描述的概念。其實只要我們每一個人的思想和行為都符合宇宙規律、符合人道，從而讓自己順其自然地生存在這個宇宙中，我們的生命層級終將達到一個理想的高度。</text:p>
      <text:p text:style-name="Standard">在這個宇宙中，瞭解自己的生命體只是第一步，在這之後還有很多奧秘等待著我們去探索。在此希望所有的人類同胞都能完善自己的意識形態，並最終以一個高姿態的生命形象展現在宇宙中，從而讓自己成為生命空間中標誌性的存在。</text:p>
      <text:h text:style-name="P11" text:outline-level="3"><text:bookmark-start text:name="__RefHeading___Toc2955_1422838631"/>第二節　命運的形成<text:bookmark-end text:name="__RefHeading___Toc2955_1422838631"/></text:h>
      <text:p text:style-name="Standard">一個人在宇宙中有很多生很多世，我們生生世世積累下來的訊息就形成了我們的命運。我們是一個怎樣的人，我們就擁有怎樣的命運。如果我們生生世世都是正直善良的人，或者我們的所思所行都能隨順宇宙發展的方向，那我們的命運就會越來越好。反過來，如果我們是一個自私自利甚至是邪惡的人，或者我們的行為有悖於宇宙規律，那我們的命運只會越來越糟糕。其實一個人的命運是由自己造成的，命運的好壞跟自己選擇怎樣的人生道路息息相關。</text:p>
      <text:p text:style-name="Standard">那麼命運好壞的標準是什麼呢？</text:p>
      <text:p text:style-name="Standard">地球人普遍把擁有多少身外之物，比如擁有多少財富或者擁有多大權勢等作為一個人成功與否的標誌，或者說作為一個人命運好壞的標準。其實這樣的理解是錯誤的！</text:p>
      <text:p text:style-name="Standard">一個人成功與否，就看這個人在自身能力範圍內能夠為這個世界創造多大價值，能夠得到多少人認可。在自身能力範圍內創造的價值越大，認可的人越多，我們就說這個人越成功。也是因為一個無私奉獻的人，一個為這個世界創造很大價值的人，總會得到宇宙能量場正向的回饋，總會得到宇宙正義力量的支持。宇宙相關部門不僅給予他高頻訊息與高頻能量，也給予他強有力的軍事保護。這樣的人內心愉悅、富足，也實現了自身的價值。這樣的人才算是真正的成功！其實我們也可以理解為有真正好的命運。</text:p>
      <text:p text:style-name="P6">1、痛苦的根源</text:p>
      <text:p text:style-name="Standard"><text:soft-page-break/>人之所以痛苦，是因為自私，有貪欲、有貪求——不是求名就是求利，或想求得別人的理解，求得別人的關愛，求得別人的認可等等。如果一個人沒有貪求之心，那他就不會執著任何緣分，而這樣的人又怎麼會痛苦呢？</text:p>
      <text:p text:style-name="Standard">人之所以痛苦，也是因為無知、無能。如果一個人有足夠的智慧，那他就能安排好自己的生活，他就知道怎樣的生活才能體現自身的價值，而這樣的人就有能力擺脫痛苦。</text:p>
      <text:p text:style-name="Standard">如今地球上有很多人執著於緣分，從而讓自己一直生活在痛苦中。其實緣分就是與自己有過交集的人事物，而放下萬緣就是放下對一切人事物的掛礙。因為有掛礙就清靜不了，清靜不了就不會有智慧。其實我們應該清楚：宇宙中的一切都不屬於自己；你執著的緣分也終將離去，想留也留不住。</text:p>
      <text:p text:style-name="Standard">地球上也有很多人執著於過去和未來，從而讓自己生活在無盡的懊悔與企盼中。其實地球人所謂的過去不過是自己生存在宇宙中的一種經歷，或者是一種體驗；而未來也不過是一個人的夢想與期待，或者說是一種假設。所以對過去和未來的任何執著都是沒有意義的。因為過去和未來都無法把握，我們能把握的只有當下。</text:p>
      <text:p text:style-name="Standard">宇宙本沒有時間，時間只是地球人為規範自己的世界而創造的一個概念。如果你們把這些都放下，只是把時間當作管理工作與生活的工具，那你們就是生活在真實的空間裡。這樣你們就跳出了時間的怪圈而不至於被過去和未來所禁錮。其實高維空間就沒有時間的概念，那裡的生命有一整套更科學、更合理的方法來管理自己的世界。</text:p>
      <text:p text:style-name="Standard">明白了這樣的真相，我們希望所有的親人都要站在一定的高度來看待自己的人生，都要用寬容的心去接受之前的那個自己。不管我們之前是一個怎<text:soft-page-break/>樣的人，關鍵是我們今後將成為一個怎樣的人。過去的已經過去，未來的還沒有來。只要覺醒了，我們就會有智慧去主宰自己的命運，就會有能力讓自己活得更有價值、更有意義！</text:p>
      <text:p text:style-name="P6">2、疾病的成因</text:p>
      <text:p text:style-name="Standard">（1）心理疾病</text:p>
      <text:p text:style-name="Standard">地球上很多人都存在心理疾病。這種疾病不是單獨一世造成的，而是多生多世累積負面訊息的結果。其實這類疾病都是由於內心缺乏愛或者心胸狹隘所致。一個富有愛心、胸懷寬闊的人不會得這樣的疾病。</text:p>
      <text:p text:style-name="Standard">在高維空間的世界，正義生命對自身產生的心理疾病都是用愛來治療的，因為只有愛才能改變自己，才能拯救自己。雖然他人的幫助與指導能夠起到一些引領作用，但要想完全擺脫疾病，走出內心的陰霾，只有努力修正自身錯誤的思想與行為才能做到。也就是說，一個人要想有健康的心理，首先要有一顆明亮的心，要給予他人溫暖與關懷。因為只有這樣的人才能調整好自己的心態，才能治癒自己的心病。</text:p>
      <text:p text:style-name="Standard">（2）載體疾病</text:p>
      <text:p text:style-name="Standard">這個世界發生的一切都離不開因果。一個人種下善因，就會得到善果；種下惡因，就會得到惡果。而且這些因果都會隨即體現出來，而不一定都要等到將來或下一世。真正對下一世有影響的是一個人的個性。因為不同的個性會有不同的處事風格，而不同的處事風格就會造就一個人不同的命運。</text:p>
      <text:p text:style-name="Standard">載體疾病是陽性生命，特別是低頻陽性生命特有的現象。載體疾病的產生雖然也有外因，比如環境、食品的污染等等，但一些重大的疾病主要還是<text:soft-page-break/>源於自身不良的個性與生活習慣。如果能夠改變這些不良的個性與生活習慣，相信你們的載體也不會有太大的毛病。</text:p>
      <text:p text:style-name="Standard">其實陽性載體壽命的長短主要取決於兩個因素：一是投胎轉世時孩子與父母雙方訊息、能量的融合度。如果融合度比較高，那孩子載體的品質就比較好，壽命就比較長；如果融合度比較低甚至相衝突，那這個孩子就會出現體弱多病甚至夭折的現象。二是我們的性格脾氣、生活方式。一個人來到這個世界有著怎樣的父母，我們無法選擇，也無法改變，但我們可以改變自己的性格脾氣與生活方式。如果一個人的性格平和，沒有太大的起伏，並且時刻讓自己處於積極健康的生活狀態，那他的壽命就會長一些。否則一個人的性格浮躁甚至暴躁，並且不注重生活方式，那他的身體就會受到很大傷害。</text:p>
      <text:p text:style-name="Standard">當然，陽性載體壽命的長短並不等同於一個人命運的好壞。因為陽性載體本來就不是真正的自己，它不過是用來歷練基礎能力的載具罷了。只要明白這一真相，我們就無需去執著這輩子能活多少年。我們當下要做的就是利用這個陽性載體來歷練自己的能力，並且積累更多高頻正向能量，從而為自己上升到高維空間的世界作充分準備。這才是改變自身命運最為有效的方式方法！</text:p>
      <text:p text:style-name="Standard">（3）毒品與愛滋病</text:p>
      <text:p text:style-name="Standard">毒品是邪惡勢力為了控制地球而製造的有害物品。製造毒品的人大多是邪惡世界的靈根，即便有少部分是正義家族的後裔，但只要是從事這項工作的，都已經墮落為邪惡的生命。</text:p>
      <text:p text:style-name="Standard"><text:soft-page-break/>毒品足以毀掉一個人。因為毒品不但使人失去自控能力，還會對人的身體和精神造成很大的破壞和摧殘。毒品不但傷害自己，還會傷害自己的親人，從而讓自己和自己的親人陷入無邊的痛苦之中。</text:p>
      <text:p text:style-name="Standard">其實吸毒的人完全可以通過自身的努力，選擇走正確的人生道路。如果一個人有著堅強的意志，並且不斷提升自己的正能量，他就能戰勝毒品對自己的控制。</text:p>
      <text:p text:style-name="Standard">愛滋病只存在於負能量的世界。一個純正能量的場不會存在這種致命的病毒，而一個道德高尚、潔身自好的人，也不會輕易沾上這種疾病。</text:p>
      <text:p text:style-name="Standard">一個正直善良的人不屑與邪惡為伍，也不會混跡於骯髒、喧囂的場所。因為那樣的能量場非常負面，其實也是陰性邪惡生命興風作浪、施展能力的地方。邪惡勢力就是利用這樣的場所來迷惑與控制世人，讓世人逐漸喪失自控能力，從而心甘情願成為它們奴役的對象，甚至成為它們的傀儡和幫兇。</text:p>
      <text:p text:style-name="Standard">我們地球人往往把治不好的病定義為絕症，其實我們根本沒有意識到比絕症更可怕的是自己的生命失去價值與意義。因為載體上的疾病不過是讓人痛苦，影響的僅僅是這輩子的生活品質。如果我們能夠樂觀、平靜地面對自己的病情，哪怕是所謂的絕症，也不會散發負面訊息。但是如果我們整天沉湎於聲色犬馬，從而讓自己的生命失去價值與意義，那只會讓自己真正的生命永遠消失在宇宙中。當然如果面對自己的疾病產生恐懼心理，或者有諸多擔憂，那這種負面的情緒也會散發負面訊息。其實真正散發負面訊息的不是疾病，而是我們的心。這種負面訊息不僅會降低自己的生命層次，還會對宇宙能量場造成破壞，從而也讓自己失去存在於宇宙中的意義。</text:p>
      <text:p text:style-name="Standard"><text:soft-page-break/>為此，我要奉勸身體上有疾病的親人們，由於地球上的科技有限，如果你們不幸患上了各種疾病或者你們認為的絕症，在沒有辦法治癒的情況下，希望你們能夠瞭解生命的價值與意義，希望你們成為一個正直善良、為這個世界無私奉獻的人。因為這樣的人能夠提升自身的能量頻率、提升自身的生命層次，從而在肉身載體報廢的那一刻，能夠上升到高維空間的世界繼續更美好的生活。換句話說，如果你們的身體已經造成了傷害，最好不要再讓自己的心靈受到傷害，否則就會讓自己身心俱疲，生命力逐漸枯萎。這樣的狀態非常危險！其實這個陽性載體能夠保持多少年並不重要，重要的是我們能夠利用這個載體有限的時間來提升自己的能力、改變自己的命運。這才是正確的生存理念。否則由於不明真相而失去提升與歷練的機會，那才是患上了真正意義上的絕症。希望這樣的傳達，能夠讓身體上有疾病的親人有所領悟，從而去改變自己，讓自己更有價值、更有意義地生活在宇宙中。</text:p>
      <text:p text:style-name="P6">3、命運的改變</text:p>
      <text:p text:style-name="Standard">宇宙有自己的運行規律。雖然邪惡物種的干擾在一定程度上影響了低維世界的正常秩序，但是宇宙大的方向不會改變。</text:p>
      <text:p text:style-name="Standard">其實生命對宇宙作出多少貢獻或破壞，<text:span text:style-name="T4">生命自身都會得到宇宙相應級別的回饋</text:span><text:span text:style-name="T2">①</text:span>。這些回饋會使生命向著不同方向變化。這是宇宙的一項規律。只是如今的地球人不瞭解這樣的規律，並且對善惡的理解也沒有了先前的純粹，所以面對自身坎坷的命運，一部分人不是反省自己，讓自己靜下心來內觀自身存在的問題，而是不斷抱怨他人、抱怨社會，甚至抱怨上天的不公。其實宇宙規律公平公正，它不會對任何人有任何的偏袒。</text:p>
      <text:p text:style-name="Standard"><text:soft-page-break/>“業力”是宗教的一種表述。其實業力就是一個人累生累世存儲的訊息。只要這些訊息得到改變，我們的命運就會隨之改變。因為宇宙中所有的生命都是由不同層次級別的訊息和能量組成的，一個人命運的改變就是這些訊息和能量起到的作用。如果我們的命運不是很好，那我們就從此刻開始去改變自己錯誤的思想與行為，並且不斷為這個社會奉獻、付出，從而讓自己成為一個正直善良的人，成為一個對宇宙有價值的生命。這樣我們的命運就會變得越來越好。</text:p>
      <text:p text:style-name="Standard">然而一個時期以來，邪惡勢力對地球的滲透愈演愈烈。為了達到擾亂、控制地球的目的，它們利用各種方式在地球上傳播了許多錯誤觀念，從而使得地球親人在如何把握自己命運上步入了許多誤區。</text:p>
      <text:p text:style-name="Standard">（1）算卦、相面、看風水</text:p>
      <text:p text:style-name="Standard">世人之所以相信算卦、相面、看風水能給自己帶來好運，是因為世人無知,抑或有太多欲求。試想，如果這些能改變一個人的命運，那宇宙規律公平公正何在？也是因為地球上缺乏高端知識的引領，才讓這些低俗文化大行其道。</text:p>
      <text:p text:style-name="Standard">地球上某些所謂的相面師，他們憑藉自己的經驗或者在陰性邪惡生命的指引下，能夠根據一個人的面相對一些人的過去作出一些揣摸。這並不奇怪！因為一個人的所思所行散發出來的訊息會在我們的面相上有所體現。應該說是我們的所思所行在一定程度上影響了我們的面相，從而也影響了我們的命運，而不是有著怎樣的面相就會有怎樣的命運。至於對一個人的未來作出怎樣的預測那也僅僅是一種推測罷了。因為只要一個人的行為有所改變，他自身的命運也就隨即得到改變。</text:p>
      <text:p text:style-name="Standard"><text:soft-page-break/>命運始終掌握在自己手裡。如果你一味地自私自利，再有怎麼好的面相，怎麼好的風水也沒有多大的作用。因為宇宙規律不會按照個人的意志轉移，也只有隨順宇宙規律生存的人才會帶給自己好運。</text:p>
      <text:p text:style-name="Standard">（2）求神拜佛、神像開光</text:p>
      <text:p text:style-name="Standard">有些人迷信開光，認為開光的神像會有怎樣的能量。其實一個神像能有什麼能量？能量出自於人心，你有多大的愛心，你就有多大的能量。一個自私自利的人，一個一味索取的人，即便用再多的方法，也不會提升自己的能量頻率。</text:p>
      <text:p text:style-name="Standard">一個人在家裡或者去寺廟燒香拜佛，如果是出於對神佛的敬仰，本也無可厚非。因為這樣的行為會對自己起到一些正向作用，最起碼你相信宇宙中還有更高智慧的生命存在，而且也體現了自身的謙卑心與恭敬心。但如果祭拜神佛是為了達到某種目的或者只想祈求什麼，那當然是一種迷信，也不會有任何效果。因為神佛公正廉明，他們是高智慧的生命，是宇宙的管理者，他們不會為了滿足某些人的私欲而作出違背宇宙規律的行為。</text:p>
      <text:p text:style-name="Standard">如今世人的欲望越來越膨脹，他們祈求神佛的目的就是為了得到自己想要的一切。在他們的心目中，神佛早已淪為滿足自己欲望的工具。這是多麼悲哀的事情！而這樣的人又怎麼可能得到神佛的護佑？其實這樣的人只會感召邪惡勢力的加持，從而讓自己得到一些暫時的好處而陷入持久的痛苦。邪惡勢力就是用這樣的方法來迷惑與控制世人，讓一些自以為是、自私自利的人成為它們的傀儡。而且只要是被迷惑與控制的人，邪惡勢力就不會輕易罷手。</text:p>
      <text:p text:style-name="Standard"><text:soft-page-break/>事實上，這種為了滿足自己欲望而求神拜佛的行為不會起到任何作用！一個人要想得到神佛的護佑，只有在這個世界上產生一定的價值或者做出一定的貢獻。因為這樣的人沒有私心私利，他們所做的一切都不是為了自己。也只有一心為公、無私奉獻的人才會得到正義力量的保護，而神佛就是正義的力量。</text:p>
      <text:p text:style-name="Standard">（3）誦經持咒、參禪打坐、開通中脈</text:p>
      <text:p text:style-name="Standard">念咒是釋迦佛當年為了讓一些剛入門的弟子忘記世俗的煩惱，從而達到內心的清靜而採用的方法。</text:p>
      <text:p text:style-name="Standard">咒語屬梵文，也就是古印度文，其實它和其它國家的數字沒有多大的區別。既然咒語和數字差不多，你們也無需執著，因為那不過是幫助弟子們入靜的方法和工具而已。況且這些對你們的修行和提升也沒有太大的用處，而只會浪費你們寶貴的時間。邪惡勢力就是利用你們對古印度文的不理解才大做文章，不斷迷惑你們，讓你們相信通過誦經持咒能得到什麼好處。其實一個人如果不去修正自身錯誤的思想與行為，就算誦再多的經、念再多的咒也沒有任何意義。</text:p>
      <text:p text:style-name="Standard">禪修、禪定也是一種形式，也是為了讓人入靜。如果一個人有足夠的智慧，能夠時刻讓自己處於清靜狀態，那就不需要任何形式。當然，如果一個人有足夠的時間和相應的條件，那麼用靜坐的方式來放鬆自己的身心或思考自己的人生也未嘗不可，這樣也不至於讓自己太浮躁。不過禪修或禪定也不像你們所認為的能起到多大的作用。如果一個人坐在那裡什麼都不想，什麼都不悟，也沒有太大的意義。所以這種形式上的修行都不正確！真正的修行<text:soft-page-break/>就是修心，就是在工作與生活中得到歷練、得到提升，其實也是在這樣的過程中體現自身生命的價值。它不需要任何形式。</text:p>
      <text:p text:style-name="Standard">禪修、禪定出不了智慧，因為智慧來源於生活。只要我們在生命的旅程中不斷積累經驗，不斷提升自己方方面面的能力，我們就能不斷增長自己的智慧。</text:p>
      <text:p text:style-name="Standard">開通中脈和修行沒有任何關係，因為修行就是修正自己錯誤的思想與行為。一個人的中脈通了，只能說明這個人的肉身載體品質會比之前好一些，但自身存在的問題依然沒有解決。其實生命要想很好地生存在宇宙中，只有通過改變自己，幫助他人來提升自身的能量頻率，從而讓自身的能量頻率跟得上宇宙能量場提升的步伐。肉身載體品質好只是方便我們用這個載體更好地服務於宇宙。其實就算肉身載體品質再好，如果自身的能量頻率沒有得到提升，那最終還是逃脫不了被宇宙淘汰的命運。</text:p>
      <text:p text:style-name="Standard">（4）一聲佛號</text:p>
      <text:p text:style-name="Standard">“一聲佛號”就能往生西方極樂世界的說法不正確。其實你們所認為的西方極樂世界就是我們家族一所由阿彌陀佛領導的、普及宇宙知識的陰性學校。既然是一所學校，也就不存在地球人所認為的綾羅綢緞、遍地黃金、翡翠瑪瑙之類的東西。我們家族希望親人們透過這所學校的學習，能夠成為有知識、有能力、有智慧的人，從而真正從內心脫離苦海，以達到極樂的狀態。這就是極樂世界的由來。其實所謂的極樂世界除了氛圍和諧、環境清靜之外，並不像地球人所描繪的那樣有著富麗堂皇的景象，更不是享受人天福報的地方。</text:p>
      <text:p text:style-name="Standard"><text:soft-page-break/>你們可以用心想一想，如果擁有眾多物質享受就能帶給人類極樂的話，那地球上擁有很多物質享受的人為什麼沒有得到真正的快樂？其實極樂只是一種內心的感受，是一個人覺悟之後超越自我的愉悅。當你們明白了宇宙真相，看透了一切假像，你們就能達到這種非常清靜的狀態，你們的內心就會感到非常的愉悅。這種愉悅的狀態就是你們所理解的極樂境界。</text:p>
      <text:p text:style-name="Standard">人有煩惱痛苦，是因為不明宇宙與人生真相；人要是沒有知識文化，就會被他人愚弄和控制。一個人有信仰是好事，因為有信仰的人大都有一定的善根，但是你們的這點善根並沒有為自己積累太多的高頻能量。試想一下：如果一個人不修正自身錯誤的思想與行為，不奉獻於社會、不服務於民眾，那他怎麼可能有足夠的功德或高頻能量上升到那麼高的維次空間？如果單憑“一聲佛號”或者別人的臨終助念就能達成這樣的願望，那跟走後門、做買賣有什麼區別？宇宙不會有這樣的規律！任何人想要上升到高維空間的世界都必須靠自己的努力和付出。</text:p>
      <text:p text:style-name="Standard">如今我們家族把宇宙知識普及到了地球的陽性世界，你們不用來到極樂世界也能學習到這些知識。這是你們這一代人的福報。希望你們懂得珍惜、懂得感恩！你們念佛號、信仰某個神佛，他們當然感激，不過請你們不要就此沉迷。因為就算你們每天念幾個小時，或者全天候都在念，但如果沒有足夠的功德或高頻能量，誰也幫助不了你們。</text:p>
      <text:p text:style-name="Standard">宇宙浩瀚，還有很多更高維空間的世界。如果你們有這樣的能力，能夠積累更多功德或者高頻能量，你們也無需執著於西方極樂世界。因為你們可以上升到比西方極樂世界更高維的世界去體現自己更大的價值。就看你們為之付出怎樣的努力！</text:p>
      <text:p text:style-name="Standard"><text:soft-page-break/>（5）登上法船、認母回家</text:p>
      <text:p text:style-name="Standard">邪惡勢力傳達的知識都是讓人外求，而且還夾雜著恐嚇與控制的成分。而我們正義家族的教育方式就是讓自己的子孫後代無私奉獻、為這個世界付出而不圖回報。你們可以透過這兩種完全不同的教育理念來分辨什麼才是真正的正向知識或者負面知識。</text:p>
      <text:p text:style-name="Standard">為什麼我們一直教導地球上的親人要做一個無欲無求、沒有私心雜念的人？因為有貪求、有私心雜念的人很容易被邪惡勢力所利用與控制。況且邪惡勢力總是披著善良的外衣，打著神佛的旗號來傳達一些似善非善的知識。它們就是用這樣的方式讓你們無以分辨，從而才會相信那就是真相。可見它們的能力有多大，行為有多齷齪！如果不是通過這樣的方式，相信你們也不會上當。</text:p>
      <text:p text:style-name="Standard">其實地球上所謂的通靈人，十有八九接收到的都是邪惡世界的訊息，也因此希望地球上的親人能夠擦亮眼睛，不要相信諸如登上法船、認母回家的瞎話。因為你們是正義家族的子孫後代，你們生活在哪裡都是為了歷練。只要你們能夠體現自身的價值，對於我們來說都是欣慰的。我們不會執著於自己的子孫後代是否留在身邊，畢竟每個人都需要學會獨自成長、獨自經歷自己的人生。作為你們的前輩，我們無非是希望自己的子孫後代都能儘快成長，並且透過自身的努力歷練出更高的智慧與更強的能力來服務於宇宙。這才是我們的願望，也是我們真正想看到的結果。</text:p>
      <text:p text:style-name="Standard">當然你們想回來也可以，但必須靠自己積累足夠的高頻能量與歷練出強大的能力才有這樣的機會。因為不具備一定的能量頻率，你們根本無法在高維空間的世界正常工作與生活；而不具備一定的能力，你們在高維空間也發<text:soft-page-break/>揮不了太大的作用。也只有邪惡勢力才會傳達這些迷惑人的知識。你們相信了，你們就會走上邪路，就會成為它們的傀儡。</text:p>
      <text:p text:style-name="Standard">（6）關於放生</text:p>
      <text:p text:style-name="Standard">為了達到不可告人的目的，邪惡勢力想方設法炮製出一些顛倒黑白的文章，從而為一些不合道的行為提供所謂的理論依據。我們正義家族不會傳達這些知識，真正覺悟的人也不會以放生來拉攏信眾。</text:p>
      <text:p text:style-name="Standard">放生應該隨緣而做，而不是透過舉辦什麼放生法會，或者定期在某個地方長期放生。因為這樣的放生不但起不到作用，反而會使更多的生命得不到自由。可以說，參與放生的人都是有求之人，他們都相信放生能給自己帶來好運，能讓自己得到一些切身的利益。</text:p>
      <text:p text:style-name="Standard">把動物抓了再拿去放，這樣的放生違背了宇宙規律。如果沒有那麼多的放生團，也不會衍生出那麼多的捕捉行為。從這個層面上看，參與放生的人不但沒有功德，反而有很大罪過。</text:p>
      <text:p text:style-name="Standard">真正的放生是隨緣而為。比如遇到一些動物落難順手救它一命，放它一條生路，這才是真正的放生。因為這樣的放生才有意義。花錢買回活物，到一定的時候再去搞一個大規模的放生儀式，這不屬於放生，也不屬於度人的方法。這是典型的迷信活動和害生活動。</text:p>
      <text:p text:style-name="Standard">如今地球上一些宗教的教義，除了一些讓人棄惡從善或者勸人相信因果等知識外，大都屬於被邪惡勢力篡改的部分。這些知識只會讓人越學越執著、越學越迷惑，從而讓人永遠覺醒不了。</text:p>
      <text:p text:style-name="Standard">4、怎樣行善才能做到功德最大化</text:p>
      <text:p text:style-name="Standard"><text:soft-page-break/>在這個世界上，功德最大的當然是救人，因為正義家族是以人為本。救人生命和幫助人覺醒，它的功德當然要比一般的捐錢捐物大得多。有人自然會產生價值，而且這份價值取決於被救的人或覺醒的人以後能有怎樣的成就。如果救助了一個將來有很大成就的人，那這份功德當然會很大。其實捐錢捐物也是如此，比如捐錢建寺廟，如果那個寺廟傳的是正法，能夠普度眾生，能夠讓更多人覺醒，那這份功德當然會很大。而如果捐助的財物用到了不對的地方，從而讓這些財物直接或間接散發出負面訊息，那這樣的捐助不但無功反而有過。所以捐錢捐物也要有智慧，也要看幫助的是怎樣的人，做的是怎樣的事。再比如拿錢去扶貧，如果在幫助他們暫時度過難關、暫時脫離貧困的同時，又能讓他們有一個很好的環境去提升與成就，那這樣的扶貧就有很大的功德。</text:p>
      <text:p text:style-name="Standard">一個有大智慧的人會懂得怎樣去幫助弱勢群體。如果能幫助他們覺醒並走出困境，顯然要比單單解決溫飽問題更為有用。否則如果幫助的是那種貪得無厭之人，不但起不到正向作用，反而會造下惡因。因為有些人好逸惡勞，不僅不想通過努力去改變自己，反而對別人的救助有了依賴心理。對於這樣的人，如果一味地去幫助，只會起到負面作用。尤其是面對如今宇宙大揚升這麼重大的事件，並不是像幫人解決溫飽那麼簡單，也不是一般的捐錢捐物就能積累很大的功德。也就是說，只有救人覺醒、助人增長智慧，從而讓親人們真正從思想意識上受益，這樣的行為才有利於地球世界的發展，也才能為自己積累更大的功德。</text:p>
      <text:p text:style-name="P30">【注釋】</text:p>
      <text:p text:style-name="P10">① <text:span text:style-name="T6">生命</text:span>自身得到宇宙相應級別的回饋</text:p>
      <text:p text:style-name="Standard"><text:soft-page-break/>生命在對外產生作用的同時，也受到大環境對自身產生的強大作用。這種作用就是我們通常所稱的能量場帶給生命的影響。可以說，生活在其中所有生命的能力，加上空間內所有已存在事物的共同作用，綜合形成了環境所擁有的作用力水準。</text:p>
      <text:h text:style-name="P33" text:outline-level="2"><text:bookmark-start text:name="__RefHeading___Toc2957_1422838631"/>第十二章<text:bookmark-end text:name="__RefHeading___Toc2957_1422838631"/></text:h>
      <text:h text:style-name="Heading_20_3" text:outline-level="3"><text:bookmark-start text:name="__RefHeading___Toc2959_1422838631"/>第一節　事物的運動<text:bookmark-end text:name="__RefHeading___Toc2959_1422838631"/></text:h>
      <text:p text:style-name="Standard">萬物的生長必然伴隨著內部組成元素的運作與發展，這樣的過程適應了宇宙自身的訊息革新與關係調整。其實在不同的時期內，宇宙都會有不一樣的運作調整，這種調整作用於各種宇宙元素，從而帶動各種宇宙現象不斷發生變化。</text:p>
      <text:p text:style-name="Standard">我們所觀察到的各種宇宙現象，都可以理解為宇宙在不同時間點所凝結成的規律與條件，這本身就是宇宙運作的一種外在展現。可以說，一切出現在宇宙中的事物都在接受外界給予的種種影響，而這種種影響又會促使事物內在結構與組成成分不斷地演變。這樣的效果彙集在一起，使得宇宙中的一切事物都呈現出運動與發展的態勢。我們不能改變宇宙中的這種運動規律，因為這種推動事物運動與發展的力量並不掌握在生命手上。其實這樣的力量已經遠遠淩駕於生命最大的許可權之上。生命唯一能做的就是根據各種事物的運作方式來尋找其遵循的規律，並且把這些規律應用到日常的生產生活中。</text:p>
      <text:p text:style-name="Standard">在日常的生產生活中，我們完全可以感受到這種運動與發展帶給自身的體驗。因為生命不斷承受著內在與外在的作用，也時刻讓自己處在運轉狀態中。其實生命的不同展現也是運動與發展這種現象的體現。</text:p>
      <text:p text:style-name="Standard">我們必須用運動的觀念去對待這些事實與真相，也必須用發展的眼光去看待自身以及宇宙中的一切事物。因為只有接受各種運動的結果，並且從這些運動方式以及結果中去探尋更深邃的奧秘，我們才能總結出最高效率的生<text:soft-page-break/>存方式，才能讓自身與這個宇宙更加協調統一。否則如果固步自封，讓自己與宇宙整體節奏脫節，只會對自身產生不利的後果。</text:p>
      <text:p text:style-name="Standard">在我們所生存的環境中，就有這樣一項運動的展現：不同的宇宙元素都會向著更高頻、更純淨的層面靠攏。也可以說任何一種宇宙元素的發展，都有其自身特定的走向，這就是“趨利模式”。在這種運動模式中，萬物都會得到相應的發展，都會讓自身的各項指標不斷更新，從而讓自身能夠融合到更高維的宇宙空間中。這種運動方式是宇宙的一項內部規則，這種力量的由來要追尋到“宇宙深層次作用關係”這一領域才能得到很好的解答。宇宙中的萬物如果由於一些障礙而脫離了這一整體步調，則都會讓自身所有的組成元素受到衝擊，從而讓自身產生種種負面後果。也就是說，當宇宙中的萬物運動背離了這一整體模式，它最終會因承受不了龐大能量場的衝擊而消失在茫茫宇宙中。</text:p>
      <text:p text:style-name="Standard">在我們生存的這個宇宙中，每時每刻都會有物質與物體被分解，也會有新的物質與物體被生成。正是這樣不斷地更新與更替，宇宙自身才得以正常代謝。這也是宇宙的一大規律！我們可以把這樣的規律延伸到自己的生存方式中，從而來審視自身是否符合生命整體前進的步伐，是否跟得上宇宙整體運動的頻率。如果自身與這樣的規律相違背，那最終也會被宇宙所淘汰。</text:p>
      <text:p text:style-name="Standard">為了保障各個領域生命的生存利益，宇宙高級管理層在各個領域設立了專門部門，用來偵測宇宙空間能量頻率的變化以及各種事物的發展狀況。這些部門的工作人員負責觀察與歸納所有宇宙現象的運動方式，並且透過對比分析，得出結論，以為各個領域的生命群體提供幫助。由於它們的幫助，很大程度上減少了各個領域生命群體的損失。</text:p>
      <text:p text:style-name="Standard"><text:soft-page-break/>在近期內，就發生了一種不正常的宇宙運動現象。這個現象可以簡單地描述為“環狀空間軌道不正確延展”。這樣的異動得到了生命群體的高度重視。環狀軌道是作用於空間領域非常重要的一種宇宙現象。之所以稱其為軌道，是因為生命可以透過這種宇宙現象得以讓自身跨越遙遠的空間去進行各種生命行為。這種宇宙現象會按照一定的規律運動，不同的節點會連通不同的區域。這就使得生命們能夠按照這一規律有效地安排自身行程，從而得以為自身的生存發展作出各種事宜。但近期環形軌道產生的異動，脫離了之前的運動規律，這給生命群體帶來了很大障礙。通過不斷研究，我們得知這種異動的原因出自宇宙高維空間能量場內部產生的巨大振動。正是這種振動，影響到了一定範圍內宇宙事物的正常運作。得到這樣的訊息後，相應生命空間內作出了最大範圍的調整，以便對抗有可能出現的宇宙頻段震盪事故。這樣的預防措施極為重要，因為一旦事故發生，這樣的提前準備會極大地降低損失，從而挽救無數生命於危難。好在這次危機有驚無險，在宇宙高層的努力下，最終避免了一次災難。</text:p>
      <text:p text:style-name="Standard">可見這種提前的預防措施非常必要。也是由於生命留意到了宇宙中各種異動現象的出現，所以才能利益到自身的發展。</text:p>
      <text:h text:style-name="P11" text:outline-level="3"><text:bookmark-start text:name="__RefHeading___Toc2961_1422838631"/>第二節　事物的變化<text:bookmark-end text:name="__RefHeading___Toc2961_1422838631"/></text:h>
      <text:p text:style-name="Standard">變化意味著事物自身不斷發展，事態不斷進步；也意味著各種訊息與關係不斷更新與完善。其實萬物之所以能夠存在於宇宙中，就是因為它們可以不斷變化與完善，而這種變化與完善能夠讓不同層級的宇宙元素順應宇宙規律，從而跟上宇宙不斷發展的步伐。</text:p>
      <text:p text:style-name="Standard">在浩瀚的宇宙中，生命肩負著一項非常重要的任務，那就是推動自身能力範圍內的宇宙元素不斷變化，從而讓它們以更高的效率在宇宙中體現價值。在這樣的過程中，生命自身也經歷了不同的歷練，作出了不同的變化。這些變化源於生命內部所蘊含的訊息。正是這些訊息驅使生命在不同的時間段完成了不同的變化。我們可以把這種變化理解為生命的自然成長或者生命的自我更新與完善。當然，這樣的變化也源於宇宙高級別訊息的指導。正是宇宙高級別機構歸納了各個領域的訊息，並且不斷調整對各個宇宙空間的指導，從而進一步帶動了宇宙所有存在的變化。可以說變化是一項重要的規律，在這個宇宙中沒有一件事物不置身於變化當中。這就是宇宙所擁有的真實面目——在變化中成長，在變化中完善，在變化中向著更高的巔峰發展。</text:p>
      <text:p text:style-name="Standard">生命以自身獨特的方式運行變化，從而使自身以更佳的作用效果影響著能力範圍內的宇宙元素。當然在不同的階層與領域，生命產生的作用是不同的。原因主要有三個方面：一是生命在宇宙中被設定的側重不同、被賦予的職能不同，因而所承擔的責任也不同；二是有些宇宙元素受自身特定程式的指引，它們可以透過自身內部的構造得到規範的改變，或者說有些宇宙元素受生命的影響非常有限；三是我們生存的這個大環境中存在著高於生命的高級存在，這種高級存在是生命生存的必要條件，也是生命能夠以不同形式展<text:soft-page-break/>現所必需的力量支持。這種不同於生命的高級存在，我們只知道它們真實存在，而不敢說它們也會受到生命作用力的影響。不過無論如何，在整體生命空間中，生命們最終都能對外界產生巨大的作用，都能帶動宇宙很大範圍內的元素得以改變。</text:p>
      <text:p text:style-name="Standard">宇宙中不同的元素都遵循一種變化規律，那就是由低級向高級的發展。也就是說，隨著自身純度與頻率的不斷提升，宇宙中不同的元素都會讓自身接受更多、更高頻訊息的作用，從而讓自身逐步具備越來越強的能力，擁有越來越大的價值。當某種能量與訊息不斷聚集並且提升到一定程度的時候，它們就會擁有更強大的作用力。這樣的作用力已經超越了它們最初擁有的能力，從而使它們逐步演變成不同的宇宙產物。我們可以理解為同樣的訊息與能量，在不同的節點和領域所展現出來的方式與自身擁有的價值是完全不同的。這就是為什麼宇宙中會存在無數種元素的根本原因之一。</text:p>
      <text:p text:style-name="Standard">另一種要向大家介紹的變化規律，就是宇宙中不同的元素由簡單向複雜的逐漸演變。這樣的規律使得宇宙中不同的元素都有機會發生實質的變化。而且越高的維次空間變化越劇烈，模式越複雜，牽扯的方面也越多。</text:p>
      <text:p text:style-name="Standard">如今宇宙基礎元素的種類已經無法統計，而這些種類又有其更深層次的結構與本質。隨著生命能力的不斷提升，我們會發現一些原本單一的元素，其內部所擁有的結構與原理極其龐大與複雜。這樣的現象讓宇宙空間所擁有的變數更加不可想像。這些都需要生命真正具備相應的能力，才能更深入地瞭解其中的奧秘。</text:p>
      <text:p text:style-name="Standard">其實每一種出現在宇宙中的元素都有其自身的特點。雖然它們的作用方式與生存方式不同於生命，但是它們在宇宙中的價值並不亞於生命。而且各<text:soft-page-break/>種元素變化所呈現出來的奧秘，讓生命從中獲得了極大的利益。生命對這些變化能夠掌握到怎樣的程度，就代表著生命能力的高度。可以說，生命前進的方向也是在這些變化當中得到了指引。</text:p>
      <text:p text:style-name="Standard">在這諸多變化中，生命要盡可能地去規範與調節這些變化，並從這些變化中得到啟發、得到指引，從而讓它們能夠被生命所利用，能夠給予不同階層的生命各種支援。如今我們已經有能力歸納出一定層次的宇宙規律，而且也能夠讓這些外界的訊息被我們所掌握與運用，但是當不一樣的結果出現在我們視野中的時候，我們更要高度重視，更要去探究其想表達的意義。我們要透過這樣的現象，去了悟宇宙相應階段的決策與進程，從而讓生命群體更好地適應宇宙整體發展的步伐，並且得到更高效的提升。毋庸置疑，能力越高的生命越能看透這些變化的本質，越能掌握這些變化的原由，因而也越能抓住其宗旨。所以能力越高的生命越能創造出更具價值的產品。這是生命能力的一大體現。</text:p>
      <text:p text:style-name="Standard">生命是一種非常年輕的宇宙現象，但是生命擁有的特殊能力使得生命可以自主地把握變化方向與模式，而且還可以在一定範圍內掌握與操控宇宙元素的變化。雖然這樣的能力仰仗於宇宙高級創造者的賦予，但也足以激勵無數生命勇於探索、勇於挑戰，從而能夠讓自己在浩瀚的宇宙中發揮才能、創造出各種輝煌。</text:p>
      <text:h text:style-name="P11" text:outline-level="3"><text:bookmark-start text:name="__RefHeading___Toc2963_1422838631"/>第三節　以靜制動<text:bookmark-end text:name="__RefHeading___Toc2963_1422838631"/></text:h>
      <text:p text:style-name="Standard">宇宙的奧秘無窮無盡。生命雖然是宇宙的一部分，但是宇宙的博大與精深卻遠遠超出了生命的想像。在現階段，生命能夠做的就是在現有的知識儲備上最大限度地發揮自己，最大限度地去探究這個宇宙的真實面目。</text:p>
      <text:p text:style-name="Standard">宇宙以其博大的胸懷，高深的奧秘，高端複雜的系統靜靜地存在著，並且以其強大的承載能力包容、呵護著萬事萬物。宇宙以其濃濃的愛意不斷地給予與付出，從而讓所有的宇宙元素都能得到滋養。在這樣的過程中，無論這些已存在的事物如何變化，宇宙本身都不會泛起任何漣漪。宇宙總是以安靜祥和的狀態，默默注視著這些生存於自身內部的事物的發展與演變。</text:p>
      <text:p text:style-name="Standard">當然，宇宙也會不斷出現超出我們理解範圍的事件。在我們的眼中，這些事件的級別早已超出了我們的想像，甚至帶給生命空間的振動已屬無法估量。但是這些事件在宇宙面前卻顯得那麼微不足道，而且最終所有的波動與變故都將融化在宇宙博大的胸懷中，成為了宇宙向上發展的一道亮麗彩虹。這樣的現象讓作為生命的我們歎為觀止，從而不禁讚歎宇宙的偉大。</text:p>
      <text:p text:style-name="Standard">其實在人類的生命體中也蘊含著“靜”這種力量，雖然看起來動的力量更似強大，但當我們的內心足夠平靜的時候，這種靜的力量足以應對外在世界的一切“動”。</text:p>
      <text:p text:style-name="Standard">我們可以試著來描述這樣的狀態。當生命自身越來越寧靜的時候，我們能隱約體會到那種貫穿於整個宇宙的安靜與祥和。這種安靜與祥和的背後蘊含著巨大的力量。當我們能夠與宇宙的這種寧靜產生共鳴的時候，我們就能<text:soft-page-break/>完全融合到整個宇宙中，從而作為宇宙的一部分去體驗宇宙自身的博大與深邃。這也是生命最佳的生存狀態。</text:p>
      <text:p text:style-name="Standard">可以說，宇宙的整體運行無時無刻不體現出穩步、平靜的狀態，宇宙中的所有事物也無時無刻不按照各自的規律向前發展。宇宙的進程不會因為外在因素的干擾而出現紊亂，也不會因為生命個體狹隘的知見而產生異動。由此，作為生命的我們更無需自作聰明而另闢蹊徑，我們只需安住當下，按照宇宙規律平穩地去生存即可。因為任何內心的躁動與不安都不會有什麼實際價值，而只會給自己平添煩惱，從而障礙到自己的平靜。</text:p>
      <text:p text:style-name="Standard">其實我們所面對的對境，只是自身微乎其微的一種生存經歷。這些經歷對於宇宙來講是微不足道的。而且起伏與波動這些低級別現象只會出現在低層級的生命空間，它們只是生命各自運行、生存所產生的衍生品。也是由於低層級生命沒有能力站在更高的高度去體悟生命與宇宙的意義，也沒有能力意識到生命應該以何種狀態生存在宇宙中，所以才會用個人狹隘的知見去指導自己的種種展現。這樣的狀態勢必造成彼此干擾，並最終形成所謂的“對境”。</text:p>
      <text:p text:style-name="Standard">作為宇宙中的高智慧生命，我們本來就具備很高層次的生存能力。而許多生命卻用自己的各種生存能力去障礙自己的眼界，去無端評判外在的世界，從而使自身擁有的各種能力反而成了前進的障礙。其實這種現象也只會出現於低層級的生命空間。因為當自己的生命真正融入到大宇宙那份寧靜與祥和之中的時候，我們再回過頭來看這些過往的種種變故與波動，我們就會意識到自己是多麼的無知與愚蠢！</text:p>
      <text:p text:style-name="Standard"><text:soft-page-break/>如今的地球是一個光怪陸離、紛繁複雜的世界。地球上的大多數親人都因不明真相而不懂得把控自己的心，不懂得也做不到以清淨心去應對外在的一切運動與變化。其實保持清淨心不但是一項能力，更是一個人素質素養的體現。而要練就面對任何運動與變化都能保持一顆如如不動之心的能力，回歸自性是前提和基礎。因為只有回歸自性，一切都以正向的方式去生存，我們的這顆心才會越來越平靜，我們與生俱來的潛能才會被激發出來。當我們明白了這樣的真相，我們就會發現地球是一個難得的歷練場。我們可以充分利用這個歷練場來歷練自己的心，並不斷嘗試和檢驗以清淨心應對一切外在事物的能力。如果我們能在地球上歷練出遇驟變而不驚，處干擾而心不動的能力，那我們就會為自身今後的發展打下良好的基礎，我們就會有更大的能力服務於這個宇宙。這正是高維空間親人們傳達這篇文章的初衷。</text:p>
      <text:p text:style-name="Standard">生命不斷地成長，意味著其內心的寧靜程度越來越高。當生命自身的寧靜程度越來越接近於宇宙本體的時候，也就代表這個生命的能力得到了實質的躍進。這樣的生命就會體現出自身的能力，就會完全融為宇宙的一部分。到那個時候，生命就可以用內心平靜祥和的力量去面對外在的一切動盪。也只有到那個時候，生命才會接收到宇宙更高級別的賦予，而這樣的賦予又能夠讓生命以不一樣的形態去承擔更重大的職責與義務。</text:p>
      <text:p text:style-name="Standard">宇宙無時無刻不在用自身強大的作用力給予生命正向的支持與幫助，生命也能夠接收到這種正向的作用。不過只有當生命越來越平靜的時候，才能感應到這種作用力的效果。生命的成長歷程，正是生命向宇宙高層領域不斷攀登的過程。</text:p>
      <text:p text:style-name="Standard">生命擁有無窮的奧秘，但是卻有一條非常清晰的主線擺在面前。只要按照這條主線堅定不移地走下去，生命就能讓自己穩步提升，並最終達到理想<text:soft-page-break/>的高度。所以安靜平和是生命非常高級別的一種狀態，如何才能讓自己擁有這種狀態，是所有生命都要努力的目標。</text:p>
      <text:h text:style-name="P33" text:outline-level="2"><text:bookmark-start text:name="__RefHeading___Toc2965_1422838631"/>第十三章<text:bookmark-end text:name="__RefHeading___Toc2965_1422838631"/></text:h>
      <text:h text:style-name="Heading_20_3" text:outline-level="3"><text:bookmark-start text:name="__RefHeading___Toc2967_1422838631"/>第一節　災難的產生<text:bookmark-end text:name="__RefHeading___Toc2967_1422838631"/></text:h>
      <text:p text:style-name="Standard">地球形成於三十多億年前。形成之初，地球的能量場達到了5維，是一個正向旋轉的星球。後來周遭邪惡勢力不斷壯大和蔓延，致使地球在七千多年前形成了負向旋轉。再後來，隨著地球人類散發越來越多的負面訊息，更是助推了地球負向旋轉的速度。我們可以明顯感覺到現在地球上的時間流逝越來越快，也可以通過科學測定地球的球體越發膨脹。一個在正能量場形成的星球負向旋轉，只會使這個星球更加鬆散並最終導致解體。目前地球上災難頻發且越演越烈就是最好的例證。不僅如此，地球龐大的負能量場也對整個太陽系產生了持續強大的負面影響。</text:p>
      <text:p text:style-name="P6">1、災難產生的原因</text:p>
      <text:p text:style-name="Standard">（1）邪惡勢力的干擾</text:p>
      <text:p text:style-name="Standard">人類物種總體能力有高中低之分，我們家族就屬於中低品種。在這個宇宙中，什麼層次級別的創建者只能創建什麼層次級別的世界。也是因為沒有能力駕馭過於高頻的能量場，所以我們的祖先只能選擇在宇宙能量中心的邊緣地帶創建一些基礎性的世界。由於這些地帶過於靠近邪惡世界，因此受到了邪惡勢力強大的干擾和攻擊。太陽系就處於這樣的狀態。受外在強大負能量場的影響，目前太陽自身負向旋轉，也因此帶動了太陽系八大行星負向公轉。在八大行星中，目前金星的能量層次達到了12維，尚且能夠維持正向自轉；天王星正由正向自轉向負向自轉過渡，看上去就像在軌道上橫滾；而其<text:soft-page-break/>它幾大行星則都已處於負向自轉過程中。這些憑目前地球上的科技可以得到求證。</text:p>
      <text:p text:style-name="Standard">越高維空間的世界，越難以被邪惡勢力侵佔。邪惡勢力最容易下手的就是那些處於正義宇宙邊緣的世界，而地球就處於正義宇宙的邊緣。也因此當邪惡勢力快速發展時，負能量就會蔓延到地球所在的空間。當然正義家族子孫後代的墮落，也成就了邪惡勢力對地球的侵佔。</text:p>
      <text:p text:style-name="Standard">在銀河系內，類似受到邪惡勢力強大干擾和攻擊的家族不在少數，有些更靠近邪惡家族的世界甚至已經全軍覆沒，完全被邪惡勢力所控制。</text:p>
      <text:p text:style-name="Standard">（2）地球人缺乏應有的智慧</text:p>
      <text:p text:style-name="Standard">很多人認為地球災難的發生是和氣候、環境的變化有關。其實導致災難發生的真正原因是地球的能量場跟不上宇宙整體發展的步伐，從而使得自己逐漸步入被宇宙淘汰的行列。我們可以這樣理解：地球人散發的大量負面訊息籠罩著整個地球，從而形成了負向旋轉的能量場；在這個負向能量場的作用下，地球不但改變了運轉方向，而且勢必與大宇宙強大的正能量場相碰撞，從而直接導致災難的發生。</text:p>
      <text:p text:style-name="Standard">如今地球人內心普遍<text:span text:style-name="T4">缺乏愛的訊息，而這樣的狀況又使得地球能量場變得非常混亂與負面</text:span><text:span text:style-name="T2">①</text:span>。其實正是地球人自己親手毀了這個美麗的家園，地球人類才是導致災難發生的真正罪魁禍首。</text:p>
      <text:p text:style-name="Standard">（3）對地球資源不平衡的利用</text:p>
      <text:p text:style-name="Standard">地球和地球上的生命都需要一個陰陽平衡的環境才能保證基本的生存安全，否則就會出現嚴重問題。</text:p>
      <text:p text:style-name="Standard"><text:soft-page-break/>地球人類對礦產資源肆意、盲目地開採，導致了地球滿目瘡痍；而森林資源大量地流失也給地球人類帶來了致命的傷害。換句話說，如果我們過度、單一地開採某種資源，勢必會造成地球能量場陰陽的失衡，從而導致災難的發生。如今部分地球人雖然有了這樣的意識，但受利益驅使或受制於科技發展的高度，以致沒有辦法向其它領域或虛空發展，也沒有找到重要能源的替代品，因而還沒有辦法從根本上改變現狀。</text:p>
      <text:p text:style-name="P6">2、災難的形式</text:p>
      <text:p text:style-name="Standard">宇宙的本質就是愛與奉獻，所以宇宙的運轉一直都秉承著正向的理念。而負能量的世界逆道而行，其能量場的旋轉方向與大宇宙相悖，這樣的世界怎麼可能不出現災難？也是由於組成各個星球的材質或同一星球不同方位的自然條件不同，因而產生的災難形式或強度會有很大區別。</text:p>
      <text:p text:style-name="Standard">（1）地球世界的災難</text:p>
      <text:p text:style-name="Standard">如今的地球就是一個龐大的負能量場。在地球的某個位置，一旦聚集起更多負面訊息並且具備了一定的條件，那麼這個位置就會發生相應的災難。比如在海邊，當那裡的負面訊息達到了一定程度，那裡的負能量場就會與大宇宙的正能量場相碰撞，從而導致海嘯或颶風的生成。因為海邊具備這樣的天然條件。又比如草原，就會出現風災、雪災等符合草原自然條件的災難。而山區就會出現泥石流、山洪爆發；平原就會出現洪澇、地震等災難。這些都是負面訊息達到了極致，再結合當地自然條件所形成的災難形式。</text:p>
      <text:p text:style-name="Standard">在這個宇宙中，無論怎樣的環境或自然條件，只要出現災難，我們都可以依此類推、融會貫通地去領悟。因為宇宙遵循這樣一個規律：任何局部的<text:soft-page-break/>能量場與大宇宙的能量場相違背、相碰撞都會產生災難，而且碰撞得越劇烈，災難的等級就越大。</text:p>
      <text:p text:style-name="Standard">其實，我們可以把地震、火山噴發等災難看作是一個星球的自我排毒、自我減壓，或者是自我調整、自我淨化。但是如果一個星球的能量場變得越來越負面，或者說已經到了無法通過自我療愈的方式來保護自己，那麼這個星球就會因自身品質的不斷下降，再加上大宇宙龐大正能量場的衝擊而解體。</text:p>
      <text:p text:style-name="Standard">（2）非實體世界的災難</text:p>
      <text:p text:style-name="Standard">非實體世界災難形成的原因和實體世界一樣，只是形式不同而已。由於非實體世界更容易受外力干擾，因而也更容易受能量場變化的衝擊。當這種衝擊足夠大時，非實體世界陰性生命的傷亡也會非常大，甚至還會摧毀整個世界。這就是非實體世界的災難。這種能量場的劇烈變化就包括高頻正能量的巨大衝擊和正邪兩股能量形成的對沖。這就是所謂的宇宙能量頻段大震盪。</text:p>
      <text:p text:style-name="Standard">在我們家族的發展史上就遇到過兩次巨大的災難。</text:p>
      <text:p text:style-name="Standard">一次是在家族創建初期，事件是宇宙層級躍遷。所謂層級躍遷就是宇宙在低維空間特定區域內調整與變動能量層級，以使處於該區域範圍內的存在們能夠跟上宇宙發展的步伐。這樣的事件要求該區域內的存在，特別是生命們必須在較短的時間內作出方方面面的努力，以完成自身所處範圍能量層級的提升，否則就會給該區域相關組織及生命帶來毀滅性的打擊。</text:p>
      <text:p text:style-name="Standard">還有一次是家族發展進入了相對平穩期，事件是宇宙能量頻段大震盪，其實也就是受宇宙高頻能量的衝擊而導致能量場的巨大變化。在這樣的事件中，幾乎所有低層空間的家族都會受到非常大的影響。因為它要求每個家族<text:soft-page-break/>必須在短期內讓自身得到實質性的飛躍，從而才能把損失降到最低。這樣的事件顯然已經超出了我們家族當時的能力。所以在這次事件中，儘管我們家族上下同心，一次又一次展現出正義家族不畏艱難、奮力拼搏的精神，從而也極大程度地挽救了許多親人的性命，但是這次事件還是讓我們的家族遭到了重創。其實在能量場急劇變化的過程中，陰性生命更容易受到衝擊。因為陰性生命對能量波動更加敏感。當然能量層次越高的生命抵禦能力越強。</text:p>
      <text:p text:style-name="Standard">（3）風化和回歸</text:p>
      <text:p text:style-name="Standard">一個在正能量場形成的實體星球成長到一定年限，如果沒有得到正向訊息和能量的滋養，那這個星球就會面臨風化。其實這樣的星球陽性物質已經開始老化，已經不再適合陽性生命的生存，是該考慮遷移的時候了。目前地球已經停止了生長，接下來也會面臨風化。在這種情況下，如果不能改變地球能量場，不能得到地球能量場正向的滋養，那也必須儘快遷移。不過這還不是管理層最擔心的問題，管理層最擔心的是正向旋轉的星球如今改變了旋轉方向，從而造成球體鬆散，甚至造成可能的解體。也就是說，隨著一個星球的災難越來越頻繁或者碰撞越來越激烈，這個星球有可能以解體這種極端的方式來實現自身的回歸。在這種情況下，這個星球上的生命不但陽性載體難以保存，就連陰性載體大部分也會因為能量不足而無法起動。這樣就會造成大批生命真正地離開這個世界。</text:p>
      <text:p text:style-name="Standard">一個物體可以回歸到物質顆粒狀態，理論上也可以回歸到能量狀態，這要看它的環境或能量場被破壞到什麼程度。一個在最低正能量場形成的物體或星球如果能量頻率下降到-20維至-30維，它就有可能因碰撞而解體，如果下降到-50至-60維就有可能自行解體。所以大宇宙不允許負面勢力任意發展，<text:soft-page-break/>逆道而行必將被宇宙規律所淘汰。其實宇宙就是通過災難這種形式來警示世人或者清除負面勢力，從而實現自身組織結構健康地成長。</text:p>
      <text:p text:style-name="Standard"><text:span text:style-name="T4">3、對策</text:span></text:p>
      <text:p text:style-name="Standard">（1）做好防範措施</text:p>
      <text:p text:style-name="Standard">當一種現象出現在宇宙中的時候，通常都會伴隨著許多訊息與內部作用規律。這樣的展現都是生命巨大的財富，就看生命能否從這些展現中得到啟迪。當外在事物發生改變的時候，生命要專注於探索這些變化及其運作模式，並且讓這樣的結果帶給我們幫助，從而有利於完善生命群體的發展或者避免一些不必要的損失。</text:p>
      <text:p text:style-name="Standard">在宇宙不斷發展的進程中，有時會出現一些奇特的現象。這些現象的出現會給相應空間內的生命群體帶來警示，從而讓它們作好準備，以迎接即將發生的變故。這些現象是宇宙相應規則與各種實際條件共同演變的結果。</text:p>
      <text:p text:style-name="Standard">當宇宙要發生大變故的時候，在相應區域內會產生薄霧狀的物質。這些物質會沿著一定的走向在宇宙空間劃出一定的範圍。這樣的展現有其內在的規律。通過這些物質的走向與狀態，生命可以推斷出即將發生的變故具有怎樣的威力、作用範圍以及會以怎樣的形式出現。這樣的展現非常重要，也正是經歷了無數次變故，生命才會總結出這些規律與經驗。可以說這是無數前輩用自身生命換來的寶貴經驗，也正是這些經驗為廣泛的生命空間帶來了更多保障。</text:p>
      <text:p text:style-name="Standard">在生命空間內部還有一種非常奇特的現象，就是在不同時間段會出現許多宇宙存在集體快速運動的現象。這種現象的出現，預示著該空間的能量頻<text:soft-page-break/>率即將發生大範圍調整。每當這樣的現象出現，相應空間內都會採取措施，提前作出應對。我們親身經歷過許多次這樣的變故，在相應級別的事件出現之前，都會有相應的宇宙展現給予生命提示。因為宇宙本來就是一個互相關聯、密不可分的整體，任何的變動都會牽扯到相應領域中各種條件的改變，從而最終凝結成現象出現在宇宙中。從這些現象中，生命可以避免很大的損失。</text:p>
      <text:p text:style-name="Standard">（2）提升環境的能量頻率</text:p>
      <text:p text:style-name="Standard">災難的發生雖然與邪惡勢力的外力干擾與破壞有關，但如果我們有了覺悟而不受它們的干擾與控制，那麼我們完全可以靠自己的努力來減少甚至杜絕災難的發生。而要想減少或者杜絕災難的發生，除了提升地球能量場，我們沒有第二條路可走。事實上，地球能量場頻率的高低關係到所有人的命運，也關係到整個地球的命運。一個星球能量場頻率提升得越高，災難發生的頻率就越低。這就是宇宙規律！</text:p>
      <text:p text:style-name="Standard">在宇宙中，<text:span text:style-name="T4">某個空間世界能量場頻率的高低，很大程度上取決於所在範圍內生命散發的訊息</text:span><text:span text:style-name="T2">②</text:span>。也可以說，在一個空間範圍內，不管是自然災害還是人為災難，都是由負面訊息作祟而起。而要真正杜絕災難的發生，我們只有從訊息這個源頭上去解決問題。比如我們可以散發正向訊息，傳播正能量，從而讓自己成為一個無私奉獻、全心全意為人民服務的人；比如我們可以加強自己的責任心與使命感，從而在各行各業中盡到自己的責任與義務，並且很好地去完成各項生產任務；比如我們可以成為正義的化身，勇敢地站出來同各種邪惡勢力作鬥爭，從而使之失去生存的土壤等等。其實，只要我們每個人都能為這個世界奉獻自己的愛心，那這個世界的環境就會變得非常純淨，<text:soft-page-break/>這個世界的能量場就會變得非常高頻。這樣，地球的災難就會越來越少，地球的命運就會得到改變。</text:p>
      <text:p text:style-name="Standard">希望這些來自高維空間的訊息能夠喚醒地球親人的心；也希望地球上的親人們能夠改變自己，共同承擔起改變地球命運的責任。因為地球承載著幾十億親人的性命，也承載著無數其它物種的生命。如果我們有能力去改變地球的命運，有能力去保護這個賴以生存的地球，我們就要選擇這樣做！因為自私自利、碌碌無為不是我們正義家族的精神，也沒有根本的出路。</text:p>
      <text:p text:style-name="Standard">（3）平衡利用地球資源</text:p>
      <text:p text:style-name="Standard">宇宙中的資源很多，只要能夠被生命所利用的，我們都可以稱之為“宇宙資源”。其實宇宙本身就是一個龐大的能量場，而這個能量場中的萬物都可以被生命所利用，就看生命有沒有這樣的能力，有沒有這樣的智慧。我們可以這樣去理解：除了諸如地球範圍內的土地資源、海洋資源、森林資源以及各種礦產資源之外，在宇宙虛空中還存在著許許多多物質形態的能量資源。只不過這些能量資源我們肉眼看不到，抑或科技沒有達到這樣的高度，因而還無法被我們所認識、利用罷了。事實上，越高維空間的資源其頻率或者說純度越高，而頻率或者純度越高的資源利用效率越好，也越有利於宇宙的發展。</text:p>
      <text:p text:style-name="Standard">地球存在於宇宙中，其自身依靠大宇宙的能量場形成了一個偌大的球體，而這麼大的球體，當然需要不同層次級別和種類的物質以及物質形態的資源組合才能讓它穩固。如果我們不瞭解真相，過度或單一開採某些資源，就會讓地球原有的物質形態受損，從而影響到地球本體的平衡，而這種嚴重破壞地球結構的行為就會成為災難的重要誘因。所以，我們下一步的目標應該向<text:soft-page-break/>宇宙虛空發展，去利用宇宙虛空中的資源。因為宇宙虛空中的資源源源不斷，而且沒有太多的限制，也不會危及到地球的安全。</text:p>
      <text:p text:style-name="Standard">之前有很多地球人都在研究自由能源，這也算是宇宙虛空資源的一部分。不過雖然研究了較長時間，也積累了一些經驗，但總體並沒有實質性的進展。究其原因就是因為地球能量場的頻率過低。也就是說，要想很好地利用宇宙虛空中的資源，我們唯一的出路就是提升地球能量場的頻率。又比如汽車尾氣零排放問題，其實就目前地球上的科技能力，還無法生產出高級別的檢測儀器。尤其是如今地球的環境那麼污濁，能量場那麼低頻，就算發明再高級的集成動量交換器，也無法做到汽車尾氣零排放。所以過於污濁、低頻的能量場，不但影響到人類智力的正常發揮，也影響到地球方方面面的發展。</text:p>
      <text:p text:style-name="Standard">其實只要生存在地球上的生命不斷散發正向訊息，從而促進地球能量場頻率不斷提升，促進宇宙基礎能量轉化為物質和物質形態能量的速度，我們就能很好地開發和利用宇宙虛空中的資源。而且能量場的頻率越高，宇宙資源的頻率也越高、品質也越好，這樣的宇宙資源才有更大的利用價值。如今我們利用宇宙虛空資源遇到了瓶頸，主要還是受制於地球能量場的頻率，當然也存在知識及能力不足的問題。如果這些問題都得以解決，我們甚至還可以把宇宙虛空中的資源更加精細地提純、提煉，從而讓它們發揮更大的作用，更好地服務於地球人類。</text:p>
      <text:p text:style-name="Standard">為此，親人們一定要清楚：在這個宇宙中，物質和能量只有遇到高頻正向訊息才會起到更大的作用。因為只有高頻正向訊息才能使宇宙空間所有的物質和能量變得更加高頻。也可以說，生命散發出來的高頻正向訊息，能夠賦予宇宙空間所有物質和能量更大的能力。這就是生命與能量、物質之間存在的微妙關係，也是生命存在於宇宙中的意義。</text:p>
      <text:p text:style-name="Standard"><text:soft-page-break/>如今地球面臨龐大負能量場干擾和資源利用不平衡的雙重危險。雖說最大的危險還是來自地球龐大負能量場的干擾，但不懂得平衡利用宇宙資源所造成的陰陽能量失衡，也使得地球雪上加霜。</text:p>
      <text:p text:style-name="Standard">（4）遷移</text:p>
      <text:p text:style-name="Standard">在這個宇宙中，每個生命都面臨著各種各樣的挑戰。低維空間面臨的是邪惡勢力的干擾、侵略，而高維空間面臨的則是大自然不斷變幻的能量場。當一個世界各方面的環境不斷惡化，從而不能滿足生命生存需要的時候，各個家族都會考慮把這些生命遷移到另外一個有保障的能量場重新開始生活。目前我們家族就面臨這樣的狀況。當然這樣的遷移是指生命不斷改變自己，提升自己的能量頻率，從而讓自己在陽性載體報廢後有能力去到更高維世界生活的過程。實際上也就是讓生命往更高維空間世界流動的過程。因為生命沒有能力遷移偌大的星球，即便有，如果不改變自己的心，不改變這個星球的能量場，走到哪裡都是災難。這樣的遷移又有什麼意義呢？也因為我們的陽性載體是為地球量身定做的，只要是陽性生命，我們就無法脫離地球現有環境而去到其它星球正常地生存。所以地球上一切所謂星際移民方面的探索都是徒勞的。</text:p>
      <text:p text:style-name="Standard">目前地球距離太陽越來越遠，究其原因一是受邪惡家族強大負能量場的拉扯；二是由於地球人類散發的負面訊息造成了地球反向旋轉。這兩個因素都會造成地球逐漸脫離正義宇宙的管轄。其實不單是地球，太陽系、整個家族都面臨著被負能量場牽引的狀況。這也是整個家族都需要遷移的原因。不過即便沒有邪惡勢力的侵佔，只要是一個世界的能量場跟不上大宇宙發展的步伐，都需要遷移。可以說，往更高維空間發展永遠是我們為之奮鬥、為之努力的方向，否則固步自封只會被大宇宙所淘汰！</text:p>
      <text:p text:style-name="Standard"><text:soft-page-break/>宇宙中沒有萬能的神。地球人所認為的神其實就是陰性的宇宙管理者，他們是你們的親人，他們在不同層次級別的領域管理著這個世界。但是無論他們的職位有多高，能力有多強，他們都不可能同大自然抗衡。地球的災難是地球人自己造成的，這樣的結果只能由地球人自己來承擔，而要改變這樣的現狀也只有地球人自己作出努力才能做到。其實無論哪個年代，高維空間相關部門都會派遣親人下界來傳達善知識，教育世人一定要做一個善良的人，一定要相信因果，一定不要有無謂的紛爭。因為一旦有紛爭，這個世界就會產生負能量，而這些負能量就會給自己和這個生存環境帶來災難。</text:p>
      <text:p text:style-name="Standard">生命與物體同為宇宙產物，生命側重於智慧，物體側重於力量。是故生命不能憑一己之力與大自然抗衡，但生命可以通過智慧改造大自然，從而達到和諧共處，與大自然共同發展的目的。不過生命如果不瞭解真相，缺乏應有的智慧，從而讓自己的行為有悖於創造者創造的初衷，那也會給大自然帶來嚴重破壞。如今地球的災難越來越多，就是因為地球人缺乏智慧、長期積累的負面訊息產生了作用。如果這樣的狀況得不到改變，那各種災難只會越來越多、越來越大。對於這些災難，高維空間的親人也很無奈，因為他們也只能<text:span text:style-name="T4">利用宇宙科技作出有限的調整和拖延</text:span><text:span text:style-name="T2">③</text:span>，他們也無法違背宇宙規律，介入地球人的因果。他們能幫助的就是普及宇宙知識，告訴地球人真相，從而讓地球人覺悟之後懂得自救，懂得去保護自己、保護自己賴以生存的這個星球。</text:p>
      <text:p text:style-name="P4">【注釋】</text:p>
      <text:p text:style-name="P10">① 為什麼負面訊息，尤其是高頻負面訊息，會使宇宙能量場越來越混亂？原因主要有兩個方面：</text:p>
      <text:p text:style-name="Standard"><text:soft-page-break/>一是在負能量生命出現之前，宇宙中存在的所有訊息都是正向的，負能量生命散發的負面訊息會和宇宙中存在的正向訊息相衝突從而造成訊息場的混亂。</text:p>
      <text:p text:style-name="Standard">二是負面訊息之間本來就相互衝突，它們很難有同一方向。之所以稱為負面訊息，就是因為這些訊息不合道或無道，而且越高頻的負面訊息越不合道、越無道。</text:p>
      <text:p text:style-name="P10">② 某個空間世界能量場頻率的高低很大程度上取決於所在範圍內生命散發的訊息。</text:p>
      <text:p text:style-name="Standard">在宇宙中，一個空間世界能量場頻率的高低主要取決於兩個方面。一是空間世界週邊大環境能量場的影響；二是空間世界範圍內生命散發訊息的影響。至於兩者影響的大小也要看具體情況而定。比如地球這個空間世界，無論自身能量場頻率是提升還是下降，地球週邊大環境能量場的影響占到30 %，而地球上生命散發訊息的影響占到70%。當然這個比例並不適合太陽系內其它星球。因為地球上陽性生命和陰性生命數量龐大，他們所散發的訊息對地球能量場的影響更大；而太陽系其它星球上建立的都是陰性世界，且生命數量要遠遠少於地球。所以這些星球上的生命對自身能量場的影響遠遠不如地球。</text:p>
      <text:p text:style-name="P10">③ 利用<text:span text:style-name="T6">宇宙</text:span>科技作出有限的調整和拖延。</text:p>
      <text:p text:style-name="Standard">高維空間相關部門不斷用外力向地球注入高頻能量，為的就是通過稀釋地球負能量的濃度來減少、減輕地球災難的發生，並以此保住地球親人的性命，給予地球親人一次覺醒與提升的機會。但是這樣的幫助只是暫時的，因為面對大自然的規律，高維空間相關部門的能力與精力都非常有限。</text:p>
      <text:p text:style-name="Standard"><text:soft-page-break/>高維空間相關部門希望地球人類在明白真相之後，能夠自行擔負起救助地球的責任。其實我們完全可以想像，如果地球人一味自私自利、麻木不仁，那等待地球的將會是怎樣的命運？！這不是正義生命離開這個世界的方式，更不是高維空間所有親人願意看到的結果！</text:p>
      <text:h text:style-name="P11" text:outline-level="3"><text:bookmark-start text:name="__RefHeading___Toc2969_1422838631"/>第二節　交換與替代<text:bookmark-end text:name="__RefHeading___Toc2969_1422838631"/></text:h>
      <text:p text:style-name="Standard">茫茫宇宙，存在著不間斷的事物變化以及非常系統的訊息交換過程。這樣的過程讓宇宙各個環節都能時時得到更新。</text:p>
      <text:p text:style-name="Standard">生命由宇宙中非常高頻的能量組成。在外部大環境的作用下，生命與外界不同元素之間也存在著交換關係。這種產生於訊息層面的交換關係，使得生命體內部時刻發生著更替，也使得生命所具備的訊息不間斷地發生變化。</text:p>
      <text:p text:style-name="Standard">生命能夠覺察到這些變化。因為生命與生俱來就有這樣一種能力，——當外界環境發生變化的時候，生命體就會有相應的感應。當然這樣的感應非常細微，也只有具備很高能力的生命才會覺察到這種變化。</text:p>
      <text:p text:style-name="Standard">事實上，生命作為一種特殊的現象出現在宇宙中，它從出現的那一刻起就被賦予了一項權利，——那就是自主把控自己的生命體向著不同的方向變化。這是生命擁有的偉大能力，也是宇宙高級管理部門留給生命的一項自由權力。不過與此同時，宇宙高級管理部門也為生命設立了一定的考核標準，那就是生命能否按照正確的方向跟上宇宙不斷前進的步伐，以使自己的生命不至於脫離宇宙主旋律。如果生命的發展速度跟不上宇宙整體前進的步調，那這樣的生命勢必步入被淘汰的行列，——也就是被更高級、更全面的物種所替代。</text:p>
      <text:p text:style-name="Standard">這樣的事例不勝枚舉。事實上，不管在怎樣的世界還是在怎樣的階段，只要細心觀察，我們都會發現不斷有物種遭到滅絕。這種狀況的發生，就是因為這些物種已經不適應那裡的能量場而遭到淘汰。一個物種的滅絕，是由於那個物種在宇宙中沒有產生任何價值造成的。但凡還有一些價值，還能散<text:soft-page-break/>發出宇宙所需要的正向訊息，它們都會在宇宙能量場的滋養下繼續存活下去。我們無需知道它們被哪些物種所替代，但眾多物種的消失足以讓我們相信：如果人類物種在宇宙中不再產生價值，那麼人類物種必然也會被宇宙所淘汰，也會被其它更優秀的物種所替代。</text:p>
      <text:p text:style-name="Standard">在這裡我們講的是一個物種被替代。其實作為個體生命，我們身邊每時每刻都有親人被大宇宙所淘汰，從而結束了自身生命的旅程而永遠消失在宇宙中。地球是繁衍生命和歷練基礎能力的基地，如果經過地球陽性世界的歷練，不僅不能讓一個人上升到高維空間的世界長期生存，而且還因為自身能量頻率不足而無法轉換成陰性生命，這不得不說是一個高智慧生命的悲哀！</text:p>
      <text:p text:style-name="Standard">其實不單是生命，宇宙中的其它元素也存在這樣的現象，也都處於不斷更新與代謝之中。也就是說，宇宙中的萬物不論其層次級別高低，只要是受到障礙而影響了自身發展的進程，都有可能脫離宇宙整體前進的步伐。而一旦脫離了正義宇宙的管轄，萬物就會喪失其長期凝聚而成的各種組成關係，從而使得自身的歷程變得毫無意義。如果地球經歷了這次宇宙大揚升，而且又是在正義力量的大力援助下都不能轉變成正能量的星球；如果正義家族的子孫後代學習了正義宇宙傳達的系列高端知識都不能回歸正義生命的本性，那地球這個世界也就失去了價值，也就可能被替代。之所以目前還沒有被替代，是因為正義家族的後裔還有機會覺醒，還可以借助這次宇宙大揚升和宇宙大整頓行動來拯救這個自己賴以生存的星球。而這一切又取決於地球上的親人能作出多大的改變，做出多大的努力！</text:p>
      <text:p text:style-name="Standard">我們可以把這樣的現象看作是宇宙高級管理層對宇宙的統籌與調控，也可以把這樣的現象看作是宇宙高級管理層對萬物的扶持與滋養，而這一切最終都是為了引領所有的宇宙元素向著同一方向前進。在宇宙高層的有效管理<text:soft-page-break/>下，相應層級的宇宙元素都順應這種指導，也都發生著相應訊息的交換與替代。當然在正義宇宙中，這樣的變化是積極正向的，這是正義宇宙賦予萬物的一種權利，它能夠讓所有的存在不斷向著更高的層面前進。我們也可以這樣理解：我們所生存的宇宙空間，每時每刻都是全新的，因為萬事萬物都在不間斷地革新，所有的系統都在不間斷地梳理，一切內外的訊息都在時刻交換與替代。其實讓更高頻、更高級的條件去替代相對落後的組成部分，就是一條“交換與替代”的宇宙規律！</text:p>
      <text:p text:style-name="Standard">在這個宇宙中，能夠影響萬物進步的因素有很多，而在這諸多因素中，生命起到的干擾作用特別強大。如果生命成為了宇宙中不和諧的因素，那麼不但會讓自身墮入深淵，而且還會影響到很大範圍內的宇宙事物，從而給其它宇宙事物帶來災難。這是非常悲哀的事情！雖然絕大多數宇宙元素都會擁有一定的自我保護措施，也都能抵抗一定程度的外在干擾，但只有那些向著積極層面不斷前進的宇宙元素，才有更高的效力消除這些影響，才有更大的能力讓自身逐步完善。</text:p>
      <text:p text:style-name="Standard">由此可見，作為生命的我們一定要用發展的眼光去面對外在的一切，一定要讓自己的思維方式不斷革新，因為只有這樣的生命才能跟上大宇宙不斷提升的步伐。但是無論宇宙發生怎樣的變化，我們都要遵循宇宙規律去生存。我們必須明白，生命在宇宙中的作用固然重要，但它僅僅是宇宙中的一種存在而已。也就是說，生命並不是宇宙必需的能量集合體，當生命不能履行自身應盡的職責與義務時，生命整體終究會被另外的能量集合體所替代。</text:p>
      <text:p text:style-name="Standard">然而，生命要想很好地服務於宇宙，很好地發揮自身的作用也不是一件容易的事。在這個宇宙中，只要想體現自身價值，你就會面對各種挑戰與艱辛，這樣的境遇是擺在所有生命面前的實情。其實生命的存在就意味著革新<text:soft-page-break/>與發展，也只有革新與發展的生命才能面對時刻全新的自然條件。當然，你也可以選擇做一個平凡的生命，選擇在宇宙中無憂無慮地生活。這是你的自由，也不會有人來左右你的這種自由。但是要想體現自身更大的價值，生命只有不斷付出、不斷奉獻，時刻面對更大的挑戰。因為這種艱辛的歷程能夠歷練自己，能夠讓自己為生命群體創造出更大的利益。</text:p>
      <text:p text:style-name="Standard">“交換與替代”是這個宇宙的主旋律。不過對於擁有強烈責任心與使命感的生命來講，這不僅不會成為一種生存壓力，反而會感到非常欣慰。因為生命的存在就是為了體現價值，就是為了發揮作用。這才是生命最本質的訴求！</text:p>
      <text:h text:style-name="P11" text:outline-level="3"><text:bookmark-start text:name="__RefHeading___Toc2971_1422838631"/>第三節　流動的作用<text:bookmark-end text:name="__RefHeading___Toc2971_1422838631"/></text:h>
      <text:p text:style-name="Standard">在宇宙中有這樣一種存在，它攜帶著不同層次級別的訊息並且按照相應的規律迴圈流動；它能夠傳遞給其它宇宙元素相應的訊息與能量。</text:p>
      <text:p text:style-name="Standard">我們所能觀察到的能量流就是這樣一種宇宙現象。這些能量流散發著不同層次級別的訊息，而這些訊息則會作用於相應的空間。如果這些空間內的存在散發的訊息與能量流散發的訊息相融合，就會促進宇宙的發展；否則就會障礙宇宙的發展。</text:p>
      <text:p text:style-name="Standard">生命憑藉自身的綜合能力對外界產生影響，這種影響也是以流動的方式來對外作用的。在自身能力範圍內，生命所產生的各種訊息帶動了外界不同元素的變化，同時又能與宇宙空間內的流動作用產生彼此影響。因為我們的生命體本來就擁有相似的設置，——當生命自身的能量頻率與宇宙空間的能量頻率相匹配時，這兩股作用力就會融為一體，就會接受彼此的影響而產生共鳴，從而產生對彼此更強烈的回饋。這樣的流動性對於生命來講至關重要，如果不存在這種流動性也就意味著生命形式已經終結。這就是生命與宇宙之間構成的微妙關係，其實也是生命能夠生存於宇宙中的一項原理。</text:p>
      <text:p text:style-name="Standard">在我們有能力探知到的宇宙空間，一切存在都有其自身的流動規律。這種流動規律包含著自身對外的影響力，也包含著其內部組成因素的流動規則。越高維宇宙空間中的流動性越劇烈，其中蘊含的關係也越微妙，因而也越能產生更多的宇宙現象。也就是說，隨著空間能量頻率的提高，流動性產生的效果會越來越強烈，其蘊含的宇宙現象也會越來越豐富。這些豐富的宇宙現象帶給高級存在們更多的可利用條件，同時也讓高級存在們能夠在宇宙中發揮更大的作用。</text:p>
      <text:p text:style-name="Standard"><text:soft-page-break/>當然，這種流動性也有其必然的規則作指導。不同的流動能力會產生不同的影響，而不同級別的宇宙元素又會與不同強度的流動力產生共鳴。由此，如果我們想瞭解更多的宇宙奧秘或者見識更高層次的新奇事物，就一定要讓自己的能力達到相應的級別。否則我們只能從他人的描述中來瞭解這些內容。</text:p>
      <text:p text:style-name="Standard">毋庸置疑，生命的狀態越清靜、越平穩，就會讓自身對外的作用更具影響力，也更能與相應層次的宇宙能量流相融合。這樣的融合效果會帶給生命很大程度的訊息補充，而這些訊息補充又會帶給生命各方面的滋養，從而讓生命更強烈地感受到身外大環境的作用以及作為生命所具有的價值。這就是我們經常提到的“天人合一”，其實也可以理解為“<text:span text:style-name="T4">生命與宇宙不同層級的能量相融合</text:span><text:span text:style-name="T2">①</text:span>”。這樣的途徑能夠幫助我們更快速地提升。</text:p>
      <text:p text:style-name="Standard">然而，流動的概念並不僅於此。</text:p>
      <text:p text:style-name="Standard">首先，宇宙中的所有物體都會隨著環境能量場及其自身能量場頻率的變化而不斷流動。如果環境能量場及其自身能量場頻率越來越高，那這個物體就會向更正向的高維空間流動，這個物體的品質就會越來越好。反過來，如果環境能量場及其自身能量場頻率越來越低，那這個物體只會向更負面的空間流動，從而使自身的品質越來越差。其實地球一直以來都跟隨著太陽的能量場流動，同時又由於自身能量頻率的降低而不斷向著遠離太陽的方向流動。這樣的流動就會導致自身品質越來越差、災難越來越多。</text:p>
      <text:p text:style-name="Standard">其次，在不同的階段每個家族都會有不同的流動。隨著科技、文明程度的不斷提升，這些家族的創建者就會到更高維的空間去創建世界，去創建屬於自己的新家園。這樣生命生存的世界也會存在很大的流動性。至於流動性有多大，就要看這些家族的所有成員能作出多大的努力、能提升到怎樣的高<text:soft-page-break/>度。其實這也是家族整體實力的體現。當然，如果所有家族成員都不作出努力，都選擇墮落，那也會讓自己的家族向著更低維的空間流動。</text:p>
      <text:p text:style-name="Standard">再次，我們的生命個體也存在著很大的流動性。作為一個高智慧生命，我們會根據自己的能量層次選擇在不同的世界生活。也就是說，當我們的能量頻率越來越高，從而不斷超越自身原有的生命層次時，我們就可以流動到更高維的領域去服務於更廣闊的宇宙空間。這樣我們就能體現出更大的價值。作為生命個體，我們的流動性會比任何物體或世界的流動更頻繁一些。因為生命個體的流動更為簡便，而物體和一個世界的流動、遷移需要滿足更多的條件。</text:p>
      <text:p text:style-name="Standard">其實不管是家族整體還是生命個體，也不管是處於怎樣的階段或是怎樣的維次空間，我們都要向更高的維次空間流動。因為大宇宙在不斷提升，能量場在不斷變化，如果我們固步自封、停滯不前，甚至向著反方向流動，那等待我們的就是被大宇宙所淘汰。也是因為向更高維的空間流動能讓我們擁有更大的發展空間，能讓我們有更多機會瞭解到不同維次空間與其它領域的狀況。</text:p>
      <text:p text:style-name="Standard">毋庸置疑，前輩們創建任何一個世界都付出了許多艱辛，它們都希望所在世界的生命們能夠散發出高頻正向訊息來改變那個世界的能量場，從而讓那個世界的能量場頻率能夠跟得上宇宙發展的步伐。因為這樣的世界能夠為宇宙發展提供正向的動力，最起碼也能保證不被宇宙所淘汰。但是如果這樣的願望無法達成，那前輩們只有希望更多的生命能夠在各自的世界很好地歷練，從而努力提升自己的能量頻率。這樣即使有朝一日自己生存的那個<text:span text:style-name="T4">世界無法保住</text:span><text:span text:style-name="T2">②</text:span>，但至少可以保住自己的性命，從而讓自己有能力流動到更高維的世界而不至於消失在茫茫宇宙中。這是生命最後的選擇！</text:p>
      <text:p text:style-name="P4"><text:soft-page-break/>【注釋】</text:p>
      <text:p text:style-name="P10">① 生命與宇宙不同層級的能量相融合</text:p>
      <text:p text:style-name="Standard">當我們散發訊息時，無論是有意識散發還是無意識散發，宇宙訊息場都會回饋給我們同類訊息。這些同類訊息會存儲在我們的生命裡，並且同我們自身所具有的訊息相交融。存儲訊息是生命系統自動完成的，這是創造者的一種設置。之所以這樣設置，就是為了讓生命能夠借助宇宙訊息場的力量得到快速提升，從而更好地發揮生命的正向作用。當然如果生命散發負面訊息，那也會讓自己走向反面。↩︎</text:p>
      <text:p text:style-name="P10">② <text:span text:style-name="T6">判斷</text:span>一個世界無法保住的三個條件</text:p>
      <text:p text:style-name="Standard">1）那個世界完全被邪惡勢力所侵佔</text:p>
      <text:p text:style-name="Standard">也就是那個世界正義家族的後裔絕大多數都被邪惡勢力控制與利用，正義家族對那個世界的救援已經成為徒勞。在這種情況下即可判定那個世界無法保住。</text:p>
      <text:p text:style-name="Standard">2）能量頻率過低</text:p>
      <text:p text:style-name="Standard">因為正義生命適應能量場頻率的範圍是有限的，當頻率較高的生命所生存的世界受到負能量的侵蝕，從而使所在世界能量場的頻率過低，這樣就會影響到正義生命的生存。在這種情況下即可判定那個世界無法保住。這種情況最有可能發生在人口不是很多的陰性世界。因為人口不多，正義生命無法影響、抵抗大環境的日趨墮落。</text:p>
      <text:p text:style-name="Standard">3）星球進入災難期</text:p>
      <text:p text:style-name="Standard"><text:soft-page-break/>當一個星球災難頻發，已經嚴重威脅到生命生存時，即可判定那個世界無法保住。</text:p>
      <text:h text:style-name="P33" text:outline-level="2"><text:bookmark-start text:name="__RefHeading___Toc2973_1422838631"/>第十四章<text:bookmark-end text:name="__RefHeading___Toc2973_1422838631"/></text:h>
      <text:h text:style-name="Heading_20_3" text:outline-level="3"><text:bookmark-start text:name="__RefHeading___Toc2975_1422838631"/>第一節　和諧<text:bookmark-end text:name="__RefHeading___Toc2975_1422838631"/></text:h>
      <text:p text:style-name="Standard">和諧是指生命之間、生命與其它事物之間、生命與生存環境之間不相碰撞、不相摩擦、不相衝突，或者所有宇宙元素都能合乎宇宙規律，都能讓自身處於一種自然的運行狀態。</text:p>
      <text:p text:style-name="Standard">和諧是一種理念。其實宇宙無處不和諧。因為宇宙中的一切都是真實的存在，都是宇宙的組成部分。但是限於生命高度和認知尺度，在我們看來許多事物並不算得很和諧。這些事物就包括低維空間世界的生命與其它存在之間的分歧。這些分歧會造成自身生存空間訊息場的混亂，從而使得生存空間內的生命越來越低頻。</text:p>
      <text:p text:style-name="Standard">在宇宙中，低頻的生命越多，宇宙越難以發展。因為低頻的生命自身智慧不足，從而會不間斷地破壞<text:span text:style-name="T4">宇宙結構</text:span><text:span text:style-name="T2">①</text:span>。所以和諧對於宇宙來說至關重要。也就是說，只要在任何環節或任何領域出現了不和諧因素，都會給宇宙本體或宇宙中的事物帶來很大影響。這種影響，大可以使宇宙規律出現紊亂，小也會造成宇宙萬物出現異變，從而障礙到宇宙的發展。</text:p>
      <text:p text:style-name="Standard">在這個世界上，和諧的生命是寶貴的財富，因為和諧的生命能給予這個世界和諧的力量。這種和諧的力量會傳播給其它事物，從而讓其它事物也被這種和諧的力量所帶動。其實在生命的一生中最重要的一步，就是讓自己的生命體內外都要保持和諧的狀態。因為這種狀態蘊含著貫穿寰宇的力量。只是這個世界真正能達到和諧狀態的生命非常稀少，某些生命就算能達到短暫的和諧，卻也難以長期保持這種高級別的狀態。所以保持這樣的狀態對於生<text:soft-page-break/>命來講是非常高級別的要求，也是非常高級別的能力。如果生命真正能在這種和諧的狀態下生存，那這個生命就會迸發出非同凡響的力量，就會促使自己往下一個階段進化。其實只有真正了悟自身在這個宇宙中的意義與定位的時候，生命才有可能逐步尋找到這樣的狀態。</text:p>
      <text:p text:style-name="Standard">我們可以試著去體驗一下和諧的狀態。首先我們要明白一點：生命是這個宇宙中高級別能量的結晶，這種結晶剛剛出現在宇宙中的時候，不會有任何波動與雜質。它就像一顆晶瑩剔透的寶石安靜地沐浴在大宇宙的懷抱，安靜地與這個大自然融為一體。然後這個結晶被賦予了訊息，並以人類的形態出現在這個世界上，進行著各種歷程。其實宇宙作出這樣的安排就是想讓人類這個高級別的能量結晶發揮出更加奪目的光彩，從而為這個世界帶來力量。其次我們要有兩個意識：一是生命產生於大宇宙自然規律的作用，或者說它本身就是自然規律的體現。從這個層面來講，生命就應該順應宇宙規律，自然而然地生存於天地間。因為並不是哪個生命有著怎樣的想法就能掙脫宇宙規律，也不是哪個生命有著怎樣的境遇就能產生多大的變化。相反，這些境遇只會帶給自身徒勞的起伏與波動。二是生命之所以可貴，是因為生命能夠比這個宇宙中的其它事物更加自由。所以作為高智慧生命的人類，本來就應該全然地釋放自己，讓自己的心靈不受任何捆綁，從而讓自己在這樣的狀態中去體驗與整個宇宙高度的融合。</text:p>
      <text:p text:style-name="Standard">以上幾點是一個生命能夠達到和諧狀態的初步要求。隨著這個生命能量頻率與認知水準的提升，它就會更加清楚自己與整個宇宙的關係，它就會更加平靜、順其自然地生活在這個宇宙中。在這樣的狀態下，生命和諧的級別也會隨之提高。</text:p>
      <text:p text:style-name="Standard"><text:soft-page-break/>當一個生命真正能夠找到生命之初的狀態，真正能夠長時間地以這樣的狀態生存在這個宇宙中的時候，這個生命就會被宇宙賦予更高級別的能量。當這些能量達到了一定的級別與程度，這個生命的精華就會與宇宙相融合。這種境界才是真正的和諧狀態。其實這一刻的到來也標誌著這個生命已經往下一個階段進階。這樣的過程用文字描述雖然簡短，但要真正達到這種狀態，生命甚至要用一生去追尋與驗證。</text:p>
      <text:p text:style-name="Standard">生命本身就是宇宙的一部分，它只是去除了能量當中的空間，從而讓高純度、高級別的能量能夠以最快的速度互相影響、互相作用。這種在生命體內部達到高度協調的能量集合，我們稱之為生命。其實生命體與宇宙原本就是和諧統一的，只不過許多生命不明白自身與宇宙之間的關係，並且盲目地以自己的思想能力去判別自身的存在，從而才會產生各種各樣的分歧。當這樣的真相擺在人們面前的時候，相信所有有智慧的人們都會重新審視自己的存在。其實只有把自身的思想與意識調整到正確的軌跡上來，從而讓自己的生命體逐步找到與這個宇宙和諧統一的狀態，我們才能真正成為宇宙中寶貴的財富。</text:p>
      <text:p text:style-name="Standard">撰寫本章節的初衷就是為了人們能夠認清自己的生命體，能夠把人生最初級的階段順利走完。當所有人的境界越來越高，並且都能與這個世界高度和諧的時候，這個世界也就進階到了下一個階段。這是一個令人神往的時刻！希望人們能夠真正對自己乃至對整個宇宙負責，真正回歸人道，從而讓人類這個生命體在宇宙中發揮相應的作用。也希望這樣的描述能夠真正喚醒人們沉睡的心靈，從而讓我們生存的這個宇宙實現高度的和諧與統一！</text:p>
      <text:p text:style-name="P4">【注釋】</text:p>
      <text:p text:style-name="P10"><text:soft-page-break/>① <text:span text:style-name="T6">宇宙</text:span>結構</text:p>
      <text:p text:style-name="Standard">所謂宇宙結構，就是在宇宙中自然形成的、所有物體的組合及其相互關係。比如我們居住的地球就是宇宙結構的一部分。我們地球人肆意開採礦產、肆意砍伐森林就是一種破壞宇宙結構的行為。</text:p>
      <text:h text:style-name="P11" text:outline-level="3"><text:bookmark-start text:name="__RefHeading___Toc2977_1422838631"/>第二節　生命的圓滿<text:bookmark-end text:name="__RefHeading___Toc2977_1422838631"/></text:h>
      <text:p text:style-name="Standard">宇宙的奧秘遠遠超出了生命的想像。在這無窮無盡的宇宙當中就有這樣一條定律：凡是可以探知到的宇宙規律，並且按照這樣的規律去運作的一切宇宙元素，都會使自身以圓滿的形態存在於宇宙中。當然這裡的宇宙元素也包括生命。也就是說，如果一個生命能夠探知到自身生存的道理與規則，並且按照這樣的道理與規則讓自己順其自然地生存與發展，那麼這個生命就會展現出非常圓滿的外在形象。而且隨著時間的推移以及自身意識的不斷完善，這個生命的內在形象也會呈現出非常圓滿的一面。這樣的真相，預示著作為高智慧生命的人類就應該順應宇宙規律，按照宇宙發展的方向前行。事實上，宇宙對生命的滋養往往是全方位的，而生命並不容易做到全方位地體現自身價值與能力。</text:p>
      <text:p text:style-name="Standard">在這個宇宙中，無論什麼樣的事物都會有全方位的展現，都會把自身各個層面淋漓盡致地展現出來。而且這些道理也從宇宙的現象中得到了揭示，就看生命有沒有這樣的能力去發現、去領悟。其實每個生命能夠生存在這個宇宙中，它自身都處在一種非常圓滿的狀態，只不過自由度越高的生命越容易按照自己生命體的反應去生存或發展。這樣的生命不會以全方位的感知角度去考量自己與外在的世界，因為這樣的考量容易讓生命局限在狹隘的空間範圍內。而且長此以往，生命就會受到很大的束縛與障礙，從而做不到全然地釋放自己。</text:p>
      <text:p text:style-name="Standard">如今這種情況普遍存在於生命空間中，特別是存在於低級別的生命空間中。為此我們一定要有這種高度的意識，一定要做到讓自己的生命回歸正道，讓自己的生命不受任何事物的左右。因為只有讓自己的內心全然釋放，讓自<text:soft-page-break/>己的生命體平靜、祥和地生存在這個宇宙中，生命才容易體會到圓滿是一種怎樣的狀態。其實能夠了悟到這種狀態的存在，是生命一項很重要的能力。如果生命能夠讓這種圓滿的狀態變成自身的意識形態，並且能夠讓這種意識形態指導自己靈魂的時候，我們就可以說這個生命已經以最完美的形象展現在了這個宇宙中。這也標誌著這個生命真正走上了一條屬於自身正確的道路。</text:p>
      <text:p text:style-name="Standard">宇宙規則與規律不會有任何的偏袒與側重，它都公平公正地體現在任何一種因素中。可以說這樣的規則與規律貫穿於宇宙內外，蘊含在萬物之中，並且發揮著巨大的作用。也正因為這樣，宇宙中的現象大多以非常圓滿的狀態出現在生命面前。如果生命能夠意識到這種規則的展現形式與作用方式，那麼生命也能以真正意義上的圓滿狀態生存於這個宇宙空間。</text:p>
      <text:p text:style-name="Standard">“圓滿”是支援這個宇宙的重要規則。可以說，任何事物都必須在圓滿的狀態下才能得到宇宙的賦予，才能得到終極的發展，也才有資格去展現自身的風采。如果宇宙中的事物自身缺乏全方位的協調與配合，那麼它終將消失在茫茫宇宙中。這就是宇宙規律，而且也是所有規律中的綱領！</text:p>
      <text:p text:style-name="Standard">生命最初的形態非常圓滿且高度協調，因為它本來就是宇宙實質形態的出離現象。如果生命時刻能以這樣的狀態生存在宇宙中，那麼它就符合了自身發展的規則。其實圓滿就是這個宇宙最大的規則！生命無論在意識方面還是展現方面，也無論是內在還是外在都要保持這種圓滿的狀態。因為這樣的狀態能夠實現生命真正意義上的回歸。也就是說，生命中任何一種偏頗與狹隘的思想，都是不符合宇宙規律的體現。也只有這樣的現象完全從生命體中消失，生命才能使自身的精神與靈魂回歸到最初的狀態。這種狀態的回歸，標誌著生命層級的躍遷，也代表著生命進入了一個全新的階段。否則，我們就可以理解為這個生命還不具備實質提升的能力，或者說這個生命所有前進<text:soft-page-break/>的步伐還僅僅處於自我認知與自我完善的階段。事實上只有當一個生命真正回歸到圓滿狀態的時候，它才算完成了自身提升前的所有準備。當然，這樣的狀態需要生命不斷磨練與尋找，並最終擁有這種能力。</text:p>
      <text:p text:style-name="Standard">當一個生命真正達到了自身的圓滿，那麼除了無私奉獻，它對這個宇宙就不會有任何需求。有求，無論求什麼，都將證明這個生命還沒有達到創造者設置的預期，也將證明這個生命還沒有達到真正的圓滿。</text:p>
      <text:p text:style-name="Standard">由此，我們一定要讓自身站在更高的層面去審視自己的生命體，並且讓自身對這個生命體有一個非常清晰的認識。因為只有這樣的生命才不至於犯自以為是、好高騖遠的毛病。也只有讓自身逐步完善，很好地度過目前這個歷練與回歸的階段，生命才能談得上進步與發展，也才有資格去談奉獻。</text:p>
      <text:h text:style-name="P11" text:outline-level="3"><text:bookmark-start text:name="__RefHeading___Toc2979_1422838631"/>第三節　生命之光<text:bookmark-end text:name="__RefHeading___Toc2979_1422838631"/></text:h>
      <text:p text:style-name="Standard">在浩瀚的宇宙中，生命之光是正義生命的象徵，也是正義生命外在的一種重要展現方式。</text:p>
      <text:p text:style-name="Standard">當生命體處於平穩、高效的運行狀態時，生命體自身會對外散發出光芒。尤其是當生命體不再受到任何束縛而自然綻放的時候，這種光芒就會愈發強烈，從而讓自身在茫茫宇宙中展現出最耀眼的一面。這是創造者賦予生命的一種能力，也是為了讓生命之間通過彼此的生命之光來辨別他人此刻的生命狀態。</text:p>
      <text:p text:style-name="Standard">生命體的光芒會隨著內心的純淨度以及生命層級的提升而變得越來越華麗、越來越具備獨特的個人形態。雖然宇宙中生命的數量非常龐大，但是每一個生命個體所散發出來的光芒形態沒有重複。而且層次級別越高的生命，越能區分出不同生命所具備的不同光芒形態。當然，從外在展現上瞭解他人此刻的訊息狀態，不過是高級別生命非常基礎的能力罷了。</text:p>
      <text:p text:style-name="Standard">我們可以把這種生命的光芒分為兩個方面來描述。</text:p>
      <text:p text:style-name="P6">1、創造者先天設置的生命之光</text:p>
      <text:p text:style-name="Standard">這是宇宙高級存在在創造生命時，為了能夠在茫茫宇宙中對正、邪兩種生命有所辨別而作出的特殊設置。這樣的設置既便於宇宙相關部門進行管理，也蘊含著正義宇宙的理念。可以說，生命之光是生命層次級別及其綜合品質的真實展現，它的形狀與個人所具備的獨特品質有直接關係。比如，勇敢、堅毅、溫柔、慈悲等等，這一切優秀品質都會通過生命自身的光芒對外展現，從而成為生命個體獨樹一幟的標誌。</text:p>
      <text:p text:style-name="Standard"><text:soft-page-break/>當生命對這個宇宙的貢獻越來越大、層級越來越高的時候，創造者又會賦予生命不一樣的光芒模式。這也是創造者在創造生命時所作出的設置。這種特殊模式代表了生命自身獲得的榮譽，也代表了這個生命所處的層級達到了一定的高度。</text:p>
      <text:p text:style-name="Standard">在這個宇宙中，層次級別、純淨度越高的生命擁有的光芒模式越華麗、越趨於完美。當然，不同家族成員所展現出來的光的顏色有所不同。我們家族分配到的底色是白光，而且越高頻的生命越白越亮。</text:p>
      <text:p text:style-name="Standard">光的展現能夠抵禦負面或邪惡訊息的干擾，包括邪惡勢力的加害。一個正義生命的能量頻率越高，它的生命之光展現範圍越大，這也說明它對負面或邪惡訊息的抵禦能力越強。</text:p>
      <text:p text:style-name="Standard">其實不單單是生命，在這個宇宙中，無論是能量場還是物體，只要能量頻率達到了一定高度都能自然發光。這是宇宙綜合作用力場作用的結果，可以說是一種自然現象，體現的是宇宙規律。正義的創造者就是按照這樣的宇宙規律，用宇宙中的正向訊息和正向能量以及有助於宇宙發展的設置創造了正義生命。所以只要是正義生命，又是按照宇宙規律自然地生存在宇宙中，它就能自行展現出光芒。而邪惡的創造者違背宇宙規律，它們用負面訊息和負面能量再加上障礙宇宙發展的設置創造生命。這樣的生命就是違背宇宙規律的存在。這樣的生命無法展現出光芒。</text:p>
      <text:p text:style-name="Standard">一個生命能否展現出光芒完全取決於它自身攜帶的訊息。其實只要是正義生命，都能展現出自身的光芒，只不過一些層次級別較低的生命或物種，它們展現光芒的能力比較弱而已。也是因為正義的物種本來就代表光明，所以大宇宙在創造正義生命的時候才會有這樣的設置。而邪惡物種即便它們的<text:soft-page-break/>智慧再高、能力再強也無法展現出光芒。因為它們代表的就是黑暗。當然，邪惡生命也有自己的展現方式。比如一大波邪惡生命奔赴而來，展現的就是殺氣騰騰，黑鴉鴉的一片；又比如一些頻率很高的邪惡生命，只要它們出場，展現的就是陰森恐怖的畫面。正是有了這樣的展現，宇宙中所有的存在是正是邪一目了然，只是我們陽性生命受載體的限制而無法看到真相罷了。</text:p>
      <text:p text:style-name="Standard">不同層次級別的生命展現光芒的強弱有所不同，同一個生命在不同的能量場展現光芒的強弱也有所不同。也就是說，一個生命展現光芒的強弱，不僅要看這個生命能量頻率的高低，也要看它所處環境能量場頻率的高低。如果環境的能量場頻率高於生命的能量頻率，那這個生命的光芒就會被掩蓋。只有當生命的頻率超過環境的頻率時才會展現出光芒，而且頻率相差越大，光芒的展現越明顯。</text:p>
      <text:p text:style-name="Standard">正義生命具備展現光芒的能力，但是如果墮落成了負能量的生命，那它就會失去這樣的能力。在這個宇宙中，不管是邪惡物種還是屬於正義物種墮落，只要是沒有展現光芒能力的物種，都被正義宇宙定義為負能量的生命。如今地球上許多正義家族的子孫後代雖然歷練有很強的能力，但是他們卻失去了展現光芒的能力。因為他們的生命中已經沒有了愛和正義。這樣的人如果不改變自己，就會成為宇宙發展的障礙，就會被宇宙規律無情地淘汰。其實大宇宙界定正義生命的標準並不高，只要能夠回歸正義物種的本性，能夠讓自己成為一個正直善良的人，那麼我們就有權利生存在這個宇宙中。</text:p>
      <text:p text:style-name="Standard">在這個宇宙中，無論是能量場還是物體，抑或是生命，都不會由於散發光芒而消耗能量。</text:p>
      <text:p text:style-name="P6">2、每個家族自行設計的光環</text:p>
      <text:p text:style-name="Standard"><text:soft-page-break/>其實宇宙中的不同家族、不同領域都有其獨特的光環標誌。這些光環的基本樣式和顏色，是每個家族和領域在創建之初就自行設計，並上報宇宙相關部門註冊備案的。不過在光環的細節方面，各個家族、各個領域又可以有自己不同形態的變化，並以此來代表不同的意義。我們可以這樣來理解：生命之光同自行設計的光環雖然同在一個生命體上展現，但它們之間沒有必然的聯繫。生命之光是創造者先天的一種設置，它隨著生命能量頻率的變化而變化；而光環則由各個家族或領域自行設計，它的部分元素會隨著生命官銜、能力、從事工作領域等因素的變化而變化。</text:p>
      <text:p text:style-name="Standard">這樣的外在展現，體現出了生命自身的能力水準以及不同時期生命自身的狀態訊息。在正義家族中，生命的基本訊息都公開、坦誠地展現在這個宇宙中。因為生命都是宇宙能量的結晶，彼此公開、以最真誠的一面把自己的優缺點直接向外呈現，這樣能夠讓彼此之間有更高效率的接洽。當然，這需要更高層級的生命才有能力探測到其它生命的真實狀態與訊息。而一些低頻生命是無法看到更高頻生命的真實面目的，或者說它們只能看到更高頻生命被五顏六色的光團所縈繞。其實這不過是生命之光和光環共同作用所形成的現象罷了。所以生命每提升一個層級，它們所獲得的能力與許可權變化是非常寬泛的。</text:p>
      <text:p text:style-name="Standard">當一個生命自身的能力越來越強、層級越來越高的時候，它就能獲取到更多的外界訊息。這些訊息來自於宇宙的各個方面，這也極大程度地拓寬了生命個體的視野，提高了生命的格局。我們可以理解為這是生命對宇宙作出了貢獻之後，宇宙高級管理層給予生命的一種認可和獎賞。也就是讓這樣的生命瞭解更全面的宇宙訊息，讓這樣的生命具備更強烈的責任心與使命感，從而讓這樣的生命在宇宙中發揮更大的作用。</text:p>
      <text:h text:style-name="P33" text:outline-level="2"><text:bookmark-start text:name="__RefHeading___Toc2981_1422838631"/>第十五章<text:bookmark-end text:name="__RefHeading___Toc2981_1422838631"/></text:h>
      <text:h text:style-name="Heading_20_3" text:outline-level="3"><text:bookmark-start text:name="__RefHeading___Toc2983_1422838631"/>第一節　宇宙大揚升<text:bookmark-end text:name="__RefHeading___Toc2983_1422838631"/></text:h>
      <text:p text:style-name="Standard">宇宙中眾多正義生命不斷散發出不同層次級別的正向訊息，這些正向訊息作用於宇宙能量場，從而使得<text:span text:style-name="T4">宇宙最高能量源</text:span><text:span text:style-name="T2">①</text:span>聚集了大量高頻正向能量。當這些高頻正向能量聚集到一定程度的時候，宇宙最高能量源就會啟動釋放模式。而在釋放、擴散過程中，這些高頻正向能量會波及、覆蓋到一定的宇宙空間，從而使這些宇宙空間的能量場頻率大幅提升。這就是宇宙大揚升！當然，隨著高頻正向能量從最高能量源向外擴散，它們的能量頻率會逐漸衰減，而且擴散距離越遠頻率降的越低，但再低也要比各個空間原有能量場的頻率高出許多。</text:p>
      <text:p text:style-name="Standard">宇宙大揚升是一種有規律的宇宙現象，它每隔2 ~ 3億年就會發生一次。這些從最高能量源釋放的高頻正向能量非常珍貴，它們不僅惠及到不同層次級別的正義世界和正義生命，而且也對邪惡世界和邪惡生命造成巨大衝擊，從而遏制了邪惡世界的發展。</text:p>
      <text:p text:style-name="Standard"><text:span text:style-name="T4">1、本次宇宙大揚升開始以及波及地球的時間</text:span></text:p>
      <text:p text:style-name="Standard">宇宙之大，不同維次空間波及到的時間不盡相同。用我們地球上的年限計算，宇宙最高能量源釋放能量始於幾十萬年前，而且越高維空間這些能量擴散的速度越快、停留的時間越短。我們家族最高維空間的世界100年前就開始了，而地球則始於2012年。也就是說，來自宇宙最高能量源的高頻正向能量其前鋒已於2012年抵達地球。</text:p>
      <text:p text:style-name="Standard"><text:soft-page-break/>對於每一次宇宙大揚升，宇宙高層管理部門都非常重視，每個家族也都早早做好了準備。其實各個陰性世界都會得到明確的通知，只是陽性世界受陽性載體以及宇宙科技的限制，而很難得到宇宙大揚升的確切消息。在這些高端知識傳達到地球之前，地球陽性世界也是如此。</text:p>
      <text:p text:style-name="Standard">我們家族幾千年前就開始為這次宇宙大揚升做準備了。也是因為這些高頻能量流經一定區域的時間和衰減速度都可以通過科學測算，所以地球上才流傳了很多關於2012年的傳說。不過由於接收這類訊息的人能力有限，也由於我們家族之前的科技遠遠沒有達到今天的高度，因此這些人接收到的訊息都不全面，而且也沒有辦法解讀清楚。邪惡家族為了達到干擾、恐嚇的目的，也傳達了很多關於2012年世界大劫難的訊息。其實，無論是正義家族還是邪惡家族，向地球傳達有關2012年的訊息，指的都是宇宙最高能量源釋放的高頻能量於2012年抵達地球這一事件。</text:p>
      <text:p text:style-name="Standard"><text:span text:style-name="T4">2、本次到達地球高頻能量的頻率及對地球人的影響</text:span></text:p>
      <text:p text:style-name="Standard">來自宇宙最高能量源的高頻能量是一波接一波的，而且時間跨度比較大，所以這些高頻能量到達地球的頻率會有所波動，不過基本上是一個從低到高再到低的過程。實際到達地球的頻率大致在10維到25維之間。</text:p>
      <text:p text:style-name="Standard">要想知道這些高頻能量對地球人造成怎樣的影響，我們就要先瞭解目前地球能量場頻率以及地球人類能量頻率的情況。</text:p>
      <text:p text:style-name="Standard">（1）能量場頻率的概念。能量場頻率是指一個物體或生命的綜合能力。能量場的頻率越高，說明這個物體或生命的綜合能力越強。我們也可以把能量場頻率理解成一個物體或生命對宇宙產生的價值、作用或者貢獻度。如果一個物體或生命的能量頻率為正，說明這個物體或生命對宇宙起到的是正向<text:soft-page-break/>作用，而且能量場頻率越高，它所產生的價值、貢獻度就越大。否則，如果一個物體或生命的能量頻率為負，則說明這個物體或生命對宇宙起到的是破壞作用，而且能量場頻率越負面，它的破壞作用越明顯。</text:p>
      <text:p text:style-name="Standard">（2）地球能量場頻率情況。不同區域能量場的頻率有所不同，這是由不同區域的生命散發不同的訊息造成的。民風越好、居民素質素養越高、越有愛心的區域能量場頻率越高；反之越低。目前地球能量場頻率的範圍在-3維到+12維之間。-3維的區域就是那些民風很差、居民素質素養很低，沒有愛心的人群集中居住的區域；而+12維的能量場基本上是一些無人區或是人口較少、民風淳樸且受負面訊息影響較小的區域。但這樣的區域很少。綜合來講，目前地球整體能量場的頻率處於-1維。</text:p>
      <text:p text:style-name="Standard">（3）地球人類能量頻率情況。目前地球上大多數人的能量頻率在-3維到-1維之間；少數人在1維到6維之間；極少數人在十幾維到幾十維之間。極少數高頻正能量的人，都是那些無私奉獻、富有正義、勇於擔當，為這個世界作出很大貢獻的人。由於地球上缺乏高頻正向能量，這些極少數高頻正能量的人，都是正義家族重點保護的對象。他們的高頻正向能量都是由宇宙相關部門特殊補給的。這就是地球人類生命層次的真實狀況。</text:p>
      <text:p text:style-name="Standard">那麼這些來自宇宙最高能量源10維至25維的高頻能量，會對地球人造成怎樣的影響呢？我們可以這樣來理解：對於積極向上的高頻正能量生命就好比久旱逢甘露，而對於低頻或負能量的生命就好比雪上加霜。也就是說，這些到達地球的高頻正向能量是把雙刃劍，它對我們正義家族有利也有弊。如果一個人覺醒了，他的生命一直處於正向運轉狀態，那麼他就可以借助這些高頻正向能量來快速提升自己的能量頻率、提升自己的生命層次，從而讓自己更有能力服務於這個宇宙；如果一個人不覺醒，他的生命一直處於負向<text:soft-page-break/>運轉狀態，那麼他就會因跟不上地球能量場頻率提升的步伐而被淘汰。因為當宇宙最高能量源釋放的高頻能量抵達地球時，由於這些能量的頻率要高於地球原有能量場頻率的很多倍，因此低頻的陽性生命會因承受不了高頻能量的衝擊，從而以多種方式造成陽性生命的終結。最為嚴重的是，當陽性載體報廢後，由於自身的能量頻率過低而無法啟動陰性載體系統，從而導致這個生命永遠消失在宇宙中。</text:p>
      <text:p text:style-name="Standard">之所以地球上的陽性生命目前還沒有察覺到這種變化，是因為地球上的陽性生命已經適應了地球這個負能量場；也是因為目前來自宇宙最高能量源的高頻能量其頻率還不算太高，因而還無法從根本上改變地球的現狀。但是隨著後續抵達地球的能量頻率越來越高、衝擊力度越來越大，一些低頻陽性生命就會因心臟承受不了高頻能量的高速振動而出現發瘋、發狂現象。這也是為什麼低維空間的生命無法在高維空間正常生存的原因。</text:p>
      <text:p text:style-name="Standard">值得一提的是，目前地球所在週邊大環境能量場的頻率是 25 維，而地球自身能量場的頻率總體是-1維。雖然這個資料會根據宇宙大揚升的進程發生變化，但毋庸置疑，隨著下一波高頻能量抵達地球，這種差距只會越來越大。也就是說，如果我們不能在有限的時間內提升地球能量場，不能在有限的時間內讓地球能量場的頻率跟上週邊能量場頻率提升的步伐，那一旦這種差距越來越大，地球上的災難就會越來越大、越來越頻繁。而這些災難的發生，也會危及到地球陽性生命的生存。</text:p>
      <text:p text:style-name="Standard">對於生存在較高維空間的陰性生命，如果他們的能量頻率不足以抵禦高頻能量的衝擊，宇宙相關部門就會勸說他們遷移到較低維空間的世界暫行躲避。這和地球上的颱風、洪災預警類似——政府部門都會組織有危險的人群<text:soft-page-break/>遷移至安全區域。但是如果這些陰性親人不願意遷移，那也會因承受不了高頻能量的衝擊而真正失去自己的性命。</text:p>
      <text:p text:style-name="Standard">地球已經是最低頻的世界。對於生存在地球上的陰性親人，雖然我們家族的管理層早已掌握高頻能量抵達地球的時間，但由於沒有更低頻的世界可以躲避，所以他們只能靠快速提升自己的能量頻率以求自保，否則等待他們的也是被淘汰的命運。大量的人口被淘汰，對於我們年輕的家族來講，當然是一場巨大的災難。其實任何的損失都比不上人口的損失。因為每個生命都來之不易，成長的過程更是充滿艱辛，況且我們家族的很多世界都迫切需要人才。</text:p>
      <text:p text:style-name="Standard">至於其它物種的生命也和人類一樣，但凡跟不上所在能量場頻率提升步伐的都會被淘汰。這就是宇宙大揚升對我們家族以及家族每一位親人的重大考驗。當然，宇宙大揚升的利弊絕不僅於此。</text:p>
      <text:p text:style-name="Standard">由於受負能量場的影響，再加上缺乏高端宇宙知識的教育，如今地球上大多數親人的生命中都積累了很多負面訊息，從而導致自身生命核心系統一直處於負向運行狀態，而這些真相地球親人一無所知。也就是說，如果地球親人再不覺醒，再不改變自己錯誤的思想與行為，從而讓自己成為一個正能量的人，那麼地球親人就會處在一個非常危險的境地。</text:p>
      <text:p text:style-name="Standard"><text:span text:style-name="T4">3、如何利用宇宙大揚升的契機來快速提升自己</text:span></text:p>
      <text:p text:style-name="Standard">在現階段，地球陽人載體報廢後，至少要達到6維才能啟動陰性載體系統。這不是宇宙管理部門制定的標準，而是宇宙規律自行產生的結果。隨著大宇宙能量場頻率整體的提升，這項6維啟動陰性載體系統的標準也會有所提升。所以能量頻率越高的生命，生存能力越強，也越安全。</text:p>
      <text:p text:style-name="Standard"><text:soft-page-break/>如今地球迎來了自創建地球世界以來的第一次宇宙大揚升，這給我們家族帶來了拯救地球和地球親人的機會。可以說，來自宇宙最高能量源的高頻能量對於地球上的所有正義生命都是極其珍貴的。希望親人們一定要明白，地球上最珍貴的不是物質財富，而是高頻訊息和高頻能量。正因為地球上缺乏高頻訊息和高頻能量，地球才會成為低頻負能量的世界，絕大多數正義家族的後裔才會墮落成負能量的生命。如今來自宇宙最高能量源的高頻能量已經抵達地球，而這些高頻能量本身就攜帶有高頻訊息。所以這些高頻能量能夠啟動正義家族後裔生命中的原始訊息，從而促進正義生命向著正確的方向邁進、提升。</text:p>
      <text:p text:style-name="Standard">其實，宇宙管理部門向地球傳達系列高端知識，就是想借助這次宇宙大揚升來救度地球親人的性命；就是希望地球親人能夠覺醒，能夠共同承擔起拯救地球世界的重任。也就是說，地球親人要儘快回歸正義生命的本性，不斷散發正向訊息，保持正向心態，並且通過幫助他人、奉獻社會來提升自己的能量頻率。也只有這樣，地球親人才能達到自救救人的目的。</text:p>
      <text:p text:style-name="Standard">在地球這樣的世界，一個人要想提升自身的能量頻率，最大的障礙就是不明真相。其次就是自私自利。其實自私自利的根源也是不明真相。在宇宙中，越無私、貢獻越大的人能量頻率越高，這是創造者對正義生命的設置。所以地球親人無論之前污染有多深，存在的問題有多嚴重，只要明白了宇宙與生命真相，只要從現在開始願意改變自己錯誤的思想與行為，願意無私奉獻自己，那麼這些來自宇宙最高能量源的高頻能量，就能夠淨化自己的生命，就能夠快速提升自身的能量頻率。</text:p>
      <text:p text:style-name="Standard">如果地球上的親人能夠聽從高維空間相關部門的指導，並且能夠將這些指導落實於生活中的點點滴滴，那麼你們的能量頻率就能達到10 ~ 25維。當<text:soft-page-break/>然也可以達到更高。比如在地球上執行特殊使命，一直無私幫助他人、奉獻社會或者為社會作出巨大貢獻的人，都得到了宇宙相關部門的特殊保護和高頻能量的供給。</text:p>
      <text:p text:style-name="P6">4、宇宙大整頓行動</text:p>
      <text:p text:style-name="Standard">所謂宇宙大整頓行動，就是宇宙高級管理部門借助軍事、科技、教育等多種方式，對障礙宇宙發展的生命及其事物進行整頓的行為。因為只有清除了這些干擾因素，宇宙才能得到正常發展，宇宙中的正義生命及其它存在才能更好地生存在宇宙中。</text:p>
      <text:p text:style-name="Standard">宇宙大整頓行動是宇宙高級管理部門採取的主動行為，就好比地球各國政府採取的嚴打，打擊的對象主要是障礙宇宙發展的邪惡勢力。而宇宙大揚升是一種有規律的自然現象，它們是兩個不同的概念。不過只要有宇宙大揚升，宇宙高級管理部門就一定會組織宇宙大整頓行動。因為借助於宇宙大揚升所釋放高頻能量的衝擊，宇宙相關部門能夠更加有效地打擊邪惡勢力，也能夠更加有效地幫扶正義家族和正義生命，從而起到事半功倍的效果。</text:p>
      <text:p text:style-name="Standard">宇宙大整頓行動可以為所有較低維空間的世界提供快速躍進的機會。因為只有在這樣的時間段裡，宇宙更高級別的相關部門才會給予更多的援助。比如授於高端知識、高端科技、高頻能量等等。其實宇宙大整頓行動不僅能讓各個家族得到快速躍進的機會，同樣也能讓生命個體得到快速躍進的機會。</text:p>
      <text:p text:style-name="Standard">為什麼我們家族如此重視這次宇宙大揚升和宇宙大整頓行動？因為對於太陽系內的世界，尤其是像地球這種負能量的陽性世界，這次宇宙大揚升、宇宙大整頓行動簡直就是最後一根救命稻草，錯過了很難再有獲救的機會。我們家族就是希望借助這次宇宙大揚升、宇宙大整頓行動來解決地球問題，<text:soft-page-break/>並以此為契機來實現家族整體的快速躍進。所以我們一定要珍惜這樣的機會、抓住這樣的機會，否則像我們這些比較落後的家族很難得到快速發展。而作為生命個體，我們也很難得到快速提升。</text:p>
      <text:p text:style-name="Standard">宇宙浩瀚，諸多環節的共同作用使得宇宙空間正常而有序地前行。如果生命空間跟不上大宇宙發展的步伐，那麼等待生命空間的必然是淘汰與替代。雖說這是一種非常極端的設想，但並不代表沒有這種可能，更不要說淘汰與替代一個生命種群或生命個體。因為在宇宙體系中，任何一方出現問題，都會影響到宇宙整體的發展。如果有這樣的情況出現，自然會有宇宙規則去作出相應的調整與整頓。</text:p>
      <text:p text:style-name="Standard">為此我要奉勸地球上的親人們，不要一味去追求物質上的享受。因為物質上的享受無法帶給你們真正的快樂與幸福，也永遠滿足不了你們膨脹的欲望。而且過多的物質享受只會帶給你們傷害，從而讓你們成為被淘汰的對象。其實作為宇宙中的高級別生命，我們只有通過幫助他人、奉獻社會，才能為自己積累更多的正向能量。如果你們現在還沒有達到這樣的狀態，你們就要即刻放下私心私欲，即刻去修正自己，從而讓自己成為一個有愛心、有責任心的人。因為只有具備這種高貴品質的人才能通過這次宇宙大揚升，也只有這樣的人才能繼續生存在這個宇宙中。</text:p>
      <text:p text:style-name="P4">【注釋】</text:p>
      <text:p text:style-name="P10">① 宇宙最高能量源</text:p>
      <text:p text:style-name="Standard">這裡的宇宙最高能量源只限於我們目前的認知，而到底是不是整個大宇宙的最高能量源我們不得而知。</text:p>
      <text:h text:style-name="P11" text:outline-level="3"><text:bookmark-start text:name="__RefHeading___Toc2985_1422838631"/>第二節　宇宙新時代<text:bookmark-end text:name="__RefHeading___Toc2985_1422838631"/></text:h>
      <text:p text:style-name="Standard">我們迎來了嶄新的時代！在如今的宇宙格局中，出現了許多全新的領域。這些領域的出現意味著我們所要面對的時代與之前截然不同。這是宇宙發展的全新階段，這樣的階段必將帶給所有宇宙領域全新的挑戰和更加艱巨的發展任務。</text:p>
      <text:p text:style-name="Standard">生命的到來帶給了宇宙非同凡響的影響。可以說生命的出現正是反映了宇宙非常重要的規律與現象——那就是宇宙本身就具有非常高的自由度，也具有非常多的發展方向。如今宇宙能夠向著積極、良好的前景邁進，這其中就有很強的力量約束著自身前進的方向。雖然這種約束的力量遠遠超出了生命的想像，但毋庸置疑，在這種促使宇宙向上發展的力量當中，生命也參與了其中的一部分。</text:p>
      <text:p text:style-name="Standard">我們可以把這種力量理解成規則，只是生命沒有辦法確定這種規則的由來。這種規則在宇宙中起著至關重要的作用，而且所有生命已知的元素都在按照這種規則有序地前進與發展。當然，在生命不瞭解的領域，也有這種規則約束著其它存在發展。這種規則的力量帶給了宇宙無比光明的前景，也讓生命對未來充滿期待。在這種規則的作用下，宇宙整體良好運作，從而讓生命迎來了非常多的發展機遇與更廣泛的生存空間。這不得不說是生命的一大福音。</text:p>
      <text:p text:style-name="Standard">可以說宇宙發展的方向代表著整體生命空間的前景。如果宇宙向著更高層面發展，那麼一定會帶給生命空間越來越多的驚奇與美妙。這是所有生命共同的期盼，相信我們的明天一定會更加輝煌。</text:p>
      <text:p text:style-name="Standard"><text:soft-page-break/>這樣的前景給予了生命前進的動力，也為生命指明了努力的方向。在這樣的基礎上，生命能夠展現出自身最大的價值以及對這個宇宙最大限度的探索。所以我們只需堅定地邁出每一步，去配合宇宙中這種規則的力量，去配合宇宙中各個層級的良好運作。其實生命正是在這樣的過程中完善了自己，完善了自身所能左右的空間。這就是生命發展的方向。</text:p>
      <text:p text:style-name="Standard">當然，作為高智慧生命的人類還有著引領與帶動的使命。因為人類的生存空間有著非常多的變數，它需要人類具有很大的能力去管理與規範這些變數。當人類空間中的所有元素都能按照合理的方式運作與發展的時候，人類空間就會迎來嶄新的篇章。這也讓人類生命體驗到了作為高階存在的價值與榮耀。在這樣的榮耀當中，人類生命不斷前行，不斷發揮自身最大的作用，從而為這個宇宙提供源源不斷的支援。</text:p>
      <text:p text:style-name="Standard">我們可以以30維和60維兩個人類世界為例，來簡單介紹一下高維空間正義世界的生存狀況。當然，<text:span text:style-name="T4">這樣的世界在宇宙中的層次級別不算太高</text:span><text:span text:style-name="T2">①</text:span>，只是它們對地球和我們家族有著更重要的借鑒意義。</text:p>
      <text:p text:style-name="Standard">達到30維的世界可以稱為純正能量的世界。雖然不能保證那裡的生命都是散發正向訊息，但是30維的世界都是正直善良的人，那裡沒有負能量的生命，也因此才會有這樣的界定。</text:p>
      <text:p text:style-name="Standard">在30維的人類世界中，每個人的素質素養和層次級別都達到了一定的高度，而且每個人都有無私奉獻的精神。因為大家都清楚，只有奉獻才能獲得自己的一切所需。能夠上升到30維世界的人，個人的能量頻率起碼要達到 50 ~ 60維；公務員要達到100維；而30維世界的最高領導人至少要達到 200維以上才能勝任那裡的工作。</text:p>
      <text:p text:style-name="Standard"><text:soft-page-break/>在30維的世界，每個人都生活在幸福快樂中，所有人的生活所需比如衣食住行、教育、醫療等都由政府安排。他們無需為生計奔波，工作只是為了體現自身的價值。這樣的世界可以說就是我們地球人所嚮往的大同世界。</text:p>
      <text:p text:style-name="Standard">60維世界的能量場非常純正。那裡的人和其它生命都受到了正向訊息與正向能量的滋養，可以說整個大環境給予所有生命的都是正向的影響。在這樣的世界，每個人都有很高的覺悟、很高的思想境界。在這樣的世界，每個人都勤奮努力、積極向上，而且人與人之間都做到了團結友愛、和諧共處。能夠上升到60維世界的人，個人的能量頻率起碼要達到100維；公務員要達到200維；而60維世界的最高領導人至少要達到400維以上才能勝任那裡的工作。</text:p>
      <text:p text:style-name="Standard">和30維世界相比，60維世界的人不會有負面情緒，人均素質素養、生命層級要高出許多，而且無私奉獻的精神也更加強烈。60維的世界對公民的管理非常人性化，公務人員真正做到了全心全意為人民服務，而且越高級別的公務員覺悟越高、越能成為人民的公僕。</text:p>
      <text:p text:style-name="Standard">30維和60維的人類世界，其公民的生存模式基本相同，所不同的是60 維的世界管理更加完善、更加周到，賞罰更加分明。30維和60維的世界對公民及公務員的貢獻記錄都採用功分制。政府部門會公平公正地記錄每一個人的貢獻，並且會按照每個人的貢獻度來晉升職務或者給予相應的待遇。</text:p>
      <text:p text:style-name="Standard">在正義宇宙大家族中，越高維空間的世界越是精神至上，越是注重名譽。因為無論是陽性世界還是陰性世界，所有高智慧物種都傳承了正義生命無私、博愛、責任、擔當等高尚精神和高貴品性，而且不斷提升自己的生命層次，不斷促進自身所在世界的發展已經成為了所有正義高智慧生命的共識。也是<text:soft-page-break/>因為越高層次級別的生命眼界越寬、格局越大，他們都清楚生命存在於宇宙中的意義。</text:p>
      <text:p text:style-name="Standard">這樣的世界是我們夢寐以求的世界，也是我們為之努力奮鬥的世界。如今我們的生存空間已經具備了這樣的發展條件，我們的家族也迎來了重大轉捩點，而這一切只等待著我們全身心的投入。相信通過這次宇宙大揚升的洗禮，我們前方的道路一定會更加寬廣明亮。</text:p>
      <text:p text:style-name="Standard">宇宙在不斷革新，萬物在不斷發展。我們時刻面對著全新的大宇宙，也時刻面對著全新的挑戰。在這樣的歷史時期，我們只有擁有足夠的實力和努力，才能把這些挑戰變為前進的階梯，變為成長的資糧。</text:p>
      <text:p text:style-name="Standard">在正義宇宙中，每一位有理想、有能力的生命都會有相應的舞臺展現自己的才華。在此，我們呼籲所有的家族成員都要拿出自己的責任心與使命感，都要通過自己的實際努力為家族增添光彩，為這個正義宇宙貢獻自己的力量！</text:p>
      <text:p text:style-name="P4">【注釋】</text:p>
      <text:p text:style-name="P10">① <text:span text:style-name="T6">這樣</text:span>的世界在宇宙中的層次級別不算太高</text:p>
      <text:p text:style-name="Standard">我們家族最有能力的前輩親身見證過500 ~ 600維的人類世界。在那樣的世界，人與人之間、人與物之間、物與物之間沒有任何衝突。一切都是那麼美好，都是那麼令人神往。而且這樣的世界發展速度之快令我們歎為觀止！</text:p>
      <text:p text:style-name="Standard">生存在500 ~ 600維世界的生命，其能量頻率至少要達到1000維以上，否則也沒有能力適應那樣的環境。不過這樣的世界，也只是人類世界中比較發達的世界。宇宙中還有更高維次的人類世界存在，只是限於自身的能力，我們家族的前輩們也沒有辦法作出描述。</text:p>
      <text:h text:style-name="P33" text:outline-level="2"><text:bookmark-start text:name="__RefHeading___Toc2987_1422838631"/>後記<text:bookmark-end text:name="__RefHeading___Toc2987_1422838631"/></text:h>
      <text:p text:style-name="Standard">這部書籍講述了宇宙與生命的一些基本現象，其實這些也只是最基礎的宇宙知識。這些知識都是先輩們所經歷過的，也都擁有他們實踐的經驗或探討後留下的真諦。可以說，這部書籍為地球人類中的有識之士指明了一條光明大道。因為它能夠讓一些地球親人有的放矢，把自己的精力有目的、有方向地投入，也能夠讓一些地球親人以最高的效率完成基礎階段的啟蒙與回歸。</text:p>
      <text:p text:style-name="Standard">這部書籍中的很多章節並沒有具體的操作流程，而全部以概念的形式向親人們講解。這樣的做法留給了大家親身實踐與感悟的機會。相信在實踐與感悟的過程中，親人們會對其中的內容有更深刻的理解與體會。</text:p>
      <text:p text:style-name="Standard">由於我們生存在不同層次級別的世界，也由於我們的生命形式大不相同，因而即便是傳達這些最基礎的知識也存在很大困難，在此希望親人們珍惜！當這些最基礎的知識能夠被親人們逐一轉化為自身實質的能力之後，正義宇宙還會有更多的教材供親人們研習。其實這些更高端的教材在我們家族早已擁有，只期待著親人們能有這樣的實力，能夠上升到這樣的維次空間去學習。相信當你們的層次級別越來越高、能力越來越強的時候，你們一定會學習到更多、更高端的宇宙知識。</text:p>
      <text:p text:style-name="Standard">當然，宇宙的奧秘永無止境，希望你們能夠超越家族現有的水準，能夠向著更高的巔峰衝刺。我們期待著你們成長，期待著各位家族成員傑出的表現！</text:p>
      <text:p text:style-name="Footer_20_right">2020年06月</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adornments="Bold" style:font-family-generic="swiss" style:font-pitch="variable"/>
    <style:font-face style:name="Lucida Sans" svg:font-family="'Lucida Sans'" style:font-family-generic="swiss"/>
    <style:font-face style:name="Lucida Sans1" svg:font-family="'Lucida Sans'" style:font-family-generic="system" style:font-pitch="variable"/>
    <style:font-face style:name="微軟正黑體" svg:font-family="微軟正黑體" style:font-family-generic="swiss" style:font-pitch="variable"/>
    <style:font-face style:name="微軟正黑體1" svg:font-family="微軟正黑體" style:font-adornments="Bold" style:font-family-generic="swiss" style:font-pitch="variable"/>
    <style:font-face style:name="微軟正黑體2" svg:font-family="微軟正黑體" style:font-adornments="Regular" style:font-family-generic="swiss" style:font-pitch="variable"/>
    <style:font-face style:name="新細明體" svg:font-family="新細明體" style:font-family-generic="system" style:font-pitch="variable"/>
    <style:font-face style:name="標楷體" svg:font-family="標楷體"/>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US" style:letter-kerning="true" style:font-name-asian="新細明體" style:font-size-asian="12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US" style:letter-kerning="true" style:font-name-asian="新細明體" style:font-size-asian="12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style:contextual-spacing="false" fo:line-height="150%" fo:text-align="justify" style:justify-single-word="false" fo:text-indent="1cm" style:auto-text-indent="false" style:page-number="auto"/>
      <style:text-properties fo:font-size="14pt" fo:letter-spacing="0.007cm" style:font-name-asian="微軟正黑體2" style:font-family-asian="微軟正黑體" style:font-style-name-asian="Regular" style:font-family-generic-asian="swiss" style:font-pitch-asian="variable"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標楷體" style:font-family-asian="標楷體"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cm" style:contextual-spacing="false" fo:line-height="115%" fo:text-indent="0cm" style:auto-text-indent="false"/>
    </style:style>
    <style:style style:name="List" style:family="paragraph" style:parent-style-name="Text_20_body" style:class="list">
      <style:text-properties style:font-name="Arial" fo:font-family="Arial" style:font-family-generic="swiss" style:font-name-asian="標楷體" style:font-family-asian="標楷體"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name-asian="標楷體" style:font-family-asian="標楷體"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微軟正黑體2" style:font-family-asian="微軟正黑體" style:font-style-name-asian="Regular" style:font-family-generic-asian="swiss" style:font-pitch-asian="variable"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c00000" loext:opacity="100%" fo:font-size="18pt" fo:font-weight="bold" style:font-name-asian="微軟正黑體" style:font-family-asian="微軟正黑體" style:font-family-generic-asian="swiss" style:font-pitch-asian="variable"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indent="0cm" style:auto-text-indent="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name-asian="微軟正黑體1" style:font-family-asian="微軟正黑體" style:font-style-name-asian="Bold" style:font-family-generic-asian="swiss" style:font-pitch-asian="variabl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style:tab-stops/>
      </style:paragraph-properties>
      <style:text-properties fo:color="#c00000" loext:opacity="100%" fo:font-size="16pt" fo:font-weight="bold" style:font-name-asian="微軟正黑體1" style:font-family-asian="微軟正黑體" style:font-style-name-asian="Bold" style:font-family-generic-asian="swiss" style:font-pitch-asian="variable"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text-align="center" style:justify-single-word="false" fo:text-indent="0cm" style:auto-text-indent="false"/>
      <style:text-properties fo:color="#c00000" loext:opacity="100%" style:font-name="Arial1" fo:font-family="Arial" style:font-style-name="Bold" style:font-family-generic="swiss" style:font-pitch="variable" fo:font-size="14pt" fo:font-weight="bold" style:font-name-asian="微軟正黑體1" style:font-family-asian="微軟正黑體" style:font-style-name-asian="Bold" style:font-family-generic-asian="swiss"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 <text:page-count>3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0T22:35:55.480000000</meta:creation-date>
    <dc:date>2024-08-05T23:39:58.511000000</dc:date>
    <meta:editing-duration>PT9H34M25S</meta:editing-duration>
    <meta:editing-cycles>125</meta:editing-cycles>
    <meta:generator>LibreOffice/24.2.5.2$Windows_X86_64 LibreOffice_project/bffef4ea93e59bebbeaf7f431bb02b1a39ee8a59</meta:generator>
    <dc:title>新慧眼觀世界</dc:title>
    <meta:document-statistic meta:table-count="0" meta:image-count="0" meta:object-count="0" meta:page-count="310" meta:paragraph-count="1340" meta:word-count="175382" meta:character-count="176129" meta:non-whitespace-character-count="175858"/>
  </office:meta>
</office:document-meta>
</file>